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ergy wt</text:p>
          </table:table-cell>
          <table:table-cell office:value-type="string" calcext:value-type="string">
            <text:p>Residu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ergy k90r</text:p>
          </table:table-cell>
          <table:table-cell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 office:value-type="float" office:value="-0.0000310199789701022" calcext:value-type="float">
            <text:p>-3.10199789701022E-05</text:p>
          </table:table-cell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 office:value-type="float" office:value="-0.0000557308096746969" calcext:value-type="float">
            <text:p>-5.57308096746969E-05</text:p>
          </table:table-cell>
          <table:table-cell table:formula="of:=[.F2]-[.C2]" office:value-type="float" office:value="-0.0000247108307045947" calcext:value-type="float">
            <text:p>-2.47108307045947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" calcext:value-type="float">
            <text:p>2</text:p>
          </table:table-cell>
          <table:table-cell office:value-type="float" office:value="-0.0000147213459516149" calcext:value-type="float">
            <text:p>-1.47213459516149E-05</text:p>
          </table:table-cell>
          <table:table-cell office:value-type="string" calcext:value-type="string">
            <text:p>GLY</text:p>
          </table:table-cell>
          <table:table-cell office:value-type="float" office:value="2" calcext:value-type="float">
            <text:p>2</text:p>
          </table:table-cell>
          <table:table-cell office:value-type="float" office:value="-0.00000420609884334404" calcext:value-type="float">
            <text:p>-4.20609884334404E-06</text:p>
          </table:table-cell>
          <table:table-cell table:formula="of:=[.F3]-[.C3]" office:value-type="float" office:value="0.0000105152471082709" calcext:value-type="float">
            <text:p>1.05152471082709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3" calcext:value-type="float">
            <text:p>3</text:p>
          </table:table-cell>
          <table:table-cell office:value-type="float" office:value="-0.0000630914826498461" calcext:value-type="float">
            <text:p>-6.30914826498461E-05</text:p>
          </table:table-cell>
          <table:table-cell office:value-type="string" calcext:value-type="string">
            <text:p>PHE</text:p>
          </table:table-cell>
          <table:table-cell office:value-type="float" office:value="3" calcext:value-type="float">
            <text:p>3</text:p>
          </table:table-cell>
          <table:table-cell office:value-type="float" office:value="-0.0000499474237644653" calcext:value-type="float">
            <text:p>-4.99474237644653E-05</text:p>
          </table:table-cell>
          <table:table-cell table:formula="of:=[.F4]-[.C4]" office:value-type="float" office:value="0.0000131440588853807" calcext:value-type="float">
            <text:p>1.31440588853807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office:value-type="float" office:value="0.000232386961093081" calcext:value-type="float">
            <text:p>0.000232386961093081</text:p>
          </table:table-cell>
          <table:table-cell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office:value-type="float" office:value="0.0000552050473191296" calcext:value-type="float">
            <text:p>5.52050473191296E-05</text:p>
          </table:table-cell>
          <table:table-cell table:formula="of:=[.F5]-[.C5]" office:value-type="float" office:value="-0.000177181913773952" calcext:value-type="float">
            <text:p>-0.000177181913773952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" calcext:value-type="float">
            <text:p>5</text:p>
          </table:table-cell>
          <table:table-cell office:value-type="float" office:value="0.00271976866456355" calcext:value-type="float">
            <text:p>0.00271976866456355</text:p>
          </table:table-cell>
          <table:table-cell office:value-type="string" calcext:value-type="string">
            <text:p>LYS</text:p>
          </table:table-cell>
          <table:table-cell office:value-type="float" office:value="5" calcext:value-type="float">
            <text:p>5</text:p>
          </table:table-cell>
          <table:table-cell office:value-type="float" office:value="0.00211093585699275" calcext:value-type="float">
            <text:p>0.00211093585699275</text:p>
          </table:table-cell>
          <table:table-cell table:formula="of:=[.F6]-[.C6]" office:value-type="float" office:value="-0.000608832807570805" calcext:value-type="float">
            <text:p>-0.00060883280757080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6" calcext:value-type="float">
            <text:p>6</text:p>
          </table:table-cell>
          <table:table-cell office:value-type="float" office:value="0.000389589905362794" calcext:value-type="float">
            <text:p>0.000389589905362794</text:p>
          </table:table-cell>
          <table:table-cell office:value-type="string" calcext:value-type="string">
            <text:p>MET</text:p>
          </table:table-cell>
          <table:table-cell office:value-type="float" office:value="6" calcext:value-type="float">
            <text:p>6</text:p>
          </table:table-cell>
          <table:table-cell office:value-type="float" office:value="0.000398527865404802" calcext:value-type="float">
            <text:p>0.000398527865404802</text:p>
          </table:table-cell>
          <table:table-cell table:formula="of:=[.F7]-[.C7]" office:value-type="float" office:value="0.00000893796004200801" calcext:value-type="float">
            <text:p>8.93796004200801E-06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7" calcext:value-type="float">
            <text:p>7</text:p>
          </table:table-cell>
          <table:table-cell office:value-type="float" office:value="0.000692429022082022" calcext:value-type="float">
            <text:p>0.000692429022082022</text:p>
          </table:table-cell>
          <table:table-cell office:value-type="string" calcext:value-type="string">
            <text:p>ALA</text:p>
          </table:table-cell>
          <table:table-cell office:value-type="float" office:value="7" calcext:value-type="float">
            <text:p>7</text:p>
          </table:table-cell>
          <table:table-cell office:value-type="float" office:value="0.000727129337539414" calcext:value-type="float">
            <text:p>0.000727129337539414</text:p>
          </table:table-cell>
          <table:table-cell table:formula="of:=[.F8]-[.C8]" office:value-type="float" office:value="0.0000347003154573918" calcext:value-type="float">
            <text:p>3.47003154573918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8" calcext:value-type="float">
            <text:p>8</text:p>
          </table:table-cell>
          <table:table-cell office:value-type="float" office:value="-0.000381703470031511" calcext:value-type="float">
            <text:p>-0.000381703470031511</text:p>
          </table:table-cell>
          <table:table-cell office:value-type="string" calcext:value-type="string">
            <text:p>PHE</text:p>
          </table:table-cell>
          <table:table-cell office:value-type="float" office:value="8" calcext:value-type="float">
            <text:p>8</text:p>
          </table:table-cell>
          <table:table-cell office:value-type="float" office:value="-0.000425867507886409" calcext:value-type="float">
            <text:p>-0.000425867507886409</text:p>
          </table:table-cell>
          <table:table-cell table:formula="of:=[.F9]-[.C9]" office:value-type="float" office:value="-0.0000441640378548978" calcext:value-type="float">
            <text:p>-4.41640378548978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9" calcext:value-type="float">
            <text:p>9</text:p>
          </table:table-cell>
          <table:table-cell office:value-type="float" office:value="0.000181388012618321" calcext:value-type="float">
            <text:p>0.000181388012618321</text:p>
          </table:table-cell>
          <table:table-cell office:value-type="string" calcext:value-type="string">
            <text:p>PRO</text:p>
          </table:table-cell>
          <table:table-cell office:value-type="float" office:value="9" calcext:value-type="float">
            <text:p>9</text:p>
          </table:table-cell>
          <table:table-cell office:value-type="float" office:value="0.000105152471083081" calcext:value-type="float">
            <text:p>0.000105152471083081</text:p>
          </table:table-cell>
          <table:table-cell table:formula="of:=[.F10]-[.C10]" office:value-type="float" office:value="-0.0000762355415352394" calcext:value-type="float">
            <text:p>-7.62355415352394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" calcext:value-type="float">
            <text:p>10</text:p>
          </table:table-cell>
          <table:table-cell office:value-type="float" office:value="0.000994742376445834" calcext:value-type="float">
            <text:p>0.000994742376445834</text:p>
          </table:table-cell>
          <table:table-cell office:value-type="string" calcext:value-type="string">
            <text:p>SER</text:p>
          </table:table-cell>
          <table:table-cell office:value-type="float" office:value="10" calcext:value-type="float">
            <text:p>10</text:p>
          </table:table-cell>
          <table:table-cell office:value-type="float" office:value="0.000722923238696094" calcext:value-type="float">
            <text:p>0.000722923238696094</text:p>
          </table:table-cell>
          <table:table-cell table:formula="of:=[.F11]-[.C11]" office:value-type="float" office:value="-0.00027181913774974" calcext:value-type="float">
            <text:p>-0.00027181913774974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1" calcext:value-type="float">
            <text:p>11</text:p>
          </table:table-cell>
          <table:table-cell office:value-type="float" office:value="0.0000294426919032417" calcext:value-type="float">
            <text:p>2.94426919032417E-05</text:p>
          </table:table-cell>
          <table:table-cell office:value-type="string" calcext:value-type="string">
            <text:p>GLY</text:p>
          </table:table-cell>
          <table:table-cell office:value-type="float" office:value="11" calcext:value-type="float">
            <text:p>11</text:p>
          </table:table-cell>
          <table:table-cell office:value-type="float" office:value="-0.0000136698212407734" calcext:value-type="float">
            <text:p>-1.36698212407734E-05</text:p>
          </table:table-cell>
          <table:table-cell table:formula="of:=[.F12]-[.C12]" office:value-type="float" office:value="-0.0000431125131440152" calcext:value-type="float">
            <text:p>-4.31125131440152E-05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2" calcext:value-type="float">
            <text:p>12</text:p>
          </table:table-cell>
          <table:table-cell office:value-type="float" office:value="0.000755520504731925" calcext:value-type="float">
            <text:p>0.000755520504731925</text:p>
          </table:table-cell>
          <table:table-cell office:value-type="string" calcext:value-type="string">
            <text:p>LYS</text:p>
          </table:table-cell>
          <table:table-cell office:value-type="float" office:value="12" calcext:value-type="float">
            <text:p>12</text:p>
          </table:table-cell>
          <table:table-cell office:value-type="float" office:value="0.000693480546792707" calcext:value-type="float">
            <text:p>0.000693480546792707</text:p>
          </table:table-cell>
          <table:table-cell table:formula="of:=[.F13]-[.C13]" office:value-type="float" office:value="-0.0000620399579392179" calcext:value-type="float">
            <text:p>-6.20399579392179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3" calcext:value-type="float">
            <text:p>13</text:p>
          </table:table-cell>
          <table:table-cell office:value-type="float" office:value="0.00288170347003167" calcext:value-type="float">
            <text:p>0.00288170347003167</text:p>
          </table:table-cell>
          <table:table-cell office:value-type="string" calcext:value-type="string">
            <text:p>VAL</text:p>
          </table:table-cell>
          <table:table-cell office:value-type="float" office:value="13" calcext:value-type="float">
            <text:p>13</text:p>
          </table:table-cell>
          <table:table-cell office:value-type="float" office:value="0.00213722397476337" calcext:value-type="float">
            <text:p>0.00213722397476337</text:p>
          </table:table-cell>
          <table:table-cell table:formula="of:=[.F14]-[.C14]" office:value-type="float" office:value="-0.000744479495268294" calcext:value-type="float">
            <text:p>-0.000744479495268294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14" calcext:value-type="float">
            <text:p>14</text:p>
          </table:table-cell>
          <table:table-cell office:value-type="float" office:value="0.00186855941114617" calcext:value-type="float">
            <text:p>0.00186855941114617</text:p>
          </table:table-cell>
          <table:table-cell office:value-type="string" calcext:value-type="string">
            <text:p>GLU</text:p>
          </table:table-cell>
          <table:table-cell office:value-type="float" office:value="14" calcext:value-type="float">
            <text:p>14</text:p>
          </table:table-cell>
          <table:table-cell office:value-type="float" office:value="0.00195741324921158" calcext:value-type="float">
            <text:p>0.00195741324921158</text:p>
          </table:table-cell>
          <table:table-cell table:formula="of:=[.F15]-[.C15]" office:value-type="float" office:value="0.0000888538380654058" calcext:value-type="float">
            <text:p>8.88538380654058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5" calcext:value-type="float">
            <text:p>15</text:p>
          </table:table-cell>
          <table:table-cell office:value-type="float" office:value="0.00253470031545743" calcext:value-type="float">
            <text:p>0.00253470031545743</text:p>
          </table:table-cell>
          <table:table-cell office:value-type="string" calcext:value-type="string">
            <text:p>GLY</text:p>
          </table:table-cell>
          <table:table-cell office:value-type="float" office:value="15" calcext:value-type="float">
            <text:p>15</text:p>
          </table:table-cell>
          <table:table-cell office:value-type="float" office:value="0.00185856992639329" calcext:value-type="float">
            <text:p>0.00185856992639329</text:p>
          </table:table-cell>
          <table:table-cell table:formula="of:=[.F16]-[.C16]" office:value-type="float" office:value="-0.000676130389064139" calcext:value-type="float">
            <text:p>-0.000676130389064139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6" calcext:value-type="float">
            <text:p>16</text:p>
          </table:table-cell>
          <table:table-cell office:value-type="float" office:value="0.0037082018927445" calcext:value-type="float">
            <text:p>0.0037082018927445</text:p>
          </table:table-cell>
          <table:table-cell office:value-type="string" calcext:value-type="string">
            <text:p>CYS</text:p>
          </table:table-cell>
          <table:table-cell office:value-type="float" office:value="16" calcext:value-type="float">
            <text:p>16</text:p>
          </table:table-cell>
          <table:table-cell office:value-type="float" office:value="0.00309989484752895" calcext:value-type="float">
            <text:p>0.00309989484752895</text:p>
          </table:table-cell>
          <table:table-cell table:formula="of:=[.F17]-[.C17]" office:value-type="float" office:value="-0.000608307045215555" calcext:value-type="float">
            <text:p>-0.00060830704521555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7" calcext:value-type="float">
            <text:p>17</text:p>
          </table:table-cell>
          <table:table-cell office:value-type="float" office:value="0.0159910620399579" calcext:value-type="float">
            <text:p>0.0159910620399579</text:p>
          </table:table-cell>
          <table:table-cell office:value-type="string" calcext:value-type="string">
            <text:p>MET</text:p>
          </table:table-cell>
          <table:table-cell office:value-type="float" office:value="17" calcext:value-type="float">
            <text:p>17</text:p>
          </table:table-cell>
          <table:table-cell office:value-type="float" office:value="0.0132644584647739" calcext:value-type="float">
            <text:p>0.0132644584647739</text:p>
          </table:table-cell>
          <table:table-cell table:formula="of:=[.F18]-[.C18]" office:value-type="float" office:value="-0.00272660357518406" calcext:value-type="float">
            <text:p>-0.0027266035751840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8" calcext:value-type="float">
            <text:p>18</text:p>
          </table:table-cell>
          <table:table-cell office:value-type="float" office:value="-0.00583123028391164" calcext:value-type="float">
            <text:p>-0.00583123028391164</text:p>
          </table:table-cell>
          <table:table-cell office:value-type="string" calcext:value-type="string">
            <text:p>VAL</text:p>
          </table:table-cell>
          <table:table-cell office:value-type="float" office:value="18" calcext:value-type="float">
            <text:p>18</text:p>
          </table:table-cell>
          <table:table-cell office:value-type="float" office:value="-0.00345373291272346" calcext:value-type="float">
            <text:p>-0.00345373291272346</text:p>
          </table:table-cell>
          <table:table-cell table:formula="of:=[.F19]-[.C19]" office:value-type="float" office:value="0.00237749737118818" calcext:value-type="float">
            <text:p>0.00237749737118818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9" calcext:value-type="float">
            <text:p>19</text:p>
          </table:table-cell>
          <table:table-cell office:value-type="float" office:value="0.0332586115667719" calcext:value-type="float">
            <text:p>0.0332586115667719</text:p>
          </table:table-cell>
          <table:table-cell office:value-type="string" calcext:value-type="string">
            <text:p>GLN</text:p>
          </table:table-cell>
          <table:table-cell office:value-type="float" office:value="19" calcext:value-type="float">
            <text:p>19</text:p>
          </table:table-cell>
          <table:table-cell office:value-type="float" office:value="0.0344728197686646" calcext:value-type="float">
            <text:p>0.0344728197686646</text:p>
          </table:table-cell>
          <table:table-cell table:formula="of:=[.F20]-[.C20]" office:value-type="float" office:value="0.0012142082018927" calcext:value-type="float">
            <text:p>0.0012142082018927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20" calcext:value-type="float">
            <text:p>20</text:p>
          </table:table-cell>
          <table:table-cell office:value-type="float" office:value="-0.0421393270241851" calcext:value-type="float">
            <text:p>-0.0421393270241851</text:p>
          </table:table-cell>
          <table:table-cell office:value-type="string" calcext:value-type="string">
            <text:p>VAL</text:p>
          </table:table-cell>
          <table:table-cell office:value-type="float" office:value="20" calcext:value-type="float">
            <text:p>20</text:p>
          </table:table-cell>
          <table:table-cell office:value-type="float" office:value="-0.0335888538380652" calcext:value-type="float">
            <text:p>-0.0335888538380652</text:p>
          </table:table-cell>
          <table:table-cell table:formula="of:=[.F21]-[.C21]" office:value-type="float" office:value="0.00855047318611981" calcext:value-type="float">
            <text:p>0.0085504731861198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1" calcext:value-type="float">
            <text:p>21</text:p>
          </table:table-cell>
          <table:table-cell office:value-type="float" office:value="-0.00282018927444779" calcext:value-type="float">
            <text:p>-0.00282018927444779</text:p>
          </table:table-cell>
          <table:table-cell office:value-type="string" calcext:value-type="string">
            <text:p>THR</text:p>
          </table:table-cell>
          <table:table-cell office:value-type="float" office:value="21" calcext:value-type="float">
            <text:p>21</text:p>
          </table:table-cell>
          <table:table-cell office:value-type="float" office:value="0.00160669989484745" calcext:value-type="float">
            <text:p>0.00160669989484745</text:p>
          </table:table-cell>
          <table:table-cell table:formula="of:=[.F22]-[.C22]" office:value-type="float" office:value="0.00442688916929524" calcext:value-type="float">
            <text:p>0.00442688916929524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22" calcext:value-type="float">
            <text:p>22</text:p>
          </table:table-cell>
          <table:table-cell office:value-type="float" office:value="-0.00391798107255521" calcext:value-type="float">
            <text:p>-0.00391798107255521</text:p>
          </table:table-cell>
          <table:table-cell office:value-type="string" calcext:value-type="string">
            <text:p>CYS</text:p>
          </table:table-cell>
          <table:table-cell office:value-type="float" office:value="22" calcext:value-type="float">
            <text:p>22</text:p>
          </table:table-cell>
          <table:table-cell office:value-type="float" office:value="-0.00273080967402733" calcext:value-type="float">
            <text:p>-0.00273080967402733</text:p>
          </table:table-cell>
          <table:table-cell table:formula="of:=[.F23]-[.C23]" office:value-type="float" office:value="0.00118717139852788" calcext:value-type="float">
            <text:p>0.00118717139852788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3" calcext:value-type="float">
            <text:p>23</text:p>
          </table:table-cell>
          <table:table-cell office:value-type="float" office:value="0.0138606729758149" calcext:value-type="float">
            <text:p>0.0138606729758149</text:p>
          </table:table-cell>
          <table:table-cell office:value-type="string" calcext:value-type="string">
            <text:p>GLY</text:p>
          </table:table-cell>
          <table:table-cell office:value-type="float" office:value="23" calcext:value-type="float">
            <text:p>23</text:p>
          </table:table-cell>
          <table:table-cell office:value-type="float" office:value="0.0135976879074659" calcext:value-type="float">
            <text:p>0.0135976879074659</text:p>
          </table:table-cell>
          <table:table-cell table:formula="of:=[.F24]-[.C24]" office:value-type="float" office:value="-0.00026298506834908" calcext:value-type="float">
            <text:p>-0.0002629850683490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4" calcext:value-type="float">
            <text:p>24</text:p>
          </table:table-cell>
          <table:table-cell office:value-type="float" office:value="0.0276082948475289" calcext:value-type="float">
            <text:p>0.0276082948475289</text:p>
          </table:table-cell>
          <table:table-cell office:value-type="string" calcext:value-type="string">
            <text:p>THR</text:p>
          </table:table-cell>
          <table:table-cell office:value-type="float" office:value="24" calcext:value-type="float">
            <text:p>24</text:p>
          </table:table-cell>
          <table:table-cell office:value-type="float" office:value="0.0215047756046268" calcext:value-type="float">
            <text:p>0.0215047756046268</text:p>
          </table:table-cell>
          <table:table-cell table:formula="of:=[.F25]-[.C25]" office:value-type="float" office:value="-0.00610351924290207" calcext:value-type="float">
            <text:p>-0.0061035192429020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5" calcext:value-type="float">
            <text:p>25</text:p>
          </table:table-cell>
          <table:table-cell office:value-type="float" office:value="-0.355809246687697" calcext:value-type="float">
            <text:p>-0.355809246687697</text:p>
          </table:table-cell>
          <table:table-cell office:value-type="string" calcext:value-type="string">
            <text:p>THR</text:p>
          </table:table-cell>
          <table:table-cell office:value-type="float" office:value="25" calcext:value-type="float">
            <text:p>25</text:p>
          </table:table-cell>
          <table:table-cell office:value-type="float" office:value="-0.280297689169295" calcext:value-type="float">
            <text:p>-0.280297689169295</text:p>
          </table:table-cell>
          <table:table-cell table:formula="of:=[.F26]-[.C26]" office:value-type="float" office:value="0.0755115575184022" calcext:value-type="float">
            <text:p>0.075511557518402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6" calcext:value-type="float">
            <text:p>26</text:p>
          </table:table-cell>
          <table:table-cell office:value-type="float" office:value="-0.09787229022082" calcext:value-type="float">
            <text:p>-0.09787229022082</text:p>
          </table:table-cell>
          <table:table-cell office:value-type="string" calcext:value-type="string">
            <text:p>THR</text:p>
          </table:table-cell>
          <table:table-cell office:value-type="float" office:value="26" calcext:value-type="float">
            <text:p>26</text:p>
          </table:table-cell>
          <table:table-cell office:value-type="float" office:value="-0.0581705085173502" calcext:value-type="float">
            <text:p>-0.0581705085173502</text:p>
          </table:table-cell>
          <table:table-cell table:formula="of:=[.F27]-[.C27]" office:value-type="float" office:value="0.0397017817034698" calcext:value-type="float">
            <text:p>0.0397017817034698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7" calcext:value-type="float">
            <text:p>27</text:p>
          </table:table-cell>
          <table:table-cell office:value-type="float" office:value="-0.670542543848581" calcext:value-type="float">
            <text:p>-0.670542543848581</text:p>
          </table:table-cell>
          <table:table-cell office:value-type="string" calcext:value-type="string">
            <text:p>LEU</text:p>
          </table:table-cell>
          <table:table-cell office:value-type="float" office:value="27" calcext:value-type="float">
            <text:p>27</text:p>
          </table:table-cell>
          <table:table-cell office:value-type="float" office:value="-0.498102125762355" calcext:value-type="float">
            <text:p>-0.498102125762355</text:p>
          </table:table-cell>
          <table:table-cell table:formula="of:=[.F28]-[.C28]" office:value-type="float" office:value="0.172440418086226" calcext:value-type="float">
            <text:p>0.172440418086226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8" calcext:value-type="float">
            <text:p>28</text:p>
          </table:table-cell>
          <table:table-cell office:value-type="float" office:value="-0.0260405896950582" calcext:value-type="float">
            <text:p>-0.0260405896950582</text:p>
          </table:table-cell>
          <table:table-cell office:value-type="string" calcext:value-type="string">
            <text:p>ASN</text:p>
          </table:table-cell>
          <table:table-cell office:value-type="float" office:value="28" calcext:value-type="float">
            <text:p>28</text:p>
          </table:table-cell>
          <table:table-cell office:value-type="float" office:value="-0.0313077783385908" calcext:value-type="float">
            <text:p>-0.0313077783385908</text:p>
          </table:table-cell>
          <table:table-cell table:formula="of:=[.F29]-[.C29]" office:value-type="float" office:value="-0.00526718864353258" calcext:value-type="float">
            <text:p>-0.00526718864353258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9" calcext:value-type="float">
            <text:p>29</text:p>
          </table:table-cell>
          <table:table-cell office:value-type="float" office:value="0.00113669821240798" calcext:value-type="float">
            <text:p>0.00113669821240798</text:p>
          </table:table-cell>
          <table:table-cell office:value-type="string" calcext:value-type="string">
            <text:p>GLY</text:p>
          </table:table-cell>
          <table:table-cell office:value-type="float" office:value="29" calcext:value-type="float">
            <text:p>29</text:p>
          </table:table-cell>
          <table:table-cell office:value-type="float" office:value="0.00157097791798108" calcext:value-type="float">
            <text:p>0.00157097791798108</text:p>
          </table:table-cell>
          <table:table-cell table:formula="of:=[.F30]-[.C30]" office:value-type="float" office:value="0.000434279705573101" calcext:value-type="float">
            <text:p>0.00043427970557310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0" calcext:value-type="float">
            <text:p>30</text:p>
          </table:table-cell>
          <table:table-cell office:value-type="float" office:value="-0.00244794952681403" calcext:value-type="float">
            <text:p>-0.00244794952681403</text:p>
          </table:table-cell>
          <table:table-cell office:value-type="string" calcext:value-type="string">
            <text:p>LEU</text:p>
          </table:table-cell>
          <table:table-cell office:value-type="float" office:value="30" calcext:value-type="float">
            <text:p>30</text:p>
          </table:table-cell>
          <table:table-cell office:value-type="float" office:value="-0.00242954784437427" calcext:value-type="float">
            <text:p>-0.00242954784437427</text:p>
          </table:table-cell>
          <table:table-cell table:formula="of:=[.F31]-[.C31]" office:value-type="float" office:value="0.0000184016824397539" calcext:value-type="float">
            <text:p>1.84016824397539E-05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31" calcext:value-type="float">
            <text:p>31</text:p>
          </table:table-cell>
          <table:table-cell office:value-type="float" office:value="-0.00347266035751849" calcext:value-type="float">
            <text:p>-0.00347266035751849</text:p>
          </table:table-cell>
          <table:table-cell office:value-type="string" calcext:value-type="string">
            <text:p>TRP</text:p>
          </table:table-cell>
          <table:table-cell office:value-type="float" office:value="31" calcext:value-type="float">
            <text:p>31</text:p>
          </table:table-cell>
          <table:table-cell office:value-type="float" office:value="-0.00320452155625652" calcext:value-type="float">
            <text:p>-0.00320452155625652</text:p>
          </table:table-cell>
          <table:table-cell table:formula="of:=[.F32]-[.C32]" office:value-type="float" office:value="0.000268138801261975" calcext:value-type="float">
            <text:p>0.00026813880126197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2" calcext:value-type="float">
            <text:p>32</text:p>
          </table:table-cell>
          <table:table-cell office:value-type="float" office:value="-0.0000226077812828607" calcext:value-type="float">
            <text:p>-2.26077812828607E-05</text:p>
          </table:table-cell>
          <table:table-cell office:value-type="string" calcext:value-type="string">
            <text:p>LEU</text:p>
          </table:table-cell>
          <table:table-cell office:value-type="float" office:value="32" calcext:value-type="float">
            <text:p>32</text:p>
          </table:table-cell>
          <table:table-cell office:value-type="float" office:value="-0.000219242902208213" calcext:value-type="float">
            <text:p>-0.000219242902208213</text:p>
          </table:table-cell>
          <table:table-cell table:formula="of:=[.F33]-[.C33]" office:value-type="float" office:value="-0.000196635120925352" calcext:value-type="float">
            <text:p>-0.000196635120925352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3" calcext:value-type="float">
            <text:p>33</text:p>
          </table:table-cell>
          <table:table-cell office:value-type="float" office:value="-0.000647213459516408" calcext:value-type="float">
            <text:p>-0.000647213459516408</text:p>
          </table:table-cell>
          <table:table-cell office:value-type="string" calcext:value-type="string">
            <text:p>ASP</text:p>
          </table:table-cell>
          <table:table-cell office:value-type="float" office:value="33" calcext:value-type="float">
            <text:p>33</text:p>
          </table:table-cell>
          <table:table-cell office:value-type="float" office:value="-0.000504731861198772" calcext:value-type="float">
            <text:p>-0.000504731861198772</text:p>
          </table:table-cell>
          <table:table-cell table:formula="of:=[.F34]-[.C34]" office:value-type="float" office:value="0.000142481598317636" calcext:value-type="float">
            <text:p>0.000142481598317636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4" calcext:value-type="float">
            <text:p>34</text:p>
          </table:table-cell>
          <table:table-cell office:value-type="float" office:value="-0.000066246056782378" calcext:value-type="float">
            <text:p>-6.6246056782378E-05</text:p>
          </table:table-cell>
          <table:table-cell office:value-type="string" calcext:value-type="string">
            <text:p>ASP</text:p>
          </table:table-cell>
          <table:table-cell office:value-type="float" office:value="34" calcext:value-type="float">
            <text:p>34</text:p>
          </table:table-cell>
          <table:table-cell office:value-type="float" office:value="-0.0000304942166141202" calcext:value-type="float">
            <text:p>-3.04942166141202E-05</text:p>
          </table:table-cell>
          <table:table-cell table:formula="of:=[.F35]-[.C35]" office:value-type="float" office:value="0.0000357518401682577" calcext:value-type="float">
            <text:p>3.57518401682577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5" calcext:value-type="float">
            <text:p>35</text:p>
          </table:table-cell>
          <table:table-cell office:value-type="float" office:value="0.00539432176656149" calcext:value-type="float">
            <text:p>0.00539432176656149</text:p>
          </table:table-cell>
          <table:table-cell office:value-type="string" calcext:value-type="string">
            <text:p>VAL</text:p>
          </table:table-cell>
          <table:table-cell office:value-type="float" office:value="35" calcext:value-type="float">
            <text:p>35</text:p>
          </table:table-cell>
          <table:table-cell office:value-type="float" office:value="0.00472239747634069" calcext:value-type="float">
            <text:p>0.00472239747634069</text:p>
          </table:table-cell>
          <table:table-cell table:formula="of:=[.F36]-[.C36]" office:value-type="float" office:value="-0.000671924290220797" calcext:value-type="float">
            <text:p>-0.000671924290220797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6" calcext:value-type="float">
            <text:p>36</text:p>
          </table:table-cell>
          <table:table-cell office:value-type="float" office:value="0.00334016824395384" calcext:value-type="float">
            <text:p>0.00334016824395384</text:p>
          </table:table-cell>
          <table:table-cell office:value-type="string" calcext:value-type="string">
            <text:p>VAL</text:p>
          </table:table-cell>
          <table:table-cell office:value-type="float" office:value="36" calcext:value-type="float">
            <text:p>36</text:p>
          </table:table-cell>
          <table:table-cell office:value-type="float" office:value="0.00376708727655091" calcext:value-type="float">
            <text:p>0.00376708727655091</text:p>
          </table:table-cell>
          <table:table-cell table:formula="of:=[.F37]-[.C37]" office:value-type="float" office:value="0.000426919032597065" calcext:value-type="float">
            <text:p>0.000426919032597065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7" calcext:value-type="float">
            <text:p>37</text:p>
          </table:table-cell>
          <table:table-cell office:value-type="float" office:value="-0.0149390115667718" calcext:value-type="float">
            <text:p>-0.0149390115667718</text:p>
          </table:table-cell>
          <table:table-cell office:value-type="string" calcext:value-type="string">
            <text:p>TYR</text:p>
          </table:table-cell>
          <table:table-cell office:value-type="float" office:value="37" calcext:value-type="float">
            <text:p>37</text:p>
          </table:table-cell>
          <table:table-cell office:value-type="float" office:value="-0.0107613038906415" calcext:value-type="float">
            <text:p>-0.0107613038906415</text:p>
          </table:table-cell>
          <table:table-cell table:formula="of:=[.F38]-[.C38]" office:value-type="float" office:value="0.00417770767613032" calcext:value-type="float">
            <text:p>0.00417770767613032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8" calcext:value-type="float">
            <text:p>38</text:p>
          </table:table-cell>
          <table:table-cell office:value-type="float" office:value="-0.0667849631966352" calcext:value-type="float">
            <text:p>-0.0667849631966352</text:p>
          </table:table-cell>
          <table:table-cell office:value-type="string" calcext:value-type="string">
            <text:p>CYS</text:p>
          </table:table-cell>
          <table:table-cell office:value-type="float" office:value="38" calcext:value-type="float">
            <text:p>38</text:p>
          </table:table-cell>
          <table:table-cell office:value-type="float" office:value="-0.047611461619348" calcext:value-type="float">
            <text:p>-0.047611461619348</text:p>
          </table:table-cell>
          <table:table-cell table:formula="of:=[.F39]-[.C39]" office:value-type="float" office:value="0.0191735015772872" calcext:value-type="float">
            <text:p>0.0191735015772872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39" calcext:value-type="float">
            <text:p>39</text:p>
          </table:table-cell>
          <table:table-cell office:value-type="float" office:value="-0.156062858885384" calcext:value-type="float">
            <text:p>-0.156062858885384</text:p>
          </table:table-cell>
          <table:table-cell office:value-type="string" calcext:value-type="string">
            <text:p>PRO</text:p>
          </table:table-cell>
          <table:table-cell office:value-type="float" office:value="39" calcext:value-type="float">
            <text:p>39</text:p>
          </table:table-cell>
          <table:table-cell office:value-type="float" office:value="-0.108213067087276" calcext:value-type="float">
            <text:p>-0.108213067087276</text:p>
          </table:table-cell>
          <table:table-cell table:formula="of:=[.F40]-[.C40]" office:value-type="float" office:value="0.0478497917981072" calcext:value-type="float">
            <text:p>0.047849791798107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0" calcext:value-type="float">
            <text:p>40</text:p>
          </table:table-cell>
          <table:table-cell office:value-type="float" office:value="-0.175621906203995" calcext:value-type="float">
            <text:p>-0.175621906203995</text:p>
          </table:table-cell>
          <table:table-cell office:value-type="string" calcext:value-type="string">
            <text:p>ARG</text:p>
          </table:table-cell>
          <table:table-cell office:value-type="float" office:value="40" calcext:value-type="float">
            <text:p>40</text:p>
          </table:table-cell>
          <table:table-cell office:value-type="float" office:value="-0.151067801051525" calcext:value-type="float">
            <text:p>-0.151067801051525</text:p>
          </table:table-cell>
          <table:table-cell table:formula="of:=[.F41]-[.C41]" office:value-type="float" office:value="0.0245541051524696" calcext:value-type="float">
            <text:p>0.0245541051524696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41" calcext:value-type="float">
            <text:p>41</text:p>
          </table:table-cell>
          <table:table-cell office:value-type="float" office:value="-1.66426126140904" calcext:value-type="float">
            <text:p>-1.66426126140904</text:p>
          </table:table-cell>
          <table:table-cell office:value-type="string" calcext:value-type="string">
            <text:p>HID</text:p>
          </table:table-cell>
          <table:table-cell office:value-type="float" office:value="41" calcext:value-type="float">
            <text:p>41</text:p>
          </table:table-cell>
          <table:table-cell office:value-type="float" office:value="-1.31912752807571" calcext:value-type="float">
            <text:p>-1.31912752807571</text:p>
          </table:table-cell>
          <table:table-cell table:formula="of:=[.F42]-[.C42]" office:value-type="float" office:value="0.345133733333333" calcext:value-type="float">
            <text:p>0.345133733333333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2" calcext:value-type="float">
            <text:p>42</text:p>
          </table:table-cell>
          <table:table-cell office:value-type="float" office:value="-0.260994162776025" calcext:value-type="float">
            <text:p>-0.260994162776025</text:p>
          </table:table-cell>
          <table:table-cell office:value-type="string" calcext:value-type="string">
            <text:p>VAL</text:p>
          </table:table-cell>
          <table:table-cell office:value-type="float" office:value="42" calcext:value-type="float">
            <text:p>42</text:p>
          </table:table-cell>
          <table:table-cell office:value-type="float" office:value="-0.197981429652997" calcext:value-type="float">
            <text:p>-0.197981429652997</text:p>
          </table:table-cell>
          <table:table-cell table:formula="of:=[.F43]-[.C43]" office:value-type="float" office:value="0.0630127331230285" calcext:value-type="float">
            <text:p>0.063012733123028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43" calcext:value-type="float">
            <text:p>43</text:p>
          </table:table-cell>
          <table:table-cell office:value-type="float" office:value="-0.0176345951629863" calcext:value-type="float">
            <text:p>-0.0176345951629863</text:p>
          </table:table-cell>
          <table:table-cell office:value-type="string" calcext:value-type="string">
            <text:p>ILE</text:p>
          </table:table-cell>
          <table:table-cell office:value-type="float" office:value="43" calcext:value-type="float">
            <text:p>43</text:p>
          </table:table-cell>
          <table:table-cell office:value-type="float" office:value="-0.0204153522607781" calcext:value-type="float">
            <text:p>-0.0204153522607781</text:p>
          </table:table-cell>
          <table:table-cell table:formula="of:=[.F44]-[.C44]" office:value-type="float" office:value="-0.00278075709779184" calcext:value-type="float">
            <text:p>-0.00278075709779184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44" calcext:value-type="float">
            <text:p>44</text:p>
          </table:table-cell>
          <table:table-cell office:value-type="float" office:value="-0.10509112849632" calcext:value-type="float">
            <text:p>-0.10509112849632</text:p>
          </table:table-cell>
          <table:table-cell office:value-type="string" calcext:value-type="string">
            <text:p>CYS</text:p>
          </table:table-cell>
          <table:table-cell office:value-type="float" office:value="44" calcext:value-type="float">
            <text:p>44</text:p>
          </table:table-cell>
          <table:table-cell office:value-type="float" office:value="-0.117843679495268" calcext:value-type="float">
            <text:p>-0.117843679495268</text:p>
          </table:table-cell>
          <table:table-cell table:formula="of:=[.F45]-[.C45]" office:value-type="float" office:value="-0.0127525509989488" calcext:value-type="float">
            <text:p>-0.012752550998948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5" calcext:value-type="float">
            <text:p>45</text:p>
          </table:table-cell>
          <table:table-cell office:value-type="float" office:value="-0.0126480933753943" calcext:value-type="float">
            <text:p>-0.0126480933753943</text:p>
          </table:table-cell>
          <table:table-cell office:value-type="string" calcext:value-type="string">
            <text:p>THR</text:p>
          </table:table-cell>
          <table:table-cell office:value-type="float" office:value="45" calcext:value-type="float">
            <text:p>45</text:p>
          </table:table-cell>
          <table:table-cell office:value-type="float" office:value="-0.0284391335436382" calcext:value-type="float">
            <text:p>-0.0284391335436382</text:p>
          </table:table-cell>
          <table:table-cell table:formula="of:=[.F46]-[.C46]" office:value-type="float" office:value="-0.0157910401682439" calcext:value-type="float">
            <text:p>-0.0157910401682439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46" calcext:value-type="float">
            <text:p>46</text:p>
          </table:table-cell>
          <table:table-cell office:value-type="float" office:value="-0.0329066830704522" calcext:value-type="float">
            <text:p>-0.0329066830704522</text:p>
          </table:table-cell>
          <table:table-cell office:value-type="string" calcext:value-type="string">
            <text:p>SER</text:p>
          </table:table-cell>
          <table:table-cell office:value-type="float" office:value="46" calcext:value-type="float">
            <text:p>46</text:p>
          </table:table-cell>
          <table:table-cell office:value-type="float" office:value="-0.168467649211356" calcext:value-type="float">
            <text:p>-0.168467649211356</text:p>
          </table:table-cell>
          <table:table-cell table:formula="of:=[.F47]-[.C47]" office:value-type="float" office:value="-0.135560966140904" calcext:value-type="float">
            <text:p>-0.135560966140904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47" calcext:value-type="float">
            <text:p>47</text:p>
          </table:table-cell>
          <table:table-cell office:value-type="float" office:value="0.0812991465825441" calcext:value-type="float">
            <text:p>0.0812991465825441</text:p>
          </table:table-cell>
          <table:table-cell office:value-type="string" calcext:value-type="string">
            <text:p>GLU</text:p>
          </table:table-cell>
          <table:table-cell office:value-type="float" office:value="47" calcext:value-type="float">
            <text:p>47</text:p>
          </table:table-cell>
          <table:table-cell office:value-type="float" office:value="0.0640394927444793" calcext:value-type="float">
            <text:p>0.0640394927444793</text:p>
          </table:table-cell>
          <table:table-cell table:formula="of:=[.F48]-[.C48]" office:value-type="float" office:value="-0.0172596538380648" calcext:value-type="float">
            <text:p>-0.0172596538380648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48" calcext:value-type="float">
            <text:p>48</text:p>
          </table:table-cell>
          <table:table-cell office:value-type="float" office:value="0.0268022658254468" calcext:value-type="float">
            <text:p>0.0268022658254468</text:p>
          </table:table-cell>
          <table:table-cell office:value-type="string" calcext:value-type="string">
            <text:p>ASP</text:p>
          </table:table-cell>
          <table:table-cell office:value-type="float" office:value="48" calcext:value-type="float">
            <text:p>48</text:p>
          </table:table-cell>
          <table:table-cell office:value-type="float" office:value="-0.0111784143007359" calcext:value-type="float">
            <text:p>-0.0111784143007359</text:p>
          </table:table-cell>
          <table:table-cell table:formula="of:=[.F49]-[.C49]" office:value-type="float" office:value="-0.0379806801261827" calcext:value-type="float">
            <text:p>-0.0379806801261827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9" calcext:value-type="float">
            <text:p>49</text:p>
          </table:table-cell>
          <table:table-cell office:value-type="float" office:value="-1.45881053375394" calcext:value-type="float">
            <text:p>-1.45881053375394</text:p>
          </table:table-cell>
          <table:table-cell office:value-type="string" calcext:value-type="string">
            <text:p>MET</text:p>
          </table:table-cell>
          <table:table-cell office:value-type="float" office:value="49" calcext:value-type="float">
            <text:p>49</text:p>
          </table:table-cell>
          <table:table-cell office:value-type="float" office:value="-1.55319637686646" calcext:value-type="float">
            <text:p>-1.55319637686646</text:p>
          </table:table-cell>
          <table:table-cell table:formula="of:=[.F50]-[.C50]" office:value-type="float" office:value="-0.0943858431125182" calcext:value-type="float">
            <text:p>-0.0943858431125182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0" calcext:value-type="float">
            <text:p>50</text:p>
          </table:table-cell>
          <table:table-cell office:value-type="float" office:value="-0.0950218645636172" calcext:value-type="float">
            <text:p>-0.0950218645636172</text:p>
          </table:table-cell>
          <table:table-cell office:value-type="string" calcext:value-type="string">
            <text:p>LEU</text:p>
          </table:table-cell>
          <table:table-cell office:value-type="float" office:value="50" calcext:value-type="float">
            <text:p>50</text:p>
          </table:table-cell>
          <table:table-cell office:value-type="float" office:value="-0.175205404837014" calcext:value-type="float">
            <text:p>-0.175205404837014</text:p>
          </table:table-cell>
          <table:table-cell table:formula="of:=[.F51]-[.C51]" office:value-type="float" office:value="-0.0801835402733969" calcext:value-type="float">
            <text:p>-0.0801835402733969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51" calcext:value-type="float">
            <text:p>51</text:p>
          </table:table-cell>
          <table:table-cell office:value-type="float" office:value="0.0113643533123026" calcext:value-type="float">
            <text:p>0.0113643533123026</text:p>
          </table:table-cell>
          <table:table-cell office:value-type="string" calcext:value-type="string">
            <text:p>ASN</text:p>
          </table:table-cell>
          <table:table-cell office:value-type="float" office:value="51" calcext:value-type="float">
            <text:p>51</text:p>
          </table:table-cell>
          <table:table-cell office:value-type="float" office:value="0.00740485594111491" calcext:value-type="float">
            <text:p>0.00740485594111491</text:p>
          </table:table-cell>
          <table:table-cell table:formula="of:=[.F52]-[.C52]" office:value-type="float" office:value="-0.00395949737118771" calcext:value-type="float">
            <text:p>-0.00395949737118771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52" calcext:value-type="float">
            <text:p>52</text:p>
          </table:table-cell>
          <table:table-cell office:value-type="float" office:value="-0.0389885459516299" calcext:value-type="float">
            <text:p>-0.0389885459516299</text:p>
          </table:table-cell>
          <table:table-cell office:value-type="string" calcext:value-type="string">
            <text:p>PRO</text:p>
          </table:table-cell>
          <table:table-cell office:value-type="float" office:value="52" calcext:value-type="float">
            <text:p>52</text:p>
          </table:table-cell>
          <table:table-cell office:value-type="float" office:value="-0.0729131419558357" calcext:value-type="float">
            <text:p>-0.0729131419558357</text:p>
          </table:table-cell>
          <table:table-cell table:formula="of:=[.F53]-[.C53]" office:value-type="float" office:value="-0.0339245960042058" calcext:value-type="float">
            <text:p>-0.0339245960042058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53" calcext:value-type="float">
            <text:p>53</text:p>
          </table:table-cell>
          <table:table-cell office:value-type="float" office:value="0.00731335436382726" calcext:value-type="float">
            <text:p>0.00731335436382726</text:p>
          </table:table-cell>
          <table:table-cell office:value-type="string" calcext:value-type="string">
            <text:p>ASN</text:p>
          </table:table-cell>
          <table:table-cell office:value-type="float" office:value="53" calcext:value-type="float">
            <text:p>53</text:p>
          </table:table-cell>
          <table:table-cell office:value-type="float" office:value="0.00797686645636192" calcext:value-type="float">
            <text:p>0.00797686645636192</text:p>
          </table:table-cell>
          <table:table-cell table:formula="of:=[.F54]-[.C54]" office:value-type="float" office:value="0.000663512092534661" calcext:value-type="float">
            <text:p>0.000663512092534661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54" calcext:value-type="float">
            <text:p>54</text:p>
          </table:table-cell>
          <table:table-cell office:value-type="float" office:value="-0.0520803188222923" calcext:value-type="float">
            <text:p>-0.0520803188222923</text:p>
          </table:table-cell>
          <table:table-cell office:value-type="string" calcext:value-type="string">
            <text:p>TYR</text:p>
          </table:table-cell>
          <table:table-cell office:value-type="float" office:value="54" calcext:value-type="float">
            <text:p>54</text:p>
          </table:table-cell>
          <table:table-cell office:value-type="float" office:value="-0.0428263983175606" calcext:value-type="float">
            <text:p>-0.0428263983175606</text:p>
          </table:table-cell>
          <table:table-cell table:formula="of:=[.F55]-[.C55]" office:value-type="float" office:value="0.00925392050473169" calcext:value-type="float">
            <text:p>0.00925392050473169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55" calcext:value-type="float">
            <text:p>55</text:p>
          </table:table-cell>
          <table:table-cell office:value-type="float" office:value="0.0148675078864352" calcext:value-type="float">
            <text:p>0.0148675078864352</text:p>
          </table:table-cell>
          <table:table-cell office:value-type="string" calcext:value-type="string">
            <text:p>GLU</text:p>
          </table:table-cell>
          <table:table-cell office:value-type="float" office:value="55" calcext:value-type="float">
            <text:p>55</text:p>
          </table:table-cell>
          <table:table-cell office:value-type="float" office:value="0.0151882229232388" calcext:value-type="float">
            <text:p>0.0151882229232388</text:p>
          </table:table-cell>
          <table:table-cell table:formula="of:=[.F56]-[.C56]" office:value-type="float" office:value="0.000320715036803587" calcext:value-type="float">
            <text:p>0.000320715036803587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6" calcext:value-type="float">
            <text:p>56</text:p>
          </table:table-cell>
          <table:table-cell office:value-type="float" office:value="0.00612460567823336" calcext:value-type="float">
            <text:p>0.00612460567823336</text:p>
          </table:table-cell>
          <table:table-cell office:value-type="string" calcext:value-type="string">
            <text:p>ASP</text:p>
          </table:table-cell>
          <table:table-cell office:value-type="float" office:value="56" calcext:value-type="float">
            <text:p>56</text:p>
          </table:table-cell>
          <table:table-cell office:value-type="float" office:value="0.00676866456361718" calcext:value-type="float">
            <text:p>0.00676866456361718</text:p>
          </table:table-cell>
          <table:table-cell table:formula="of:=[.F57]-[.C57]" office:value-type="float" office:value="0.000644058885383822" calcext:value-type="float">
            <text:p>0.000644058885383822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7" calcext:value-type="float">
            <text:p>57</text:p>
          </table:table-cell>
          <table:table-cell office:value-type="float" office:value="-0.00470504731861183" calcext:value-type="float">
            <text:p>-0.00470504731861183</text:p>
          </table:table-cell>
          <table:table-cell office:value-type="string" calcext:value-type="string">
            <text:p>LEU</text:p>
          </table:table-cell>
          <table:table-cell office:value-type="float" office:value="57" calcext:value-type="float">
            <text:p>57</text:p>
          </table:table-cell>
          <table:table-cell office:value-type="float" office:value="-0.00361514195583586" calcext:value-type="float">
            <text:p>-0.00361514195583586</text:p>
          </table:table-cell>
          <table:table-cell table:formula="of:=[.F58]-[.C58]" office:value-type="float" office:value="0.00108990536277596" calcext:value-type="float">
            <text:p>0.0010899053627759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8" calcext:value-type="float">
            <text:p>58</text:p>
          </table:table-cell>
          <table:table-cell office:value-type="float" office:value="0.00297318611987384" calcext:value-type="float">
            <text:p>0.00297318611987384</text:p>
          </table:table-cell>
          <table:table-cell office:value-type="string" calcext:value-type="string">
            <text:p>LEU</text:p>
          </table:table-cell>
          <table:table-cell office:value-type="float" office:value="58" calcext:value-type="float">
            <text:p>58</text:p>
          </table:table-cell>
          <table:table-cell office:value-type="float" office:value="0.00213249211356464" calcext:value-type="float">
            <text:p>0.00213249211356464</text:p>
          </table:table-cell>
          <table:table-cell table:formula="of:=[.F59]-[.C59]" office:value-type="float" office:value="-0.000840694006309207" calcext:value-type="float">
            <text:p>-0.000840694006309207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59" calcext:value-type="float">
            <text:p>59</text:p>
          </table:table-cell>
          <table:table-cell office:value-type="float" office:value="0.000682965299684587" calcext:value-type="float">
            <text:p>0.000682965299684587</text:p>
          </table:table-cell>
          <table:table-cell office:value-type="string" calcext:value-type="string">
            <text:p>ILE</text:p>
          </table:table-cell>
          <table:table-cell office:value-type="float" office:value="59" calcext:value-type="float">
            <text:p>59</text:p>
          </table:table-cell>
          <table:table-cell office:value-type="float" office:value="0.000812302839116741" calcext:value-type="float">
            <text:p>0.000812302839116741</text:p>
          </table:table-cell>
          <table:table-cell table:formula="of:=[.F60]-[.C60]" office:value-type="float" office:value="0.000129337539432154" calcext:value-type="float">
            <text:p>0.00012933753943215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60" calcext:value-type="float">
            <text:p>60</text:p>
          </table:table-cell>
          <table:table-cell office:value-type="float" office:value="0.0135678233438483" calcext:value-type="float">
            <text:p>0.0135678233438483</text:p>
          </table:table-cell>
          <table:table-cell office:value-type="string" calcext:value-type="string">
            <text:p>ARG</text:p>
          </table:table-cell>
          <table:table-cell office:value-type="float" office:value="60" calcext:value-type="float">
            <text:p>60</text:p>
          </table:table-cell>
          <table:table-cell office:value-type="float" office:value="0.0158654048370133" calcext:value-type="float">
            <text:p>0.0158654048370133</text:p>
          </table:table-cell>
          <table:table-cell table:formula="of:=[.F61]-[.C61]" office:value-type="float" office:value="0.00229758149316506" calcext:value-type="float">
            <text:p>0.0022975814931650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61" calcext:value-type="float">
            <text:p>61</text:p>
          </table:table-cell>
          <table:table-cell office:value-type="float" office:value="0.0694300736067297" calcext:value-type="float">
            <text:p>0.0694300736067297</text:p>
          </table:table-cell>
          <table:table-cell office:value-type="string" calcext:value-type="string">
            <text:p>LYS</text:p>
          </table:table-cell>
          <table:table-cell office:value-type="float" office:value="61" calcext:value-type="float">
            <text:p>61</text:p>
          </table:table-cell>
          <table:table-cell office:value-type="float" office:value="0.0682923238696111" calcext:value-type="float">
            <text:p>0.0682923238696111</text:p>
          </table:table-cell>
          <table:table-cell table:formula="of:=[.F62]-[.C62]" office:value-type="float" office:value="-0.00113774973711864" calcext:value-type="float">
            <text:p>-0.00113774973711864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62" calcext:value-type="float">
            <text:p>62</text:p>
          </table:table-cell>
          <table:table-cell office:value-type="float" office:value="0.0017124079915878" calcext:value-type="float">
            <text:p>0.0017124079915878</text:p>
          </table:table-cell>
          <table:table-cell office:value-type="string" calcext:value-type="string">
            <text:p>SER</text:p>
          </table:table-cell>
          <table:table-cell office:value-type="float" office:value="62" calcext:value-type="float">
            <text:p>62</text:p>
          </table:table-cell>
          <table:table-cell office:value-type="float" office:value="0.00156572029442695" calcext:value-type="float">
            <text:p>0.00156572029442695</text:p>
          </table:table-cell>
          <table:table-cell table:formula="of:=[.F63]-[.C63]" office:value-type="float" office:value="-0.000146687697160847" calcext:value-type="float">
            <text:p>-0.000146687697160847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63" calcext:value-type="float">
            <text:p>63</text:p>
          </table:table-cell>
          <table:table-cell office:value-type="float" office:value="0.00413669821240818" calcext:value-type="float">
            <text:p>0.00413669821240818</text:p>
          </table:table-cell>
          <table:table-cell office:value-type="string" calcext:value-type="string">
            <text:p>ASN</text:p>
          </table:table-cell>
          <table:table-cell office:value-type="float" office:value="63" calcext:value-type="float">
            <text:p>63</text:p>
          </table:table-cell>
          <table:table-cell office:value-type="float" office:value="0.00371503680336491" calcext:value-type="float">
            <text:p>0.00371503680336491</text:p>
          </table:table-cell>
          <table:table-cell table:formula="of:=[.F64]-[.C64]" office:value-type="float" office:value="-0.00042166140904327" calcext:value-type="float">
            <text:p>-0.00042166140904327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64" calcext:value-type="float">
            <text:p>64</text:p>
          </table:table-cell>
          <table:table-cell office:value-type="float" office:value="0.00347108307045198" calcext:value-type="float">
            <text:p>0.00347108307045198</text:p>
          </table:table-cell>
          <table:table-cell office:value-type="string" calcext:value-type="string">
            <text:p>HIE</text:p>
          </table:table-cell>
          <table:table-cell office:value-type="float" office:value="64" calcext:value-type="float">
            <text:p>64</text:p>
          </table:table-cell>
          <table:table-cell office:value-type="float" office:value="0.0032308096740274" calcext:value-type="float">
            <text:p>0.0032308096740274</text:p>
          </table:table-cell>
          <table:table-cell table:formula="of:=[.F65]-[.C65]" office:value-type="float" office:value="-0.000240273396424583" calcext:value-type="float">
            <text:p>-0.000240273396424583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65" calcext:value-type="float">
            <text:p>65</text:p>
          </table:table-cell>
          <table:table-cell office:value-type="float" office:value="0.00109516298632991" calcext:value-type="float">
            <text:p>0.00109516298632991</text:p>
          </table:table-cell>
          <table:table-cell office:value-type="string" calcext:value-type="string">
            <text:p>ASN</text:p>
          </table:table-cell>
          <table:table-cell office:value-type="float" office:value="65" calcext:value-type="float">
            <text:p>65</text:p>
          </table:table-cell>
          <table:table-cell office:value-type="float" office:value="0.001088853838065" calcext:value-type="float">
            <text:p>0.001088853838065</text:p>
          </table:table-cell>
          <table:table-cell table:formula="of:=[.F66]-[.C66]" office:value-type="float" office:value="-0.00000630914826490981" calcext:value-type="float">
            <text:p>-6.30914826490981E-06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66" calcext:value-type="float">
            <text:p>66</text:p>
          </table:table-cell>
          <table:table-cell office:value-type="float" office:value="-0.00114668769716089" calcext:value-type="float">
            <text:p>-0.00114668769716089</text:p>
          </table:table-cell>
          <table:table-cell office:value-type="string" calcext:value-type="string">
            <text:p>PHE</text:p>
          </table:table-cell>
          <table:table-cell office:value-type="float" office:value="66" calcext:value-type="float">
            <text:p>66</text:p>
          </table:table-cell>
          <table:table-cell office:value-type="float" office:value="-0.00192008412197682" calcext:value-type="float">
            <text:p>-0.00192008412197682</text:p>
          </table:table-cell>
          <table:table-cell table:formula="of:=[.F67]-[.C67]" office:value-type="float" office:value="-0.000773396424815929" calcext:value-type="float">
            <text:p>-0.000773396424815929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67" calcext:value-type="float">
            <text:p>67</text:p>
          </table:table-cell>
          <table:table-cell office:value-type="float" office:value="-0.00297896950578344" calcext:value-type="float">
            <text:p>-0.00297896950578344</text:p>
          </table:table-cell>
          <table:table-cell office:value-type="string" calcext:value-type="string">
            <text:p>LEU</text:p>
          </table:table-cell>
          <table:table-cell office:value-type="float" office:value="67" calcext:value-type="float">
            <text:p>67</text:p>
          </table:table-cell>
          <table:table-cell office:value-type="float" office:value="-0.00231335436382753" calcext:value-type="float">
            <text:p>-0.00231335436382753</text:p>
          </table:table-cell>
          <table:table-cell table:formula="of:=[.F68]-[.C68]" office:value-type="float" office:value="0.000665615141955911" calcext:value-type="float">
            <text:p>0.000665615141955911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68" calcext:value-type="float">
            <text:p>68</text:p>
          </table:table-cell>
          <table:table-cell office:value-type="float" office:value="0.00617823343848577" calcext:value-type="float">
            <text:p>0.00617823343848577</text:p>
          </table:table-cell>
          <table:table-cell office:value-type="string" calcext:value-type="string">
            <text:p>VAL</text:p>
          </table:table-cell>
          <table:table-cell office:value-type="float" office:value="68" calcext:value-type="float">
            <text:p>68</text:p>
          </table:table-cell>
          <table:table-cell office:value-type="float" office:value="0.00530021030494229" calcext:value-type="float">
            <text:p>0.00530021030494229</text:p>
          </table:table-cell>
          <table:table-cell table:formula="of:=[.F69]-[.C69]" office:value-type="float" office:value="-0.000878023133543479" calcext:value-type="float">
            <text:p>-0.000878023133543479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69" calcext:value-type="float">
            <text:p>69</text:p>
          </table:table-cell>
          <table:table-cell office:value-type="float" office:value="0.00848475289169291" calcext:value-type="float">
            <text:p>0.00848475289169291</text:p>
          </table:table-cell>
          <table:table-cell office:value-type="string" calcext:value-type="string">
            <text:p>GLN</text:p>
          </table:table-cell>
          <table:table-cell office:value-type="float" office:value="69" calcext:value-type="float">
            <text:p>69</text:p>
          </table:table-cell>
          <table:table-cell office:value-type="float" office:value="0.00730389064143001" calcext:value-type="float">
            <text:p>0.00730389064143001</text:p>
          </table:table-cell>
          <table:table-cell table:formula="of:=[.F70]-[.C70]" office:value-type="float" office:value="-0.0011808622502629" calcext:value-type="float">
            <text:p>-0.0011808622502629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70" calcext:value-type="float">
            <text:p>70</text:p>
          </table:table-cell>
          <table:table-cell office:value-type="float" office:value="0.000190851735015812" calcext:value-type="float">
            <text:p>0.000190851735015812</text:p>
          </table:table-cell>
          <table:table-cell office:value-type="string" calcext:value-type="string">
            <text:p>ALA</text:p>
          </table:table-cell>
          <table:table-cell office:value-type="float" office:value="70" calcext:value-type="float">
            <text:p>70</text:p>
          </table:table-cell>
          <table:table-cell office:value-type="float" office:value="-0.00000210304942161927" calcext:value-type="float">
            <text:p>-2.10304942161927E-06</text:p>
          </table:table-cell>
          <table:table-cell table:formula="of:=[.F71]-[.C71]" office:value-type="float" office:value="-0.000192954784437431" calcext:value-type="float">
            <text:p>-0.000192954784437431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71" calcext:value-type="float">
            <text:p>71</text:p>
          </table:table-cell>
          <table:table-cell office:value-type="float" office:value="0.00136225026288118" calcext:value-type="float">
            <text:p>0.00136225026288118</text:p>
          </table:table-cell>
          <table:table-cell office:value-type="string" calcext:value-type="string">
            <text:p>GLY</text:p>
          </table:table-cell>
          <table:table-cell office:value-type="float" office:value="71" calcext:value-type="float">
            <text:p>71</text:p>
          </table:table-cell>
          <table:table-cell office:value-type="float" office:value="0.00107150368033646" calcext:value-type="float">
            <text:p>0.00107150368033646</text:p>
          </table:table-cell>
          <table:table-cell table:formula="of:=[.F72]-[.C72]" office:value-type="float" office:value="-0.000290746582544717" calcext:value-type="float">
            <text:p>-0.000290746582544717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72" calcext:value-type="float">
            <text:p>72</text:p>
          </table:table-cell>
          <table:table-cell office:value-type="float" office:value="0.00111934805467864" calcext:value-type="float">
            <text:p>0.00111934805467864</text:p>
          </table:table-cell>
          <table:table-cell office:value-type="string" calcext:value-type="string">
            <text:p>ASN</text:p>
          </table:table-cell>
          <table:table-cell office:value-type="float" office:value="72" calcext:value-type="float">
            <text:p>72</text:p>
          </table:table-cell>
          <table:table-cell office:value-type="float" office:value="0.000875394321766337" calcext:value-type="float">
            <text:p>0.000875394321766337</text:p>
          </table:table-cell>
          <table:table-cell table:formula="of:=[.F73]-[.C73]" office:value-type="float" office:value="-0.000243953732912304" calcext:value-type="float">
            <text:p>-0.000243953732912304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73" calcext:value-type="float">
            <text:p>73</text:p>
          </table:table-cell>
          <table:table-cell office:value-type="float" office:value="-0.000156151419558326" calcext:value-type="float">
            <text:p>-0.000156151419558326</text:p>
          </table:table-cell>
          <table:table-cell office:value-type="string" calcext:value-type="string">
            <text:p>VAL</text:p>
          </table:table-cell>
          <table:table-cell office:value-type="float" office:value="73" calcext:value-type="float">
            <text:p>73</text:p>
          </table:table-cell>
          <table:table-cell office:value-type="float" office:value="-0.000121976866456415" calcext:value-type="float">
            <text:p>-0.000121976866456415</text:p>
          </table:table-cell>
          <table:table-cell table:formula="of:=[.F74]-[.C74]" office:value-type="float" office:value="0.0000341745531019108" calcext:value-type="float">
            <text:p>3.41745531019108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74" calcext:value-type="float">
            <text:p>74</text:p>
          </table:table-cell>
          <table:table-cell office:value-type="float" office:value="0.00616876971608832" calcext:value-type="float">
            <text:p>0.00616876971608832</text:p>
          </table:table-cell>
          <table:table-cell office:value-type="string" calcext:value-type="string">
            <text:p>GLN</text:p>
          </table:table-cell>
          <table:table-cell office:value-type="float" office:value="74" calcext:value-type="float">
            <text:p>74</text:p>
          </table:table-cell>
          <table:table-cell office:value-type="float" office:value="0.00546898002103025" calcext:value-type="float">
            <text:p>0.00546898002103025</text:p>
          </table:table-cell>
          <table:table-cell table:formula="of:=[.F75]-[.C75]" office:value-type="float" office:value="-0.00069978969505807" calcext:value-type="float">
            <text:p>-0.00069978969505807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75" calcext:value-type="float">
            <text:p>75</text:p>
          </table:table-cell>
          <table:table-cell office:value-type="float" office:value="0.00188222923238699" calcext:value-type="float">
            <text:p>0.00188222923238699</text:p>
          </table:table-cell>
          <table:table-cell office:value-type="string" calcext:value-type="string">
            <text:p>LEU</text:p>
          </table:table-cell>
          <table:table-cell office:value-type="float" office:value="75" calcext:value-type="float">
            <text:p>75</text:p>
          </table:table-cell>
          <table:table-cell office:value-type="float" office:value="0.00147213459516296" calcext:value-type="float">
            <text:p>0.00147213459516296</text:p>
          </table:table-cell>
          <table:table-cell table:formula="of:=[.F76]-[.C76]" office:value-type="float" office:value="-0.000410094637224037" calcext:value-type="float">
            <text:p>-0.00041009463722403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76" calcext:value-type="float">
            <text:p>76</text:p>
          </table:table-cell>
          <table:table-cell office:value-type="float" office:value="0.00199999999999919" calcext:value-type="float">
            <text:p>0.00199999999999919</text:p>
          </table:table-cell>
          <table:table-cell office:value-type="string" calcext:value-type="string">
            <text:p>ARG</text:p>
          </table:table-cell>
          <table:table-cell office:value-type="float" office:value="76" calcext:value-type="float">
            <text:p>76</text:p>
          </table:table-cell>
          <table:table-cell office:value-type="float" office:value="0.00165615141955775" calcext:value-type="float">
            <text:p>0.00165615141955775</text:p>
          </table:table-cell>
          <table:table-cell table:formula="of:=[.F77]-[.C77]" office:value-type="float" office:value="-0.000343848580441444" calcext:value-type="float">
            <text:p>-0.000343848580441444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77" calcext:value-type="float">
            <text:p>77</text:p>
          </table:table-cell>
          <table:table-cell office:value-type="float" office:value="0.00249053627760247" calcext:value-type="float">
            <text:p>0.00249053627760247</text:p>
          </table:table-cell>
          <table:table-cell office:value-type="string" calcext:value-type="string">
            <text:p>VAL</text:p>
          </table:table-cell>
          <table:table-cell office:value-type="float" office:value="77" calcext:value-type="float">
            <text:p>77</text:p>
          </table:table-cell>
          <table:table-cell office:value-type="float" office:value="0.00201840168243966" calcext:value-type="float">
            <text:p>0.00201840168243966</text:p>
          </table:table-cell>
          <table:table-cell table:formula="of:=[.F78]-[.C78]" office:value-type="float" office:value="-0.000472134595162807" calcext:value-type="float">
            <text:p>-0.000472134595162807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78" calcext:value-type="float">
            <text:p>78</text:p>
          </table:table-cell>
          <table:table-cell office:value-type="float" office:value="-0.000624605678233416" calcext:value-type="float">
            <text:p>-0.000624605678233416</text:p>
          </table:table-cell>
          <table:table-cell office:value-type="string" calcext:value-type="string">
            <text:p>ILE</text:p>
          </table:table-cell>
          <table:table-cell office:value-type="float" office:value="78" calcext:value-type="float">
            <text:p>78</text:p>
          </table:table-cell>
          <table:table-cell office:value-type="float" office:value="-0.000414826498422704" calcext:value-type="float">
            <text:p>-0.000414826498422704</text:p>
          </table:table-cell>
          <table:table-cell table:formula="of:=[.F79]-[.C79]" office:value-type="float" office:value="0.000209779179810712" calcext:value-type="float">
            <text:p>0.000209779179810712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79" calcext:value-type="float">
            <text:p>79</text:p>
          </table:table-cell>
          <table:table-cell office:value-type="float" office:value="0.000418506834910639" calcext:value-type="float">
            <text:p>0.000418506834910639</text:p>
          </table:table-cell>
          <table:table-cell office:value-type="string" calcext:value-type="string">
            <text:p>GLY</text:p>
          </table:table-cell>
          <table:table-cell office:value-type="float" office:value="79" calcext:value-type="float">
            <text:p>79</text:p>
          </table:table-cell>
          <table:table-cell office:value-type="float" office:value="0.000426393270241882" calcext:value-type="float">
            <text:p>0.000426393270241882</text:p>
          </table:table-cell>
          <table:table-cell table:formula="of:=[.F80]-[.C80]" office:value-type="float" office:value="0.00000788643533124325" calcext:value-type="float">
            <text:p>7.88643533124325E-06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80" calcext:value-type="float">
            <text:p>80</text:p>
          </table:table-cell>
          <table:table-cell office:value-type="float" office:value="0.00729600420609885" calcext:value-type="float">
            <text:p>0.00729600420609885</text:p>
          </table:table-cell>
          <table:table-cell office:value-type="string" calcext:value-type="string">
            <text:p>HIE</text:p>
          </table:table-cell>
          <table:table-cell office:value-type="float" office:value="80" calcext:value-type="float">
            <text:p>80</text:p>
          </table:table-cell>
          <table:table-cell office:value-type="float" office:value="0.00652839116719238" calcext:value-type="float">
            <text:p>0.00652839116719238</text:p>
          </table:table-cell>
          <table:table-cell table:formula="of:=[.F81]-[.C81]" office:value-type="float" office:value="-0.000767613038906476" calcext:value-type="float">
            <text:p>-0.00076761303890647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81" calcext:value-type="float">
            <text:p>81</text:p>
          </table:table-cell>
          <table:table-cell office:value-type="float" office:value="0.00136119873817035" calcext:value-type="float">
            <text:p>0.00136119873817035</text:p>
          </table:table-cell>
          <table:table-cell office:value-type="string" calcext:value-type="string">
            <text:p>SER</text:p>
          </table:table-cell>
          <table:table-cell office:value-type="float" office:value="81" calcext:value-type="float">
            <text:p>81</text:p>
          </table:table-cell>
          <table:table-cell office:value-type="float" office:value="0.00162881177707673" calcext:value-type="float">
            <text:p>0.00162881177707673</text:p>
          </table:table-cell>
          <table:table-cell table:formula="of:=[.F82]-[.C82]" office:value-type="float" office:value="0.000267613038906375" calcext:value-type="float">
            <text:p>0.00026761303890637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82" calcext:value-type="float">
            <text:p>82</text:p>
          </table:table-cell>
          <table:table-cell office:value-type="float" office:value="0.00534752891692952" calcext:value-type="float">
            <text:p>0.00534752891692952</text:p>
          </table:table-cell>
          <table:table-cell office:value-type="string" calcext:value-type="string">
            <text:p>MET</text:p>
          </table:table-cell>
          <table:table-cell office:value-type="float" office:value="82" calcext:value-type="float">
            <text:p>82</text:p>
          </table:table-cell>
          <table:table-cell office:value-type="float" office:value="0.00457413249211351" calcext:value-type="float">
            <text:p>0.00457413249211351</text:p>
          </table:table-cell>
          <table:table-cell table:formula="of:=[.F83]-[.C83]" office:value-type="float" office:value="-0.000773396424816016" calcext:value-type="float">
            <text:p>-0.000773396424816016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83" calcext:value-type="float">
            <text:p>83</text:p>
          </table:table-cell>
          <table:table-cell office:value-type="float" office:value="0.00443848580441646" calcext:value-type="float">
            <text:p>0.00443848580441646</text:p>
          </table:table-cell>
          <table:table-cell office:value-type="string" calcext:value-type="string">
            <text:p>GLN</text:p>
          </table:table-cell>
          <table:table-cell office:value-type="float" office:value="83" calcext:value-type="float">
            <text:p>83</text:p>
          </table:table-cell>
          <table:table-cell office:value-type="float" office:value="0.00463144058885403" calcext:value-type="float">
            <text:p>0.00463144058885403</text:p>
          </table:table-cell>
          <table:table-cell table:formula="of:=[.F84]-[.C84]" office:value-type="float" office:value="0.000192954784437567" calcext:value-type="float">
            <text:p>0.000192954784437567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84" calcext:value-type="float">
            <text:p>84</text:p>
          </table:table-cell>
          <table:table-cell office:value-type="float" office:value="-0.00035015772870681" calcext:value-type="float">
            <text:p>-0.00035015772870681</text:p>
          </table:table-cell>
          <table:table-cell office:value-type="string" calcext:value-type="string">
            <text:p>ASN</text:p>
          </table:table-cell>
          <table:table-cell office:value-type="float" office:value="84" calcext:value-type="float">
            <text:p>84</text:p>
          </table:table-cell>
          <table:table-cell office:value-type="float" office:value="0.00109568874868541" calcext:value-type="float">
            <text:p>0.00109568874868541</text:p>
          </table:table-cell>
          <table:table-cell table:formula="of:=[.F85]-[.C85]" office:value-type="float" office:value="0.00144584647739222" calcext:value-type="float">
            <text:p>0.00144584647739222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85" calcext:value-type="float">
            <text:p>85</text:p>
          </table:table-cell>
          <table:table-cell office:value-type="float" office:value="-0.0117250262881178" calcext:value-type="float">
            <text:p>-0.0117250262881178</text:p>
          </table:table-cell>
          <table:table-cell office:value-type="string" calcext:value-type="string">
            <text:p>CYS</text:p>
          </table:table-cell>
          <table:table-cell office:value-type="float" office:value="85" calcext:value-type="float">
            <text:p>85</text:p>
          </table:table-cell>
          <table:table-cell office:value-type="float" office:value="-0.0100383806519454" calcext:value-type="float">
            <text:p>-0.0100383806519454</text:p>
          </table:table-cell>
          <table:table-cell table:formula="of:=[.F86]-[.C86]" office:value-type="float" office:value="0.00168664563617245" calcext:value-type="float">
            <text:p>0.0016866456361724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86" calcext:value-type="float">
            <text:p>86</text:p>
          </table:table-cell>
          <table:table-cell office:value-type="float" office:value="-0.00701524710830701" calcext:value-type="float">
            <text:p>-0.00701524710830701</text:p>
          </table:table-cell>
          <table:table-cell office:value-type="string" calcext:value-type="string">
            <text:p>VAL</text:p>
          </table:table-cell>
          <table:table-cell office:value-type="float" office:value="86" calcext:value-type="float">
            <text:p>86</text:p>
          </table:table-cell>
          <table:table-cell office:value-type="float" office:value="-0.00557991587802314" calcext:value-type="float">
            <text:p>-0.00557991587802314</text:p>
          </table:table-cell>
          <table:table-cell table:formula="of:=[.F87]-[.C87]" office:value-type="float" office:value="0.00143533123028387" calcext:value-type="float">
            <text:p>0.00143533123028387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87" calcext:value-type="float">
            <text:p>87</text:p>
          </table:table-cell>
          <table:table-cell office:value-type="float" office:value="-0.00545583596214513" calcext:value-type="float">
            <text:p>-0.00545583596214513</text:p>
          </table:table-cell>
          <table:table-cell office:value-type="string" calcext:value-type="string">
            <text:p>LEU</text:p>
          </table:table-cell>
          <table:table-cell office:value-type="float" office:value="87" calcext:value-type="float">
            <text:p>87</text:p>
          </table:table-cell>
          <table:table-cell office:value-type="float" office:value="-0.00390641430073615" calcext:value-type="float">
            <text:p>-0.00390641430073615</text:p>
          </table:table-cell>
          <table:table-cell table:formula="of:=[.F88]-[.C88]" office:value-type="float" office:value="0.00154942166140898" calcext:value-type="float">
            <text:p>0.00154942166140898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88" calcext:value-type="float">
            <text:p>88</text:p>
          </table:table-cell>
          <table:table-cell office:value-type="float" office:value="0.0133527865404837" calcext:value-type="float">
            <text:p>0.0133527865404837</text:p>
          </table:table-cell>
          <table:table-cell office:value-type="string" calcext:value-type="string">
            <text:p>LYS</text:p>
          </table:table-cell>
          <table:table-cell office:value-type="float" office:value="88" calcext:value-type="float">
            <text:p>88</text:p>
          </table:table-cell>
          <table:table-cell office:value-type="float" office:value="0.0114111461619349" calcext:value-type="float">
            <text:p>0.0114111461619349</text:p>
          </table:table-cell>
          <table:table-cell table:formula="of:=[.F89]-[.C89]" office:value-type="float" office:value="-0.0019416403785488" calcext:value-type="float">
            <text:p>-0.0019416403785488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89" calcext:value-type="float">
            <text:p>89</text:p>
          </table:table-cell>
          <table:table-cell office:value-type="float" office:value="-0.00397896950578336" calcext:value-type="float">
            <text:p>-0.00397896950578336</text:p>
          </table:table-cell>
          <table:table-cell office:value-type="string" calcext:value-type="string">
            <text:p>LEU</text:p>
          </table:table-cell>
          <table:table-cell office:value-type="float" office:value="89" calcext:value-type="float">
            <text:p>89</text:p>
          </table:table-cell>
          <table:table-cell office:value-type="float" office:value="-0.00339695057833854" calcext:value-type="float">
            <text:p>-0.00339695057833854</text:p>
          </table:table-cell>
          <table:table-cell table:formula="of:=[.F90]-[.C90]" office:value-type="float" office:value="0.000582018927444822" calcext:value-type="float">
            <text:p>0.000582018927444822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90" calcext:value-type="float">
            <text:p>90</text:p>
          </table:table-cell>
          <table:table-cell office:value-type="float" office:value="-0.0000205047318613069" calcext:value-type="float">
            <text:p>-2.05047318613069E-05</text:p>
          </table:table-cell>
          <table:table-cell office:value-type="string" calcext:value-type="string">
            <text:p>ARG</text:p>
          </table:table-cell>
          <table:table-cell office:value-type="float" office:value="90" calcext:value-type="float">
            <text:p>90</text:p>
          </table:table-cell>
          <table:table-cell office:value-type="float" office:value="-0.000407991587802065" calcext:value-type="float">
            <text:p>-0.000407991587802065</text:p>
          </table:table-cell>
          <table:table-cell table:formula="of:=[.F91]-[.C91]" office:value-type="float" office:value="-0.000387486855940758" calcext:value-type="float">
            <text:p>-0.000387486855940758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91" calcext:value-type="float">
            <text:p>91</text:p>
          </table:table-cell>
          <table:table-cell office:value-type="float" office:value="0.000758675078864389" calcext:value-type="float">
            <text:p>0.000758675078864389</text:p>
          </table:table-cell>
          <table:table-cell office:value-type="string" calcext:value-type="string">
            <text:p>VAL</text:p>
          </table:table-cell>
          <table:table-cell office:value-type="float" office:value="91" calcext:value-type="float">
            <text:p>91</text:p>
          </table:table-cell>
          <table:table-cell office:value-type="float" office:value="0.000541535226077974" calcext:value-type="float">
            <text:p>0.000541535226077974</text:p>
          </table:table-cell>
          <table:table-cell table:formula="of:=[.F92]-[.C92]" office:value-type="float" office:value="-0.000217139852786415" calcext:value-type="float">
            <text:p>-0.00021713985278641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92" calcext:value-type="float">
            <text:p>92</text:p>
          </table:table-cell>
          <table:table-cell office:value-type="float" office:value="-0.0011288117770767" calcext:value-type="float">
            <text:p>-0.0011288117770767</text:p>
          </table:table-cell>
          <table:table-cell office:value-type="string" calcext:value-type="string">
            <text:p>ASP</text:p>
          </table:table-cell>
          <table:table-cell office:value-type="float" office:value="92" calcext:value-type="float">
            <text:p>92</text:p>
          </table:table-cell>
          <table:table-cell office:value-type="float" office:value="-0.000903785488959066" calcext:value-type="float">
            <text:p>-0.000903785488959066</text:p>
          </table:table-cell>
          <table:table-cell table:formula="of:=[.F93]-[.C93]" office:value-type="float" office:value="0.000225026288117638" calcext:value-type="float">
            <text:p>0.00022502628811763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93" calcext:value-type="float">
            <text:p>93</text:p>
          </table:table-cell>
          <table:table-cell office:value-type="float" office:value="0.000324395373291394" calcext:value-type="float">
            <text:p>0.000324395373291394</text:p>
          </table:table-cell>
          <table:table-cell office:value-type="string" calcext:value-type="string">
            <text:p>THR</text:p>
          </table:table-cell>
          <table:table-cell office:value-type="float" office:value="93" calcext:value-type="float">
            <text:p>93</text:p>
          </table:table-cell>
          <table:table-cell office:value-type="float" office:value="0.000177707676130356" calcext:value-type="float">
            <text:p>0.000177707676130356</text:p>
          </table:table-cell>
          <table:table-cell table:formula="of:=[.F94]-[.C94]" office:value-type="float" office:value="-0.000146687697161038" calcext:value-type="float">
            <text:p>-0.000146687697161038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94" calcext:value-type="float">
            <text:p>94</text:p>
          </table:table-cell>
          <table:table-cell office:value-type="float" office:value="0.000601472134595182" calcext:value-type="float">
            <text:p>0.000601472134595182</text:p>
          </table:table-cell>
          <table:table-cell office:value-type="string" calcext:value-type="string">
            <text:p>ALA</text:p>
          </table:table-cell>
          <table:table-cell office:value-type="float" office:value="94" calcext:value-type="float">
            <text:p>94</text:p>
          </table:table-cell>
          <table:table-cell office:value-type="float" office:value="0.000533648790746551" calcext:value-type="float">
            <text:p>0.000533648790746551</text:p>
          </table:table-cell>
          <table:table-cell table:formula="of:=[.F95]-[.C95]" office:value-type="float" office:value="-0.000067823343848631" calcext:value-type="float">
            <text:p>-6.7823343848631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95" calcext:value-type="float">
            <text:p>95</text:p>
          </table:table-cell>
          <table:table-cell office:value-type="float" office:value="0.0022607781282861" calcext:value-type="float">
            <text:p>0.0022607781282861</text:p>
          </table:table-cell>
          <table:table-cell office:value-type="string" calcext:value-type="string">
            <text:p>ASN</text:p>
          </table:table-cell>
          <table:table-cell office:value-type="float" office:value="95" calcext:value-type="float">
            <text:p>95</text:p>
          </table:table-cell>
          <table:table-cell office:value-type="float" office:value="0.00203049421661386" calcext:value-type="float">
            <text:p>0.00203049421661386</text:p>
          </table:table-cell>
          <table:table-cell table:formula="of:=[.F96]-[.C96]" office:value-type="float" office:value="-0.000230283911672239" calcext:value-type="float">
            <text:p>-0.000230283911672239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96" calcext:value-type="float">
            <text:p>96</text:p>
          </table:table-cell>
          <table:table-cell office:value-type="float" office:value="-0.000691903259726545" calcext:value-type="float">
            <text:p>-0.000691903259726545</text:p>
          </table:table-cell>
          <table:table-cell office:value-type="string" calcext:value-type="string">
            <text:p>PRO</text:p>
          </table:table-cell>
          <table:table-cell office:value-type="float" office:value="96" calcext:value-type="float">
            <text:p>96</text:p>
          </table:table-cell>
          <table:table-cell office:value-type="float" office:value="-0.000667718191377389" calcext:value-type="float">
            <text:p>-0.000667718191377389</text:p>
          </table:table-cell>
          <table:table-cell table:formula="of:=[.F97]-[.C97]" office:value-type="float" office:value="0.0000241850683491562" calcext:value-type="float">
            <text:p>2.41850683491562E-05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97" calcext:value-type="float">
            <text:p>97</text:p>
          </table:table-cell>
          <table:table-cell office:value-type="float" office:value="0.000480546792849688" calcext:value-type="float">
            <text:p>0.000480546792849688</text:p>
          </table:table-cell>
          <table:table-cell office:value-type="string" calcext:value-type="string">
            <text:p>LYS</text:p>
          </table:table-cell>
          <table:table-cell office:value-type="float" office:value="97" calcext:value-type="float">
            <text:p>97</text:p>
          </table:table-cell>
          <table:table-cell office:value-type="float" office:value="0.000131966351209274" calcext:value-type="float">
            <text:p>0.000131966351209274</text:p>
          </table:table-cell>
          <table:table-cell table:formula="of:=[.F98]-[.C98]" office:value-type="float" office:value="-0.000348580441640414" calcext:value-type="float">
            <text:p>-0.00034858044164041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98" calcext:value-type="float">
            <text:p>98</text:p>
          </table:table-cell>
          <table:table-cell office:value-type="float" office:value="-0.00000157728706619568" calcext:value-type="float">
            <text:p>-1.57728706619568E-06</text:p>
          </table:table-cell>
          <table:table-cell office:value-type="string" calcext:value-type="string">
            <text:p>THR</text:p>
          </table:table-cell>
          <table:table-cell office:value-type="float" office:value="98" calcext:value-type="float">
            <text:p>98</text:p>
          </table:table-cell>
          <table:table-cell office:value-type="float" office:value="0.0000899053627761169" calcext:value-type="float">
            <text:p>8.99053627761169E-05</text:p>
          </table:table-cell>
          <table:table-cell table:formula="of:=[.F99]-[.C99]" office:value-type="float" office:value="0.0000914826498423126" calcext:value-type="float">
            <text:p>9.14826498423126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99" calcext:value-type="float">
            <text:p>99</text:p>
          </table:table-cell>
          <table:table-cell office:value-type="float" office:value="-0.000668769716088361" calcext:value-type="float">
            <text:p>-0.000668769716088361</text:p>
          </table:table-cell>
          <table:table-cell office:value-type="string" calcext:value-type="string">
            <text:p>PRO</text:p>
          </table:table-cell>
          <table:table-cell office:value-type="float" office:value="99" calcext:value-type="float">
            <text:p>99</text:p>
          </table:table-cell>
          <table:table-cell office:value-type="float" office:value="-0.000630914826498429" calcext:value-type="float">
            <text:p>-0.000630914826498429</text:p>
          </table:table-cell>
          <table:table-cell table:formula="of:=[.F100]-[.C100]" office:value-type="float" office:value="0.000037854889589932" calcext:value-type="float">
            <text:p>3.7854889589932E-05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00" calcext:value-type="float">
            <text:p>100</text:p>
          </table:table-cell>
          <table:table-cell office:value-type="float" office:value="0.000123028391166976" calcext:value-type="float">
            <text:p>0.000123028391166976</text:p>
          </table:table-cell>
          <table:table-cell office:value-type="string" calcext:value-type="string">
            <text:p>LYS</text:p>
          </table:table-cell>
          <table:table-cell office:value-type="float" office:value="100" calcext:value-type="float">
            <text:p>100</text:p>
          </table:table-cell>
          <table:table-cell office:value-type="float" office:value="0.0000920084121977561" calcext:value-type="float">
            <text:p>9.20084121977561E-05</text:p>
          </table:table-cell>
          <table:table-cell table:formula="of:=[.F101]-[.C101]" office:value-type="float" office:value="-0.0000310199789692196" calcext:value-type="float">
            <text:p>-3.10199789692196E-05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1" calcext:value-type="float">
            <text:p>101</text:p>
          </table:table-cell>
          <table:table-cell office:value-type="float" office:value="-0.0000694006309147451" calcext:value-type="float">
            <text:p>-6.94006309147451E-05</text:p>
          </table:table-cell>
          <table:table-cell office:value-type="string" calcext:value-type="string">
            <text:p>TYR</text:p>
          </table:table-cell>
          <table:table-cell office:value-type="float" office:value="101" calcext:value-type="float">
            <text:p>101</text:p>
          </table:table-cell>
          <table:table-cell office:value-type="float" office:value="-0.000128811777076728" calcext:value-type="float">
            <text:p>-0.000128811777076728</text:p>
          </table:table-cell>
          <table:table-cell table:formula="of:=[.F102]-[.C102]" office:value-type="float" office:value="-0.0000594111461619827" calcext:value-type="float">
            <text:p>-5.94111461619827E-05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02" calcext:value-type="float">
            <text:p>102</text:p>
          </table:table-cell>
          <table:table-cell office:value-type="float" office:value="0.000317560462670945" calcext:value-type="float">
            <text:p>0.000317560462670945</text:p>
          </table:table-cell>
          <table:table-cell office:value-type="string" calcext:value-type="string">
            <text:p>LYS</text:p>
          </table:table-cell>
          <table:table-cell office:value-type="float" office:value="102" calcext:value-type="float">
            <text:p>102</text:p>
          </table:table-cell>
          <table:table-cell office:value-type="float" office:value="0.000160357518401808" calcext:value-type="float">
            <text:p>0.000160357518401808</text:p>
          </table:table-cell>
          <table:table-cell table:formula="of:=[.F103]-[.C103]" office:value-type="float" office:value="-0.000157202944269136" calcext:value-type="float">
            <text:p>-0.000157202944269136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103" calcext:value-type="float">
            <text:p>103</text:p>
          </table:table-cell>
          <table:table-cell office:value-type="float" office:value="0.000300210304942177" calcext:value-type="float">
            <text:p>0.000300210304942177</text:p>
          </table:table-cell>
          <table:table-cell office:value-type="string" calcext:value-type="string">
            <text:p>PHE</text:p>
          </table:table-cell>
          <table:table-cell office:value-type="float" office:value="103" calcext:value-type="float">
            <text:p>103</text:p>
          </table:table-cell>
          <table:table-cell office:value-type="float" office:value="0.000131440588853827" calcext:value-type="float">
            <text:p>0.000131440588853827</text:p>
          </table:table-cell>
          <table:table-cell table:formula="of:=[.F104]-[.C104]" office:value-type="float" office:value="-0.00016876971608835" calcext:value-type="float">
            <text:p>-0.0001687697160883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04" calcext:value-type="float">
            <text:p>104</text:p>
          </table:table-cell>
          <table:table-cell office:value-type="float" office:value="0.00106256572029444" calcext:value-type="float">
            <text:p>0.00106256572029444</text:p>
          </table:table-cell>
          <table:table-cell office:value-type="string" calcext:value-type="string">
            <text:p>VAL</text:p>
          </table:table-cell>
          <table:table-cell office:value-type="float" office:value="104" calcext:value-type="float">
            <text:p>104</text:p>
          </table:table-cell>
          <table:table-cell office:value-type="float" office:value="0.000902208201892766" calcext:value-type="float">
            <text:p>0.000902208201892766</text:p>
          </table:table-cell>
          <table:table-cell table:formula="of:=[.F105]-[.C105]" office:value-type="float" office:value="-0.000160357518401676" calcext:value-type="float">
            <text:p>-0.00016035751840167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05" calcext:value-type="float">
            <text:p>105</text:p>
          </table:table-cell>
          <table:table-cell office:value-type="float" office:value="0.0121845425867505" calcext:value-type="float">
            <text:p>0.0121845425867505</text:p>
          </table:table-cell>
          <table:table-cell office:value-type="string" calcext:value-type="string">
            <text:p>ARG</text:p>
          </table:table-cell>
          <table:table-cell office:value-type="float" office:value="105" calcext:value-type="float">
            <text:p>105</text:p>
          </table:table-cell>
          <table:table-cell office:value-type="float" office:value="0.013220820189274" calcext:value-type="float">
            <text:p>0.013220820189274</text:p>
          </table:table-cell>
          <table:table-cell table:formula="of:=[.F106]-[.C106]" office:value-type="float" office:value="0.00103627760252354" calcext:value-type="float">
            <text:p>0.00103627760252354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106" calcext:value-type="float">
            <text:p>106</text:p>
          </table:table-cell>
          <table:table-cell office:value-type="float" office:value="0.00112986330178763" calcext:value-type="float">
            <text:p>0.00112986330178763</text:p>
          </table:table-cell>
          <table:table-cell office:value-type="string" calcext:value-type="string">
            <text:p>ILE</text:p>
          </table:table-cell>
          <table:table-cell office:value-type="float" office:value="106" calcext:value-type="float">
            <text:p>106</text:p>
          </table:table-cell>
          <table:table-cell office:value-type="float" office:value="0.0010767613038906" calcext:value-type="float">
            <text:p>0.0010767613038906</text:p>
          </table:table-cell>
          <table:table-cell table:formula="of:=[.F107]-[.C107]" office:value-type="float" office:value="-0.0000531019978970329" calcext:value-type="float">
            <text:p>-5.31019978970329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07" calcext:value-type="float">
            <text:p>107</text:p>
          </table:table-cell>
          <table:table-cell office:value-type="float" office:value="0.00222082018927416" calcext:value-type="float">
            <text:p>0.00222082018927416</text:p>
          </table:table-cell>
          <table:table-cell office:value-type="string" calcext:value-type="string">
            <text:p>GLN</text:p>
          </table:table-cell>
          <table:table-cell office:value-type="float" office:value="107" calcext:value-type="float">
            <text:p>107</text:p>
          </table:table-cell>
          <table:table-cell office:value-type="float" office:value="0.00227076761303879" calcext:value-type="float">
            <text:p>0.00227076761303879</text:p>
          </table:table-cell>
          <table:table-cell table:formula="of:=[.F108]-[.C108]" office:value-type="float" office:value="0.0000499474237646296" calcext:value-type="float">
            <text:p>4.99474237646296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8" calcext:value-type="float">
            <text:p>108</text:p>
          </table:table-cell>
          <table:table-cell office:value-type="float" office:value="-0.00000052576235535155" calcext:value-type="float">
            <text:p>-5.25762355351553E-07</text:p>
          </table:table-cell>
          <table:table-cell office:value-type="string" calcext:value-type="string">
            <text:p>PRO</text:p>
          </table:table-cell>
          <table:table-cell office:value-type="float" office:value="108" calcext:value-type="float">
            <text:p>108</text:p>
          </table:table-cell>
          <table:table-cell office:value-type="float" office:value="0.000354889589905378" calcext:value-type="float">
            <text:p>0.000354889589905378</text:p>
          </table:table-cell>
          <table:table-cell table:formula="of:=[.F109]-[.C109]" office:value-type="float" office:value="0.00035541535226073" calcext:value-type="float">
            <text:p>0.0003554153522607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9" calcext:value-type="float">
            <text:p>109</text:p>
          </table:table-cell>
          <table:table-cell office:value-type="float" office:value="0.000440588853838087" calcext:value-type="float">
            <text:p>0.000440588853838087</text:p>
          </table:table-cell>
          <table:table-cell office:value-type="string" calcext:value-type="string">
            <text:p>GLY</text:p>
          </table:table-cell>
          <table:table-cell office:value-type="float" office:value="109" calcext:value-type="float">
            <text:p>109</text:p>
          </table:table-cell>
          <table:table-cell office:value-type="float" office:value="0.000740799158780204" calcext:value-type="float">
            <text:p>0.000740799158780204</text:p>
          </table:table-cell>
          <table:table-cell table:formula="of:=[.F110]-[.C110]" office:value-type="float" office:value="0.000300210304942117" calcext:value-type="float">
            <text:p>0.000300210304942117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10" calcext:value-type="float">
            <text:p>110</text:p>
          </table:table-cell>
          <table:table-cell office:value-type="float" office:value="0.000895899053627742" calcext:value-type="float">
            <text:p>0.000895899053627742</text:p>
          </table:table-cell>
          <table:table-cell office:value-type="string" calcext:value-type="string">
            <text:p>GLN</text:p>
          </table:table-cell>
          <table:table-cell office:value-type="float" office:value="110" calcext:value-type="float">
            <text:p>110</text:p>
          </table:table-cell>
          <table:table-cell office:value-type="float" office:value="0.000686645636172314" calcext:value-type="float">
            <text:p>0.000686645636172314</text:p>
          </table:table-cell>
          <table:table-cell table:formula="of:=[.F111]-[.C111]" office:value-type="float" office:value="-0.000209253417455428" calcext:value-type="float">
            <text:p>-0.00020925341745542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11" calcext:value-type="float">
            <text:p>111</text:p>
          </table:table-cell>
          <table:table-cell office:value-type="float" office:value="0.00301051524710835" calcext:value-type="float">
            <text:p>0.00301051524710835</text:p>
          </table:table-cell>
          <table:table-cell office:value-type="string" calcext:value-type="string">
            <text:p>THR</text:p>
          </table:table-cell>
          <table:table-cell office:value-type="float" office:value="111" calcext:value-type="float">
            <text:p>111</text:p>
          </table:table-cell>
          <table:table-cell office:value-type="float" office:value="0.00259831756046278" calcext:value-type="float">
            <text:p>0.00259831756046278</text:p>
          </table:table-cell>
          <table:table-cell table:formula="of:=[.F112]-[.C112]" office:value-type="float" office:value="-0.000412197686645574" calcext:value-type="float">
            <text:p>-0.000412197686645574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112" calcext:value-type="float">
            <text:p>112</text:p>
          </table:table-cell>
          <table:table-cell office:value-type="float" office:value="0.000354889589905372" calcext:value-type="float">
            <text:p>0.000354889589905372</text:p>
          </table:table-cell>
          <table:table-cell office:value-type="string" calcext:value-type="string">
            <text:p>PHE</text:p>
          </table:table-cell>
          <table:table-cell office:value-type="float" office:value="112" calcext:value-type="float">
            <text:p>112</text:p>
          </table:table-cell>
          <table:table-cell office:value-type="float" office:value="0.000250788643533129" calcext:value-type="float">
            <text:p>0.000250788643533129</text:p>
          </table:table-cell>
          <table:table-cell table:formula="of:=[.F113]-[.C113]" office:value-type="float" office:value="-0.000104100946372243" calcext:value-type="float">
            <text:p>-0.000104100946372243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13" calcext:value-type="float">
            <text:p>113</text:p>
          </table:table-cell>
          <table:table-cell office:value-type="float" office:value="0.00442060988433225" calcext:value-type="float">
            <text:p>0.00442060988433225</text:p>
          </table:table-cell>
          <table:table-cell office:value-type="string" calcext:value-type="string">
            <text:p>SER</text:p>
          </table:table-cell>
          <table:table-cell office:value-type="float" office:value="113" calcext:value-type="float">
            <text:p>113</text:p>
          </table:table-cell>
          <table:table-cell office:value-type="float" office:value="0.0050651945320715" calcext:value-type="float">
            <text:p>0.0050651945320715</text:p>
          </table:table-cell>
          <table:table-cell table:formula="of:=[.F114]-[.C114]" office:value-type="float" office:value="0.000644584647739253" calcext:value-type="float">
            <text:p>0.000644584647739253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14" calcext:value-type="float">
            <text:p>114</text:p>
          </table:table-cell>
          <table:table-cell office:value-type="float" office:value="-0.0000956887486856063" calcext:value-type="float">
            <text:p>-9.56887486856063E-05</text:p>
          </table:table-cell>
          <table:table-cell office:value-type="string" calcext:value-type="string">
            <text:p>VAL</text:p>
          </table:table-cell>
          <table:table-cell office:value-type="float" office:value="114" calcext:value-type="float">
            <text:p>114</text:p>
          </table:table-cell>
          <table:table-cell office:value-type="float" office:value="0.00195899053627767" calcext:value-type="float">
            <text:p>0.00195899053627767</text:p>
          </table:table-cell>
          <table:table-cell table:formula="of:=[.F115]-[.C115]" office:value-type="float" office:value="0.00205467928496327" calcext:value-type="float">
            <text:p>0.00205467928496327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15" calcext:value-type="float">
            <text:p>115</text:p>
          </table:table-cell>
          <table:table-cell office:value-type="float" office:value="0.0013633017875919" calcext:value-type="float">
            <text:p>0.0013633017875919</text:p>
          </table:table-cell>
          <table:table-cell office:value-type="string" calcext:value-type="string">
            <text:p>LEU</text:p>
          </table:table-cell>
          <table:table-cell office:value-type="float" office:value="115" calcext:value-type="float">
            <text:p>115</text:p>
          </table:table-cell>
          <table:table-cell office:value-type="float" office:value="0.00205941114616195" calcext:value-type="float">
            <text:p>0.00205941114616195</text:p>
          </table:table-cell>
          <table:table-cell table:formula="of:=[.F116]-[.C116]" office:value-type="float" office:value="0.000696109358570051" calcext:value-type="float">
            <text:p>0.000696109358570051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116" calcext:value-type="float">
            <text:p>116</text:p>
          </table:table-cell>
          <table:table-cell office:value-type="float" office:value="0.00638906414300736" calcext:value-type="float">
            <text:p>0.00638906414300736</text:p>
          </table:table-cell>
          <table:table-cell office:value-type="string" calcext:value-type="string">
            <text:p>ALA</text:p>
          </table:table-cell>
          <table:table-cell office:value-type="float" office:value="116" calcext:value-type="float">
            <text:p>116</text:p>
          </table:table-cell>
          <table:table-cell office:value-type="float" office:value="0.00748580441640383" calcext:value-type="float">
            <text:p>0.00748580441640383</text:p>
          </table:table-cell>
          <table:table-cell table:formula="of:=[.F117]-[.C117]" office:value-type="float" office:value="0.00109674027339647" calcext:value-type="float">
            <text:p>0.00109674027339647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17" calcext:value-type="float">
            <text:p>117</text:p>
          </table:table-cell>
          <table:table-cell office:value-type="float" office:value="-0.00236014721345949" calcext:value-type="float">
            <text:p>-0.00236014721345949</text:p>
          </table:table-cell>
          <table:table-cell office:value-type="string" calcext:value-type="string">
            <text:p>CYS</text:p>
          </table:table-cell>
          <table:table-cell office:value-type="float" office:value="117" calcext:value-type="float">
            <text:p>117</text:p>
          </table:table-cell>
          <table:table-cell office:value-type="float" office:value="-0.00592639327024185" calcext:value-type="float">
            <text:p>-0.00592639327024185</text:p>
          </table:table-cell>
          <table:table-cell table:formula="of:=[.F118]-[.C118]" office:value-type="float" office:value="-0.00356624605678236" calcext:value-type="float">
            <text:p>-0.00356624605678236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18" calcext:value-type="float">
            <text:p>118</text:p>
          </table:table-cell>
          <table:table-cell office:value-type="float" office:value="0.000194896740273322" calcext:value-type="float">
            <text:p>0.000194896740273322</text:p>
          </table:table-cell>
          <table:table-cell office:value-type="string" calcext:value-type="string">
            <text:p>TYR</text:p>
          </table:table-cell>
          <table:table-cell office:value-type="float" office:value="118" calcext:value-type="float">
            <text:p>118</text:p>
          </table:table-cell>
          <table:table-cell office:value-type="float" office:value="-0.004517389274448" calcext:value-type="float">
            <text:p>-0.004517389274448</text:p>
          </table:table-cell>
          <table:table-cell table:formula="of:=[.F119]-[.C119]" office:value-type="float" office:value="-0.00471228601472132" calcext:value-type="float">
            <text:p>-0.00471228601472132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19" calcext:value-type="float">
            <text:p>119</text:p>
          </table:table-cell>
          <table:table-cell office:value-type="float" office:value="0.036132769716088" calcext:value-type="float">
            <text:p>0.036132769716088</text:p>
          </table:table-cell>
          <table:table-cell office:value-type="string" calcext:value-type="string">
            <text:p>ASN</text:p>
          </table:table-cell>
          <table:table-cell office:value-type="float" office:value="119" calcext:value-type="float">
            <text:p>119</text:p>
          </table:table-cell>
          <table:table-cell office:value-type="float" office:value="0.0310061110410094" calcext:value-type="float">
            <text:p>0.0310061110410094</text:p>
          </table:table-cell>
          <table:table-cell table:formula="of:=[.F120]-[.C120]" office:value-type="float" office:value="-0.00512665867507853" calcext:value-type="float">
            <text:p>-0.0051266586750785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20" calcext:value-type="float">
            <text:p>120</text:p>
          </table:table-cell>
          <table:table-cell office:value-type="float" office:value="0.0119794952681388" calcext:value-type="float">
            <text:p>0.0119794952681388</text:p>
          </table:table-cell>
          <table:table-cell office:value-type="string" calcext:value-type="string">
            <text:p>GLY</text:p>
          </table:table-cell>
          <table:table-cell office:value-type="float" office:value="120" calcext:value-type="float">
            <text:p>120</text:p>
          </table:table-cell>
          <table:table-cell office:value-type="float" office:value="0.0105736067297581" calcext:value-type="float">
            <text:p>0.0105736067297581</text:p>
          </table:table-cell>
          <table:table-cell table:formula="of:=[.F121]-[.C121]" office:value-type="float" office:value="-0.00140588853838066" calcext:value-type="float">
            <text:p>-0.0014058885383806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21" calcext:value-type="float">
            <text:p>121</text:p>
          </table:table-cell>
          <table:table-cell office:value-type="float" office:value="0.00332018927444793" calcext:value-type="float">
            <text:p>0.00332018927444793</text:p>
          </table:table-cell>
          <table:table-cell office:value-type="string" calcext:value-type="string">
            <text:p>SER</text:p>
          </table:table-cell>
          <table:table-cell office:value-type="float" office:value="121" calcext:value-type="float">
            <text:p>121</text:p>
          </table:table-cell>
          <table:table-cell office:value-type="float" office:value="0.00381388012618299" calcext:value-type="float">
            <text:p>0.00381388012618299</text:p>
          </table:table-cell>
          <table:table-cell table:formula="of:=[.F122]-[.C122]" office:value-type="float" office:value="0.000493690851735059" calcext:value-type="float">
            <text:p>0.000493690851735059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22" calcext:value-type="float">
            <text:p>122</text:p>
          </table:table-cell>
          <table:table-cell office:value-type="float" office:value="0.00430599369085174" calcext:value-type="float">
            <text:p>0.00430599369085174</text:p>
          </table:table-cell>
          <table:table-cell office:value-type="string" calcext:value-type="string">
            <text:p>PRO</text:p>
          </table:table-cell>
          <table:table-cell office:value-type="float" office:value="122" calcext:value-type="float">
            <text:p>122</text:p>
          </table:table-cell>
          <table:table-cell office:value-type="float" office:value="0.00371293375394318" calcext:value-type="float">
            <text:p>0.00371293375394318</text:p>
          </table:table-cell>
          <table:table-cell table:formula="of:=[.F123]-[.C123]" office:value-type="float" office:value="-0.000593059936908558" calcext:value-type="float">
            <text:p>-0.0005930599369085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23" calcext:value-type="float">
            <text:p>123</text:p>
          </table:table-cell>
          <table:table-cell office:value-type="float" office:value="0.00636382754994744" calcext:value-type="float">
            <text:p>0.00636382754994744</text:p>
          </table:table-cell>
          <table:table-cell office:value-type="string" calcext:value-type="string">
            <text:p>SER</text:p>
          </table:table-cell>
          <table:table-cell office:value-type="float" office:value="123" calcext:value-type="float">
            <text:p>123</text:p>
          </table:table-cell>
          <table:table-cell office:value-type="float" office:value="0.0064710830704521" calcext:value-type="float">
            <text:p>0.0064710830704521</text:p>
          </table:table-cell>
          <table:table-cell table:formula="of:=[.F124]-[.C124]" office:value-type="float" office:value="0.000107255520504661" calcext:value-type="float">
            <text:p>0.000107255520504661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24" calcext:value-type="float">
            <text:p>124</text:p>
          </table:table-cell>
          <table:table-cell office:value-type="float" office:value="0.00258780231335438" calcext:value-type="float">
            <text:p>0.00258780231335438</text:p>
          </table:table-cell>
          <table:table-cell office:value-type="string" calcext:value-type="string">
            <text:p>GLY</text:p>
          </table:table-cell>
          <table:table-cell office:value-type="float" office:value="124" calcext:value-type="float">
            <text:p>124</text:p>
          </table:table-cell>
          <table:table-cell office:value-type="float" office:value="0.0012055730809674" calcext:value-type="float">
            <text:p>0.0012055730809674</text:p>
          </table:table-cell>
          <table:table-cell table:formula="of:=[.F125]-[.C125]" office:value-type="float" office:value="-0.00138222923238697" calcext:value-type="float">
            <text:p>-0.00138222923238697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25" calcext:value-type="float">
            <text:p>125</text:p>
          </table:table-cell>
          <table:table-cell office:value-type="float" office:value="0.00363038906414293" calcext:value-type="float">
            <text:p>0.00363038906414293</text:p>
          </table:table-cell>
          <table:table-cell office:value-type="string" calcext:value-type="string">
            <text:p>VAL</text:p>
          </table:table-cell>
          <table:table-cell office:value-type="float" office:value="125" calcext:value-type="float">
            <text:p>125</text:p>
          </table:table-cell>
          <table:table-cell office:value-type="float" office:value="0.00335488958990547" calcext:value-type="float">
            <text:p>0.00335488958990547</text:p>
          </table:table-cell>
          <table:table-cell table:formula="of:=[.F126]-[.C126]" office:value-type="float" office:value="-0.000275499474237457" calcext:value-type="float">
            <text:p>-0.000275499474237457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26" calcext:value-type="float">
            <text:p>126</text:p>
          </table:table-cell>
          <table:table-cell office:value-type="float" office:value="-0.00337854889589906" calcext:value-type="float">
            <text:p>-0.00337854889589906</text:p>
          </table:table-cell>
          <table:table-cell office:value-type="string" calcext:value-type="string">
            <text:p>TYR</text:p>
          </table:table-cell>
          <table:table-cell office:value-type="float" office:value="126" calcext:value-type="float">
            <text:p>126</text:p>
          </table:table-cell>
          <table:table-cell office:value-type="float" office:value="-0.00283438485804424" calcext:value-type="float">
            <text:p>-0.00283438485804424</text:p>
          </table:table-cell>
          <table:table-cell table:formula="of:=[.F127]-[.C127]" office:value-type="float" office:value="0.000544164037854816" calcext:value-type="float">
            <text:p>0.000544164037854816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27" calcext:value-type="float">
            <text:p>127</text:p>
          </table:table-cell>
          <table:table-cell office:value-type="float" office:value="0.00284805467928483" calcext:value-type="float">
            <text:p>0.00284805467928483</text:p>
          </table:table-cell>
          <table:table-cell office:value-type="string" calcext:value-type="string">
            <text:p>GLN</text:p>
          </table:table-cell>
          <table:table-cell office:value-type="float" office:value="127" calcext:value-type="float">
            <text:p>127</text:p>
          </table:table-cell>
          <table:table-cell office:value-type="float" office:value="0.00259726603575184" calcext:value-type="float">
            <text:p>0.00259726603575184</text:p>
          </table:table-cell>
          <table:table-cell table:formula="of:=[.F128]-[.C128]" office:value-type="float" office:value="-0.00025078864353299" calcext:value-type="float">
            <text:p>-0.00025078864353299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28" calcext:value-type="float">
            <text:p>128</text:p>
          </table:table-cell>
          <table:table-cell office:value-type="float" office:value="0.00168191377497369" calcext:value-type="float">
            <text:p>0.00168191377497369</text:p>
          </table:table-cell>
          <table:table-cell office:value-type="string" calcext:value-type="string">
            <text:p>CYS</text:p>
          </table:table-cell>
          <table:table-cell office:value-type="float" office:value="128" calcext:value-type="float">
            <text:p>128</text:p>
          </table:table-cell>
          <table:table-cell office:value-type="float" office:value="0.00169295478443742" calcext:value-type="float">
            <text:p>0.00169295478443742</text:p>
          </table:table-cell>
          <table:table-cell table:formula="of:=[.F129]-[.C129]" office:value-type="float" office:value="0.0000110410094637276" calcext:value-type="float">
            <text:p>1.10410094637276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129" calcext:value-type="float">
            <text:p>129</text:p>
          </table:table-cell>
          <table:table-cell office:value-type="float" office:value="0.0033301787592008" calcext:value-type="float">
            <text:p>0.0033301787592008</text:p>
          </table:table-cell>
          <table:table-cell office:value-type="string" calcext:value-type="string">
            <text:p>ALA</text:p>
          </table:table-cell>
          <table:table-cell office:value-type="float" office:value="129" calcext:value-type="float">
            <text:p>129</text:p>
          </table:table-cell>
          <table:table-cell office:value-type="float" office:value="0.00294532071503682" calcext:value-type="float">
            <text:p>0.00294532071503682</text:p>
          </table:table-cell>
          <table:table-cell table:formula="of:=[.F130]-[.C130]" office:value-type="float" office:value="-0.000384858044163986" calcext:value-type="float">
            <text:p>-0.000384858044163986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30" calcext:value-type="float">
            <text:p>130</text:p>
          </table:table-cell>
          <table:table-cell office:value-type="float" office:value="0.00527287066246061" calcext:value-type="float">
            <text:p>0.00527287066246061</text:p>
          </table:table-cell>
          <table:table-cell office:value-type="string" calcext:value-type="string">
            <text:p>MET</text:p>
          </table:table-cell>
          <table:table-cell office:value-type="float" office:value="130" calcext:value-type="float">
            <text:p>130</text:p>
          </table:table-cell>
          <table:table-cell office:value-type="float" office:value="0.00509148264984228" calcext:value-type="float">
            <text:p>0.00509148264984228</text:p>
          </table:table-cell>
          <table:table-cell table:formula="of:=[.F131]-[.C131]" office:value-type="float" office:value="-0.000181388012618324" calcext:value-type="float">
            <text:p>-0.00018138801261832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31" calcext:value-type="float">
            <text:p>131</text:p>
          </table:table-cell>
          <table:table-cell office:value-type="float" office:value="0.00916929547844313" calcext:value-type="float">
            <text:p>0.00916929547844313</text:p>
          </table:table-cell>
          <table:table-cell office:value-type="string" calcext:value-type="string">
            <text:p>ARG</text:p>
          </table:table-cell>
          <table:table-cell office:value-type="float" office:value="131" calcext:value-type="float">
            <text:p>131</text:p>
          </table:table-cell>
          <table:table-cell office:value-type="float" office:value="0.00717665615141931" calcext:value-type="float">
            <text:p>0.00717665615141931</text:p>
          </table:table-cell>
          <table:table-cell table:formula="of:=[.F132]-[.C132]" office:value-type="float" office:value="-0.00199263932702382" calcext:value-type="float">
            <text:p>-0.00199263932702382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32" calcext:value-type="float">
            <text:p>132</text:p>
          </table:table-cell>
          <table:table-cell office:value-type="float" office:value="0.00285383806519456" calcext:value-type="float">
            <text:p>0.00285383806519456</text:p>
          </table:table-cell>
          <table:table-cell office:value-type="string" calcext:value-type="string">
            <text:p>PRO</text:p>
          </table:table-cell>
          <table:table-cell office:value-type="float" office:value="132" calcext:value-type="float">
            <text:p>132</text:p>
          </table:table-cell>
          <table:table-cell office:value-type="float" office:value="0.00333701366982125" calcext:value-type="float">
            <text:p>0.00333701366982125</text:p>
          </table:table-cell>
          <table:table-cell table:formula="of:=[.F133]-[.C133]" office:value-type="float" office:value="0.000483175604626691" calcext:value-type="float">
            <text:p>0.000483175604626691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33" calcext:value-type="float">
            <text:p>133</text:p>
          </table:table-cell>
          <table:table-cell office:value-type="float" office:value="0.0114426919032594" calcext:value-type="float">
            <text:p>0.0114426919032594</text:p>
          </table:table-cell>
          <table:table-cell office:value-type="string" calcext:value-type="string">
            <text:p>ASN</text:p>
          </table:table-cell>
          <table:table-cell office:value-type="float" office:value="133" calcext:value-type="float">
            <text:p>133</text:p>
          </table:table-cell>
          <table:table-cell office:value-type="float" office:value="0.00969032597266021" calcext:value-type="float">
            <text:p>0.00969032597266021</text:p>
          </table:table-cell>
          <table:table-cell table:formula="of:=[.F134]-[.C134]" office:value-type="float" office:value="-0.00175236593059922" calcext:value-type="float">
            <text:p>-0.00175236593059922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134" calcext:value-type="float">
            <text:p>134</text:p>
          </table:table-cell>
          <table:table-cell office:value-type="float" office:value="0.00520662460567819" calcext:value-type="float">
            <text:p>0.00520662460567819</text:p>
          </table:table-cell>
          <table:table-cell office:value-type="string" calcext:value-type="string">
            <text:p>PHE</text:p>
          </table:table-cell>
          <table:table-cell office:value-type="float" office:value="134" calcext:value-type="float">
            <text:p>134</text:p>
          </table:table-cell>
          <table:table-cell office:value-type="float" office:value="0.00387171398527861" calcext:value-type="float">
            <text:p>0.00387171398527861</text:p>
          </table:table-cell>
          <table:table-cell table:formula="of:=[.F135]-[.C135]" office:value-type="float" office:value="-0.00133491062039958" calcext:value-type="float">
            <text:p>-0.0013349106203995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35" calcext:value-type="float">
            <text:p>135</text:p>
          </table:table-cell>
          <table:table-cell office:value-type="float" office:value="0.019273396424816" calcext:value-type="float">
            <text:p>0.019273396424816</text:p>
          </table:table-cell>
          <table:table-cell office:value-type="string" calcext:value-type="string">
            <text:p>THR</text:p>
          </table:table-cell>
          <table:table-cell office:value-type="float" office:value="135" calcext:value-type="float">
            <text:p>135</text:p>
          </table:table-cell>
          <table:table-cell office:value-type="float" office:value="0.0168548895899054" calcext:value-type="float">
            <text:p>0.0168548895899054</text:p>
          </table:table-cell>
          <table:table-cell table:formula="of:=[.F136]-[.C136]" office:value-type="float" office:value="-0.00241850683491059" calcext:value-type="float">
            <text:p>-0.00241850683491059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136" calcext:value-type="float">
            <text:p>136</text:p>
          </table:table-cell>
          <table:table-cell office:value-type="float" office:value="0.00165983175604622" calcext:value-type="float">
            <text:p>0.00165983175604622</text:p>
          </table:table-cell>
          <table:table-cell office:value-type="string" calcext:value-type="string">
            <text:p>ILE</text:p>
          </table:table-cell>
          <table:table-cell office:value-type="float" office:value="136" calcext:value-type="float">
            <text:p>136</text:p>
          </table:table-cell>
          <table:table-cell office:value-type="float" office:value="0.00313512092534179" calcext:value-type="float">
            <text:p>0.00313512092534179</text:p>
          </table:table-cell>
          <table:table-cell table:formula="of:=[.F137]-[.C137]" office:value-type="float" office:value="0.00147528916929557" calcext:value-type="float">
            <text:p>0.00147528916929557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37" calcext:value-type="float">
            <text:p>137</text:p>
          </table:table-cell>
          <table:table-cell office:value-type="float" office:value="0.0187407991587804" calcext:value-type="float">
            <text:p>0.0187407991587804</text:p>
          </table:table-cell>
          <table:table-cell office:value-type="string" calcext:value-type="string">
            <text:p>LYS</text:p>
          </table:table-cell>
          <table:table-cell office:value-type="float" office:value="137" calcext:value-type="float">
            <text:p>137</text:p>
          </table:table-cell>
          <table:table-cell office:value-type="float" office:value="0.0177334384858045" calcext:value-type="float">
            <text:p>0.0177334384858045</text:p>
          </table:table-cell>
          <table:table-cell table:formula="of:=[.F138]-[.C138]" office:value-type="float" office:value="-0.00100736067297595" calcext:value-type="float">
            <text:p>-0.0010073606729759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38" calcext:value-type="float">
            <text:p>138</text:p>
          </table:table-cell>
          <table:table-cell office:value-type="float" office:value="0.00255099894847528" calcext:value-type="float">
            <text:p>0.00255099894847528</text:p>
          </table:table-cell>
          <table:table-cell office:value-type="string" calcext:value-type="string">
            <text:p>GLY</text:p>
          </table:table-cell>
          <table:table-cell office:value-type="float" office:value="138" calcext:value-type="float">
            <text:p>138</text:p>
          </table:table-cell>
          <table:table-cell office:value-type="float" office:value="0.00317192429022085" calcext:value-type="float">
            <text:p>0.00317192429022085</text:p>
          </table:table-cell>
          <table:table-cell table:formula="of:=[.F139]-[.C139]" office:value-type="float" office:value="0.000620925341745568" calcext:value-type="float">
            <text:p>0.00062092534174556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39" calcext:value-type="float">
            <text:p>139</text:p>
          </table:table-cell>
          <table:table-cell office:value-type="float" office:value="0.00984490010515243" calcext:value-type="float">
            <text:p>0.00984490010515243</text:p>
          </table:table-cell>
          <table:table-cell office:value-type="string" calcext:value-type="string">
            <text:p>SER</text:p>
          </table:table-cell>
          <table:table-cell office:value-type="float" office:value="139" calcext:value-type="float">
            <text:p>139</text:p>
          </table:table-cell>
          <table:table-cell office:value-type="float" office:value="0.0120536277602523" calcext:value-type="float">
            <text:p>0.0120536277602523</text:p>
          </table:table-cell>
          <table:table-cell table:formula="of:=[.F140]-[.C140]" office:value-type="float" office:value="0.00220872765509991" calcext:value-type="float">
            <text:p>0.0022087276550999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140" calcext:value-type="float">
            <text:p>140</text:p>
          </table:table-cell>
          <table:table-cell office:value-type="float" office:value="-0.0774448778128287" calcext:value-type="float">
            <text:p>-0.0774448778128287</text:p>
          </table:table-cell>
          <table:table-cell office:value-type="string" calcext:value-type="string">
            <text:p>PHE</text:p>
          </table:table-cell>
          <table:table-cell office:value-type="float" office:value="140" calcext:value-type="float">
            <text:p>140</text:p>
          </table:table-cell>
          <table:table-cell office:value-type="float" office:value="-0.0321600643533123" calcext:value-type="float">
            <text:p>-0.0321600643533123</text:p>
          </table:table-cell>
          <table:table-cell table:formula="of:=[.F141]-[.C141]" office:value-type="float" office:value="0.0452848134595164" calcext:value-type="float">
            <text:p>0.045284813459516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41" calcext:value-type="float">
            <text:p>141</text:p>
          </table:table-cell>
          <table:table-cell office:value-type="float" office:value="-0.0137156092534174" calcext:value-type="float">
            <text:p>-0.0137156092534174</text:p>
          </table:table-cell>
          <table:table-cell office:value-type="string" calcext:value-type="string">
            <text:p>LEU</text:p>
          </table:table-cell>
          <table:table-cell office:value-type="float" office:value="141" calcext:value-type="float">
            <text:p>141</text:p>
          </table:table-cell>
          <table:table-cell office:value-type="float" office:value="-0.000238794111461517" calcext:value-type="float">
            <text:p>-0.000238794111461517</text:p>
          </table:table-cell>
          <table:table-cell table:formula="of:=[.F142]-[.C142]" office:value-type="float" office:value="0.0134768151419559" calcext:value-type="float">
            <text:p>0.0134768151419559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42" calcext:value-type="float">
            <text:p>142</text:p>
          </table:table-cell>
          <table:table-cell office:value-type="float" office:value="-0.0744393556256573" calcext:value-type="float">
            <text:p>-0.0744393556256573</text:p>
          </table:table-cell>
          <table:table-cell office:value-type="string" calcext:value-type="string">
            <text:p>ASN</text:p>
          </table:table-cell>
          <table:table-cell office:value-type="float" office:value="142" calcext:value-type="float">
            <text:p>142</text:p>
          </table:table-cell>
          <table:table-cell office:value-type="float" office:value="-0.244985838065194" calcext:value-type="float">
            <text:p>-0.244985838065194</text:p>
          </table:table-cell>
          <table:table-cell table:formula="of:=[.F143]-[.C143]" office:value-type="float" office:value="-0.170546482439537" calcext:value-type="float">
            <text:p>-0.17054648243953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43" calcext:value-type="float">
            <text:p>143</text:p>
          </table:table-cell>
          <table:table-cell office:value-type="float" office:value="-0.506499349737118" calcext:value-type="float">
            <text:p>-0.506499349737118</text:p>
          </table:table-cell>
          <table:table-cell office:value-type="string" calcext:value-type="string">
            <text:p>GLY</text:p>
          </table:table-cell>
          <table:table-cell office:value-type="float" office:value="143" calcext:value-type="float">
            <text:p>143</text:p>
          </table:table-cell>
          <table:table-cell office:value-type="float" office:value="-0.495751454468981" calcext:value-type="float">
            <text:p>-0.495751454468981</text:p>
          </table:table-cell>
          <table:table-cell table:formula="of:=[.F144]-[.C144]" office:value-type="float" office:value="0.0107478952681375" calcext:value-type="float">
            <text:p>0.010747895268137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44" calcext:value-type="float">
            <text:p>144</text:p>
          </table:table-cell>
          <table:table-cell office:value-type="float" office:value="-0.361982564037855" calcext:value-type="float">
            <text:p>-0.361982564037855</text:p>
          </table:table-cell>
          <table:table-cell office:value-type="string" calcext:value-type="string">
            <text:p>SER</text:p>
          </table:table-cell>
          <table:table-cell office:value-type="float" office:value="144" calcext:value-type="float">
            <text:p>144</text:p>
          </table:table-cell>
          <table:table-cell office:value-type="float" office:value="-0.305775814090431" calcext:value-type="float">
            <text:p>-0.305775814090431</text:p>
          </table:table-cell>
          <table:table-cell table:formula="of:=[.F145]-[.C145]" office:value-type="float" office:value="0.0562067499474236" calcext:value-type="float">
            <text:p>0.0562067499474236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45" calcext:value-type="float">
            <text:p>145</text:p>
          </table:table-cell>
          <table:table-cell office:value-type="float" office:value="-1.28516606098843" calcext:value-type="float">
            <text:p>-1.28516606098843</text:p>
          </table:table-cell>
          <table:table-cell office:value-type="string" calcext:value-type="string">
            <text:p>CYS</text:p>
          </table:table-cell>
          <table:table-cell office:value-type="float" office:value="145" calcext:value-type="float">
            <text:p>145</text:p>
          </table:table-cell>
          <table:table-cell office:value-type="float" office:value="-1.20332910956887" calcext:value-type="float">
            <text:p>-1.20332910956887</text:p>
          </table:table-cell>
          <table:table-cell table:formula="of:=[.F146]-[.C146]" office:value-type="float" office:value="0.0818369514195598" calcext:value-type="float">
            <text:p>0.0818369514195598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46" calcext:value-type="float">
            <text:p>146</text:p>
          </table:table-cell>
          <table:table-cell office:value-type="float" office:value="-0.0363131449001053" calcext:value-type="float">
            <text:p>-0.0363131449001053</text:p>
          </table:table-cell>
          <table:table-cell office:value-type="string" calcext:value-type="string">
            <text:p>GLY</text:p>
          </table:table-cell>
          <table:table-cell office:value-type="float" office:value="146" calcext:value-type="float">
            <text:p>146</text:p>
          </table:table-cell>
          <table:table-cell office:value-type="float" office:value="-0.00240254426919034" calcext:value-type="float">
            <text:p>-0.00240254426919034</text:p>
          </table:table-cell>
          <table:table-cell table:formula="of:=[.F147]-[.C147]" office:value-type="float" office:value="0.0339106006309149" calcext:value-type="float">
            <text:p>0.0339106006309149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47" calcext:value-type="float">
            <text:p>147</text:p>
          </table:table-cell>
          <table:table-cell office:value-type="float" office:value="-0.00623133543638273" calcext:value-type="float">
            <text:p>-0.00623133543638273</text:p>
          </table:table-cell>
          <table:table-cell office:value-type="string" calcext:value-type="string">
            <text:p>SER</text:p>
          </table:table-cell>
          <table:table-cell office:value-type="float" office:value="147" calcext:value-type="float">
            <text:p>147</text:p>
          </table:table-cell>
          <table:table-cell office:value-type="float" office:value="-0.000475814931650893" calcext:value-type="float">
            <text:p>-0.000475814931650893</text:p>
          </table:table-cell>
          <table:table-cell table:formula="of:=[.F148]-[.C148]" office:value-type="float" office:value="0.00575552050473184" calcext:value-type="float">
            <text:p>0.00575552050473184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48" calcext:value-type="float">
            <text:p>148</text:p>
          </table:table-cell>
          <table:table-cell office:value-type="float" office:value="-0.000520504731861154" calcext:value-type="float">
            <text:p>-0.000520504731861154</text:p>
          </table:table-cell>
          <table:table-cell office:value-type="string" calcext:value-type="string">
            <text:p>VAL</text:p>
          </table:table-cell>
          <table:table-cell office:value-type="float" office:value="148" calcext:value-type="float">
            <text:p>148</text:p>
          </table:table-cell>
          <table:table-cell office:value-type="float" office:value="-0.00122712933753945" calcext:value-type="float">
            <text:p>-0.00122712933753945</text:p>
          </table:table-cell>
          <table:table-cell table:formula="of:=[.F149]-[.C149]" office:value-type="float" office:value="-0.000706624605678292" calcext:value-type="float">
            <text:p>-0.000706624605678292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49" calcext:value-type="float">
            <text:p>149</text:p>
          </table:table-cell>
          <table:table-cell office:value-type="float" office:value="0.00023133543638278" calcext:value-type="float">
            <text:p>0.00023133543638278</text:p>
          </table:table-cell>
          <table:table-cell office:value-type="string" calcext:value-type="string">
            <text:p>GLY</text:p>
          </table:table-cell>
          <table:table-cell office:value-type="float" office:value="149" calcext:value-type="float">
            <text:p>149</text:p>
          </table:table-cell>
          <table:table-cell office:value-type="float" office:value="-0.000514721345951617" calcext:value-type="float">
            <text:p>-0.000514721345951617</text:p>
          </table:table-cell>
          <table:table-cell table:formula="of:=[.F150]-[.C150]" office:value-type="float" office:value="-0.000746056782334397" calcext:value-type="float">
            <text:p>-0.000746056782334397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150" calcext:value-type="float">
            <text:p>150</text:p>
          </table:table-cell>
          <table:table-cell office:value-type="float" office:value="-0.00339642481598318" calcext:value-type="float">
            <text:p>-0.00339642481598318</text:p>
          </table:table-cell>
          <table:table-cell office:value-type="string" calcext:value-type="string">
            <text:p>PHE</text:p>
          </table:table-cell>
          <table:table-cell office:value-type="float" office:value="150" calcext:value-type="float">
            <text:p>150</text:p>
          </table:table-cell>
          <table:table-cell office:value-type="float" office:value="-0.00357781282860143" calcext:value-type="float">
            <text:p>-0.00357781282860143</text:p>
          </table:table-cell>
          <table:table-cell table:formula="of:=[.F151]-[.C151]" office:value-type="float" office:value="-0.000181388012618255" calcext:value-type="float">
            <text:p>-0.00018138801261825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51" calcext:value-type="float">
            <text:p>151</text:p>
          </table:table-cell>
          <table:table-cell office:value-type="float" office:value="-0.000738696109358436" calcext:value-type="float">
            <text:p>-0.000738696109358436</text:p>
          </table:table-cell>
          <table:table-cell office:value-type="string" calcext:value-type="string">
            <text:p>ASN</text:p>
          </table:table-cell>
          <table:table-cell office:value-type="float" office:value="151" calcext:value-type="float">
            <text:p>151</text:p>
          </table:table-cell>
          <table:table-cell office:value-type="float" office:value="-0.000341219768664318" calcext:value-type="float">
            <text:p>-0.000341219768664318</text:p>
          </table:table-cell>
          <table:table-cell table:formula="of:=[.F152]-[.C152]" office:value-type="float" office:value="0.000397476340694118" calcext:value-type="float">
            <text:p>0.000397476340694118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152" calcext:value-type="float">
            <text:p>152</text:p>
          </table:table-cell>
          <table:table-cell office:value-type="float" office:value="-0.000467928496319677" calcext:value-type="float">
            <text:p>-0.000467928496319677</text:p>
          </table:table-cell>
          <table:table-cell office:value-type="string" calcext:value-type="string">
            <text:p>ILE</text:p>
          </table:table-cell>
          <table:table-cell office:value-type="float" office:value="152" calcext:value-type="float">
            <text:p>152</text:p>
          </table:table-cell>
          <table:table-cell office:value-type="float" office:value="-0.000449526813880142" calcext:value-type="float">
            <text:p>-0.000449526813880142</text:p>
          </table:table-cell>
          <table:table-cell table:formula="of:=[.F153]-[.C153]" office:value-type="float" office:value="0.0000184016824395346" calcext:value-type="float">
            <text:p>1.84016824395346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53" calcext:value-type="float">
            <text:p>153</text:p>
          </table:table-cell>
          <table:table-cell office:value-type="float" office:value="-0.000258149316508971" calcext:value-type="float">
            <text:p>-0.000258149316508971</text:p>
          </table:table-cell>
          <table:table-cell office:value-type="string" calcext:value-type="string">
            <text:p>ASP</text:p>
          </table:table-cell>
          <table:table-cell office:value-type="float" office:value="153" calcext:value-type="float">
            <text:p>153</text:p>
          </table:table-cell>
          <table:table-cell office:value-type="float" office:value="-0.000124079915878253" calcext:value-type="float">
            <text:p>-0.000124079915878253</text:p>
          </table:table-cell>
          <table:table-cell table:formula="of:=[.F154]-[.C154]" office:value-type="float" office:value="0.000134069400630718" calcext:value-type="float">
            <text:p>0.000134069400630718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54" calcext:value-type="float">
            <text:p>154</text:p>
          </table:table-cell>
          <table:table-cell office:value-type="float" office:value="-0.0000667718191377706" calcext:value-type="float">
            <text:p>-6.67718191377706E-05</text:p>
          </table:table-cell>
          <table:table-cell office:value-type="string" calcext:value-type="string">
            <text:p>TYR</text:p>
          </table:table-cell>
          <table:table-cell office:value-type="float" office:value="154" calcext:value-type="float">
            <text:p>154</text:p>
          </table:table-cell>
          <table:table-cell office:value-type="float" office:value="-0.0000914826498422192" calcext:value-type="float">
            <text:p>-9.14826498422192E-05</text:p>
          </table:table-cell>
          <table:table-cell table:formula="of:=[.F155]-[.C155]" office:value-type="float" office:value="-0.0000247108307044486" calcext:value-type="float">
            <text:p>-2.47108307044486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55" calcext:value-type="float">
            <text:p>155</text:p>
          </table:table-cell>
          <table:table-cell office:value-type="float" office:value="0.0000515247108307525" calcext:value-type="float">
            <text:p>5.15247108307525E-05</text:p>
          </table:table-cell>
          <table:table-cell office:value-type="string" calcext:value-type="string">
            <text:p>ASP</text:p>
          </table:table-cell>
          <table:table-cell office:value-type="float" office:value="155" calcext:value-type="float">
            <text:p>155</text:p>
          </table:table-cell>
          <table:table-cell office:value-type="float" office:value="0.000118296529968612" calcext:value-type="float">
            <text:p>0.000118296529968612</text:p>
          </table:table-cell>
          <table:table-cell table:formula="of:=[.F156]-[.C156]" office:value-type="float" office:value="0.0000667718191378594" calcext:value-type="float">
            <text:p>6.67718191378594E-0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56" calcext:value-type="float">
            <text:p>156</text:p>
          </table:table-cell>
          <table:table-cell office:value-type="float" office:value="0.000363827549947407" calcext:value-type="float">
            <text:p>0.000363827549947407</text:p>
          </table:table-cell>
          <table:table-cell office:value-type="string" calcext:value-type="string">
            <text:p>CYS</text:p>
          </table:table-cell>
          <table:table-cell office:value-type="float" office:value="156" calcext:value-type="float">
            <text:p>156</text:p>
          </table:table-cell>
          <table:table-cell office:value-type="float" office:value="0.000332807570977924" calcext:value-type="float">
            <text:p>0.000332807570977924</text:p>
          </table:table-cell>
          <table:table-cell table:formula="of:=[.F157]-[.C157]" office:value-type="float" office:value="-0.0000310199789694831" calcext:value-type="float">
            <text:p>-3.10199789694831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57" calcext:value-type="float">
            <text:p>157</text:p>
          </table:table-cell>
          <table:table-cell office:value-type="float" office:value="0.00164563617245006" calcext:value-type="float">
            <text:p>0.00164563617245006</text:p>
          </table:table-cell>
          <table:table-cell office:value-type="string" calcext:value-type="string">
            <text:p>VAL</text:p>
          </table:table-cell>
          <table:table-cell office:value-type="float" office:value="157" calcext:value-type="float">
            <text:p>157</text:p>
          </table:table-cell>
          <table:table-cell office:value-type="float" office:value="0.00144742376445839" calcext:value-type="float">
            <text:p>0.00144742376445839</text:p>
          </table:table-cell>
          <table:table-cell table:formula="of:=[.F158]-[.C158]" office:value-type="float" office:value="-0.000198212407991665" calcext:value-type="float">
            <text:p>-0.00019821240799166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58" calcext:value-type="float">
            <text:p>158</text:p>
          </table:table-cell>
          <table:table-cell office:value-type="float" office:value="0.00125709779179811" calcext:value-type="float">
            <text:p>0.00125709779179811</text:p>
          </table:table-cell>
          <table:table-cell office:value-type="string" calcext:value-type="string">
            <text:p>SER</text:p>
          </table:table-cell>
          <table:table-cell office:value-type="float" office:value="158" calcext:value-type="float">
            <text:p>158</text:p>
          </table:table-cell>
          <table:table-cell office:value-type="float" office:value="0.000919558359621496" calcext:value-type="float">
            <text:p>0.000919558359621496</text:p>
          </table:table-cell>
          <table:table-cell table:formula="of:=[.F159]-[.C159]" office:value-type="float" office:value="-0.000337539432176616" calcext:value-type="float">
            <text:p>-0.000337539432176616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159" calcext:value-type="float">
            <text:p>159</text:p>
          </table:table-cell>
          <table:table-cell office:value-type="float" office:value="0.000971608832807627" calcext:value-type="float">
            <text:p>0.000971608832807627</text:p>
          </table:table-cell>
          <table:table-cell office:value-type="string" calcext:value-type="string">
            <text:p>PHE</text:p>
          </table:table-cell>
          <table:table-cell office:value-type="float" office:value="159" calcext:value-type="float">
            <text:p>159</text:p>
          </table:table-cell>
          <table:table-cell office:value-type="float" office:value="0.000667718191377478" calcext:value-type="float">
            <text:p>0.000667718191377478</text:p>
          </table:table-cell>
          <table:table-cell table:formula="of:=[.F160]-[.C160]" office:value-type="float" office:value="-0.00030389064143015" calcext:value-type="float">
            <text:p>-0.0003038906414301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60" calcext:value-type="float">
            <text:p>160</text:p>
          </table:table-cell>
          <table:table-cell office:value-type="float" office:value="0.00464248159831761" calcext:value-type="float">
            <text:p>0.00464248159831761</text:p>
          </table:table-cell>
          <table:table-cell office:value-type="string" calcext:value-type="string">
            <text:p>CYS</text:p>
          </table:table-cell>
          <table:table-cell office:value-type="float" office:value="160" calcext:value-type="float">
            <text:p>160</text:p>
          </table:table-cell>
          <table:table-cell office:value-type="float" office:value="0.00464037854889591" calcext:value-type="float">
            <text:p>0.00464037854889591</text:p>
          </table:table-cell>
          <table:table-cell table:formula="of:=[.F161]-[.C161]" office:value-type="float" office:value="-0.0000021030494216966" calcext:value-type="float">
            <text:p>-2.1030494216966E-06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61" calcext:value-type="float">
            <text:p>161</text:p>
          </table:table-cell>
          <table:table-cell office:value-type="float" office:value="-0.0150415352260778" calcext:value-type="float">
            <text:p>-0.0150415352260778</text:p>
          </table:table-cell>
          <table:table-cell office:value-type="string" calcext:value-type="string">
            <text:p>TYR</text:p>
          </table:table-cell>
          <table:table-cell office:value-type="float" office:value="161" calcext:value-type="float">
            <text:p>161</text:p>
          </table:table-cell>
          <table:table-cell office:value-type="float" office:value="-0.0105988433228181" calcext:value-type="float">
            <text:p>-0.0105988433228181</text:p>
          </table:table-cell>
          <table:table-cell table:formula="of:=[.F162]-[.C162]" office:value-type="float" office:value="0.00444269190325978" calcext:value-type="float">
            <text:p>0.00444269190325978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62" calcext:value-type="float">
            <text:p>162</text:p>
          </table:table-cell>
          <table:table-cell office:value-type="float" office:value="-0.0251913774973712" calcext:value-type="float">
            <text:p>-0.0251913774973712</text:p>
          </table:table-cell>
          <table:table-cell office:value-type="string" calcext:value-type="string">
            <text:p>MET</text:p>
          </table:table-cell>
          <table:table-cell office:value-type="float" office:value="162" calcext:value-type="float">
            <text:p>162</text:p>
          </table:table-cell>
          <table:table-cell office:value-type="float" office:value="-0.0176829652996846" calcext:value-type="float">
            <text:p>-0.0176829652996846</text:p>
          </table:table-cell>
          <table:table-cell table:formula="of:=[.F163]-[.C163]" office:value-type="float" office:value="0.00750841219768666" calcext:value-type="float">
            <text:p>0.00750841219768666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163" calcext:value-type="float">
            <text:p>163</text:p>
          </table:table-cell>
          <table:table-cell office:value-type="float" office:value="-0.071938821871714" calcext:value-type="float">
            <text:p>-0.071938821871714</text:p>
          </table:table-cell>
          <table:table-cell office:value-type="string" calcext:value-type="string">
            <text:p>HID</text:p>
          </table:table-cell>
          <table:table-cell office:value-type="float" office:value="163" calcext:value-type="float">
            <text:p>163</text:p>
          </table:table-cell>
          <table:table-cell office:value-type="float" office:value="-0.0171764290220821" calcext:value-type="float">
            <text:p>-0.0171764290220821</text:p>
          </table:table-cell>
          <table:table-cell table:formula="of:=[.F164]-[.C164]" office:value-type="float" office:value="0.0547623928496319" calcext:value-type="float">
            <text:p>0.0547623928496319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164" calcext:value-type="float">
            <text:p>164</text:p>
          </table:table-cell>
          <table:table-cell office:value-type="float" office:value="-0.229438503470032" calcext:value-type="float">
            <text:p>-0.229438503470032</text:p>
          </table:table-cell>
          <table:table-cell office:value-type="string" calcext:value-type="string">
            <text:p>HIE</text:p>
          </table:table-cell>
          <table:table-cell office:value-type="float" office:value="164" calcext:value-type="float">
            <text:p>164</text:p>
          </table:table-cell>
          <table:table-cell office:value-type="float" office:value="-0.0710884243953734" calcext:value-type="float">
            <text:p>-0.0710884243953734</text:p>
          </table:table-cell>
          <table:table-cell table:formula="of:=[.F165]-[.C165]" office:value-type="float" office:value="0.158350079074658" calcext:value-type="float">
            <text:p>0.158350079074658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65" calcext:value-type="float">
            <text:p>165</text:p>
          </table:table-cell>
          <table:table-cell office:value-type="float" office:value="-2.77964786961094" calcext:value-type="float">
            <text:p>-2.77964786961094</text:p>
          </table:table-cell>
          <table:table-cell office:value-type="string" calcext:value-type="string">
            <text:p>MET</text:p>
          </table:table-cell>
          <table:table-cell office:value-type="float" office:value="165" calcext:value-type="float">
            <text:p>165</text:p>
          </table:table-cell>
          <table:table-cell office:value-type="float" office:value="-2.41035870914826" calcext:value-type="float">
            <text:p>-2.41035870914826</text:p>
          </table:table-cell>
          <table:table-cell table:formula="of:=[.F166]-[.C166]" office:value-type="float" office:value="0.369289160462676" calcext:value-type="float">
            <text:p>0.369289160462676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166" calcext:value-type="float">
            <text:p>166</text:p>
          </table:table-cell>
          <table:table-cell office:value-type="float" office:value="-1.82037374679285" calcext:value-type="float">
            <text:p>-1.82037374679285</text:p>
          </table:table-cell>
          <table:table-cell office:value-type="string" calcext:value-type="string">
            <text:p>GLU</text:p>
          </table:table-cell>
          <table:table-cell office:value-type="float" office:value="166" calcext:value-type="float">
            <text:p>166</text:p>
          </table:table-cell>
          <table:table-cell office:value-type="float" office:value="-1.56151601808623" calcext:value-type="float">
            <text:p>-1.56151601808623</text:p>
          </table:table-cell>
          <table:table-cell table:formula="of:=[.F167]-[.C167]" office:value-type="float" office:value="0.258857728706627" calcext:value-type="float">
            <text:p>0.258857728706627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67" calcext:value-type="float">
            <text:p>167</text:p>
          </table:table-cell>
          <table:table-cell office:value-type="float" office:value="-0.529981762776026" calcext:value-type="float">
            <text:p>-0.529981762776026</text:p>
          </table:table-cell>
          <table:table-cell office:value-type="string" calcext:value-type="string">
            <text:p>LEU</text:p>
          </table:table-cell>
          <table:table-cell office:value-type="float" office:value="167" calcext:value-type="float">
            <text:p>167</text:p>
          </table:table-cell>
          <table:table-cell office:value-type="float" office:value="-0.488718781493165" calcext:value-type="float">
            <text:p>-0.488718781493165</text:p>
          </table:table-cell>
          <table:table-cell table:formula="of:=[.F168]-[.C168]" office:value-type="float" office:value="0.0412629812828608" calcext:value-type="float">
            <text:p>0.0412629812828608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68" calcext:value-type="float">
            <text:p>168</text:p>
          </table:table-cell>
          <table:table-cell office:value-type="float" office:value="-0.748726507676131" calcext:value-type="float">
            <text:p>-0.748726507676131</text:p>
          </table:table-cell>
          <table:table-cell office:value-type="string" calcext:value-type="string">
            <text:p>PRO</text:p>
          </table:table-cell>
          <table:table-cell office:value-type="float" office:value="168" calcext:value-type="float">
            <text:p>168</text:p>
          </table:table-cell>
          <table:table-cell office:value-type="float" office:value="-0.884879451524711" calcext:value-type="float">
            <text:p>-0.884879451524711</text:p>
          </table:table-cell>
          <table:table-cell table:formula="of:=[.F169]-[.C169]" office:value-type="float" office:value="-0.13615294384858" calcext:value-type="float">
            <text:p>-0.1361529438485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9" calcext:value-type="float">
            <text:p>169</text:p>
          </table:table-cell>
          <table:table-cell office:value-type="float" office:value="-0.0190278431125131" calcext:value-type="float">
            <text:p>-0.0190278431125131</text:p>
          </table:table-cell>
          <table:table-cell office:value-type="string" calcext:value-type="string">
            <text:p>THR</text:p>
          </table:table-cell>
          <table:table-cell office:value-type="float" office:value="169" calcext:value-type="float">
            <text:p>169</text:p>
          </table:table-cell>
          <table:table-cell office:value-type="float" office:value="-0.0206392563617245" calcext:value-type="float">
            <text:p>-0.0206392563617245</text:p>
          </table:table-cell>
          <table:table-cell table:formula="of:=[.F170]-[.C170]" office:value-type="float" office:value="-0.00161141324921139" calcext:value-type="float">
            <text:p>-0.00161141324921139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70" calcext:value-type="float">
            <text:p>170</text:p>
          </table:table-cell>
          <table:table-cell office:value-type="float" office:value="0.00981403995793904" calcext:value-type="float">
            <text:p>0.00981403995793904</text:p>
          </table:table-cell>
          <table:table-cell office:value-type="string" calcext:value-type="string">
            <text:p>GLY</text:p>
          </table:table-cell>
          <table:table-cell office:value-type="float" office:value="170" calcext:value-type="float">
            <text:p>170</text:p>
          </table:table-cell>
          <table:table-cell office:value-type="float" office:value="0.0151180050473186" calcext:value-type="float">
            <text:p>0.0151180050473186</text:p>
          </table:table-cell>
          <table:table-cell table:formula="of:=[.F171]-[.C171]" office:value-type="float" office:value="0.00530396508937958" calcext:value-type="float">
            <text:p>0.00530396508937958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71" calcext:value-type="float">
            <text:p>171</text:p>
          </table:table-cell>
          <table:table-cell office:value-type="float" office:value="-0.0598619104100948" calcext:value-type="float">
            <text:p>-0.0598619104100948</text:p>
          </table:table-cell>
          <table:table-cell office:value-type="string" calcext:value-type="string">
            <text:p>VAL</text:p>
          </table:table-cell>
          <table:table-cell office:value-type="float" office:value="171" calcext:value-type="float">
            <text:p>171</text:p>
          </table:table-cell>
          <table:table-cell office:value-type="float" office:value="-0.0508117770767613" calcext:value-type="float">
            <text:p>-0.0508117770767613</text:p>
          </table:table-cell>
          <table:table-cell table:formula="of:=[.F172]-[.C172]" office:value-type="float" office:value="0.00905013333333348" calcext:value-type="float">
            <text:p>0.00905013333333348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172" calcext:value-type="float">
            <text:p>172</text:p>
          </table:table-cell>
          <table:table-cell office:value-type="float" office:value="-0.223107931861199" calcext:value-type="float">
            <text:p>-0.223107931861199</text:p>
          </table:table-cell>
          <table:table-cell office:value-type="string" calcext:value-type="string">
            <text:p>HIE</text:p>
          </table:table-cell>
          <table:table-cell office:value-type="float" office:value="172" calcext:value-type="float">
            <text:p>172</text:p>
          </table:table-cell>
          <table:table-cell office:value-type="float" office:value="-0.0499755461619347" calcext:value-type="float">
            <text:p>-0.0499755461619347</text:p>
          </table:table-cell>
          <table:table-cell table:formula="of:=[.F173]-[.C173]" office:value-type="float" office:value="0.173132385699264" calcext:value-type="float">
            <text:p>0.173132385699264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173" calcext:value-type="float">
            <text:p>173</text:p>
          </table:table-cell>
          <table:table-cell office:value-type="float" office:value="-0.0662414477392218" calcext:value-type="float">
            <text:p>-0.0662414477392218</text:p>
          </table:table-cell>
          <table:table-cell office:value-type="string" calcext:value-type="string">
            <text:p>ALA</text:p>
          </table:table-cell>
          <table:table-cell office:value-type="float" office:value="173" calcext:value-type="float">
            <text:p>173</text:p>
          </table:table-cell>
          <table:table-cell office:value-type="float" office:value="-0.0632654750788644" calcext:value-type="float">
            <text:p>-0.0632654750788644</text:p>
          </table:table-cell>
          <table:table-cell table:formula="of:=[.F174]-[.C174]" office:value-type="float" office:value="0.00297597266035737" calcext:value-type="float">
            <text:p>0.0029759726603573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74" calcext:value-type="float">
            <text:p>174</text:p>
          </table:table-cell>
          <table:table-cell office:value-type="float" office:value="-0.0213548895899054" calcext:value-type="float">
            <text:p>-0.0213548895899054</text:p>
          </table:table-cell>
          <table:table-cell office:value-type="string" calcext:value-type="string">
            <text:p>GLY</text:p>
          </table:table-cell>
          <table:table-cell office:value-type="float" office:value="174" calcext:value-type="float">
            <text:p>174</text:p>
          </table:table-cell>
          <table:table-cell office:value-type="float" office:value="-0.0169363827549948" calcext:value-type="float">
            <text:p>-0.0169363827549948</text:p>
          </table:table-cell>
          <table:table-cell table:formula="of:=[.F175]-[.C175]" office:value-type="float" office:value="0.00441850683491062" calcext:value-type="float">
            <text:p>0.0044185068349106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75" calcext:value-type="float">
            <text:p>175</text:p>
          </table:table-cell>
          <table:table-cell office:value-type="float" office:value="-0.0126251314405888" calcext:value-type="float">
            <text:p>-0.0126251314405888</text:p>
          </table:table-cell>
          <table:table-cell office:value-type="string" calcext:value-type="string">
            <text:p>THR</text:p>
          </table:table-cell>
          <table:table-cell office:value-type="float" office:value="175" calcext:value-type="float">
            <text:p>175</text:p>
          </table:table-cell>
          <table:table-cell office:value-type="float" office:value="-0.0104416403785488" calcext:value-type="float">
            <text:p>-0.0104416403785488</text:p>
          </table:table-cell>
          <table:table-cell table:formula="of:=[.F176]-[.C176]" office:value-type="float" office:value="0.00218349106204004" calcext:value-type="float">
            <text:p>0.00218349106204004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76" calcext:value-type="float">
            <text:p>176</text:p>
          </table:table-cell>
          <table:table-cell office:value-type="float" office:value="-0.00750315457413233" calcext:value-type="float">
            <text:p>-0.00750315457413233</text:p>
          </table:table-cell>
          <table:table-cell office:value-type="string" calcext:value-type="string">
            <text:p>ASP</text:p>
          </table:table-cell>
          <table:table-cell office:value-type="float" office:value="176" calcext:value-type="float">
            <text:p>176</text:p>
          </table:table-cell>
          <table:table-cell office:value-type="float" office:value="-0.0055431125131442" calcext:value-type="float">
            <text:p>-0.0055431125131442</text:p>
          </table:table-cell>
          <table:table-cell table:formula="of:=[.F177]-[.C177]" office:value-type="float" office:value="0.00196004206098812" calcext:value-type="float">
            <text:p>0.00196004206098812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77" calcext:value-type="float">
            <text:p>177</text:p>
          </table:table-cell>
          <table:table-cell office:value-type="float" office:value="0.00185962145110412" calcext:value-type="float">
            <text:p>0.00185962145110412</text:p>
          </table:table-cell>
          <table:table-cell office:value-type="string" calcext:value-type="string">
            <text:p>LEU</text:p>
          </table:table-cell>
          <table:table-cell office:value-type="float" office:value="177" calcext:value-type="float">
            <text:p>177</text:p>
          </table:table-cell>
          <table:table-cell office:value-type="float" office:value="0.000886961093585684" calcext:value-type="float">
            <text:p>0.000886961093585684</text:p>
          </table:table-cell>
          <table:table-cell table:formula="of:=[.F178]-[.C178]" office:value-type="float" office:value="-0.000972660357518435" calcext:value-type="float">
            <text:p>-0.00097266035751843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178" calcext:value-type="float">
            <text:p>178</text:p>
          </table:table-cell>
          <table:table-cell office:value-type="float" office:value="0.00346635120925364" calcext:value-type="float">
            <text:p>0.00346635120925364</text:p>
          </table:table-cell>
          <table:table-cell office:value-type="string" calcext:value-type="string">
            <text:p>GLU</text:p>
          </table:table-cell>
          <table:table-cell office:value-type="float" office:value="178" calcext:value-type="float">
            <text:p>178</text:p>
          </table:table-cell>
          <table:table-cell office:value-type="float" office:value="0.00391640378548883" calcext:value-type="float">
            <text:p>0.00391640378548883</text:p>
          </table:table-cell>
          <table:table-cell table:formula="of:=[.F179]-[.C179]" office:value-type="float" office:value="0.000450052576235184" calcext:value-type="float">
            <text:p>0.000450052576235184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79" calcext:value-type="float">
            <text:p>179</text:p>
          </table:table-cell>
          <table:table-cell office:value-type="float" office:value="0.00165089379600422" calcext:value-type="float">
            <text:p>0.00165089379600422</text:p>
          </table:table-cell>
          <table:table-cell office:value-type="string" calcext:value-type="string">
            <text:p>GLY</text:p>
          </table:table-cell>
          <table:table-cell office:value-type="float" office:value="179" calcext:value-type="float">
            <text:p>179</text:p>
          </table:table-cell>
          <table:table-cell office:value-type="float" office:value="0.00139589905362779" calcext:value-type="float">
            <text:p>0.00139589905362779</text:p>
          </table:table-cell>
          <table:table-cell table:formula="of:=[.F180]-[.C180]" office:value-type="float" office:value="-0.000254994742376434" calcext:value-type="float">
            <text:p>-0.000254994742376434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80" calcext:value-type="float">
            <text:p>180</text:p>
          </table:table-cell>
          <table:table-cell office:value-type="float" office:value="0.00539695057833846" calcext:value-type="float">
            <text:p>0.00539695057833846</text:p>
          </table:table-cell>
          <table:table-cell office:value-type="string" calcext:value-type="string">
            <text:p>ASN</text:p>
          </table:table-cell>
          <table:table-cell office:value-type="float" office:value="180" calcext:value-type="float">
            <text:p>180</text:p>
          </table:table-cell>
          <table:table-cell office:value-type="float" office:value="0.00438275499474235" calcext:value-type="float">
            <text:p>0.00438275499474235</text:p>
          </table:table-cell>
          <table:table-cell table:formula="of:=[.F181]-[.C181]" office:value-type="float" office:value="-0.0010141955835961" calcext:value-type="float">
            <text:p>-0.001014195583596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181" calcext:value-type="float">
            <text:p>181</text:p>
          </table:table-cell>
          <table:table-cell office:value-type="float" office:value="-0.0170417076761303" calcext:value-type="float">
            <text:p>-0.0170417076761303</text:p>
          </table:table-cell>
          <table:table-cell office:value-type="string" calcext:value-type="string">
            <text:p>PHE</text:p>
          </table:table-cell>
          <table:table-cell office:value-type="float" office:value="181" calcext:value-type="float">
            <text:p>181</text:p>
          </table:table-cell>
          <table:table-cell office:value-type="float" office:value="-0.024968316719243" calcext:value-type="float">
            <text:p>-0.024968316719243</text:p>
          </table:table-cell>
          <table:table-cell table:formula="of:=[.F182]-[.C182]" office:value-type="float" office:value="-0.00792660904311268" calcext:value-type="float">
            <text:p>-0.00792660904311268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82" calcext:value-type="float">
            <text:p>182</text:p>
          </table:table-cell>
          <table:table-cell office:value-type="float" office:value="0.00901472134595163" calcext:value-type="float">
            <text:p>0.00901472134595163</text:p>
          </table:table-cell>
          <table:table-cell office:value-type="string" calcext:value-type="string">
            <text:p>TYR</text:p>
          </table:table-cell>
          <table:table-cell office:value-type="float" office:value="182" calcext:value-type="float">
            <text:p>182</text:p>
          </table:table-cell>
          <table:table-cell office:value-type="float" office:value="0.00756729758149305" calcext:value-type="float">
            <text:p>0.00756729758149305</text:p>
          </table:table-cell>
          <table:table-cell table:formula="of:=[.F183]-[.C183]" office:value-type="float" office:value="-0.00144742376445858" calcext:value-type="float">
            <text:p>-0.00144742376445858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83" calcext:value-type="float">
            <text:p>183</text:p>
          </table:table-cell>
          <table:table-cell office:value-type="float" office:value="0.0114106203995794" calcext:value-type="float">
            <text:p>0.0114106203995794</text:p>
          </table:table-cell>
          <table:table-cell office:value-type="string" calcext:value-type="string">
            <text:p>GLY</text:p>
          </table:table-cell>
          <table:table-cell office:value-type="float" office:value="183" calcext:value-type="float">
            <text:p>183</text:p>
          </table:table-cell>
          <table:table-cell office:value-type="float" office:value="0.0113701366982124" calcext:value-type="float">
            <text:p>0.0113701366982124</text:p>
          </table:table-cell>
          <table:table-cell table:formula="of:=[.F184]-[.C184]" office:value-type="float" office:value="-0.0000404837013669584" calcext:value-type="float">
            <text:p>-4.04837013669584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84" calcext:value-type="float">
            <text:p>184</text:p>
          </table:table-cell>
          <table:table-cell office:value-type="float" office:value="0.00552786540483705" calcext:value-type="float">
            <text:p>0.00552786540483705</text:p>
          </table:table-cell>
          <table:table-cell office:value-type="string" calcext:value-type="string">
            <text:p>PRO</text:p>
          </table:table-cell>
          <table:table-cell office:value-type="float" office:value="184" calcext:value-type="float">
            <text:p>184</text:p>
          </table:table-cell>
          <table:table-cell office:value-type="float" office:value="0.00468296529968468" calcext:value-type="float">
            <text:p>0.00468296529968468</text:p>
          </table:table-cell>
          <table:table-cell table:formula="of:=[.F185]-[.C185]" office:value-type="float" office:value="-0.000844900105152369" calcext:value-type="float">
            <text:p>-0.000844900105152369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185" calcext:value-type="float">
            <text:p>185</text:p>
          </table:table-cell>
          <table:table-cell office:value-type="float" office:value="-0.0428402128286015" calcext:value-type="float">
            <text:p>-0.0428402128286015</text:p>
          </table:table-cell>
          <table:table-cell office:value-type="string" calcext:value-type="string">
            <text:p>PHE</text:p>
          </table:table-cell>
          <table:table-cell office:value-type="float" office:value="185" calcext:value-type="float">
            <text:p>185</text:p>
          </table:table-cell>
          <table:table-cell office:value-type="float" office:value="-0.0370426056782335" calcext:value-type="float">
            <text:p>-0.0370426056782335</text:p>
          </table:table-cell>
          <table:table-cell table:formula="of:=[.F186]-[.C186]" office:value-type="float" office:value="0.00579760715036803" calcext:value-type="float">
            <text:p>0.00579760715036803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86" calcext:value-type="float">
            <text:p>186</text:p>
          </table:table-cell>
          <table:table-cell office:value-type="float" office:value="-0.107377086855941" calcext:value-type="float">
            <text:p>-0.107377086855941</text:p>
          </table:table-cell>
          <table:table-cell office:value-type="string" calcext:value-type="string">
            <text:p>VAL</text:p>
          </table:table-cell>
          <table:table-cell office:value-type="float" office:value="186" calcext:value-type="float">
            <text:p>186</text:p>
          </table:table-cell>
          <table:table-cell office:value-type="float" office:value="-0.102960415141956" calcext:value-type="float">
            <text:p>-0.102960415141956</text:p>
          </table:table-cell>
          <table:table-cell table:formula="of:=[.F187]-[.C187]" office:value-type="float" office:value="0.0044166717139853" calcext:value-type="float">
            <text:p>0.0044166717139853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87" calcext:value-type="float">
            <text:p>187</text:p>
          </table:table-cell>
          <table:table-cell office:value-type="float" office:value="-0.0626679491062043" calcext:value-type="float">
            <text:p>-0.0626679491062043</text:p>
          </table:table-cell>
          <table:table-cell office:value-type="string" calcext:value-type="string">
            <text:p>ASP</text:p>
          </table:table-cell>
          <table:table-cell office:value-type="float" office:value="187" calcext:value-type="float">
            <text:p>187</text:p>
          </table:table-cell>
          <table:table-cell office:value-type="float" office:value="-0.0521196298633016" calcext:value-type="float">
            <text:p>-0.0521196298633016</text:p>
          </table:table-cell>
          <table:table-cell table:formula="of:=[.F188]-[.C188]" office:value-type="float" office:value="0.0105483192429026" calcext:value-type="float">
            <text:p>0.010548319242902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88" calcext:value-type="float">
            <text:p>188</text:p>
          </table:table-cell>
          <table:table-cell office:value-type="float" office:value="-0.416357223554153" calcext:value-type="float">
            <text:p>-0.416357223554153</text:p>
          </table:table-cell>
          <table:table-cell office:value-type="string" calcext:value-type="string">
            <text:p>ARG</text:p>
          </table:table-cell>
          <table:table-cell office:value-type="float" office:value="188" calcext:value-type="float">
            <text:p>188</text:p>
          </table:table-cell>
          <table:table-cell office:value-type="float" office:value="-0.332036766351209" calcext:value-type="float">
            <text:p>-0.332036766351209</text:p>
          </table:table-cell>
          <table:table-cell table:formula="of:=[.F189]-[.C189]" office:value-type="float" office:value="0.0843204572029438" calcext:value-type="float">
            <text:p>0.0843204572029438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89" calcext:value-type="float">
            <text:p>189</text:p>
          </table:table-cell>
          <table:table-cell office:value-type="float" office:value="-1.65541421366982" calcext:value-type="float">
            <text:p>-1.65541421366982</text:p>
          </table:table-cell>
          <table:table-cell office:value-type="string" calcext:value-type="string">
            <text:p>GLN</text:p>
          </table:table-cell>
          <table:table-cell office:value-type="float" office:value="189" calcext:value-type="float">
            <text:p>189</text:p>
          </table:table-cell>
          <table:table-cell office:value-type="float" office:value="-1.77154780904311" calcext:value-type="float">
            <text:p>-1.77154780904311</text:p>
          </table:table-cell>
          <table:table-cell table:formula="of:=[.F190]-[.C190]" office:value-type="float" office:value="-0.116133595373293" calcext:value-type="float">
            <text:p>-0.11613359537329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90" calcext:value-type="float">
            <text:p>190</text:p>
          </table:table-cell>
          <table:table-cell office:value-type="float" office:value="-0.156218395793901" calcext:value-type="float">
            <text:p>-0.156218395793901</text:p>
          </table:table-cell>
          <table:table-cell office:value-type="string" calcext:value-type="string">
            <text:p>THR</text:p>
          </table:table-cell>
          <table:table-cell office:value-type="float" office:value="190" calcext:value-type="float">
            <text:p>190</text:p>
          </table:table-cell>
          <table:table-cell office:value-type="float" office:value="-0.222792540904311" calcext:value-type="float">
            <text:p>-0.222792540904311</text:p>
          </table:table-cell>
          <table:table-cell table:formula="of:=[.F191]-[.C191]" office:value-type="float" office:value="-0.0665741451104104" calcext:value-type="float">
            <text:p>-0.0665741451104104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191" calcext:value-type="float">
            <text:p>191</text:p>
          </table:table-cell>
          <table:table-cell office:value-type="float" office:value="-0.116615350157729" calcext:value-type="float">
            <text:p>-0.116615350157729</text:p>
          </table:table-cell>
          <table:table-cell office:value-type="string" calcext:value-type="string">
            <text:p>ALA</text:p>
          </table:table-cell>
          <table:table-cell office:value-type="float" office:value="191" calcext:value-type="float">
            <text:p>191</text:p>
          </table:table-cell>
          <table:table-cell office:value-type="float" office:value="-0.107228469821241" calcext:value-type="float">
            <text:p>-0.107228469821241</text:p>
          </table:table-cell>
          <table:table-cell table:formula="of:=[.F192]-[.C192]" office:value-type="float" office:value="0.00938688033648814" calcext:value-type="float">
            <text:p>0.00938688033648814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92" calcext:value-type="float">
            <text:p>192</text:p>
          </table:table-cell>
          <table:table-cell office:value-type="float" office:value="-0.220051800210305" calcext:value-type="float">
            <text:p>-0.220051800210305</text:p>
          </table:table-cell>
          <table:table-cell office:value-type="string" calcext:value-type="string">
            <text:p>GLN</text:p>
          </table:table-cell>
          <table:table-cell office:value-type="float" office:value="192" calcext:value-type="float">
            <text:p>192</text:p>
          </table:table-cell>
          <table:table-cell office:value-type="float" office:value="-0.164669426708727" calcext:value-type="float">
            <text:p>-0.164669426708727</text:p>
          </table:table-cell>
          <table:table-cell table:formula="of:=[.F193]-[.C193]" office:value-type="float" office:value="0.0553823735015774" calcext:value-type="float">
            <text:p>0.0553823735015774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193" calcext:value-type="float">
            <text:p>193</text:p>
          </table:table-cell>
          <table:table-cell office:value-type="float" office:value="-0.0045147213459516" calcext:value-type="float">
            <text:p>-0.0045147213459516</text:p>
          </table:table-cell>
          <table:table-cell office:value-type="string" calcext:value-type="string">
            <text:p>ALA</text:p>
          </table:table-cell>
          <table:table-cell office:value-type="float" office:value="193" calcext:value-type="float">
            <text:p>193</text:p>
          </table:table-cell>
          <table:table-cell office:value-type="float" office:value="-0.00296214511041004" calcext:value-type="float">
            <text:p>-0.00296214511041004</text:p>
          </table:table-cell>
          <table:table-cell table:formula="of:=[.F194]-[.C194]" office:value-type="float" office:value="0.00155257623554156" calcext:value-type="float">
            <text:p>0.00155257623554156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194" calcext:value-type="float">
            <text:p>194</text:p>
          </table:table-cell>
          <table:table-cell office:value-type="float" office:value="-0.00448317560462675" calcext:value-type="float">
            <text:p>-0.00448317560462675</text:p>
          </table:table-cell>
          <table:table-cell office:value-type="string" calcext:value-type="string">
            <text:p>ALA</text:p>
          </table:table-cell>
          <table:table-cell office:value-type="float" office:value="194" calcext:value-type="float">
            <text:p>194</text:p>
          </table:table-cell>
          <table:table-cell office:value-type="float" office:value="-0.00309936908517353" calcext:value-type="float">
            <text:p>-0.00309936908517353</text:p>
          </table:table-cell>
          <table:table-cell table:formula="of:=[.F195]-[.C195]" office:value-type="float" office:value="0.00138380651945322" calcext:value-type="float">
            <text:p>0.00138380651945322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95" calcext:value-type="float">
            <text:p>195</text:p>
          </table:table-cell>
          <table:table-cell office:value-type="float" office:value="0.00285226077812828" calcext:value-type="float">
            <text:p>0.00285226077812828</text:p>
          </table:table-cell>
          <table:table-cell office:value-type="string" calcext:value-type="string">
            <text:p>GLY</text:p>
          </table:table-cell>
          <table:table-cell office:value-type="float" office:value="195" calcext:value-type="float">
            <text:p>195</text:p>
          </table:table-cell>
          <table:table-cell office:value-type="float" office:value="0.00318086225026289" calcext:value-type="float">
            <text:p>0.00318086225026289</text:p>
          </table:table-cell>
          <table:table-cell table:formula="of:=[.F196]-[.C196]" office:value-type="float" office:value="0.00032860147213461" calcext:value-type="float">
            <text:p>0.0003286014721346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96" calcext:value-type="float">
            <text:p>196</text:p>
          </table:table-cell>
          <table:table-cell office:value-type="float" office:value="0.00530967402733967" calcext:value-type="float">
            <text:p>0.00530967402733967</text:p>
          </table:table-cell>
          <table:table-cell office:value-type="string" calcext:value-type="string">
            <text:p>THR</text:p>
          </table:table-cell>
          <table:table-cell office:value-type="float" office:value="196" calcext:value-type="float">
            <text:p>196</text:p>
          </table:table-cell>
          <table:table-cell office:value-type="float" office:value="0.00455047318611981" calcext:value-type="float">
            <text:p>0.00455047318611981</text:p>
          </table:table-cell>
          <table:table-cell table:formula="of:=[.F197]-[.C197]" office:value-type="float" office:value="-0.000759200841219864" calcext:value-type="float">
            <text:p>-0.000759200841219864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97" calcext:value-type="float">
            <text:p>197</text:p>
          </table:table-cell>
          <table:table-cell office:value-type="float" office:value="0.00109884332281799" calcext:value-type="float">
            <text:p>0.00109884332281799</text:p>
          </table:table-cell>
          <table:table-cell office:value-type="string" calcext:value-type="string">
            <text:p>ASP</text:p>
          </table:table-cell>
          <table:table-cell office:value-type="float" office:value="197" calcext:value-type="float">
            <text:p>197</text:p>
          </table:table-cell>
          <table:table-cell office:value-type="float" office:value="0.00239011566771809" calcext:value-type="float">
            <text:p>0.00239011566771809</text:p>
          </table:table-cell>
          <table:table-cell table:formula="of:=[.F198]-[.C198]" office:value-type="float" office:value="0.0012912723449001" calcext:value-type="float">
            <text:p>0.001291272344900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98" calcext:value-type="float">
            <text:p>198</text:p>
          </table:table-cell>
          <table:table-cell office:value-type="float" office:value="0.000861198738170227" calcext:value-type="float">
            <text:p>0.000861198738170227</text:p>
          </table:table-cell>
          <table:table-cell office:value-type="string" calcext:value-type="string">
            <text:p>THR</text:p>
          </table:table-cell>
          <table:table-cell office:value-type="float" office:value="198" calcext:value-type="float">
            <text:p>198</text:p>
          </table:table-cell>
          <table:table-cell office:value-type="float" office:value="0.000698738170347072" calcext:value-type="float">
            <text:p>0.000698738170347072</text:p>
          </table:table-cell>
          <table:table-cell table:formula="of:=[.F199]-[.C199]" office:value-type="float" office:value="-0.000162460567823156" calcext:value-type="float">
            <text:p>-0.00016246056782315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99" calcext:value-type="float">
            <text:p>199</text:p>
          </table:table-cell>
          <table:table-cell office:value-type="float" office:value="0.000557833859095685" calcext:value-type="float">
            <text:p>0.000557833859095685</text:p>
          </table:table-cell>
          <table:table-cell office:value-type="string" calcext:value-type="string">
            <text:p>THR</text:p>
          </table:table-cell>
          <table:table-cell office:value-type="float" office:value="199" calcext:value-type="float">
            <text:p>199</text:p>
          </table:table-cell>
          <table:table-cell office:value-type="float" office:value="0.000457939011566749" calcext:value-type="float">
            <text:p>0.000457939011566749</text:p>
          </table:table-cell>
          <table:table-cell table:formula="of:=[.F200]-[.C200]" office:value-type="float" office:value="-0.0000998948475289363" calcext:value-type="float">
            <text:p>-9.98948475289363E-0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200" calcext:value-type="float">
            <text:p>200</text:p>
          </table:table-cell>
          <table:table-cell office:value-type="float" office:value="-0.0000641430073606324" calcext:value-type="float">
            <text:p>-6.41430073606324E-05</text:p>
          </table:table-cell>
          <table:table-cell office:value-type="string" calcext:value-type="string">
            <text:p>ILE</text:p>
          </table:table-cell>
          <table:table-cell office:value-type="float" office:value="200" calcext:value-type="float">
            <text:p>200</text:p>
          </table:table-cell>
          <table:table-cell office:value-type="float" office:value="-0.0000835962145110605" calcext:value-type="float">
            <text:p>-8.35962145110605E-05</text:p>
          </table:table-cell>
          <table:table-cell table:formula="of:=[.F201]-[.C201]" office:value-type="float" office:value="-0.0000194532071504282" calcext:value-type="float">
            <text:p>-1.94532071504282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01" calcext:value-type="float">
            <text:p>201</text:p>
          </table:table-cell>
          <table:table-cell office:value-type="float" office:value="0.0000299684542586613" calcext:value-type="float">
            <text:p>2.99684542586613E-05</text:p>
          </table:table-cell>
          <table:table-cell office:value-type="string" calcext:value-type="string">
            <text:p>THR</text:p>
          </table:table-cell>
          <table:table-cell office:value-type="float" office:value="201" calcext:value-type="float">
            <text:p>201</text:p>
          </table:table-cell>
          <table:table-cell office:value-type="float" office:value="0.0000205047318612892" calcext:value-type="float">
            <text:p>2.05047318612892E-05</text:p>
          </table:table-cell>
          <table:table-cell table:formula="of:=[.F202]-[.C202]" office:value-type="float" office:value="-0.0000094637223973721" calcext:value-type="float">
            <text:p>-9.4637223973721E-0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202" calcext:value-type="float">
            <text:p>202</text:p>
          </table:table-cell>
          <table:table-cell office:value-type="float" office:value="0.00022082018927446" calcext:value-type="float">
            <text:p>0.00022082018927446</text:p>
          </table:table-cell>
          <table:table-cell office:value-type="string" calcext:value-type="string">
            <text:p>VAL</text:p>
          </table:table-cell>
          <table:table-cell office:value-type="float" office:value="202" calcext:value-type="float">
            <text:p>202</text:p>
          </table:table-cell>
          <table:table-cell office:value-type="float" office:value="0.00018191377497373" calcext:value-type="float">
            <text:p>0.00018191377497373</text:p>
          </table:table-cell>
          <table:table-cell table:formula="of:=[.F203]-[.C203]" office:value-type="float" office:value="-0.0000389064143007301" calcext:value-type="float">
            <text:p>-3.89064143007301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03" calcext:value-type="float">
            <text:p>203</text:p>
          </table:table-cell>
          <table:table-cell office:value-type="float" office:value="0.000769190325972437" calcext:value-type="float">
            <text:p>0.000769190325972437</text:p>
          </table:table-cell>
          <table:table-cell office:value-type="string" calcext:value-type="string">
            <text:p>ASN</text:p>
          </table:table-cell>
          <table:table-cell office:value-type="float" office:value="203" calcext:value-type="float">
            <text:p>203</text:p>
          </table:table-cell>
          <table:table-cell office:value-type="float" office:value="0.00061146161934753" calcext:value-type="float">
            <text:p>0.00061146161934753</text:p>
          </table:table-cell>
          <table:table-cell table:formula="of:=[.F204]-[.C204]" office:value-type="float" office:value="-0.000157728706624907" calcext:value-type="float">
            <text:p>-0.000157728706624907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204" calcext:value-type="float">
            <text:p>204</text:p>
          </table:table-cell>
          <table:table-cell office:value-type="float" office:value="-0.0000657202944268357" calcext:value-type="float">
            <text:p>-6.57202944268357E-05</text:p>
          </table:table-cell>
          <table:table-cell office:value-type="string" calcext:value-type="string">
            <text:p>VAL</text:p>
          </table:table-cell>
          <table:table-cell office:value-type="float" office:value="204" calcext:value-type="float">
            <text:p>204</text:p>
          </table:table-cell>
          <table:table-cell office:value-type="float" office:value="-0.0000851735015773083" calcext:value-type="float">
            <text:p>-8.51735015773083E-05</text:p>
          </table:table-cell>
          <table:table-cell table:formula="of:=[.F205]-[.C205]" office:value-type="float" office:value="-0.0000194532071504726" calcext:value-type="float">
            <text:p>-1.94532071504726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05" calcext:value-type="float">
            <text:p>205</text:p>
          </table:table-cell>
          <table:table-cell office:value-type="float" office:value="-0.0000688748685594566" calcext:value-type="float">
            <text:p>-6.88748685594566E-05</text:p>
          </table:table-cell>
          <table:table-cell office:value-type="string" calcext:value-type="string">
            <text:p>LEU</text:p>
          </table:table-cell>
          <table:table-cell office:value-type="float" office:value="205" calcext:value-type="float">
            <text:p>205</text:p>
          </table:table-cell>
          <table:table-cell office:value-type="float" office:value="-0.0000247108307044948" calcext:value-type="float">
            <text:p>-2.47108307044948E-05</text:p>
          </table:table-cell>
          <table:table-cell table:formula="of:=[.F206]-[.C206]" office:value-type="float" office:value="0.0000441640378549618" calcext:value-type="float">
            <text:p>4.41640378549618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206" calcext:value-type="float">
            <text:p>206</text:p>
          </table:table-cell>
          <table:table-cell office:value-type="float" office:value="0.0000478443743428076" calcext:value-type="float">
            <text:p>4.78443743428076E-05</text:p>
          </table:table-cell>
          <table:table-cell office:value-type="string" calcext:value-type="string">
            <text:p>ALA</text:p>
          </table:table-cell>
          <table:table-cell office:value-type="float" office:value="206" calcext:value-type="float">
            <text:p>206</text:p>
          </table:table-cell>
          <table:table-cell office:value-type="float" office:value="0.0000278654048370011" calcext:value-type="float">
            <text:p>2.78654048370011E-05</text:p>
          </table:table-cell>
          <table:table-cell table:formula="of:=[.F207]-[.C207]" office:value-type="float" office:value="-0.0000199789695058064" calcext:value-type="float">
            <text:p>-1.99789695058064E-05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207" calcext:value-type="float">
            <text:p>207</text:p>
          </table:table-cell>
          <table:table-cell office:value-type="float" office:value="-0.000219242902208182" calcext:value-type="float">
            <text:p>-0.000219242902208182</text:p>
          </table:table-cell>
          <table:table-cell office:value-type="string" calcext:value-type="string">
            <text:p>TRP</text:p>
          </table:table-cell>
          <table:table-cell office:value-type="float" office:value="207" calcext:value-type="float">
            <text:p>207</text:p>
          </table:table-cell>
          <table:table-cell office:value-type="float" office:value="-0.000210830704521569" calcext:value-type="float">
            <text:p>-0.000210830704521569</text:p>
          </table:table-cell>
          <table:table-cell table:formula="of:=[.F208]-[.C208]" office:value-type="float" office:value="0.00000841219768661251" calcext:value-type="float">
            <text:p>8.41219768661251E-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08" calcext:value-type="float">
            <text:p>208</text:p>
          </table:table-cell>
          <table:table-cell office:value-type="float" office:value="-0.0000594111461619565" calcext:value-type="float">
            <text:p>-5.94111461619565E-05</text:p>
          </table:table-cell>
          <table:table-cell office:value-type="string" calcext:value-type="string">
            <text:p>LEU</text:p>
          </table:table-cell>
          <table:table-cell office:value-type="float" office:value="208" calcext:value-type="float">
            <text:p>208</text:p>
          </table:table-cell>
          <table:table-cell office:value-type="float" office:value="-0.0000783385909569251" calcext:value-type="float">
            <text:p>-7.83385909569251E-05</text:p>
          </table:table-cell>
          <table:table-cell table:formula="of:=[.F209]-[.C209]" office:value-type="float" office:value="-0.0000189274447949686" calcext:value-type="float">
            <text:p>-1.89274447949686E-05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209" calcext:value-type="float">
            <text:p>209</text:p>
          </table:table-cell>
          <table:table-cell office:value-type="float" office:value="-0.0000509989484753632" calcext:value-type="float">
            <text:p>-5.09989484753632E-05</text:p>
          </table:table-cell>
          <table:table-cell office:value-type="string" calcext:value-type="string">
            <text:p>TYR</text:p>
          </table:table-cell>
          <table:table-cell office:value-type="float" office:value="209" calcext:value-type="float">
            <text:p>209</text:p>
          </table:table-cell>
          <table:table-cell office:value-type="float" office:value="-0.0000341745531019892" calcext:value-type="float">
            <text:p>-3.41745531019892E-05</text:p>
          </table:table-cell>
          <table:table-cell table:formula="of:=[.F210]-[.C210]" office:value-type="float" office:value="0.0000168243953733739" calcext:value-type="float">
            <text:p>1.68243953733739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210" calcext:value-type="float">
            <text:p>210</text:p>
          </table:table-cell>
          <table:table-cell office:value-type="float" office:value="-0.0000357518401682174" calcext:value-type="float">
            <text:p>-3.57518401682174E-05</text:p>
          </table:table-cell>
          <table:table-cell office:value-type="string" calcext:value-type="string">
            <text:p>ALA</text:p>
          </table:table-cell>
          <table:table-cell office:value-type="float" office:value="210" calcext:value-type="float">
            <text:p>210</text:p>
          </table:table-cell>
          <table:table-cell office:value-type="float" office:value="-0.0000325972660357554" calcext:value-type="float">
            <text:p>-3.25972660357554E-05</text:p>
          </table:table-cell>
          <table:table-cell table:formula="of:=[.F211]-[.C211]" office:value-type="float" office:value="0.00000315457413246206" calcext:value-type="float">
            <text:p>3.15457413246206E-06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211" calcext:value-type="float">
            <text:p>211</text:p>
          </table:table-cell>
          <table:table-cell office:value-type="float" office:value="-0.0000304942166140818" calcext:value-type="float">
            <text:p>-3.04942166140818E-05</text:p>
          </table:table-cell>
          <table:table-cell office:value-type="string" calcext:value-type="string">
            <text:p>ALA</text:p>
          </table:table-cell>
          <table:table-cell office:value-type="float" office:value="211" calcext:value-type="float">
            <text:p>211</text:p>
          </table:table-cell>
          <table:table-cell office:value-type="float" office:value="-0.0000341745531019987" calcext:value-type="float">
            <text:p>-3.41745531019987E-05</text:p>
          </table:table-cell>
          <table:table-cell table:formula="of:=[.F212]-[.C212]" office:value-type="float" office:value="-0.00000368033648791688" calcext:value-type="float">
            <text:p>-3.68033648791688E-0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212" calcext:value-type="float">
            <text:p>212</text:p>
          </table:table-cell>
          <table:table-cell office:value-type="float" office:value="-0.000031019978969592" calcext:value-type="float">
            <text:p>-3.1019978969592E-05</text:p>
          </table:table-cell>
          <table:table-cell office:value-type="string" calcext:value-type="string">
            <text:p>VAL</text:p>
          </table:table-cell>
          <table:table-cell office:value-type="float" office:value="212" calcext:value-type="float">
            <text:p>212</text:p>
          </table:table-cell>
          <table:table-cell office:value-type="float" office:value="-0.00000893796004206923" calcext:value-type="float">
            <text:p>-8.93796004206923E-06</text:p>
          </table:table-cell>
          <table:table-cell table:formula="of:=[.F213]-[.C213]" office:value-type="float" office:value="0.0000220820189275228" calcext:value-type="float">
            <text:p>2.20820189275228E-0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213" calcext:value-type="float">
            <text:p>213</text:p>
          </table:table-cell>
          <table:table-cell office:value-type="float" office:value="-0.00000630914826499894" calcext:value-type="float">
            <text:p>-6.30914826499894E-06</text:p>
          </table:table-cell>
          <table:table-cell office:value-type="string" calcext:value-type="string">
            <text:p>ILE</text:p>
          </table:table-cell>
          <table:table-cell office:value-type="float" office:value="213" calcext:value-type="float">
            <text:p>213</text:p>
          </table:table-cell>
          <table:table-cell office:value-type="float" office:value="-0.00000578338590956754" calcext:value-type="float">
            <text:p>-5.78338590956754E-06</text:p>
          </table:table-cell>
          <table:table-cell table:formula="of:=[.F214]-[.C214]" office:value-type="float" office:value="0.00000052576235543141" calcext:value-type="float">
            <text:p>5.25762355431405E-07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14" calcext:value-type="float">
            <text:p>214</text:p>
          </table:table-cell>
          <table:table-cell office:value-type="float" office:value="-0.0000299684542588742" calcext:value-type="float">
            <text:p>-2.99684542588742E-05</text:p>
          </table:table-cell>
          <table:table-cell office:value-type="string" calcext:value-type="string">
            <text:p>ASN</text:p>
          </table:table-cell>
          <table:table-cell office:value-type="float" office:value="214" calcext:value-type="float">
            <text:p>214</text:p>
          </table:table-cell>
          <table:table-cell office:value-type="float" office:value="-0.0000152471083068341" calcext:value-type="float">
            <text:p>-1.52471083068341E-05</text:p>
          </table:table-cell>
          <table:table-cell table:formula="of:=[.F215]-[.C215]" office:value-type="float" office:value="0.0000147213459520401" calcext:value-type="float">
            <text:p>1.47213459520401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15" calcext:value-type="float">
            <text:p>215</text:p>
          </table:table-cell>
          <table:table-cell office:value-type="float" office:value="0.0000147213459516113" calcext:value-type="float">
            <text:p>1.47213459516113E-05</text:p>
          </table:table-cell>
          <table:table-cell office:value-type="string" calcext:value-type="string">
            <text:p>GLY</text:p>
          </table:table-cell>
          <table:table-cell office:value-type="float" office:value="215" calcext:value-type="float">
            <text:p>215</text:p>
          </table:table-cell>
          <table:table-cell office:value-type="float" office:value="0.0000068349106203732" calcext:value-type="float">
            <text:p>6.8349106203732E-06</text:p>
          </table:table-cell>
          <table:table-cell table:formula="of:=[.F216]-[.C216]" office:value-type="float" office:value="-0.00000788643533123812" calcext:value-type="float">
            <text:p>-7.88643533123812E-06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16" calcext:value-type="float">
            <text:p>216</text:p>
          </table:table-cell>
          <table:table-cell office:value-type="float" office:value="-0.00000841219768654011" calcext:value-type="float">
            <text:p>-8.41219768654011E-06</text:p>
          </table:table-cell>
          <table:table-cell office:value-type="string" calcext:value-type="string">
            <text:p>ASP</text:p>
          </table:table-cell>
          <table:table-cell office:value-type="float" office:value="216" calcext:value-type="float">
            <text:p>216</text:p>
          </table:table-cell>
          <table:table-cell office:value-type="float" office:value="0.0000315457413248588" calcext:value-type="float">
            <text:p>3.15457413248588E-05</text:p>
          </table:table-cell>
          <table:table-cell table:formula="of:=[.F217]-[.C217]" office:value-type="float" office:value="0.0000399579390113989" calcext:value-type="float">
            <text:p>3.99579390113989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217" calcext:value-type="float">
            <text:p>217</text:p>
          </table:table-cell>
          <table:table-cell office:value-type="float" office:value="-0.000063617245004097" calcext:value-type="float">
            <text:p>-6.3617245004097E-05</text:p>
          </table:table-cell>
          <table:table-cell office:value-type="string" calcext:value-type="string">
            <text:p>ARG</text:p>
          </table:table-cell>
          <table:table-cell office:value-type="float" office:value="217" calcext:value-type="float">
            <text:p>217</text:p>
          </table:table-cell>
          <table:table-cell office:value-type="float" office:value="-0.0000331230283913552" calcext:value-type="float">
            <text:p>-3.31230283913552E-05</text:p>
          </table:table-cell>
          <table:table-cell table:formula="of:=[.F218]-[.C218]" office:value-type="float" office:value="0.0000304942166127417" calcext:value-type="float">
            <text:p>3.04942166127417E-05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218" calcext:value-type="float">
            <text:p>218</text:p>
          </table:table-cell>
          <table:table-cell office:value-type="float" office:value="-0.0000168243953732872" calcext:value-type="float">
            <text:p>-1.68243953732872E-05</text:p>
          </table:table-cell>
          <table:table-cell office:value-type="string" calcext:value-type="string">
            <text:p>TRP</text:p>
          </table:table-cell>
          <table:table-cell office:value-type="float" office:value="218" calcext:value-type="float">
            <text:p>218</text:p>
          </table:table-cell>
          <table:table-cell office:value-type="float" office:value="-0.0000452155625657275" calcext:value-type="float">
            <text:p>-4.52155625657275E-05</text:p>
          </table:table-cell>
          <table:table-cell table:formula="of:=[.F219]-[.C219]" office:value-type="float" office:value="-0.0000283911671924403" calcext:value-type="float">
            <text:p>-2.83911671924403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219" calcext:value-type="float">
            <text:p>219</text:p>
          </table:table-cell>
          <table:table-cell office:value-type="float" office:value="-0.0000231335436382566" calcext:value-type="float">
            <text:p>-2.31335436382566E-05</text:p>
          </table:table-cell>
          <table:table-cell office:value-type="string" calcext:value-type="string">
            <text:p>PHE</text:p>
          </table:table-cell>
          <table:table-cell office:value-type="float" office:value="219" calcext:value-type="float">
            <text:p>219</text:p>
          </table:table-cell>
          <table:table-cell office:value-type="float" office:value="-0.0000341745531019596" calcext:value-type="float">
            <text:p>-3.41745531019596E-05</text:p>
          </table:table-cell>
          <table:table-cell table:formula="of:=[.F220]-[.C220]" office:value-type="float" office:value="-0.000011041009463703" calcext:value-type="float">
            <text:p>-1.1041009463703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20" calcext:value-type="float">
            <text:p>220</text:p>
          </table:table-cell>
          <table:table-cell office:value-type="float" office:value="-0.000037854889589855" calcext:value-type="float">
            <text:p>-3.7854889589855E-05</text:p>
          </table:table-cell>
          <table:table-cell office:value-type="string" calcext:value-type="string">
            <text:p>LEU</text:p>
          </table:table-cell>
          <table:table-cell office:value-type="float" office:value="220" calcext:value-type="float">
            <text:p>220</text:p>
          </table:table-cell>
          <table:table-cell office:value-type="float" office:value="-0.0000226077812828693" calcext:value-type="float">
            <text:p>-2.26077812828693E-05</text:p>
          </table:table-cell>
          <table:table-cell table:formula="of:=[.F221]-[.C221]" office:value-type="float" office:value="0.0000152471083069856" calcext:value-type="float">
            <text:p>1.52471083069856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21" calcext:value-type="float">
            <text:p>221</text:p>
          </table:table-cell>
          <table:table-cell office:value-type="float" office:value="-0.0000105152471082078" calcext:value-type="float">
            <text:p>-1.05152471082078E-05</text:p>
          </table:table-cell>
          <table:table-cell office:value-type="string" calcext:value-type="string">
            <text:p>ASN</text:p>
          </table:table-cell>
          <table:table-cell office:value-type="float" office:value="221" calcext:value-type="float">
            <text:p>221</text:p>
          </table:table-cell>
          <table:table-cell office:value-type="float" office:value="0.0000184016824394533" calcext:value-type="float">
            <text:p>1.84016824394533E-05</text:p>
          </table:table-cell>
          <table:table-cell table:formula="of:=[.F222]-[.C222]" office:value-type="float" office:value="0.0000289169295476612" calcext:value-type="float">
            <text:p>2.89169295476612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222" calcext:value-type="float">
            <text:p>222</text:p>
          </table:table-cell>
          <table:table-cell office:value-type="float" office:value="-0.0000110410094640441" calcext:value-type="float">
            <text:p>-1.10410094640441E-05</text:p>
          </table:table-cell>
          <table:table-cell office:value-type="string" calcext:value-type="string">
            <text:p>ARG</text:p>
          </table:table-cell>
          <table:table-cell office:value-type="float" office:value="222" calcext:value-type="float">
            <text:p>222</text:p>
          </table:table-cell>
          <table:table-cell office:value-type="float" office:value="-0.0000220820189278939" calcext:value-type="float">
            <text:p>-2.20820189278939E-05</text:p>
          </table:table-cell>
          <table:table-cell table:formula="of:=[.F223]-[.C223]" office:value-type="float" office:value="-0.0000110410094638498" calcext:value-type="float">
            <text:p>-1.10410094638498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223" calcext:value-type="float">
            <text:p>223</text:p>
          </table:table-cell>
          <table:table-cell office:value-type="float" office:value="-0.00000525762355415458" calcext:value-type="float">
            <text:p>-5.25762355415458E-06</text:p>
          </table:table-cell>
          <table:table-cell office:value-type="string" calcext:value-type="string">
            <text:p>PHE</text:p>
          </table:table-cell>
          <table:table-cell office:value-type="float" office:value="223" calcext:value-type="float">
            <text:p>223</text:p>
          </table:table-cell>
          <table:table-cell office:value-type="float" office:value="0.00000630914826499101" calcext:value-type="float">
            <text:p>6.30914826499101E-06</text:p>
          </table:table-cell>
          <table:table-cell table:formula="of:=[.F224]-[.C224]" office:value-type="float" office:value="0.0000115667718191456" calcext:value-type="float">
            <text:p>1.15667718191456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24" calcext:value-type="float">
            <text:p>224</text:p>
          </table:table-cell>
          <table:table-cell office:value-type="float" office:value="-0.00000052576235538564" calcext:value-type="float">
            <text:p>-5.25762355385642E-07</text:p>
          </table:table-cell>
          <table:table-cell office:value-type="string" calcext:value-type="string">
            <text:p>THR</text:p>
          </table:table-cell>
          <table:table-cell office:value-type="float" office:value="224" calcext:value-type="float">
            <text:p>224</text:p>
          </table:table-cell>
          <table:table-cell office:value-type="float" office:value="-0.0000268138801261905" calcext:value-type="float">
            <text:p>-2.68138801261905E-05</text:p>
          </table:table-cell>
          <table:table-cell table:formula="of:=[.F225]-[.C225]" office:value-type="float" office:value="-0.0000262881177708049" calcext:value-type="float">
            <text:p>-2.62881177708049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25" calcext:value-type="float">
            <text:p>225</text:p>
          </table:table-cell>
          <table:table-cell office:value-type="float" office:value="0.00000105152471078996" calcext:value-type="float">
            <text:p>1.05152471078996E-06</text:p>
          </table:table-cell>
          <table:table-cell office:value-type="string" calcext:value-type="string">
            <text:p>THR</text:p>
          </table:table-cell>
          <table:table-cell office:value-type="float" office:value="225" calcext:value-type="float">
            <text:p>225</text:p>
          </table:table-cell>
          <table:table-cell office:value-type="float" office:value="-0.0000278654048371131" calcext:value-type="float">
            <text:p>-2.78654048371131E-05</text:p>
          </table:table-cell>
          <table:table-cell table:formula="of:=[.F226]-[.C226]" office:value-type="float" office:value="-0.0000289169295479031" calcext:value-type="float">
            <text:p>-2.89169295479031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26" calcext:value-type="float">
            <text:p>226</text:p>
          </table:table-cell>
          <table:table-cell office:value-type="float" office:value="0.0000120925341745427" calcext:value-type="float">
            <text:p>1.20925341745427E-05</text:p>
          </table:table-cell>
          <table:table-cell office:value-type="string" calcext:value-type="string">
            <text:p>THR</text:p>
          </table:table-cell>
          <table:table-cell office:value-type="float" office:value="226" calcext:value-type="float">
            <text:p>226</text:p>
          </table:table-cell>
          <table:table-cell office:value-type="float" office:value="-0.0000152471083070568" calcext:value-type="float">
            <text:p>-1.52471083070568E-05</text:p>
          </table:table-cell>
          <table:table-cell table:formula="of:=[.F227]-[.C227]" office:value-type="float" office:value="-0.0000273396424815995" calcext:value-type="float">
            <text:p>-2.73396424815995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27" calcext:value-type="float">
            <text:p>227</text:p>
          </table:table-cell>
          <table:table-cell office:value-type="float" office:value="-0.0000136698212408077" calcext:value-type="float">
            <text:p>-1.36698212408077E-05</text:p>
          </table:table-cell>
          <table:table-cell office:value-type="string" calcext:value-type="string">
            <text:p>LEU</text:p>
          </table:table-cell>
          <table:table-cell office:value-type="float" office:value="227" calcext:value-type="float">
            <text:p>227</text:p>
          </table:table-cell>
          <table:table-cell office:value-type="float" office:value="-0.0000347003154573933" calcext:value-type="float">
            <text:p>-3.47003154573933E-05</text:p>
          </table:table-cell>
          <table:table-cell table:formula="of:=[.F228]-[.C228]" office:value-type="float" office:value="-0.0000210304942165856" calcext:value-type="float">
            <text:p>-2.10304942165856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28" calcext:value-type="float">
            <text:p>228</text:p>
          </table:table-cell>
          <table:table-cell office:value-type="float" office:value="-0.0000120925341742298" calcext:value-type="float">
            <text:p>-1.20925341742298E-05</text:p>
          </table:table-cell>
          <table:table-cell office:value-type="string" calcext:value-type="string">
            <text:p>ASN</text:p>
          </table:table-cell>
          <table:table-cell office:value-type="float" office:value="228" calcext:value-type="float">
            <text:p>228</text:p>
          </table:table-cell>
          <table:table-cell office:value-type="float" office:value="-0.0000315457413248663" calcext:value-type="float">
            <text:p>-3.15457413248663E-05</text:p>
          </table:table-cell>
          <table:table-cell table:formula="of:=[.F229]-[.C229]" office:value-type="float" office:value="-0.0000194532071506365" calcext:value-type="float">
            <text:p>-1.94532071506365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29" calcext:value-type="float">
            <text:p>229</text:p>
          </table:table-cell>
          <table:table-cell office:value-type="float" office:value="0.00000210304942172375" calcext:value-type="float">
            <text:p>2.10304942172375E-06</text:p>
          </table:table-cell>
          <table:table-cell office:value-type="string" calcext:value-type="string">
            <text:p>ASP</text:p>
          </table:table-cell>
          <table:table-cell office:value-type="float" office:value="229" calcext:value-type="float">
            <text:p>229</text:p>
          </table:table-cell>
          <table:table-cell office:value-type="float" office:value="-0.00000630914826494711" calcext:value-type="float">
            <text:p>-6.30914826494711E-06</text:p>
          </table:table-cell>
          <table:table-cell table:formula="of:=[.F230]-[.C230]" office:value-type="float" office:value="-0.00000841219768667086" calcext:value-type="float">
            <text:p>-8.41219768667086E-06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230" calcext:value-type="float">
            <text:p>230</text:p>
          </table:table-cell>
          <table:table-cell office:value-type="float" office:value="-0.0000515247108306961" calcext:value-type="float">
            <text:p>-5.15247108306961E-05</text:p>
          </table:table-cell>
          <table:table-cell office:value-type="string" calcext:value-type="string">
            <text:p>PHE</text:p>
          </table:table-cell>
          <table:table-cell office:value-type="float" office:value="230" calcext:value-type="float">
            <text:p>230</text:p>
          </table:table-cell>
          <table:table-cell office:value-type="float" office:value="-0.0000410094637224088" calcext:value-type="float">
            <text:p>-4.10094637224088E-05</text:p>
          </table:table-cell>
          <table:table-cell table:formula="of:=[.F231]-[.C231]" office:value-type="float" office:value="0.0000105152471082874" calcext:value-type="float">
            <text:p>1.05152471082874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31" calcext:value-type="float">
            <text:p>231</text:p>
          </table:table-cell>
          <table:table-cell office:value-type="float" office:value="-0.0000241850683489901" calcext:value-type="float">
            <text:p>-2.41850683489901E-05</text:p>
          </table:table-cell>
          <table:table-cell office:value-type="string" calcext:value-type="string">
            <text:p>ASN</text:p>
          </table:table-cell>
          <table:table-cell office:value-type="float" office:value="231" calcext:value-type="float">
            <text:p>231</text:p>
          </table:table-cell>
          <table:table-cell office:value-type="float" office:value="-0.000048370136698208" calcext:value-type="float">
            <text:p>-4.8370136698208E-05</text:p>
          </table:table-cell>
          <table:table-cell table:formula="of:=[.F232]-[.C232]" office:value-type="float" office:value="-0.0000241850683492179" calcext:value-type="float">
            <text:p>-2.41850683492179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32" calcext:value-type="float">
            <text:p>232</text:p>
          </table:table-cell>
          <table:table-cell office:value-type="float" office:value="0.00000315457413251441" calcext:value-type="float">
            <text:p>3.15457413251441E-06</text:p>
          </table:table-cell>
          <table:table-cell office:value-type="string" calcext:value-type="string">
            <text:p>LEU</text:p>
          </table:table-cell>
          <table:table-cell office:value-type="float" office:value="232" calcext:value-type="float">
            <text:p>232</text:p>
          </table:table-cell>
          <table:table-cell office:value-type="float" office:value="-0.0000173501577286725" calcext:value-type="float">
            <text:p>-1.73501577286725E-05</text:p>
          </table:table-cell>
          <table:table-cell table:formula="of:=[.F233]-[.C233]" office:value-type="float" office:value="-0.0000205047318611869" calcext:value-type="float">
            <text:p>-2.05047318611869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233" calcext:value-type="float">
            <text:p>233</text:p>
          </table:table-cell>
          <table:table-cell office:value-type="float" office:value="-0.000019453207150421" calcext:value-type="float">
            <text:p>-1.9453207150421E-05</text:p>
          </table:table-cell>
          <table:table-cell office:value-type="string" calcext:value-type="string">
            <text:p>VAL</text:p>
          </table:table-cell>
          <table:table-cell office:value-type="float" office:value="233" calcext:value-type="float">
            <text:p>233</text:p>
          </table:table-cell>
          <table:table-cell office:value-type="float" office:value="-0.00000998948475292988" calcext:value-type="float">
            <text:p>-9.98948475292988E-06</text:p>
          </table:table-cell>
          <table:table-cell table:formula="of:=[.F234]-[.C234]" office:value-type="float" office:value="0.00000946372239749112" calcext:value-type="float">
            <text:p>9.46372239749112E-06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234" calcext:value-type="float">
            <text:p>234</text:p>
          </table:table-cell>
          <table:table-cell office:value-type="float" office:value="0.00000525762355416284" calcext:value-type="float">
            <text:p>5.25762355416284E-06</text:p>
          </table:table-cell>
          <table:table-cell office:value-type="string" calcext:value-type="string">
            <text:p>ALA</text:p>
          </table:table-cell>
          <table:table-cell office:value-type="float" office:value="234" calcext:value-type="float">
            <text:p>234</text:p>
          </table:table-cell>
          <table:table-cell office:value-type="float" office:value="0.00000683491062039025" calcext:value-type="float">
            <text:p>6.83491062039025E-06</text:p>
          </table:table-cell>
          <table:table-cell table:formula="of:=[.F235]-[.C235]" office:value-type="float" office:value="0.00000157728706622741" calcext:value-type="float">
            <text:p>1.57728706622741E-06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235" calcext:value-type="float">
            <text:p>235</text:p>
          </table:table-cell>
          <table:table-cell office:value-type="float" office:value="-0.0000662460567823602" calcext:value-type="float">
            <text:p>-6.62460567823602E-05</text:p>
          </table:table-cell>
          <table:table-cell office:value-type="string" calcext:value-type="string">
            <text:p>MET</text:p>
          </table:table-cell>
          <table:table-cell office:value-type="float" office:value="235" calcext:value-type="float">
            <text:p>235</text:p>
          </table:table-cell>
          <table:table-cell office:value-type="float" office:value="-0.0000709779179810664" calcext:value-type="float">
            <text:p>-7.09779179810664E-05</text:p>
          </table:table-cell>
          <table:table-cell table:formula="of:=[.F236]-[.C236]" office:value-type="float" office:value="-0.00000473186119870613" calcext:value-type="float">
            <text:p>-4.73186119870613E-0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236" calcext:value-type="float">
            <text:p>236</text:p>
          </table:table-cell>
          <table:table-cell office:value-type="float" office:value="-0.0000872765509990374" calcext:value-type="float">
            <text:p>-8.72765509990374E-05</text:p>
          </table:table-cell>
          <table:table-cell office:value-type="string" calcext:value-type="string">
            <text:p>LYS</text:p>
          </table:table-cell>
          <table:table-cell office:value-type="float" office:value="236" calcext:value-type="float">
            <text:p>236</text:p>
          </table:table-cell>
          <table:table-cell office:value-type="float" office:value="-0.0000646687697160409" calcext:value-type="float">
            <text:p>-6.46687697160409E-05</text:p>
          </table:table-cell>
          <table:table-cell table:formula="of:=[.F237]-[.C237]" office:value-type="float" office:value="0.0000226077812829965" calcext:value-type="float">
            <text:p>2.26077812829965E-05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237" calcext:value-type="float">
            <text:p>237</text:p>
          </table:table-cell>
          <table:table-cell office:value-type="float" office:value="-0.0000473186119873279" calcext:value-type="float">
            <text:p>-4.73186119873279E-05</text:p>
          </table:table-cell>
          <table:table-cell office:value-type="string" calcext:value-type="string">
            <text:p>TYR</text:p>
          </table:table-cell>
          <table:table-cell office:value-type="float" office:value="237" calcext:value-type="float">
            <text:p>237</text:p>
          </table:table-cell>
          <table:table-cell office:value-type="float" office:value="-0.000031019978969475" calcext:value-type="float">
            <text:p>-3.1019978969475E-05</text:p>
          </table:table-cell>
          <table:table-cell table:formula="of:=[.F238]-[.C238]" office:value-type="float" office:value="0.0000162986330178529" calcext:value-type="float">
            <text:p>1.62986330178529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38" calcext:value-type="float">
            <text:p>238</text:p>
          </table:table-cell>
          <table:table-cell office:value-type="float" office:value="0.000272344900104832" calcext:value-type="float">
            <text:p>0.000272344900104832</text:p>
          </table:table-cell>
          <table:table-cell office:value-type="string" calcext:value-type="string">
            <text:p>ASN</text:p>
          </table:table-cell>
          <table:table-cell office:value-type="float" office:value="238" calcext:value-type="float">
            <text:p>238</text:p>
          </table:table-cell>
          <table:table-cell office:value-type="float" office:value="0.000256572029442688" calcext:value-type="float">
            <text:p>0.000256572029442688</text:p>
          </table:table-cell>
          <table:table-cell table:formula="of:=[.F239]-[.C239]" office:value-type="float" office:value="-0.0000157728706621436" calcext:value-type="float">
            <text:p>-1.57728706621436E-05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239" calcext:value-type="float">
            <text:p>239</text:p>
          </table:table-cell>
          <table:table-cell office:value-type="float" office:value="-0.0000783385909568469" calcext:value-type="float">
            <text:p>-7.83385909568469E-05</text:p>
          </table:table-cell>
          <table:table-cell office:value-type="string" calcext:value-type="string">
            <text:p>TYR</text:p>
          </table:table-cell>
          <table:table-cell office:value-type="float" office:value="239" calcext:value-type="float">
            <text:p>239</text:p>
          </table:table-cell>
          <table:table-cell office:value-type="float" office:value="-0.000103575184016808" calcext:value-type="float">
            <text:p>-0.000103575184016808</text:p>
          </table:table-cell>
          <table:table-cell table:formula="of:=[.F240]-[.C240]" office:value-type="float" office:value="-0.0000252365930599612" calcext:value-type="float">
            <text:p>-2.52365930599612E-0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240" calcext:value-type="float">
            <text:p>240</text:p>
          </table:table-cell>
          <table:table-cell office:value-type="float" office:value="0.000420084121976975" calcext:value-type="float">
            <text:p>0.000420084121976975</text:p>
          </table:table-cell>
          <table:table-cell office:value-type="string" calcext:value-type="string">
            <text:p>GLU</text:p>
          </table:table-cell>
          <table:table-cell office:value-type="float" office:value="240" calcext:value-type="float">
            <text:p>240</text:p>
          </table:table-cell>
          <table:table-cell office:value-type="float" office:value="0.000287592008412383" calcext:value-type="float">
            <text:p>0.000287592008412383</text:p>
          </table:table-cell>
          <table:table-cell table:formula="of:=[.F241]-[.C241]" office:value-type="float" office:value="-0.000132492113564592" calcext:value-type="float">
            <text:p>-0.000132492113564592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241" calcext:value-type="float">
            <text:p>241</text:p>
          </table:table-cell>
          <table:table-cell office:value-type="float" office:value="-0.000146161934805452" calcext:value-type="float">
            <text:p>-0.000146161934805452</text:p>
          </table:table-cell>
          <table:table-cell office:value-type="string" calcext:value-type="string">
            <text:p>PRO</text:p>
          </table:table-cell>
          <table:table-cell office:value-type="float" office:value="241" calcext:value-type="float">
            <text:p>241</text:p>
          </table:table-cell>
          <table:table-cell office:value-type="float" office:value="-0.000109358569926387" calcext:value-type="float">
            <text:p>-0.000109358569926387</text:p>
          </table:table-cell>
          <table:table-cell table:formula="of:=[.F242]-[.C242]" office:value-type="float" office:value="0.0000368033648790655" calcext:value-type="float">
            <text:p>3.68033648790655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42" calcext:value-type="float">
            <text:p>242</text:p>
          </table:table-cell>
          <table:table-cell office:value-type="float" office:value="-0.0000415352260778134" calcext:value-type="float">
            <text:p>-4.15352260778134E-05</text:p>
          </table:table-cell>
          <table:table-cell office:value-type="string" calcext:value-type="string">
            <text:p>LEU</text:p>
          </table:table-cell>
          <table:table-cell office:value-type="float" office:value="242" calcext:value-type="float">
            <text:p>242</text:p>
          </table:table-cell>
          <table:table-cell office:value-type="float" office:value="-0.000045215562565727" calcext:value-type="float">
            <text:p>-4.5215562565727E-05</text:p>
          </table:table-cell>
          <table:table-cell table:formula="of:=[.F243]-[.C243]" office:value-type="float" office:value="-0.00000368033648791359" calcext:value-type="float">
            <text:p>-3.68033648791359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43" calcext:value-type="float">
            <text:p>243</text:p>
          </table:table-cell>
          <table:table-cell office:value-type="float" office:value="-0.0000599369085172917" calcext:value-type="float">
            <text:p>-5.99369085172917E-05</text:p>
          </table:table-cell>
          <table:table-cell office:value-type="string" calcext:value-type="string">
            <text:p>THR</text:p>
          </table:table-cell>
          <table:table-cell office:value-type="float" office:value="243" calcext:value-type="float">
            <text:p>243</text:p>
          </table:table-cell>
          <table:table-cell office:value-type="float" office:value="-0.000030494216614039" calcext:value-type="float">
            <text:p>-3.0494216614039E-05</text:p>
          </table:table-cell>
          <table:table-cell table:formula="of:=[.F244]-[.C244]" office:value-type="float" office:value="0.0000294426919032527" calcext:value-type="float">
            <text:p>2.94426919032527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244" calcext:value-type="float">
            <text:p>244</text:p>
          </table:table-cell>
          <table:table-cell office:value-type="float" office:value="-0.000034700315457295" calcext:value-type="float">
            <text:p>-3.4700315457295E-05</text:p>
          </table:table-cell>
          <table:table-cell office:value-type="string" calcext:value-type="string">
            <text:p>GLN</text:p>
          </table:table-cell>
          <table:table-cell office:value-type="float" office:value="244" calcext:value-type="float">
            <text:p>244</text:p>
          </table:table-cell>
          <table:table-cell office:value-type="float" office:value="-0.0000105152471083274" calcext:value-type="float">
            <text:p>-1.05152471083274E-05</text:p>
          </table:table-cell>
          <table:table-cell table:formula="of:=[.F245]-[.C245]" office:value-type="float" office:value="0.0000241850683489676" calcext:value-type="float">
            <text:p>2.41850683489676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45" calcext:value-type="float">
            <text:p>245</text:p>
          </table:table-cell>
          <table:table-cell office:value-type="float" office:value="0.000014721345951603" calcext:value-type="float">
            <text:p>1.4721345951603E-05</text:p>
          </table:table-cell>
          <table:table-cell office:value-type="string" calcext:value-type="string">
            <text:p>ASP</text:p>
          </table:table-cell>
          <table:table-cell office:value-type="float" office:value="245" calcext:value-type="float">
            <text:p>245</text:p>
          </table:table-cell>
          <table:table-cell office:value-type="float" office:value="0.0000299684542586575" calcext:value-type="float">
            <text:p>2.99684542586575E-05</text:p>
          </table:table-cell>
          <table:table-cell table:formula="of:=[.F246]-[.C246]" office:value-type="float" office:value="0.0000152471083070545" calcext:value-type="float">
            <text:p>1.52471083070545E-05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246" calcext:value-type="float">
            <text:p>246</text:p>
          </table:table-cell>
          <table:table-cell office:value-type="float" office:value="-0.000124079915878029" calcext:value-type="float">
            <text:p>-0.000124079915878029</text:p>
          </table:table-cell>
          <table:table-cell office:value-type="string" calcext:value-type="string">
            <text:p>HIE</text:p>
          </table:table-cell>
          <table:table-cell office:value-type="float" office:value="246" calcext:value-type="float">
            <text:p>246</text:p>
          </table:table-cell>
          <table:table-cell office:value-type="float" office:value="-0.0000704521556256565" calcext:value-type="float">
            <text:p>-7.04521556256565E-05</text:p>
          </table:table-cell>
          <table:table-cell table:formula="of:=[.F247]-[.C247]" office:value-type="float" office:value="0.0000536277602523728" calcext:value-type="float">
            <text:p>5.36277602523728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247" calcext:value-type="float">
            <text:p>247</text:p>
          </table:table-cell>
          <table:table-cell office:value-type="float" office:value="-0.0000368033648791185" calcext:value-type="float">
            <text:p>-3.68033648791185E-05</text:p>
          </table:table-cell>
          <table:table-cell office:value-type="string" calcext:value-type="string">
            <text:p>VAL</text:p>
          </table:table-cell>
          <table:table-cell office:value-type="float" office:value="247" calcext:value-type="float">
            <text:p>247</text:p>
          </table:table-cell>
          <table:table-cell office:value-type="float" office:value="-0.0000215562565720682" calcext:value-type="float">
            <text:p>-2.15562565720682E-05</text:p>
          </table:table-cell>
          <table:table-cell table:formula="of:=[.F248]-[.C248]" office:value-type="float" office:value="0.0000152471083070503" calcext:value-type="float">
            <text:p>1.52471083070503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48" calcext:value-type="float">
            <text:p>248</text:p>
          </table:table-cell>
          <table:table-cell office:value-type="float" office:value="0.00000683491062042101" calcext:value-type="float">
            <text:p>6.83491062042101E-06</text:p>
          </table:table-cell>
          <table:table-cell office:value-type="string" calcext:value-type="string">
            <text:p>ASP</text:p>
          </table:table-cell>
          <table:table-cell office:value-type="float" office:value="248" calcext:value-type="float">
            <text:p>248</text:p>
          </table:table-cell>
          <table:table-cell office:value-type="float" office:value="0.0000315457413250493" calcext:value-type="float">
            <text:p>3.15457413250493E-05</text:p>
          </table:table-cell>
          <table:table-cell table:formula="of:=[.F249]-[.C249]" office:value-type="float" office:value="0.0000247108307046283" calcext:value-type="float">
            <text:p>2.47108307046283E-0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249" calcext:value-type="float">
            <text:p>249</text:p>
          </table:table-cell>
          <table:table-cell office:value-type="float" office:value="-0.0000415352260778175" calcext:value-type="float">
            <text:p>-4.15352260778175E-05</text:p>
          </table:table-cell>
          <table:table-cell office:value-type="string" calcext:value-type="string">
            <text:p>ILE</text:p>
          </table:table-cell>
          <table:table-cell office:value-type="float" office:value="249" calcext:value-type="float">
            <text:p>249</text:p>
          </table:table-cell>
          <table:table-cell office:value-type="float" office:value="0.0000162986330178767" calcext:value-type="float">
            <text:p>1.62986330178767E-05</text:p>
          </table:table-cell>
          <table:table-cell table:formula="of:=[.F250]-[.C250]" office:value-type="float" office:value="0.0000578338590956942" calcext:value-type="float">
            <text:p>5.78338590956942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50" calcext:value-type="float">
            <text:p>250</text:p>
          </table:table-cell>
          <table:table-cell office:value-type="float" office:value="-0.0000320715036802879" calcext:value-type="float">
            <text:p>-3.20715036802879E-05</text:p>
          </table:table-cell>
          <table:table-cell office:value-type="string" calcext:value-type="string">
            <text:p>LEU</text:p>
          </table:table-cell>
          <table:table-cell office:value-type="float" office:value="250" calcext:value-type="float">
            <text:p>250</text:p>
          </table:table-cell>
          <table:table-cell office:value-type="float" office:value="-0.0000189274447949487" calcext:value-type="float">
            <text:p>-1.89274447949487E-05</text:p>
          </table:table-cell>
          <table:table-cell table:formula="of:=[.F251]-[.C251]" office:value-type="float" office:value="0.0000131440588853392" calcext:value-type="float">
            <text:p>1.31440588853392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51" calcext:value-type="float">
            <text:p>251</text:p>
          </table:table-cell>
          <table:table-cell office:value-type="float" office:value="-0.00000946372239748429" calcext:value-type="float">
            <text:p>-9.46372239748429E-06</text:p>
          </table:table-cell>
          <table:table-cell office:value-type="string" calcext:value-type="string">
            <text:p>GLY</text:p>
          </table:table-cell>
          <table:table-cell office:value-type="float" office:value="251" calcext:value-type="float">
            <text:p>251</text:p>
          </table:table-cell>
          <table:table-cell office:value-type="float" office:value="0.0000052576235541638" calcext:value-type="float">
            <text:p>5.2576235541638E-06</text:p>
          </table:table-cell>
          <table:table-cell table:formula="of:=[.F252]-[.C252]" office:value-type="float" office:value="0.0000147213459516481" calcext:value-type="float">
            <text:p>1.47213459516481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252" calcext:value-type="float">
            <text:p>252</text:p>
          </table:table-cell>
          <table:table-cell office:value-type="float" office:value="-0.0000462670872765198" calcext:value-type="float">
            <text:p>-4.62670872765198E-05</text:p>
          </table:table-cell>
          <table:table-cell office:value-type="string" calcext:value-type="string">
            <text:p>PRO</text:p>
          </table:table-cell>
          <table:table-cell office:value-type="float" office:value="252" calcext:value-type="float">
            <text:p>252</text:p>
          </table:table-cell>
          <table:table-cell office:value-type="float" office:value="-0.0000357518401681391" calcext:value-type="float">
            <text:p>-3.57518401681391E-05</text:p>
          </table:table-cell>
          <table:table-cell table:formula="of:=[.F253]-[.C253]" office:value-type="float" office:value="0.0000105152471083806" calcext:value-type="float">
            <text:p>1.05152471083806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53" calcext:value-type="float">
            <text:p>253</text:p>
          </table:table-cell>
          <table:table-cell office:value-type="float" office:value="-0.0000152471083070246" calcext:value-type="float">
            <text:p>-1.52471083070246E-05</text:p>
          </table:table-cell>
          <table:table-cell office:value-type="string" calcext:value-type="string">
            <text:p>LEU</text:p>
          </table:table-cell>
          <table:table-cell office:value-type="float" office:value="253" calcext:value-type="float">
            <text:p>253</text:p>
          </table:table-cell>
          <table:table-cell office:value-type="float" office:value="-0.0000162986330177894" calcext:value-type="float">
            <text:p>-1.62986330177894E-05</text:p>
          </table:table-cell>
          <table:table-cell table:formula="of:=[.F254]-[.C254]" office:value-type="float" office:value="-0.00000105152471076475" calcext:value-type="float">
            <text:p>-1.05152471076475E-0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54" calcext:value-type="float">
            <text:p>254</text:p>
          </table:table-cell>
          <table:table-cell office:value-type="float" office:value="-0.0000273396424815856" calcext:value-type="float">
            <text:p>-2.73396424815856E-05</text:p>
          </table:table-cell>
          <table:table-cell office:value-type="string" calcext:value-type="string">
            <text:p>SER</text:p>
          </table:table-cell>
          <table:table-cell office:value-type="float" office:value="254" calcext:value-type="float">
            <text:p>254</text:p>
          </table:table-cell>
          <table:table-cell office:value-type="float" office:value="-0.0000131440588853397" calcext:value-type="float">
            <text:p>-1.31440588853397E-05</text:p>
          </table:table-cell>
          <table:table-cell table:formula="of:=[.F255]-[.C255]" office:value-type="float" office:value="0.0000141955835962459" calcext:value-type="float">
            <text:p>1.41955835962459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255" calcext:value-type="float">
            <text:p>255</text:p>
          </table:table-cell>
          <table:table-cell office:value-type="float" office:value="0.00000420609884334967" calcext:value-type="float">
            <text:p>4.20609884334967E-06</text:p>
          </table:table-cell>
          <table:table-cell office:value-type="string" calcext:value-type="string">
            <text:p>ALA</text:p>
          </table:table-cell>
          <table:table-cell office:value-type="float" office:value="255" calcext:value-type="float">
            <text:p>255</text:p>
          </table:table-cell>
          <table:table-cell office:value-type="float" office:value="-0.0000289169295478185" calcext:value-type="float">
            <text:p>-2.89169295478185E-05</text:p>
          </table:table-cell>
          <table:table-cell table:formula="of:=[.F256]-[.C256]" office:value-type="float" office:value="-0.0000331230283911682" calcext:value-type="float">
            <text:p>-3.31230283911682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256" calcext:value-type="float">
            <text:p>256</text:p>
          </table:table-cell>
          <table:table-cell office:value-type="float" office:value="-0.0000404837013669289" calcext:value-type="float">
            <text:p>-4.04837013669289E-05</text:p>
          </table:table-cell>
          <table:table-cell office:value-type="string" calcext:value-type="string">
            <text:p>GLN</text:p>
          </table:table-cell>
          <table:table-cell office:value-type="float" office:value="256" calcext:value-type="float">
            <text:p>256</text:p>
          </table:table-cell>
          <table:table-cell office:value-type="float" office:value="-0.0000352260778125971" calcext:value-type="float">
            <text:p>-3.52260778125971E-05</text:p>
          </table:table-cell>
          <table:table-cell table:formula="of:=[.F257]-[.C257]" office:value-type="float" office:value="0.00000525762355433179" calcext:value-type="float">
            <text:p>5.25762355433179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57" calcext:value-type="float">
            <text:p>257</text:p>
          </table:table-cell>
          <table:table-cell office:value-type="float" office:value="-0.0000252365930599519" calcext:value-type="float">
            <text:p>-2.52365930599519E-05</text:p>
          </table:table-cell>
          <table:table-cell office:value-type="string" calcext:value-type="string">
            <text:p>THR</text:p>
          </table:table-cell>
          <table:table-cell office:value-type="float" office:value="257" calcext:value-type="float">
            <text:p>257</text:p>
          </table:table-cell>
          <table:table-cell office:value-type="float" office:value="-0.000006834910620407" calcext:value-type="float">
            <text:p>-6.834910620407E-06</text:p>
          </table:table-cell>
          <table:table-cell table:formula="of:=[.F258]-[.C258]" office:value-type="float" office:value="0.0000184016824395449" calcext:value-type="float">
            <text:p>1.84016824395449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58" calcext:value-type="float">
            <text:p>258</text:p>
          </table:table-cell>
          <table:table-cell office:value-type="float" office:value="-0.00000262881177706538" calcext:value-type="float">
            <text:p>-2.62881177706538E-06</text:p>
          </table:table-cell>
          <table:table-cell office:value-type="string" calcext:value-type="string">
            <text:p>GLY</text:p>
          </table:table-cell>
          <table:table-cell office:value-type="float" office:value="258" calcext:value-type="float">
            <text:p>258</text:p>
          </table:table-cell>
          <table:table-cell office:value-type="float" office:value="-0.0000162986330178781" calcext:value-type="float">
            <text:p>-1.62986330178781E-05</text:p>
          </table:table-cell>
          <table:table-cell table:formula="of:=[.F259]-[.C259]" office:value-type="float" office:value="-0.0000136698212408127" calcext:value-type="float">
            <text:p>-1.36698212408127E-0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259" calcext:value-type="float">
            <text:p>259</text:p>
          </table:table-cell>
          <table:table-cell office:value-type="float" office:value="-0.0000383806519453073" calcext:value-type="float">
            <text:p>-3.83806519453073E-05</text:p>
          </table:table-cell>
          <table:table-cell office:value-type="string" calcext:value-type="string">
            <text:p>ILE</text:p>
          </table:table-cell>
          <table:table-cell office:value-type="float" office:value="259" calcext:value-type="float">
            <text:p>259</text:p>
          </table:table-cell>
          <table:table-cell office:value-type="float" office:value="-0.00000262881177711552" calcext:value-type="float">
            <text:p>-2.62881177711552E-06</text:p>
          </table:table-cell>
          <table:table-cell table:formula="of:=[.F260]-[.C260]" office:value-type="float" office:value="0.0000357518401681917" calcext:value-type="float">
            <text:p>3.57518401681917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260" calcext:value-type="float">
            <text:p>260</text:p>
          </table:table-cell>
          <table:table-cell office:value-type="float" office:value="-0.00000578338590960023" calcext:value-type="float">
            <text:p>-5.78338590960023E-06</text:p>
          </table:table-cell>
          <table:table-cell office:value-type="string" calcext:value-type="string">
            <text:p>ALA</text:p>
          </table:table-cell>
          <table:table-cell office:value-type="float" office:value="260" calcext:value-type="float">
            <text:p>260</text:p>
          </table:table-cell>
          <table:table-cell office:value-type="float" office:value="-0.00000893796004204553" calcext:value-type="float">
            <text:p>-8.93796004204553E-06</text:p>
          </table:table-cell>
          <table:table-cell table:formula="of:=[.F261]-[.C261]" office:value-type="float" office:value="-0.0000031545741324453" calcext:value-type="float">
            <text:p>-3.1545741324453E-0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261" calcext:value-type="float">
            <text:p>261</text:p>
          </table:table-cell>
          <table:table-cell office:value-type="float" office:value="-0.00000683491062040805" calcext:value-type="float">
            <text:p>-6.83491062040805E-06</text:p>
          </table:table-cell>
          <table:table-cell office:value-type="string" calcext:value-type="string">
            <text:p>VAL</text:p>
          </table:table-cell>
          <table:table-cell office:value-type="float" office:value="261" calcext:value-type="float">
            <text:p>261</text:p>
          </table:table-cell>
          <table:table-cell office:value-type="float" office:value="-0.0000283911671924454" calcext:value-type="float">
            <text:p>-2.83911671924454E-05</text:p>
          </table:table-cell>
          <table:table-cell table:formula="of:=[.F262]-[.C262]" office:value-type="float" office:value="-0.0000215562565720373" calcext:value-type="float">
            <text:p>-2.15562565720373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62" calcext:value-type="float">
            <text:p>262</text:p>
          </table:table-cell>
          <table:table-cell office:value-type="float" office:value="-0.00000998948475291464" calcext:value-type="float">
            <text:p>-9.98948475291464E-06</text:p>
          </table:table-cell>
          <table:table-cell office:value-type="string" calcext:value-type="string">
            <text:p>LEU</text:p>
          </table:table-cell>
          <table:table-cell office:value-type="float" office:value="262" calcext:value-type="float">
            <text:p>262</text:p>
          </table:table-cell>
          <table:table-cell office:value-type="float" office:value="-0.00000788643533127821" calcext:value-type="float">
            <text:p>-7.88643533127821E-06</text:p>
          </table:table-cell>
          <table:table-cell table:formula="of:=[.F263]-[.C263]" office:value-type="float" office:value="0.00000210304942163643" calcext:value-type="float">
            <text:p>2.10304942163643E-06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63" calcext:value-type="float">
            <text:p>263</text:p>
          </table:table-cell>
          <table:table-cell office:value-type="float" office:value="0.0000315457413247243" calcext:value-type="float">
            <text:p>3.15457413247243E-05</text:p>
          </table:table-cell>
          <table:table-cell office:value-type="string" calcext:value-type="string">
            <text:p>ASP</text:p>
          </table:table-cell>
          <table:table-cell office:value-type="float" office:value="263" calcext:value-type="float">
            <text:p>263</text:p>
          </table:table-cell>
          <table:table-cell office:value-type="float" office:value="0.0000141955835962935" calcext:value-type="float">
            <text:p>1.41955835962935E-05</text:p>
          </table:table-cell>
          <table:table-cell table:formula="of:=[.F264]-[.C264]" office:value-type="float" office:value="-0.0000173501577284308" calcext:value-type="float">
            <text:p>-1.73501577284308E-0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264" calcext:value-type="float">
            <text:p>264</text:p>
          </table:table-cell>
          <table:table-cell office:value-type="float" office:value="-0.0000162986330178493" calcext:value-type="float">
            <text:p>-1.62986330178493E-05</text:p>
          </table:table-cell>
          <table:table-cell office:value-type="string" calcext:value-type="string">
            <text:p>MET</text:p>
          </table:table-cell>
          <table:table-cell office:value-type="float" office:value="264" calcext:value-type="float">
            <text:p>264</text:p>
          </table:table-cell>
          <table:table-cell office:value-type="float" office:value="-0.00000578338590960706" calcext:value-type="float">
            <text:p>-5.78338590960706E-06</text:p>
          </table:table-cell>
          <table:table-cell table:formula="of:=[.F265]-[.C265]" office:value-type="float" office:value="0.0000105152471082422" calcext:value-type="float">
            <text:p>1.05152471082422E-0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265" calcext:value-type="float">
            <text:p>265</text:p>
          </table:table-cell>
          <table:table-cell office:value-type="float" office:value="-0.0000247108307045192" calcext:value-type="float">
            <text:p>-2.47108307045192E-05</text:p>
          </table:table-cell>
          <table:table-cell office:value-type="string" calcext:value-type="string">
            <text:p>CYS</text:p>
          </table:table-cell>
          <table:table-cell office:value-type="float" office:value="265" calcext:value-type="float">
            <text:p>265</text:p>
          </table:table-cell>
          <table:table-cell office:value-type="float" office:value="-0.0000383806519453312" calcext:value-type="float">
            <text:p>-3.83806519453312E-05</text:p>
          </table:table-cell>
          <table:table-cell table:formula="of:=[.F266]-[.C266]" office:value-type="float" office:value="-0.000013669821240812" calcext:value-type="float">
            <text:p>-1.3669821240812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266" calcext:value-type="float">
            <text:p>266</text:p>
          </table:table-cell>
          <table:table-cell office:value-type="float" office:value="0.0000110410094637243" calcext:value-type="float">
            <text:p>1.10410094637243E-05</text:p>
          </table:table-cell>
          <table:table-cell office:value-type="string" calcext:value-type="string">
            <text:p>ALA</text:p>
          </table:table-cell>
          <table:table-cell office:value-type="float" office:value="266" calcext:value-type="float">
            <text:p>266</text:p>
          </table:table-cell>
          <table:table-cell office:value-type="float" office:value="0.00000420609884332953" calcext:value-type="float">
            <text:p>4.20609884332953E-06</text:p>
          </table:table-cell>
          <table:table-cell table:formula="of:=[.F267]-[.C267]" office:value-type="float" office:value="-0.00000683491062039481" calcext:value-type="float">
            <text:p>-6.83491062039481E-0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67" calcext:value-type="float">
            <text:p>267</text:p>
          </table:table-cell>
          <table:table-cell office:value-type="float" office:value="0.00000893796004204962" calcext:value-type="float">
            <text:p>8.93796004204962E-06</text:p>
          </table:table-cell>
          <table:table-cell office:value-type="string" calcext:value-type="string">
            <text:p>SER</text:p>
          </table:table-cell>
          <table:table-cell office:value-type="float" office:value="267" calcext:value-type="float">
            <text:p>267</text:p>
          </table:table-cell>
          <table:table-cell office:value-type="float" office:value="-0.0000157728706624571" calcext:value-type="float">
            <text:p>-1.57728706624571E-05</text:p>
          </table:table-cell>
          <table:table-cell table:formula="of:=[.F268]-[.C268]" office:value-type="float" office:value="-0.0000247108307045067" calcext:value-type="float">
            <text:p>-2.47108307045067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68" calcext:value-type="float">
            <text:p>268</text:p>
          </table:table-cell>
          <table:table-cell office:value-type="float" office:value="0.0000152471083070423" calcext:value-type="float">
            <text:p>1.52471083070423E-05</text:p>
          </table:table-cell>
          <table:table-cell office:value-type="string" calcext:value-type="string">
            <text:p>LEU</text:p>
          </table:table-cell>
          <table:table-cell office:value-type="float" office:value="268" calcext:value-type="float">
            <text:p>268</text:p>
          </table:table-cell>
          <table:table-cell office:value-type="float" office:value="-0.0000157728706624078" calcext:value-type="float">
            <text:p>-1.57728706624078E-05</text:p>
          </table:table-cell>
          <table:table-cell table:formula="of:=[.F269]-[.C269]" office:value-type="float" office:value="-0.00003101997896945" calcext:value-type="float">
            <text:p>-3.101997896945E-05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269" calcext:value-type="float">
            <text:p>269</text:p>
          </table:table-cell>
          <table:table-cell office:value-type="float" office:value="-0.0000641430073603815" calcext:value-type="float">
            <text:p>-6.41430073603815E-05</text:p>
          </table:table-cell>
          <table:table-cell office:value-type="string" calcext:value-type="string">
            <text:p>LYS</text:p>
          </table:table-cell>
          <table:table-cell office:value-type="float" office:value="269" calcext:value-type="float">
            <text:p>269</text:p>
          </table:table-cell>
          <table:table-cell office:value-type="float" office:value="-0.0000536277602523185" calcext:value-type="float">
            <text:p>-5.36277602523185E-05</text:p>
          </table:table-cell>
          <table:table-cell table:formula="of:=[.F270]-[.C270]" office:value-type="float" office:value="0.0000105152471080631" calcext:value-type="float">
            <text:p>1.05152471080631E-0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270" calcext:value-type="float">
            <text:p>270</text:p>
          </table:table-cell>
          <table:table-cell office:value-type="float" office:value="0.00000052576235550005" calcext:value-type="float">
            <text:p>5.2576235550005E-07</text:p>
          </table:table-cell>
          <table:table-cell office:value-type="string" calcext:value-type="string">
            <text:p>GLU</text:p>
          </table:table-cell>
          <table:table-cell office:value-type="float" office:value="270" calcext:value-type="float">
            <text:p>270</text:p>
          </table:table-cell>
          <table:table-cell office:value-type="float" office:value="0.000028916929547975" calcext:value-type="float">
            <text:p>2.8916929547975E-05</text:p>
          </table:table-cell>
          <table:table-cell table:formula="of:=[.F271]-[.C271]" office:value-type="float" office:value="0.0000283911671924749" calcext:value-type="float">
            <text:p>2.83911671924749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71" calcext:value-type="float">
            <text:p>271</text:p>
          </table:table-cell>
          <table:table-cell office:value-type="float" office:value="-0.0000299684542586867" calcext:value-type="float">
            <text:p>-2.99684542586867E-05</text:p>
          </table:table-cell>
          <table:table-cell office:value-type="string" calcext:value-type="string">
            <text:p>LEU</text:p>
          </table:table-cell>
          <table:table-cell office:value-type="float" office:value="271" calcext:value-type="float">
            <text:p>271</text:p>
          </table:table-cell>
          <table:table-cell office:value-type="float" office:value="-0.0000189274447950311" calcext:value-type="float">
            <text:p>-1.89274447950311E-05</text:p>
          </table:table-cell>
          <table:table-cell table:formula="of:=[.F272]-[.C272]" office:value-type="float" office:value="0.0000110410094636556" calcext:value-type="float">
            <text:p>1.10410094636556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72" calcext:value-type="float">
            <text:p>272</text:p>
          </table:table-cell>
          <table:table-cell office:value-type="float" office:value="-0.0000504731861199107" calcext:value-type="float">
            <text:p>-5.04731861199107E-05</text:p>
          </table:table-cell>
          <table:table-cell office:value-type="string" calcext:value-type="string">
            <text:p>LEU</text:p>
          </table:table-cell>
          <table:table-cell office:value-type="float" office:value="272" calcext:value-type="float">
            <text:p>272</text:p>
          </table:table-cell>
          <table:table-cell office:value-type="float" office:value="-0.0000473186119873784" calcext:value-type="float">
            <text:p>-4.73186119873784E-05</text:p>
          </table:table-cell>
          <table:table-cell table:formula="of:=[.F273]-[.C273]" office:value-type="float" office:value="0.00000315457413253239" calcext:value-type="float">
            <text:p>3.15457413253239E-06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273" calcext:value-type="float">
            <text:p>273</text:p>
          </table:table-cell>
          <table:table-cell office:value-type="float" office:value="-0.0000078864353311484" calcext:value-type="float">
            <text:p>-7.8864353311484E-06</text:p>
          </table:table-cell>
          <table:table-cell office:value-type="string" calcext:value-type="string">
            <text:p>GLN</text:p>
          </table:table-cell>
          <table:table-cell office:value-type="float" office:value="273" calcext:value-type="float">
            <text:p>273</text:p>
          </table:table-cell>
          <table:table-cell office:value-type="float" office:value="-0.00000893796004207378" calcext:value-type="float">
            <text:p>-8.93796004207378E-06</text:p>
          </table:table-cell>
          <table:table-cell table:formula="of:=[.F274]-[.C274]" office:value-type="float" office:value="-0.00000105152471092538" calcext:value-type="float">
            <text:p>-1.05152471092538E-06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74" calcext:value-type="float">
            <text:p>274</text:p>
          </table:table-cell>
          <table:table-cell office:value-type="float" office:value="-0.0000236593059938188" calcext:value-type="float">
            <text:p>-2.36593059938188E-05</text:p>
          </table:table-cell>
          <table:table-cell office:value-type="string" calcext:value-type="string">
            <text:p>ASN</text:p>
          </table:table-cell>
          <table:table-cell office:value-type="float" office:value="274" calcext:value-type="float">
            <text:p>274</text:p>
          </table:table-cell>
          <table:table-cell office:value-type="float" office:value="-0.0000115667718188456" calcext:value-type="float">
            <text:p>-1.15667718188456E-05</text:p>
          </table:table-cell>
          <table:table-cell table:formula="of:=[.F275]-[.C275]" office:value-type="float" office:value="0.0000120925341749732" calcext:value-type="float">
            <text:p>1.20925341749732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75" calcext:value-type="float">
            <text:p>275</text:p>
          </table:table-cell>
          <table:table-cell office:value-type="float" office:value="-0.0000173501577287203" calcext:value-type="float">
            <text:p>-1.73501577287203E-05</text:p>
          </table:table-cell>
          <table:table-cell office:value-type="string" calcext:value-type="string">
            <text:p>GLY</text:p>
          </table:table-cell>
          <table:table-cell office:value-type="float" office:value="275" calcext:value-type="float">
            <text:p>275</text:p>
          </table:table-cell>
          <table:table-cell office:value-type="float" office:value="-0.000019978969505747" calcext:value-type="float">
            <text:p>-1.9978969505747E-05</text:p>
          </table:table-cell>
          <table:table-cell table:formula="of:=[.F276]-[.C276]" office:value-type="float" office:value="-0.00000262881177702674" calcext:value-type="float">
            <text:p>-2.62881177702674E-06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276" calcext:value-type="float">
            <text:p>276</text:p>
          </table:table-cell>
          <table:table-cell office:value-type="float" office:value="-0.0000325972660357228" calcext:value-type="float">
            <text:p>-3.25972660357228E-05</text:p>
          </table:table-cell>
          <table:table-cell office:value-type="string" calcext:value-type="string">
            <text:p>MET</text:p>
          </table:table-cell>
          <table:table-cell office:value-type="float" office:value="276" calcext:value-type="float">
            <text:p>276</text:p>
          </table:table-cell>
          <table:table-cell office:value-type="float" office:value="-0.0000583596214511221" calcext:value-type="float">
            <text:p>-5.83596214511221E-05</text:p>
          </table:table-cell>
          <table:table-cell table:formula="of:=[.F277]-[.C277]" office:value-type="float" office:value="-0.0000257623554153993" calcext:value-type="float">
            <text:p>-2.57623554153993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77" calcext:value-type="float">
            <text:p>277</text:p>
          </table:table-cell>
          <table:table-cell office:value-type="float" office:value="0.00000578338590948442" calcext:value-type="float">
            <text:p>5.78338590948442E-06</text:p>
          </table:table-cell>
          <table:table-cell office:value-type="string" calcext:value-type="string">
            <text:p>ASN</text:p>
          </table:table-cell>
          <table:table-cell office:value-type="float" office:value="277" calcext:value-type="float">
            <text:p>277</text:p>
          </table:table-cell>
          <table:table-cell office:value-type="float" office:value="-0.00000841219768679041" calcext:value-type="float">
            <text:p>-8.41219768679041E-06</text:p>
          </table:table-cell>
          <table:table-cell table:formula="of:=[.F278]-[.C278]" office:value-type="float" office:value="-0.0000141955835962748" calcext:value-type="float">
            <text:p>-1.41955835962748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78" calcext:value-type="float">
            <text:p>278</text:p>
          </table:table-cell>
          <table:table-cell office:value-type="float" office:value="-0.0000273396424816031" calcext:value-type="float">
            <text:p>-2.73396424816031E-05</text:p>
          </table:table-cell>
          <table:table-cell office:value-type="string" calcext:value-type="string">
            <text:p>GLY</text:p>
          </table:table-cell>
          <table:table-cell office:value-type="float" office:value="278" calcext:value-type="float">
            <text:p>278</text:p>
          </table:table-cell>
          <table:table-cell office:value-type="float" office:value="-0.00000315457413249533" calcext:value-type="float">
            <text:p>-3.15457413249533E-06</text:p>
          </table:table-cell>
          <table:table-cell table:formula="of:=[.F279]-[.C279]" office:value-type="float" office:value="0.0000241850683491077" calcext:value-type="float">
            <text:p>2.41850683491077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279" calcext:value-type="float">
            <text:p>279</text:p>
          </table:table-cell>
          <table:table-cell office:value-type="float" office:value="-0.0000383806519456235" calcext:value-type="float">
            <text:p>-3.83806519456235E-05</text:p>
          </table:table-cell>
          <table:table-cell office:value-type="string" calcext:value-type="string">
            <text:p>ARG</text:p>
          </table:table-cell>
          <table:table-cell office:value-type="float" office:value="279" calcext:value-type="float">
            <text:p>279</text:p>
          </table:table-cell>
          <table:table-cell office:value-type="float" office:value="-0.000033648790746549" calcext:value-type="float">
            <text:p>-3.3648790746549E-05</text:p>
          </table:table-cell>
          <table:table-cell table:formula="of:=[.F280]-[.C280]" office:value-type="float" office:value="0.00000473186119907456" calcext:value-type="float">
            <text:p>4.73186119907456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80" calcext:value-type="float">
            <text:p>280</text:p>
          </table:table-cell>
          <table:table-cell office:value-type="float" office:value="0.0000036803364879157" calcext:value-type="float">
            <text:p>3.6803364879157E-06</text:p>
          </table:table-cell>
          <table:table-cell office:value-type="string" calcext:value-type="string">
            <text:p>THR</text:p>
          </table:table-cell>
          <table:table-cell office:value-type="float" office:value="280" calcext:value-type="float">
            <text:p>280</text:p>
          </table:table-cell>
          <table:table-cell office:value-type="float" office:value="0.00000157728706616673" calcext:value-type="float">
            <text:p>1.57728706616673E-06</text:p>
          </table:table-cell>
          <table:table-cell table:formula="of:=[.F281]-[.C281]" office:value-type="float" office:value="-0.00000210304942174897" calcext:value-type="float">
            <text:p>-2.10304942174897E-06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281" calcext:value-type="float">
            <text:p>281</text:p>
          </table:table-cell>
          <table:table-cell office:value-type="float" office:value="0.0000152471083070195" calcext:value-type="float">
            <text:p>1.52471083070195E-05</text:p>
          </table:table-cell>
          <table:table-cell office:value-type="string" calcext:value-type="string">
            <text:p>ILE</text:p>
          </table:table-cell>
          <table:table-cell office:value-type="float" office:value="281" calcext:value-type="float">
            <text:p>281</text:p>
          </table:table-cell>
          <table:table-cell office:value-type="float" office:value="-0.000033123028391178" calcext:value-type="float">
            <text:p>-3.3123028391178E-05</text:p>
          </table:table-cell>
          <table:table-cell table:formula="of:=[.F282]-[.C282]" office:value-type="float" office:value="-0.0000483701366981975" calcext:value-type="float">
            <text:p>-4.83701366981975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82" calcext:value-type="float">
            <text:p>282</text:p>
          </table:table-cell>
          <table:table-cell office:value-type="float" office:value="0.0000021030494216369" calcext:value-type="float">
            <text:p>2.1030494216369E-06</text:p>
          </table:table-cell>
          <table:table-cell office:value-type="string" calcext:value-type="string">
            <text:p>LEU</text:p>
          </table:table-cell>
          <table:table-cell office:value-type="float" office:value="282" calcext:value-type="float">
            <text:p>282</text:p>
          </table:table-cell>
          <table:table-cell office:value-type="float" office:value="-0.0000094637223974704" calcext:value-type="float">
            <text:p>-9.4637223974704E-06</text:p>
          </table:table-cell>
          <table:table-cell table:formula="of:=[.F283]-[.C283]" office:value-type="float" office:value="-0.0000115667718191073" calcext:value-type="float">
            <text:p>-1.15667718191073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83" calcext:value-type="float">
            <text:p>283</text:p>
          </table:table-cell>
          <table:table-cell office:value-type="float" office:value="-0.00000368033648792586" calcext:value-type="float">
            <text:p>-3.68033648792586E-06</text:p>
          </table:table-cell>
          <table:table-cell office:value-type="string" calcext:value-type="string">
            <text:p>GLY</text:p>
          </table:table-cell>
          <table:table-cell office:value-type="float" office:value="283" calcext:value-type="float">
            <text:p>283</text:p>
          </table:table-cell>
          <table:table-cell office:value-type="float" office:value="-0.0000415352260778108" calcext:value-type="float">
            <text:p>-4.15352260778108E-05</text:p>
          </table:table-cell>
          <table:table-cell table:formula="of:=[.F284]-[.C284]" office:value-type="float" office:value="-0.000037854889589885" calcext:value-type="float">
            <text:p>-3.7854889589885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84" calcext:value-type="float">
            <text:p>284</text:p>
          </table:table-cell>
          <table:table-cell office:value-type="float" office:value="-0.0000262881177708034" calcext:value-type="float">
            <text:p>-2.62881177708034E-05</text:p>
          </table:table-cell>
          <table:table-cell office:value-type="string" calcext:value-type="string">
            <text:p>SER</text:p>
          </table:table-cell>
          <table:table-cell office:value-type="float" office:value="284" calcext:value-type="float">
            <text:p>284</text:p>
          </table:table-cell>
          <table:table-cell office:value-type="float" office:value="-0.0000105152471082638" calcext:value-type="float">
            <text:p>-1.05152471082638E-05</text:p>
          </table:table-cell>
          <table:table-cell table:formula="of:=[.F285]-[.C285]" office:value-type="float" office:value="0.0000157728706625396" calcext:value-type="float">
            <text:p>1.57728706625396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285" calcext:value-type="float">
            <text:p>285</text:p>
          </table:table-cell>
          <table:table-cell office:value-type="float" office:value="-0.0000578338590956861" calcext:value-type="float">
            <text:p>-5.78338590956861E-05</text:p>
          </table:table-cell>
          <table:table-cell office:value-type="string" calcext:value-type="string">
            <text:p>ALA</text:p>
          </table:table-cell>
          <table:table-cell office:value-type="float" office:value="285" calcext:value-type="float">
            <text:p>285</text:p>
          </table:table-cell>
          <table:table-cell office:value-type="float" office:value="-0.0000594111461619584" calcext:value-type="float">
            <text:p>-5.94111461619584E-05</text:p>
          </table:table-cell>
          <table:table-cell table:formula="of:=[.F286]-[.C286]" office:value-type="float" office:value="-0.00000157728706627226" calcext:value-type="float">
            <text:p>-1.57728706627226E-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86" calcext:value-type="float">
            <text:p>286</text:p>
          </table:table-cell>
          <table:table-cell office:value-type="float" office:value="-0.0000567823343848244" calcext:value-type="float">
            <text:p>-5.67823343848244E-05</text:p>
          </table:table-cell>
          <table:table-cell office:value-type="string" calcext:value-type="string">
            <text:p>LEU</text:p>
          </table:table-cell>
          <table:table-cell office:value-type="float" office:value="286" calcext:value-type="float">
            <text:p>286</text:p>
          </table:table-cell>
          <table:table-cell office:value-type="float" office:value="-0.0000262881177708351" calcext:value-type="float">
            <text:p>-2.62881177708351E-05</text:p>
          </table:table-cell>
          <table:table-cell table:formula="of:=[.F287]-[.C287]" office:value-type="float" office:value="0.0000304942166139892" calcext:value-type="float">
            <text:p>3.04942166139892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87" calcext:value-type="float">
            <text:p>287</text:p>
          </table:table-cell>
          <table:table-cell office:value-type="float" office:value="0.0000262881177707563" calcext:value-type="float">
            <text:p>2.62881177707563E-05</text:p>
          </table:table-cell>
          <table:table-cell office:value-type="string" calcext:value-type="string">
            <text:p>LEU</text:p>
          </table:table-cell>
          <table:table-cell office:value-type="float" office:value="287" calcext:value-type="float">
            <text:p>287</text:p>
          </table:table-cell>
          <table:table-cell office:value-type="float" office:value="0.000029968454258609" calcext:value-type="float">
            <text:p>2.9968454258609E-05</text:p>
          </table:table-cell>
          <table:table-cell table:formula="of:=[.F288]-[.C288]" office:value-type="float" office:value="0.00000368033648785266" calcext:value-type="float">
            <text:p>3.68033648785266E-06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288" calcext:value-type="float">
            <text:p>288</text:p>
          </table:table-cell>
          <table:table-cell office:value-type="float" office:value="0.0000856992639327567" calcext:value-type="float">
            <text:p>8.56992639327567E-05</text:p>
          </table:table-cell>
          <table:table-cell office:value-type="string" calcext:value-type="string">
            <text:p>GLU</text:p>
          </table:table-cell>
          <table:table-cell office:value-type="float" office:value="288" calcext:value-type="float">
            <text:p>288</text:p>
          </table:table-cell>
          <table:table-cell office:value-type="float" office:value="0.000471608832807948" calcext:value-type="float">
            <text:p>0.000471608832807948</text:p>
          </table:table-cell>
          <table:table-cell table:formula="of:=[.F289]-[.C289]" office:value-type="float" office:value="0.000385909568875191" calcext:value-type="float">
            <text:p>0.000385909568875191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89" calcext:value-type="float">
            <text:p>289</text:p>
          </table:table-cell>
          <table:table-cell office:value-type="float" office:value="-0.000169295478443622" calcext:value-type="float">
            <text:p>-0.000169295478443622</text:p>
          </table:table-cell>
          <table:table-cell office:value-type="string" calcext:value-type="string">
            <text:p>ASP</text:p>
          </table:table-cell>
          <table:table-cell office:value-type="float" office:value="289" calcext:value-type="float">
            <text:p>289</text:p>
          </table:table-cell>
          <table:table-cell office:value-type="float" office:value="-0.000284437434279517" calcext:value-type="float">
            <text:p>-0.000284437434279517</text:p>
          </table:table-cell>
          <table:table-cell table:formula="of:=[.F290]-[.C290]" office:value-type="float" office:value="-0.000115141955835896" calcext:value-type="float">
            <text:p>-0.000115141955835896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290" calcext:value-type="float">
            <text:p>290</text:p>
          </table:table-cell>
          <table:table-cell office:value-type="float" office:value="-0.00255099894847512" calcext:value-type="float">
            <text:p>-0.00255099894847512</text:p>
          </table:table-cell>
          <table:table-cell office:value-type="string" calcext:value-type="string">
            <text:p>GLU</text:p>
          </table:table-cell>
          <table:table-cell office:value-type="float" office:value="290" calcext:value-type="float">
            <text:p>290</text:p>
          </table:table-cell>
          <table:table-cell office:value-type="float" office:value="-0.00187381703470018" calcext:value-type="float">
            <text:p>-0.00187381703470018</text:p>
          </table:table-cell>
          <table:table-cell table:formula="of:=[.F291]-[.C291]" office:value-type="float" office:value="0.000677181913774942" calcext:value-type="float">
            <text:p>0.000677181913774942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291" calcext:value-type="float">
            <text:p>291</text:p>
          </table:table-cell>
          <table:table-cell office:value-type="float" office:value="-0.000221871713985315" calcext:value-type="float">
            <text:p>-0.000221871713985315</text:p>
          </table:table-cell>
          <table:table-cell office:value-type="string" calcext:value-type="string">
            <text:p>PHE</text:p>
          </table:table-cell>
          <table:table-cell office:value-type="float" office:value="291" calcext:value-type="float">
            <text:p>291</text:p>
          </table:table-cell>
          <table:table-cell office:value-type="float" office:value="-0.000276025236593036" calcext:value-type="float">
            <text:p>-0.000276025236593036</text:p>
          </table:table-cell>
          <table:table-cell table:formula="of:=[.F292]-[.C292]" office:value-type="float" office:value="-0.0000541535226077208" calcext:value-type="float">
            <text:p>-5.41535226077208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92" calcext:value-type="float">
            <text:p>292</text:p>
          </table:table-cell>
          <table:table-cell office:value-type="float" office:value="0.000490536277602531" calcext:value-type="float">
            <text:p>0.000490536277602531</text:p>
          </table:table-cell>
          <table:table-cell office:value-type="string" calcext:value-type="string">
            <text:p>THR</text:p>
          </table:table-cell>
          <table:table-cell office:value-type="float" office:value="292" calcext:value-type="float">
            <text:p>292</text:p>
          </table:table-cell>
          <table:table-cell office:value-type="float" office:value="0.000373817034700362" calcext:value-type="float">
            <text:p>0.000373817034700362</text:p>
          </table:table-cell>
          <table:table-cell table:formula="of:=[.F293]-[.C293]" office:value-type="float" office:value="-0.000116719242902169" calcext:value-type="float">
            <text:p>-0.000116719242902169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293" calcext:value-type="float">
            <text:p>293</text:p>
          </table:table-cell>
          <table:table-cell office:value-type="float" office:value="-0.00049789695057835" calcext:value-type="float">
            <text:p>-0.00049789695057835</text:p>
          </table:table-cell>
          <table:table-cell office:value-type="string" calcext:value-type="string">
            <text:p>PRO</text:p>
          </table:table-cell>
          <table:table-cell office:value-type="float" office:value="293" calcext:value-type="float">
            <text:p>293</text:p>
          </table:table-cell>
          <table:table-cell office:value-type="float" office:value="-0.000429547844374259" calcext:value-type="float">
            <text:p>-0.000429547844374259</text:p>
          </table:table-cell>
          <table:table-cell table:formula="of:=[.F294]-[.C294]" office:value-type="float" office:value="0.0000683491062040905" calcext:value-type="float">
            <text:p>6.83491062040905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294" calcext:value-type="float">
            <text:p>294</text:p>
          </table:table-cell>
          <table:table-cell office:value-type="float" office:value="-0.0000252365930599513" calcext:value-type="float">
            <text:p>-2.52365930599513E-05</text:p>
          </table:table-cell>
          <table:table-cell office:value-type="string" calcext:value-type="string">
            <text:p>PHE</text:p>
          </table:table-cell>
          <table:table-cell office:value-type="float" office:value="294" calcext:value-type="float">
            <text:p>294</text:p>
          </table:table-cell>
          <table:table-cell office:value-type="float" office:value="-0.0000399579390115353" calcext:value-type="float">
            <text:p>-3.99579390115353E-05</text:p>
          </table:table-cell>
          <table:table-cell table:formula="of:=[.F295]-[.C295]" office:value-type="float" office:value="-0.000014721345951584" calcext:value-type="float">
            <text:p>-1.4721345951584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95" calcext:value-type="float">
            <text:p>295</text:p>
          </table:table-cell>
          <table:table-cell office:value-type="float" office:value="-0.000697160883280612" calcext:value-type="float">
            <text:p>-0.000697160883280612</text:p>
          </table:table-cell>
          <table:table-cell office:value-type="string" calcext:value-type="string">
            <text:p>ASP</text:p>
          </table:table-cell>
          <table:table-cell office:value-type="float" office:value="295" calcext:value-type="float">
            <text:p>295</text:p>
          </table:table-cell>
          <table:table-cell office:value-type="float" office:value="-0.000491062039957661" calcext:value-type="float">
            <text:p>-0.000491062039957661</text:p>
          </table:table-cell>
          <table:table-cell table:formula="of:=[.F296]-[.C296]" office:value-type="float" office:value="0.00020609884332295" calcext:value-type="float">
            <text:p>0.0002060988433229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296" calcext:value-type="float">
            <text:p>296</text:p>
          </table:table-cell>
          <table:table-cell office:value-type="float" office:value="-0.000146687697160908" calcext:value-type="float">
            <text:p>-0.000146687697160908</text:p>
          </table:table-cell>
          <table:table-cell office:value-type="string" calcext:value-type="string">
            <text:p>VAL</text:p>
          </table:table-cell>
          <table:table-cell office:value-type="float" office:value="296" calcext:value-type="float">
            <text:p>296</text:p>
          </table:table-cell>
          <table:table-cell office:value-type="float" office:value="-0.000120399579390186" calcext:value-type="float">
            <text:p>-0.000120399579390186</text:p>
          </table:table-cell>
          <table:table-cell table:formula="of:=[.F297]-[.C297]" office:value-type="float" office:value="0.0000262881177707218" calcext:value-type="float">
            <text:p>2.62881177707218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297" calcext:value-type="float">
            <text:p>297</text:p>
          </table:table-cell>
          <table:table-cell office:value-type="float" office:value="-0.0000162986330178513" calcext:value-type="float">
            <text:p>-1.62986330178513E-05</text:p>
          </table:table-cell>
          <table:table-cell office:value-type="string" calcext:value-type="string">
            <text:p>VAL</text:p>
          </table:table-cell>
          <table:table-cell office:value-type="float" office:value="297" calcext:value-type="float">
            <text:p>297</text:p>
          </table:table-cell>
          <table:table-cell office:value-type="float" office:value="-0.0000304942166140829" calcext:value-type="float">
            <text:p>-3.04942166140829E-05</text:p>
          </table:table-cell>
          <table:table-cell table:formula="of:=[.F298]-[.C298]" office:value-type="float" office:value="-0.0000141955835962315" calcext:value-type="float">
            <text:p>-1.41955835962315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298" calcext:value-type="float">
            <text:p>298</text:p>
          </table:table-cell>
          <table:table-cell office:value-type="float" office:value="0.000763406940063061" calcext:value-type="float">
            <text:p>0.000763406940063061</text:p>
          </table:table-cell>
          <table:table-cell office:value-type="string" calcext:value-type="string">
            <text:p>ARG</text:p>
          </table:table-cell>
          <table:table-cell office:value-type="float" office:value="298" calcext:value-type="float">
            <text:p>298</text:p>
          </table:table-cell>
          <table:table-cell office:value-type="float" office:value="0.000359621451104742" calcext:value-type="float">
            <text:p>0.000359621451104742</text:p>
          </table:table-cell>
          <table:table-cell table:formula="of:=[.F299]-[.C299]" office:value-type="float" office:value="-0.000403785488958318" calcext:value-type="float">
            <text:p>-0.000403785488958318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299" calcext:value-type="float">
            <text:p>299</text:p>
          </table:table-cell>
          <table:table-cell office:value-type="float" office:value="-0.0000205047318614797" calcext:value-type="float">
            <text:p>-2.05047318614797E-05</text:p>
          </table:table-cell>
          <table:table-cell office:value-type="string" calcext:value-type="string">
            <text:p>GLN</text:p>
          </table:table-cell>
          <table:table-cell office:value-type="float" office:value="299" calcext:value-type="float">
            <text:p>299</text:p>
          </table:table-cell>
          <table:table-cell office:value-type="float" office:value="-0.0000362776025235449" calcext:value-type="float">
            <text:p>-3.62776025235449E-05</text:p>
          </table:table-cell>
          <table:table-cell table:formula="of:=[.F300]-[.C300]" office:value-type="float" office:value="-0.0000157728706620652" calcext:value-type="float">
            <text:p>-1.57728706620652E-0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00" calcext:value-type="float">
            <text:p>300</text:p>
          </table:table-cell>
          <table:table-cell office:value-type="float" office:value="-0.0000141955835961789" calcext:value-type="float">
            <text:p>-1.41955835961789E-05</text:p>
          </table:table-cell>
          <table:table-cell office:value-type="string" calcext:value-type="string">
            <text:p>CYS</text:p>
          </table:table-cell>
          <table:table-cell office:value-type="float" office:value="300" calcext:value-type="float">
            <text:p>300</text:p>
          </table:table-cell>
          <table:table-cell office:value-type="float" office:value="-0.00000788643533123876" calcext:value-type="float">
            <text:p>-7.88643533123876E-06</text:p>
          </table:table-cell>
          <table:table-cell table:formula="of:=[.F301]-[.C301]" office:value-type="float" office:value="0.0000063091482649401" calcext:value-type="float">
            <text:p>6.3091482649401E-0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1" calcext:value-type="float">
            <text:p>301</text:p>
          </table:table-cell>
          <table:table-cell office:value-type="float" office:value="0.0001508937960042" calcext:value-type="float">
            <text:p>0.0001508937960042</text:p>
          </table:table-cell>
          <table:table-cell office:value-type="string" calcext:value-type="string">
            <text:p>SER</text:p>
          </table:table-cell>
          <table:table-cell office:value-type="float" office:value="301" calcext:value-type="float">
            <text:p>301</text:p>
          </table:table-cell>
          <table:table-cell office:value-type="float" office:value="0.000120925341745574" calcext:value-type="float">
            <text:p>0.000120925341745574</text:p>
          </table:table-cell>
          <table:table-cell table:formula="of:=[.F302]-[.C302]" office:value-type="float" office:value="-0.0000299684542586262" calcext:value-type="float">
            <text:p>-2.99684542586262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302" calcext:value-type="float">
            <text:p>302</text:p>
          </table:table-cell>
          <table:table-cell office:value-type="float" office:value="0.000709253417455324" calcext:value-type="float">
            <text:p>0.000709253417455324</text:p>
          </table:table-cell>
          <table:table-cell office:value-type="string" calcext:value-type="string">
            <text:p>GLY</text:p>
          </table:table-cell>
          <table:table-cell office:value-type="float" office:value="302" calcext:value-type="float">
            <text:p>302</text:p>
          </table:table-cell>
          <table:table-cell office:value-type="float" office:value="0.000465299684542603" calcext:value-type="float">
            <text:p>0.000465299684542603</text:p>
          </table:table-cell>
          <table:table-cell table:formula="of:=[.F303]-[.C303]" office:value-type="float" office:value="-0.000243953732912721" calcext:value-type="float">
            <text:p>-0.000243953732912721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03" calcext:value-type="float">
            <text:p>303</text:p>
          </table:table-cell>
          <table:table-cell office:value-type="float" office:value="0.00216246056782327" calcext:value-type="float">
            <text:p>0.00216246056782327</text:p>
          </table:table-cell>
          <table:table-cell office:value-type="string" calcext:value-type="string">
            <text:p>VAL</text:p>
          </table:table-cell>
          <table:table-cell office:value-type="float" office:value="303" calcext:value-type="float">
            <text:p>303</text:p>
          </table:table-cell>
          <table:table-cell office:value-type="float" office:value="0.00226971608832812" calcext:value-type="float">
            <text:p>0.00226971608832812</text:p>
          </table:table-cell>
          <table:table-cell table:formula="of:=[.F304]-[.C304]" office:value-type="float" office:value="0.000107255520504856" calcext:value-type="float">
            <text:p>0.00010725552050485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04" calcext:value-type="float">
            <text:p>304</text:p>
          </table:table-cell>
          <table:table-cell office:value-type="float" office:value="0.00440483701366976" calcext:value-type="float">
            <text:p>0.00440483701366976</text:p>
          </table:table-cell>
          <table:table-cell office:value-type="string" calcext:value-type="string">
            <text:p>THR</text:p>
          </table:table-cell>
          <table:table-cell office:value-type="float" office:value="304" calcext:value-type="float">
            <text:p>304</text:p>
          </table:table-cell>
          <table:table-cell office:value-type="float" office:value="0.00460620399579397" calcext:value-type="float">
            <text:p>0.00460620399579397</text:p>
          </table:table-cell>
          <table:table-cell table:formula="of:=[.F305]-[.C305]" office:value-type="float" office:value="0.000201366982124204" calcext:value-type="float">
            <text:p>0.000201366982124204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305" calcext:value-type="float">
            <text:p>305</text:p>
          </table:table-cell>
          <table:table-cell office:value-type="float" office:value="0.00136172450052571" calcext:value-type="float">
            <text:p>0.00136172450052571</text:p>
          </table:table-cell>
          <table:table-cell office:value-type="string" calcext:value-type="string">
            <text:p>PHE</text:p>
          </table:table-cell>
          <table:table-cell office:value-type="float" office:value="305" calcext:value-type="float">
            <text:p>305</text:p>
          </table:table-cell>
          <table:table-cell office:value-type="float" office:value="0.000895899053627736" calcext:value-type="float">
            <text:p>0.000895899053627736</text:p>
          </table:table-cell>
          <table:table-cell table:formula="of:=[.F306]-[.C306]" office:value-type="float" office:value="-0.000465825446897974" calcext:value-type="float">
            <text:p>-0.000465825446897974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6" calcext:value-type="float">
            <text:p>306</text:p>
          </table:table-cell>
          <table:table-cell office:value-type="float" office:value="0.00816508937960044" calcext:value-type="float">
            <text:p>0.00816508937960044</text:p>
          </table:table-cell>
          <table:table-cell office:value-type="string" calcext:value-type="string">
            <text:p>SER</text:p>
          </table:table-cell>
          <table:table-cell office:value-type="float" office:value="306" calcext:value-type="float">
            <text:p>306</text:p>
          </table:table-cell>
          <table:table-cell office:value-type="float" office:value="0.0056293375394322" calcext:value-type="float">
            <text:p>0.0056293375394322</text:p>
          </table:table-cell>
          <table:table-cell table:formula="of:=[.F307]-[.C307]" office:value-type="float" office:value="-0.00253575184016824" calcext:value-type="float">
            <text:p>-0.00253575184016824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307" calcext:value-type="float">
            <text:p>307</text:p>
          </table:table-cell>
          <table:table-cell office:value-type="float" office:value="0.00380809674027342" calcext:value-type="float">
            <text:p>0.00380809674027342</text:p>
          </table:table-cell>
          <table:table-cell office:value-type="string" calcext:value-type="string">
            <text:p>GLY</text:p>
          </table:table-cell>
          <table:table-cell office:value-type="float" office:value="307" calcext:value-type="float">
            <text:p>307</text:p>
          </table:table-cell>
          <table:table-cell office:value-type="float" office:value="0.00606940063091479" calcext:value-type="float">
            <text:p>0.00606940063091479</text:p>
          </table:table-cell>
          <table:table-cell table:formula="of:=[.F308]-[.C308]" office:value-type="float" office:value="0.00226130389064137" calcext:value-type="float">
            <text:p>0.00226130389064137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308" calcext:value-type="float">
            <text:p>308</text:p>
          </table:table-cell>
          <table:table-cell office:value-type="float" office:value="0.000954479915877958" calcext:value-type="float">
            <text:p>0.000954479915877958</text:p>
          </table:table-cell>
          <table:table-cell office:value-type="string" calcext:value-type="string">
            <text:p>PHE</text:p>
          </table:table-cell>
          <table:table-cell office:value-type="float" office:value="308" calcext:value-type="float">
            <text:p>308</text:p>
          </table:table-cell>
          <table:table-cell office:value-type="float" office:value="-0.00403899516298631" calcext:value-type="float">
            <text:p>-0.00403899516298631</text:p>
          </table:table-cell>
          <table:table-cell table:formula="of:=[.F309]-[.C309]" office:value-type="float" office:value="-0.00499347507886427" calcext:value-type="float">
            <text:p>-0.0049934750788642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09" calcext:value-type="float">
            <text:p>309</text:p>
          </table:table-cell>
          <table:table-cell office:value-type="float" office:value="0.0148554153522611" calcext:value-type="float">
            <text:p>0.0148554153522611</text:p>
          </table:table-cell>
          <table:table-cell office:value-type="string" calcext:value-type="string">
            <text:p>ARG</text:p>
          </table:table-cell>
          <table:table-cell office:value-type="float" office:value="309" calcext:value-type="float">
            <text:p>309</text:p>
          </table:table-cell>
          <table:table-cell office:value-type="float" office:value="0.0126004206098847" calcext:value-type="float">
            <text:p>0.0126004206098847</text:p>
          </table:table-cell>
          <table:table-cell table:formula="of:=[.F310]-[.C310]" office:value-type="float" office:value="-0.00225499474237641" calcext:value-type="float">
            <text:p>-0.00225499474237641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310" calcext:value-type="float">
            <text:p>310</text:p>
          </table:table-cell>
          <table:table-cell office:value-type="float" office:value="0.00732860147213448" calcext:value-type="float">
            <text:p>0.00732860147213448</text:p>
          </table:table-cell>
          <table:table-cell office:value-type="string" calcext:value-type="string">
            <text:p>LYS</text:p>
          </table:table-cell>
          <table:table-cell office:value-type="float" office:value="310" calcext:value-type="float">
            <text:p>310</text:p>
          </table:table-cell>
          <table:table-cell office:value-type="float" office:value="0.00482965299684547" calcext:value-type="float">
            <text:p>0.00482965299684547</text:p>
          </table:table-cell>
          <table:table-cell table:formula="of:=[.F311]-[.C311]" office:value-type="float" office:value="-0.00249894847528901" calcext:value-type="float">
            <text:p>-0.00249894847528901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311" calcext:value-type="float">
            <text:p>311</text:p>
          </table:table-cell>
          <table:table-cell office:value-type="float" office:value="0.0014731861198738" calcext:value-type="float">
            <text:p>0.0014731861198738</text:p>
          </table:table-cell>
          <table:table-cell office:value-type="string" calcext:value-type="string">
            <text:p>MET</text:p>
          </table:table-cell>
          <table:table-cell office:value-type="float" office:value="311" calcext:value-type="float">
            <text:p>311</text:p>
          </table:table-cell>
          <table:table-cell office:value-type="float" office:value="0.000874868559411135" calcext:value-type="float">
            <text:p>0.000874868559411135</text:p>
          </table:table-cell>
          <table:table-cell table:formula="of:=[.F312]-[.C312]" office:value-type="float" office:value="-0.000598317560462669" calcext:value-type="float">
            <text:p>-0.000598317560462669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312" calcext:value-type="float">
            <text:p>312</text:p>
          </table:table-cell>
          <table:table-cell office:value-type="float" office:value="0.00121083070452157" calcext:value-type="float">
            <text:p>0.00121083070452157</text:p>
          </table:table-cell>
          <table:table-cell office:value-type="string" calcext:value-type="string">
            <text:p>ALA</text:p>
          </table:table-cell>
          <table:table-cell office:value-type="float" office:value="312" calcext:value-type="float">
            <text:p>312</text:p>
          </table:table-cell>
          <table:table-cell office:value-type="float" office:value="0.00137960042060987" calcext:value-type="float">
            <text:p>0.00137960042060987</text:p>
          </table:table-cell>
          <table:table-cell table:formula="of:=[.F313]-[.C313]" office:value-type="float" office:value="0.0001687697160883" calcext:value-type="float">
            <text:p>0.0001687697160883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313" calcext:value-type="float">
            <text:p>313</text:p>
          </table:table-cell>
          <table:table-cell office:value-type="float" office:value="0.000806519453207191" calcext:value-type="float">
            <text:p>0.000806519453207191</text:p>
          </table:table-cell>
          <table:table-cell office:value-type="string" calcext:value-type="string">
            <text:p>PHE</text:p>
          </table:table-cell>
          <table:table-cell office:value-type="float" office:value="313" calcext:value-type="float">
            <text:p>313</text:p>
          </table:table-cell>
          <table:table-cell office:value-type="float" office:value="0.000575184016824453" calcext:value-type="float">
            <text:p>0.000575184016824453</text:p>
          </table:table-cell>
          <table:table-cell table:formula="of:=[.F314]-[.C314]" office:value-type="float" office:value="-0.000231335436382737" calcext:value-type="float">
            <text:p>-0.000231335436382737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314" calcext:value-type="float">
            <text:p>314</text:p>
          </table:table-cell>
          <table:table-cell office:value-type="float" office:value="-0.000240273396424783" calcext:value-type="float">
            <text:p>-0.000240273396424783</text:p>
          </table:table-cell>
          <table:table-cell office:value-type="string" calcext:value-type="string">
            <text:p>PRO</text:p>
          </table:table-cell>
          <table:table-cell office:value-type="float" office:value="314" calcext:value-type="float">
            <text:p>314</text:p>
          </table:table-cell>
          <table:table-cell office:value-type="float" office:value="-0.000390641430073532" calcext:value-type="float">
            <text:p>-0.000390641430073532</text:p>
          </table:table-cell>
          <table:table-cell table:formula="of:=[.F315]-[.C315]" office:value-type="float" office:value="-0.000150368033648748" calcext:value-type="float">
            <text:p>-0.00015036803364874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15" calcext:value-type="float">
            <text:p>315</text:p>
          </table:table-cell>
          <table:table-cell office:value-type="float" office:value="0.000317034700315474" calcext:value-type="float">
            <text:p>0.000317034700315474</text:p>
          </table:table-cell>
          <table:table-cell office:value-type="string" calcext:value-type="string">
            <text:p>SER</text:p>
          </table:table-cell>
          <table:table-cell office:value-type="float" office:value="315" calcext:value-type="float">
            <text:p>315</text:p>
          </table:table-cell>
          <table:table-cell office:value-type="float" office:value="0.00011566771819136" calcext:value-type="float">
            <text:p>0.00011566771819136</text:p>
          </table:table-cell>
          <table:table-cell table:formula="of:=[.F316]-[.C316]" office:value-type="float" office:value="-0.000201366982124113" calcext:value-type="float">
            <text:p>-0.00020136698212411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316" calcext:value-type="float">
            <text:p>316</text:p>
          </table:table-cell>
          <table:table-cell office:value-type="float" office:value="0.000114090431125134" calcext:value-type="float">
            <text:p>0.000114090431125134</text:p>
          </table:table-cell>
          <table:table-cell office:value-type="string" calcext:value-type="string">
            <text:p>GLY</text:p>
          </table:table-cell>
          <table:table-cell office:value-type="float" office:value="316" calcext:value-type="float">
            <text:p>316</text:p>
          </table:table-cell>
          <table:table-cell office:value-type="float" office:value="0.0000983175604626992" calcext:value-type="float">
            <text:p>9.83175604626992E-05</text:p>
          </table:table-cell>
          <table:table-cell table:formula="of:=[.F317]-[.C317]" office:value-type="float" office:value="-0.0000157728706624351" calcext:value-type="float">
            <text:p>-1.57728706624351E-05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317" calcext:value-type="float">
            <text:p>317</text:p>
          </table:table-cell>
          <table:table-cell office:value-type="float" office:value="0.00172187171398539" calcext:value-type="float">
            <text:p>0.00172187171398539</text:p>
          </table:table-cell>
          <table:table-cell office:value-type="string" calcext:value-type="string">
            <text:p>LYS</text:p>
          </table:table-cell>
          <table:table-cell office:value-type="float" office:value="317" calcext:value-type="float">
            <text:p>317</text:p>
          </table:table-cell>
          <table:table-cell office:value-type="float" office:value="0.00101892744479469" calcext:value-type="float">
            <text:p>0.00101892744479469</text:p>
          </table:table-cell>
          <table:table-cell table:formula="of:=[.F318]-[.C318]" office:value-type="float" office:value="-0.0007029442691907" calcext:value-type="float">
            <text:p>-0.0007029442691907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18" calcext:value-type="float">
            <text:p>318</text:p>
          </table:table-cell>
          <table:table-cell office:value-type="float" office:value="0.000253417455310178" calcext:value-type="float">
            <text:p>0.000253417455310178</text:p>
          </table:table-cell>
          <table:table-cell office:value-type="string" calcext:value-type="string">
            <text:p>VAL</text:p>
          </table:table-cell>
          <table:table-cell office:value-type="float" office:value="318" calcext:value-type="float">
            <text:p>318</text:p>
          </table:table-cell>
          <table:table-cell office:value-type="float" office:value="0.000215562565720191" calcext:value-type="float">
            <text:p>0.000215562565720191</text:p>
          </table:table-cell>
          <table:table-cell table:formula="of:=[.F319]-[.C319]" office:value-type="float" office:value="-0.0000378548895899871" calcext:value-type="float">
            <text:p>-3.78548895899871E-0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319" calcext:value-type="float">
            <text:p>319</text:p>
          </table:table-cell>
          <table:table-cell office:value-type="float" office:value="-0.000953207150368098" calcext:value-type="float">
            <text:p>-0.000953207150368098</text:p>
          </table:table-cell>
          <table:table-cell office:value-type="string" calcext:value-type="string">
            <text:p>GLU</text:p>
          </table:table-cell>
          <table:table-cell office:value-type="float" office:value="319" calcext:value-type="float">
            <text:p>319</text:p>
          </table:table-cell>
          <table:table-cell office:value-type="float" office:value="-0.000605152471083222" calcext:value-type="float">
            <text:p>-0.000605152471083222</text:p>
          </table:table-cell>
          <table:table-cell table:formula="of:=[.F320]-[.C320]" office:value-type="float" office:value="0.000348054679284877" calcext:value-type="float">
            <text:p>0.00034805467928487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320" calcext:value-type="float">
            <text:p>320</text:p>
          </table:table-cell>
          <table:table-cell office:value-type="float" office:value="-0.000082018927444774" calcext:value-type="float">
            <text:p>-8.2018927444774E-05</text:p>
          </table:table-cell>
          <table:table-cell office:value-type="string" calcext:value-type="string">
            <text:p>GLY</text:p>
          </table:table-cell>
          <table:table-cell office:value-type="float" office:value="320" calcext:value-type="float">
            <text:p>320</text:p>
          </table:table-cell>
          <table:table-cell office:value-type="float" office:value="-0.0000662460567823287" calcext:value-type="float">
            <text:p>-6.62460567823287E-05</text:p>
          </table:table-cell>
          <table:table-cell table:formula="of:=[.F321]-[.C321]" office:value-type="float" office:value="0.0000157728706624453" calcext:value-type="float">
            <text:p>1.57728706624453E-0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21" calcext:value-type="float">
            <text:p>321</text:p>
          </table:table-cell>
          <table:table-cell office:value-type="float" office:value="-0.0000783385909568597" calcext:value-type="float">
            <text:p>-7.83385909568597E-05</text:p>
          </table:table-cell>
          <table:table-cell office:value-type="string" calcext:value-type="string">
            <text:p>CYS</text:p>
          </table:table-cell>
          <table:table-cell office:value-type="float" office:value="321" calcext:value-type="float">
            <text:p>321</text:p>
          </table:table-cell>
          <table:table-cell office:value-type="float" office:value="-0.0000457413249211072" calcext:value-type="float">
            <text:p>-4.57413249211072E-05</text:p>
          </table:table-cell>
          <table:table-cell table:formula="of:=[.F322]-[.C322]" office:value-type="float" office:value="0.0000325972660357525" calcext:value-type="float">
            <text:p>3.25972660357525E-0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322" calcext:value-type="float">
            <text:p>322</text:p>
          </table:table-cell>
          <table:table-cell office:value-type="float" office:value="-0.0000630914826498033" calcext:value-type="float">
            <text:p>-6.30914826498033E-05</text:p>
          </table:table-cell>
          <table:table-cell office:value-type="string" calcext:value-type="string">
            <text:p>MET</text:p>
          </table:table-cell>
          <table:table-cell office:value-type="float" office:value="322" calcext:value-type="float">
            <text:p>322</text:p>
          </table:table-cell>
          <table:table-cell office:value-type="float" office:value="-0.0000373291272344949" calcext:value-type="float">
            <text:p>-3.73291272344949E-05</text:p>
          </table:table-cell>
          <table:table-cell table:formula="of:=[.F323]-[.C323]" office:value-type="float" office:value="0.0000257623554153083" calcext:value-type="float">
            <text:p>2.57623554153083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23" calcext:value-type="float">
            <text:p>323</text:p>
          </table:table-cell>
          <table:table-cell office:value-type="float" office:value="-0.0000210304942166253" calcext:value-type="float">
            <text:p>-2.10304942166253E-05</text:p>
          </table:table-cell>
          <table:table-cell office:value-type="string" calcext:value-type="string">
            <text:p>VAL</text:p>
          </table:table-cell>
          <table:table-cell office:value-type="float" office:value="323" calcext:value-type="float">
            <text:p>323</text:p>
          </table:table-cell>
          <table:table-cell office:value-type="float" office:value="-0.000014195583596272" calcext:value-type="float">
            <text:p>-1.4195583596272E-05</text:p>
          </table:table-cell>
          <table:table-cell table:formula="of:=[.F324]-[.C324]" office:value-type="float" office:value="0.0000068349106203533" calcext:value-type="float">
            <text:p>6.8349106203533E-06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324" calcext:value-type="float">
            <text:p>324</text:p>
          </table:table-cell>
          <table:table-cell office:value-type="float" office:value="-0.00000736067297552507" calcext:value-type="float">
            <text:p>-7.36067297552507E-06</text:p>
          </table:table-cell>
          <table:table-cell office:value-type="string" calcext:value-type="string">
            <text:p>GLN</text:p>
          </table:table-cell>
          <table:table-cell office:value-type="float" office:value="324" calcext:value-type="float">
            <text:p>324</text:p>
          </table:table-cell>
          <table:table-cell office:value-type="float" office:value="-0.0000157728706624649" calcext:value-type="float">
            <text:p>-1.57728706624649E-05</text:p>
          </table:table-cell>
          <table:table-cell table:formula="of:=[.F325]-[.C325]" office:value-type="float" office:value="-0.00000841219768693984" calcext:value-type="float">
            <text:p>-8.41219768693984E-0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25" calcext:value-type="float">
            <text:p>325</text:p>
          </table:table-cell>
          <table:table-cell office:value-type="float" office:value="-0.0000231335436382786" calcext:value-type="float">
            <text:p>-2.31335436382786E-05</text:p>
          </table:table-cell>
          <table:table-cell office:value-type="string" calcext:value-type="string">
            <text:p>VAL</text:p>
          </table:table-cell>
          <table:table-cell office:value-type="float" office:value="325" calcext:value-type="float">
            <text:p>325</text:p>
          </table:table-cell>
          <table:table-cell office:value-type="float" office:value="-0.00000052576235541833" calcext:value-type="float">
            <text:p>-5.2576235541833E-07</text:p>
          </table:table-cell>
          <table:table-cell table:formula="of:=[.F326]-[.C326]" office:value-type="float" office:value="0.0000226077812828602" calcext:value-type="float">
            <text:p>2.26077812828602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6" calcext:value-type="float">
            <text:p>326</text:p>
          </table:table-cell>
          <table:table-cell office:value-type="float" office:value="-0.00000368033648788301" calcext:value-type="float">
            <text:p>-3.68033648788301E-06</text:p>
          </table:table-cell>
          <table:table-cell office:value-type="string" calcext:value-type="string">
            <text:p>THR</text:p>
          </table:table-cell>
          <table:table-cell office:value-type="float" office:value="326" calcext:value-type="float">
            <text:p>326</text:p>
          </table:table-cell>
          <table:table-cell office:value-type="float" office:value="-0.0000068349106204621" calcext:value-type="float">
            <text:p>-6.8349106204621E-06</text:p>
          </table:table-cell>
          <table:table-cell table:formula="of:=[.F327]-[.C327]" office:value-type="float" office:value="-0.00000315457413257909" calcext:value-type="float">
            <text:p>-3.15457413257909E-06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27" calcext:value-type="float">
            <text:p>327</text:p>
          </table:table-cell>
          <table:table-cell office:value-type="float" office:value="-0.00000420609884332393" calcext:value-type="float">
            <text:p>-4.20609884332393E-06</text:p>
          </table:table-cell>
          <table:table-cell office:value-type="string" calcext:value-type="string">
            <text:p>CYS</text:p>
          </table:table-cell>
          <table:table-cell office:value-type="float" office:value="327" calcext:value-type="float">
            <text:p>327</text:p>
          </table:table-cell>
          <table:table-cell office:value-type="float" office:value="-0.0000105152471083006" calcext:value-type="float">
            <text:p>-1.05152471083006E-05</text:p>
          </table:table-cell>
          <table:table-cell table:formula="of:=[.F328]-[.C328]" office:value-type="float" office:value="-0.0000063091482649767" calcext:value-type="float">
            <text:p>-6.3091482649767E-0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328" calcext:value-type="float">
            <text:p>328</text:p>
          </table:table-cell>
          <table:table-cell office:value-type="float" office:value="0.00000052576235540362" calcext:value-type="float">
            <text:p>5.2576235540362E-07</text:p>
          </table:table-cell>
          <table:table-cell office:value-type="string" calcext:value-type="string">
            <text:p>GLY</text:p>
          </table:table-cell>
          <table:table-cell office:value-type="float" office:value="328" calcext:value-type="float">
            <text:p>328</text:p>
          </table:table-cell>
          <table:table-cell office:value-type="float" office:value="-0.0000126182965299615" calcext:value-type="float">
            <text:p>-1.26182965299615E-05</text:p>
          </table:table-cell>
          <table:table-cell table:formula="of:=[.F329]-[.C329]" office:value-type="float" office:value="-0.0000131440588853651" calcext:value-type="float">
            <text:p>-1.31440588853651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9" calcext:value-type="float">
            <text:p>329</text:p>
          </table:table-cell>
          <table:table-cell office:value-type="float" office:value="-0.0000162986330178547" calcext:value-type="float">
            <text:p>-1.62986330178547E-05</text:p>
          </table:table-cell>
          <table:table-cell office:value-type="string" calcext:value-type="string">
            <text:p>THR</text:p>
          </table:table-cell>
          <table:table-cell office:value-type="float" office:value="329" calcext:value-type="float">
            <text:p>329</text:p>
          </table:table-cell>
          <table:table-cell office:value-type="float" office:value="0.0000199789695057434" calcext:value-type="float">
            <text:p>1.99789695057434E-05</text:p>
          </table:table-cell>
          <table:table-cell table:formula="of:=[.F330]-[.C330]" office:value-type="float" office:value="0.0000362776025235981" calcext:value-type="float">
            <text:p>3.62776025235981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30" calcext:value-type="float">
            <text:p>330</text:p>
          </table:table-cell>
          <table:table-cell office:value-type="float" office:value="-0.0000120925341745389" calcext:value-type="float">
            <text:p>-1.20925341745389E-05</text:p>
          </table:table-cell>
          <table:table-cell office:value-type="string" calcext:value-type="string">
            <text:p>THR</text:p>
          </table:table-cell>
          <table:table-cell office:value-type="float" office:value="330" calcext:value-type="float">
            <text:p>330</text:p>
          </table:table-cell>
          <table:table-cell office:value-type="float" office:value="0.00000578338590952551" calcext:value-type="float">
            <text:p>5.78338590952551E-06</text:p>
          </table:table-cell>
          <table:table-cell table:formula="of:=[.F331]-[.C331]" office:value-type="float" office:value="0.0000178759200840644" calcext:value-type="float">
            <text:p>1.78759200840644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31" calcext:value-type="float">
            <text:p>331</text:p>
          </table:table-cell>
          <table:table-cell office:value-type="float" office:value="-0.000017350157728697" calcext:value-type="float">
            <text:p>-1.7350157728697E-05</text:p>
          </table:table-cell>
          <table:table-cell office:value-type="string" calcext:value-type="string">
            <text:p>THR</text:p>
          </table:table-cell>
          <table:table-cell office:value-type="float" office:value="331" calcext:value-type="float">
            <text:p>331</text:p>
          </table:table-cell>
          <table:table-cell office:value-type="float" office:value="-0.0000231335436383327" calcext:value-type="float">
            <text:p>-2.31335436383327E-05</text:p>
          </table:table-cell>
          <table:table-cell table:formula="of:=[.F332]-[.C332]" office:value-type="float" office:value="-0.00000578338590963572" calcext:value-type="float">
            <text:p>-5.78338590963572E-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32" calcext:value-type="float">
            <text:p>332</text:p>
          </table:table-cell>
          <table:table-cell office:value-type="float" office:value="-0.00000420609884337979" calcext:value-type="float">
            <text:p>-4.20609884337979E-06</text:p>
          </table:table-cell>
          <table:table-cell office:value-type="string" calcext:value-type="string">
            <text:p>LEU</text:p>
          </table:table-cell>
          <table:table-cell office:value-type="float" office:value="332" calcext:value-type="float">
            <text:p>332</text:p>
          </table:table-cell>
          <table:table-cell office:value-type="float" office:value="-0.00000525762355412726" calcext:value-type="float">
            <text:p>-5.25762355412726E-06</text:p>
          </table:table-cell>
          <table:table-cell table:formula="of:=[.F333]-[.C333]" office:value-type="float" office:value="-0.00000105152471074747" calcext:value-type="float">
            <text:p>-1.05152471074747E-06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333" calcext:value-type="float">
            <text:p>333</text:p>
          </table:table-cell>
          <table:table-cell office:value-type="float" office:value="0.00000315457413243993" calcext:value-type="float">
            <text:p>3.15457413243993E-06</text:p>
          </table:table-cell>
          <table:table-cell office:value-type="string" calcext:value-type="string">
            <text:p>ASN</text:p>
          </table:table-cell>
          <table:table-cell office:value-type="float" office:value="333" calcext:value-type="float">
            <text:p>333</text:p>
          </table:table-cell>
          <table:table-cell office:value-type="float" office:value="0.00000368033648799975" calcext:value-type="float">
            <text:p>3.68033648799975E-06</text:p>
          </table:table-cell>
          <table:table-cell table:formula="of:=[.F334]-[.C334]" office:value-type="float" office:value="0.00000052576235555982" calcext:value-type="float">
            <text:p>5.25762355559822E-0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334" calcext:value-type="float">
            <text:p>334</text:p>
          </table:table-cell>
          <table:table-cell office:value-type="float" office:value="0.0000294426919032275" calcext:value-type="float">
            <text:p>2.94426919032275E-05</text:p>
          </table:table-cell>
          <table:table-cell office:value-type="string" calcext:value-type="string">
            <text:p>GLY</text:p>
          </table:table-cell>
          <table:table-cell office:value-type="float" office:value="334" calcext:value-type="float">
            <text:p>334</text:p>
          </table:table-cell>
          <table:table-cell office:value-type="float" office:value="0.0000273396424815708" calcext:value-type="float">
            <text:p>2.73396424815708E-05</text:p>
          </table:table-cell>
          <table:table-cell table:formula="of:=[.F335]-[.C335]" office:value-type="float" office:value="-0.00000210304942165668" calcext:value-type="float">
            <text:p>-2.10304942165668E-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35" calcext:value-type="float">
            <text:p>335</text:p>
          </table:table-cell>
          <table:table-cell office:value-type="float" office:value="-0.00000683491062038412" calcext:value-type="float">
            <text:p>-6.83491062038412E-06</text:p>
          </table:table-cell>
          <table:table-cell office:value-type="string" calcext:value-type="string">
            <text:p>LEU</text:p>
          </table:table-cell>
          <table:table-cell office:value-type="float" office:value="335" calcext:value-type="float">
            <text:p>335</text:p>
          </table:table-cell>
          <table:table-cell office:value-type="float" office:value="-0.0000105152471082905" calcext:value-type="float">
            <text:p>-1.05152471082905E-05</text:p>
          </table:table-cell>
          <table:table-cell table:formula="of:=[.F336]-[.C336]" office:value-type="float" office:value="-0.00000368033648790636" calcext:value-type="float">
            <text:p>-3.68033648790636E-06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336" calcext:value-type="float">
            <text:p>336</text:p>
          </table:table-cell>
          <table:table-cell office:value-type="float" office:value="-0.0000236593059936957" calcext:value-type="float">
            <text:p>-2.36593059936957E-05</text:p>
          </table:table-cell>
          <table:table-cell office:value-type="string" calcext:value-type="string">
            <text:p>TRP</text:p>
          </table:table-cell>
          <table:table-cell office:value-type="float" office:value="336" calcext:value-type="float">
            <text:p>336</text:p>
          </table:table-cell>
          <table:table-cell office:value-type="float" office:value="-0.00000998948475290227" calcext:value-type="float">
            <text:p>-9.98948475290227E-06</text:p>
          </table:table-cell>
          <table:table-cell table:formula="of:=[.F337]-[.C337]" office:value-type="float" office:value="0.0000136698212407935" calcext:value-type="float">
            <text:p>1.36698212407935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37" calcext:value-type="float">
            <text:p>337</text:p>
          </table:table-cell>
          <table:table-cell office:value-type="float" office:value="-0.0000299684542587196" calcext:value-type="float">
            <text:p>-2.99684542587196E-05</text:p>
          </table:table-cell>
          <table:table-cell office:value-type="string" calcext:value-type="string">
            <text:p>LEU</text:p>
          </table:table-cell>
          <table:table-cell office:value-type="float" office:value="337" calcext:value-type="float">
            <text:p>337</text:p>
          </table:table-cell>
          <table:table-cell office:value-type="float" office:value="-0.00000368033648793158" calcext:value-type="float">
            <text:p>-3.68033648793158E-06</text:p>
          </table:table-cell>
          <table:table-cell table:formula="of:=[.F338]-[.C338]" office:value-type="float" office:value="0.0000262881177707881" calcext:value-type="float">
            <text:p>2.62881177707881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38" calcext:value-type="float">
            <text:p>338</text:p>
          </table:table-cell>
          <table:table-cell office:value-type="float" office:value="-0.00000998948475304399" calcext:value-type="float">
            <text:p>-9.98948475304399E-06</text:p>
          </table:table-cell>
          <table:table-cell office:value-type="string" calcext:value-type="string">
            <text:p>ASP</text:p>
          </table:table-cell>
          <table:table-cell office:value-type="float" office:value="338" calcext:value-type="float">
            <text:p>338</text:p>
          </table:table-cell>
          <table:table-cell office:value-type="float" office:value="0.0000431125131439734" calcext:value-type="float">
            <text:p>4.31125131439734E-05</text:p>
          </table:table-cell>
          <table:table-cell table:formula="of:=[.F339]-[.C339]" office:value-type="float" office:value="0.0000531019978970173" calcext:value-type="float">
            <text:p>5.31019978970173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39" calcext:value-type="float">
            <text:p>339</text:p>
          </table:table-cell>
          <table:table-cell office:value-type="float" office:value="-0.00000210304942150334" calcext:value-type="float">
            <text:p>-2.10304942150334E-06</text:p>
          </table:table-cell>
          <table:table-cell office:value-type="string" calcext:value-type="string">
            <text:p>ASP</text:p>
          </table:table-cell>
          <table:table-cell office:value-type="float" office:value="339" calcext:value-type="float">
            <text:p>339</text:p>
          </table:table-cell>
          <table:table-cell office:value-type="float" office:value="0.0000178759200840243" calcext:value-type="float">
            <text:p>1.78759200840243E-05</text:p>
          </table:table-cell>
          <table:table-cell table:formula="of:=[.F340]-[.C340]" office:value-type="float" office:value="0.0000199789695055276" calcext:value-type="float">
            <text:p>1.99789695055276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40" calcext:value-type="float">
            <text:p>340</text:p>
          </table:table-cell>
          <table:table-cell office:value-type="float" office:value="-0.0000252365930599066" calcext:value-type="float">
            <text:p>-2.52365930599066E-05</text:p>
          </table:table-cell>
          <table:table-cell office:value-type="string" calcext:value-type="string">
            <text:p>VAL</text:p>
          </table:table-cell>
          <table:table-cell office:value-type="float" office:value="340" calcext:value-type="float">
            <text:p>340</text:p>
          </table:table-cell>
          <table:table-cell office:value-type="float" office:value="-0.0000252365930598823" calcext:value-type="float">
            <text:p>-2.52365930598823E-05</text:p>
          </table:table-cell>
          <table:table-cell table:formula="of:=[.F341]-[.C341]" office:value-type="float" office:value="2.42827405318863E-017" calcext:value-type="float">
            <text:p>2.42827405318863E-17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41" calcext:value-type="float">
            <text:p>341</text:p>
          </table:table-cell>
          <table:table-cell office:value-type="float" office:value="-0.0000231335436382743" calcext:value-type="float">
            <text:p>-2.31335436382743E-05</text:p>
          </table:table-cell>
          <table:table-cell office:value-type="string" calcext:value-type="string">
            <text:p>VAL</text:p>
          </table:table-cell>
          <table:table-cell office:value-type="float" office:value="341" calcext:value-type="float">
            <text:p>341</text:p>
          </table:table-cell>
          <table:table-cell office:value-type="float" office:value="-0.0000315457413249942" calcext:value-type="float">
            <text:p>-3.15457413249942E-05</text:p>
          </table:table-cell>
          <table:table-cell table:formula="of:=[.F342]-[.C342]" office:value-type="float" office:value="-0.0000084121976867199" calcext:value-type="float">
            <text:p>-8.4121976867199E-06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42" calcext:value-type="float">
            <text:p>342</text:p>
          </table:table-cell>
          <table:table-cell office:value-type="float" office:value="-0.0000226077812828745" calcext:value-type="float">
            <text:p>-2.26077812828745E-05</text:p>
          </table:table-cell>
          <table:table-cell office:value-type="string" calcext:value-type="string">
            <text:p>TYR</text:p>
          </table:table-cell>
          <table:table-cell office:value-type="float" office:value="342" calcext:value-type="float">
            <text:p>342</text:p>
          </table:table-cell>
          <table:table-cell office:value-type="float" office:value="0.00000105152471085114" calcext:value-type="float">
            <text:p>1.05152471085114E-06</text:p>
          </table:table-cell>
          <table:table-cell table:formula="of:=[.F343]-[.C343]" office:value-type="float" office:value="0.0000236593059937256" calcext:value-type="float">
            <text:p>2.36593059937256E-0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43" calcext:value-type="float">
            <text:p>343</text:p>
          </table:table-cell>
          <table:table-cell office:value-type="float" office:value="-0.0000184016824395047" calcext:value-type="float">
            <text:p>-1.84016824395047E-05</text:p>
          </table:table-cell>
          <table:table-cell office:value-type="string" calcext:value-type="string">
            <text:p>CYS</text:p>
          </table:table-cell>
          <table:table-cell office:value-type="float" office:value="343" calcext:value-type="float">
            <text:p>343</text:p>
          </table:table-cell>
          <table:table-cell office:value-type="float" office:value="0.00000210304942167052" calcext:value-type="float">
            <text:p>2.10304942167052E-06</text:p>
          </table:table-cell>
          <table:table-cell table:formula="of:=[.F344]-[.C344]" office:value-type="float" office:value="0.0000205047318611752" calcext:value-type="float">
            <text:p>2.05047318611752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344" calcext:value-type="float">
            <text:p>344</text:p>
          </table:table-cell>
          <table:table-cell office:value-type="float" office:value="0.00000157728706620129" calcext:value-type="float">
            <text:p>1.57728706620129E-06</text:p>
          </table:table-cell>
          <table:table-cell office:value-type="string" calcext:value-type="string">
            <text:p>PRO</text:p>
          </table:table-cell>
          <table:table-cell office:value-type="float" office:value="344" calcext:value-type="float">
            <text:p>344</text:p>
          </table:table-cell>
          <table:table-cell office:value-type="float" office:value="-0.0000141955835961898" calcext:value-type="float">
            <text:p>-1.41955835961898E-05</text:p>
          </table:table-cell>
          <table:table-cell table:formula="of:=[.F345]-[.C345]" office:value-type="float" office:value="-0.0000157728706623911" calcext:value-type="float">
            <text:p>-1.57728706623911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45" calcext:value-type="float">
            <text:p>345</text:p>
          </table:table-cell>
          <table:table-cell office:value-type="float" office:value="-0.0000241850683496251" calcext:value-type="float">
            <text:p>-2.41850683496251E-05</text:p>
          </table:table-cell>
          <table:table-cell office:value-type="string" calcext:value-type="string">
            <text:p>ARG</text:p>
          </table:table-cell>
          <table:table-cell office:value-type="float" office:value="345" calcext:value-type="float">
            <text:p>345</text:p>
          </table:table-cell>
          <table:table-cell office:value-type="float" office:value="-0.0000215562565718036" calcext:value-type="float">
            <text:p>-2.15562565718036E-05</text:p>
          </table:table-cell>
          <table:table-cell table:formula="of:=[.F346]-[.C346]" office:value-type="float" office:value="0.00000262881177782152" calcext:value-type="float">
            <text:p>2.62881177782152E-06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346" calcext:value-type="float">
            <text:p>346</text:p>
          </table:table-cell>
          <table:table-cell office:value-type="float" office:value="-0.0000173501577286787" calcext:value-type="float">
            <text:p>-1.73501577286787E-05</text:p>
          </table:table-cell>
          <table:table-cell office:value-type="string" calcext:value-type="string">
            <text:p>HID</text:p>
          </table:table-cell>
          <table:table-cell office:value-type="float" office:value="346" calcext:value-type="float">
            <text:p>346</text:p>
          </table:table-cell>
          <table:table-cell office:value-type="float" office:value="0.00000630914826493999" calcext:value-type="float">
            <text:p>6.30914826493999E-06</text:p>
          </table:table-cell>
          <table:table-cell table:formula="of:=[.F347]-[.C347]" office:value-type="float" office:value="0.0000236593059936187" calcext:value-type="float">
            <text:p>2.36593059936187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47" calcext:value-type="float">
            <text:p>347</text:p>
          </table:table-cell>
          <table:table-cell office:value-type="float" office:value="-0.00000262881177704303" calcext:value-type="float">
            <text:p>-2.62881177704303E-06</text:p>
          </table:table-cell>
          <table:table-cell office:value-type="string" calcext:value-type="string">
            <text:p>VAL</text:p>
          </table:table-cell>
          <table:table-cell office:value-type="float" office:value="347" calcext:value-type="float">
            <text:p>347</text:p>
          </table:table-cell>
          <table:table-cell office:value-type="float" office:value="0.0000278654048369895" calcext:value-type="float">
            <text:p>2.78654048369895E-05</text:p>
          </table:table-cell>
          <table:table-cell table:formula="of:=[.F348]-[.C348]" office:value-type="float" office:value="0.0000304942166140325" calcext:value-type="float">
            <text:p>3.04942166140325E-0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348" calcext:value-type="float">
            <text:p>348</text:p>
          </table:table-cell>
          <table:table-cell office:value-type="float" office:value="-0.000016824395373309" calcext:value-type="float">
            <text:p>-1.6824395373309E-05</text:p>
          </table:table-cell>
          <table:table-cell office:value-type="string" calcext:value-type="string">
            <text:p>ILE</text:p>
          </table:table-cell>
          <table:table-cell office:value-type="float" office:value="348" calcext:value-type="float">
            <text:p>348</text:p>
          </table:table-cell>
          <table:table-cell office:value-type="float" office:value="0.0000115667718191402" calcext:value-type="float">
            <text:p>1.15667718191402E-05</text:p>
          </table:table-cell>
          <table:table-cell table:formula="of:=[.F349]-[.C349]" office:value-type="float" office:value="0.0000283911671924492" calcext:value-type="float">
            <text:p>2.83911671924492E-0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49" calcext:value-type="float">
            <text:p>349</text:p>
          </table:table-cell>
          <table:table-cell office:value-type="float" office:value="-0.00000525762355417542" calcext:value-type="float">
            <text:p>-5.25762355417542E-06</text:p>
          </table:table-cell>
          <table:table-cell office:value-type="string" calcext:value-type="string">
            <text:p>CYS</text:p>
          </table:table-cell>
          <table:table-cell office:value-type="float" office:value="349" calcext:value-type="float">
            <text:p>349</text:p>
          </table:table-cell>
          <table:table-cell office:value-type="float" office:value="-0.00000052576235540257" calcext:value-type="float">
            <text:p>-5.25762355402569E-07</text:p>
          </table:table-cell>
          <table:table-cell table:formula="of:=[.F350]-[.C350]" office:value-type="float" office:value="0.00000473186119877285" calcext:value-type="float">
            <text:p>4.73186119877285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50" calcext:value-type="float">
            <text:p>350</text:p>
          </table:table-cell>
          <table:table-cell office:value-type="float" office:value="0.00000315457413252585" calcext:value-type="float">
            <text:p>3.15457413252585E-06</text:p>
          </table:table-cell>
          <table:table-cell office:value-type="string" calcext:value-type="string">
            <text:p>THR</text:p>
          </table:table-cell>
          <table:table-cell office:value-type="float" office:value="350" calcext:value-type="float">
            <text:p>350</text:p>
          </table:table-cell>
          <table:table-cell office:value-type="float" office:value="-0.0000105152471084058" calcext:value-type="float">
            <text:p>-1.05152471084058E-05</text:p>
          </table:table-cell>
          <table:table-cell table:formula="of:=[.F351]-[.C351]" office:value-type="float" office:value="-0.0000136698212409317" calcext:value-type="float">
            <text:p>-1.36698212409317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51" calcext:value-type="float">
            <text:p>351</text:p>
          </table:table-cell>
          <table:table-cell office:value-type="float" office:value="-0.00002733964248161" calcext:value-type="float">
            <text:p>-2.733964248161E-05</text:p>
          </table:table-cell>
          <table:table-cell office:value-type="string" calcext:value-type="string">
            <text:p>SER</text:p>
          </table:table-cell>
          <table:table-cell office:value-type="float" office:value="351" calcext:value-type="float">
            <text:p>351</text:p>
          </table:table-cell>
          <table:table-cell office:value-type="float" office:value="-0.00000473186119873648" calcext:value-type="float">
            <text:p>-4.73186119873648E-06</text:p>
          </table:table-cell>
          <table:table-cell table:formula="of:=[.F352]-[.C352]" office:value-type="float" office:value="0.0000226077812828735" calcext:value-type="float">
            <text:p>2.26077812828735E-0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15457413264166" calcext:value-type="float">
            <text:p>3.15457413264166E-06</text:p>
          </table:table-cell>
          <table:table-cell office:value-type="string" calcext:value-type="string">
            <text:p>GLU</text:p>
          </table:table-cell>
          <table:table-cell office:value-type="float" office:value="352" calcext:value-type="float">
            <text:p>352</text:p>
          </table:table-cell>
          <table:table-cell office:value-type="float" office:value="0.0000147213459517114" calcext:value-type="float">
            <text:p>1.47213459517114E-05</text:p>
          </table:table-cell>
          <table:table-cell table:formula="of:=[.F353]-[.C353]" office:value-type="float" office:value="0.0000115667718190697" calcext:value-type="float">
            <text:p>1.15667718190697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53" calcext:value-type="float">
            <text:p>353</text:p>
          </table:table-cell>
          <table:table-cell office:value-type="float" office:value="-0.0000136698212406963" calcext:value-type="float">
            <text:p>-1.36698212406963E-05</text:p>
          </table:table-cell>
          <table:table-cell office:value-type="string" calcext:value-type="string">
            <text:p>ASP</text:p>
          </table:table-cell>
          <table:table-cell office:value-type="float" office:value="353" calcext:value-type="float">
            <text:p>353</text:p>
          </table:table-cell>
          <table:table-cell office:value-type="float" office:value="0.00000525762355429444" calcext:value-type="float">
            <text:p>5.25762355429444E-06</text:p>
          </table:table-cell>
          <table:table-cell table:formula="of:=[.F354]-[.C354]" office:value-type="float" office:value="0.0000189274447949908" calcext:value-type="float">
            <text:p>1.89274447949908E-0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354" calcext:value-type="float">
            <text:p>354</text:p>
          </table:table-cell>
          <table:table-cell office:value-type="float" office:value="0.00000368033648789638" calcext:value-type="float">
            <text:p>3.68033648789638E-06</text:p>
          </table:table-cell>
          <table:table-cell office:value-type="string" calcext:value-type="string">
            <text:p>MET</text:p>
          </table:table-cell>
          <table:table-cell office:value-type="float" office:value="354" calcext:value-type="float">
            <text:p>354</text:p>
          </table:table-cell>
          <table:table-cell office:value-type="float" office:value="0.0000115667718191053" calcext:value-type="float">
            <text:p>1.15667718191053E-05</text:p>
          </table:table-cell>
          <table:table-cell table:formula="of:=[.F355]-[.C355]" office:value-type="float" office:value="0.00000788643533120893" calcext:value-type="float">
            <text:p>7.88643533120893E-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55" calcext:value-type="float">
            <text:p>355</text:p>
          </table:table-cell>
          <table:table-cell office:value-type="float" office:value="0.0000194532071503666" calcext:value-type="float">
            <text:p>1.94532071503666E-05</text:p>
          </table:table-cell>
          <table:table-cell office:value-type="string" calcext:value-type="string">
            <text:p>LEU</text:p>
          </table:table-cell>
          <table:table-cell office:value-type="float" office:value="355" calcext:value-type="float">
            <text:p>355</text:p>
          </table:table-cell>
          <table:table-cell office:value-type="float" office:value="-0.00000315457413253257" calcext:value-type="float">
            <text:p>-3.15457413253257E-06</text:p>
          </table:table-cell>
          <table:table-cell table:formula="of:=[.F356]-[.C356]" office:value-type="float" office:value="-0.0000226077812828992" calcext:value-type="float">
            <text:p>-2.26077812828992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356" calcext:value-type="float">
            <text:p>356</text:p>
          </table:table-cell>
          <table:table-cell office:value-type="float" office:value="-0.0000194532071503675" calcext:value-type="float">
            <text:p>-1.94532071503675E-05</text:p>
          </table:table-cell>
          <table:table-cell office:value-type="string" calcext:value-type="string">
            <text:p>ASN</text:p>
          </table:table-cell>
          <table:table-cell office:value-type="float" office:value="356" calcext:value-type="float">
            <text:p>356</text:p>
          </table:table-cell>
          <table:table-cell office:value-type="float" office:value="-0.00000788643533126421" calcext:value-type="float">
            <text:p>-7.88643533126421E-06</text:p>
          </table:table-cell>
          <table:table-cell table:formula="of:=[.F357]-[.C357]" office:value-type="float" office:value="0.0000115667718191033" calcext:value-type="float">
            <text:p>1.15667718191033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357" calcext:value-type="float">
            <text:p>357</text:p>
          </table:table-cell>
          <table:table-cell office:value-type="float" office:value="-0.0000047318611988224" calcext:value-type="float">
            <text:p>-4.7318611988224E-06</text:p>
          </table:table-cell>
          <table:table-cell office:value-type="string" calcext:value-type="string">
            <text:p>PRO</text:p>
          </table:table-cell>
          <table:table-cell office:value-type="float" office:value="357" calcext:value-type="float">
            <text:p>357</text:p>
          </table:table-cell>
          <table:table-cell office:value-type="float" office:value="0.00000052576235540946" calcext:value-type="float">
            <text:p>5.25762355409457E-07</text:p>
          </table:table-cell>
          <table:table-cell table:formula="of:=[.F358]-[.C358]" office:value-type="float" office:value="0.00000525762355423186" calcext:value-type="float">
            <text:p>5.25762355423186E-06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358" calcext:value-type="float">
            <text:p>358</text:p>
          </table:table-cell>
          <table:table-cell office:value-type="float" office:value="-0.00000368033648787274" calcext:value-type="float">
            <text:p>-3.68033648787274E-06</text:p>
          </table:table-cell>
          <table:table-cell office:value-type="string" calcext:value-type="string">
            <text:p>ASN</text:p>
          </table:table-cell>
          <table:table-cell office:value-type="float" office:value="358" calcext:value-type="float">
            <text:p>358</text:p>
          </table:table-cell>
          <table:table-cell office:value-type="float" office:value="-0.00000525762355436915" calcext:value-type="float">
            <text:p>-5.25762355436915E-06</text:p>
          </table:table-cell>
          <table:table-cell table:formula="of:=[.F359]-[.C359]" office:value-type="float" office:value="-0.00000157728706649641" calcext:value-type="float">
            <text:p>-1.57728706649641E-06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59" calcext:value-type="float">
            <text:p>359</text:p>
          </table:table-cell>
          <table:table-cell office:value-type="float" office:value="0.0000173501577287166" calcext:value-type="float">
            <text:p>1.73501577287166E-05</text:p>
          </table:table-cell>
          <table:table-cell office:value-type="string" calcext:value-type="string">
            <text:p>TYR</text:p>
          </table:table-cell>
          <table:table-cell office:value-type="float" office:value="359" calcext:value-type="float">
            <text:p>359</text:p>
          </table:table-cell>
          <table:table-cell office:value-type="float" office:value="-0.00000946372239750332" calcext:value-type="float">
            <text:p>-9.46372239750332E-06</text:p>
          </table:table-cell>
          <table:table-cell table:formula="of:=[.F360]-[.C360]" office:value-type="float" office:value="-0.0000268138801262199" calcext:value-type="float">
            <text:p>-2.68138801262199E-0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360" calcext:value-type="float">
            <text:p>360</text:p>
          </table:table-cell>
          <table:table-cell office:value-type="float" office:value="-0.0000141955835963533" calcext:value-type="float">
            <text:p>-1.41955835963533E-05</text:p>
          </table:table-cell>
          <table:table-cell office:value-type="string" calcext:value-type="string">
            <text:p>GLU</text:p>
          </table:table-cell>
          <table:table-cell office:value-type="float" office:value="360" calcext:value-type="float">
            <text:p>360</text:p>
          </table:table-cell>
          <table:table-cell office:value-type="float" office:value="-0.0000252365930600798" calcext:value-type="float">
            <text:p>-2.52365930600798E-05</text:p>
          </table:table-cell>
          <table:table-cell table:formula="of:=[.F361]-[.C361]" office:value-type="float" office:value="-0.0000110410094637266" calcext:value-type="float">
            <text:p>-1.10410094637266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61" calcext:value-type="float">
            <text:p>361</text:p>
          </table:table-cell>
          <table:table-cell office:value-type="float" office:value="-0.00000841219768664845" calcext:value-type="float">
            <text:p>-8.41219768664845E-06</text:p>
          </table:table-cell>
          <table:table-cell office:value-type="string" calcext:value-type="string">
            <text:p>ASP</text:p>
          </table:table-cell>
          <table:table-cell office:value-type="float" office:value="361" calcext:value-type="float">
            <text:p>361</text:p>
          </table:table-cell>
          <table:table-cell office:value-type="float" office:value="0.00000841219768662977" calcext:value-type="float">
            <text:p>8.41219768662977E-06</text:p>
          </table:table-cell>
          <table:table-cell table:formula="of:=[.F362]-[.C362]" office:value-type="float" office:value="0.0000168243953732782" calcext:value-type="float">
            <text:p>1.68243953732782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62" calcext:value-type="float">
            <text:p>362</text:p>
          </table:table-cell>
          <table:table-cell office:value-type="float" office:value="-0.00000420609884336806" calcext:value-type="float">
            <text:p>-4.20609884336806E-06</text:p>
          </table:table-cell>
          <table:table-cell office:value-type="string" calcext:value-type="string">
            <text:p>LEU</text:p>
          </table:table-cell>
          <table:table-cell office:value-type="float" office:value="362" calcext:value-type="float">
            <text:p>362</text:p>
          </table:table-cell>
          <table:table-cell office:value-type="float" office:value="-0.0000178759200841574" calcext:value-type="float">
            <text:p>-1.78759200841574E-05</text:p>
          </table:table-cell>
          <table:table-cell table:formula="of:=[.F363]-[.C363]" office:value-type="float" office:value="-0.0000136698212407893" calcext:value-type="float">
            <text:p>-1.36698212407893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63" calcext:value-type="float">
            <text:p>363</text:p>
          </table:table-cell>
          <table:table-cell office:value-type="float" office:value="0.00000683491062047693" calcext:value-type="float">
            <text:p>6.83491062047693E-06</text:p>
          </table:table-cell>
          <table:table-cell office:value-type="string" calcext:value-type="string">
            <text:p>LEU</text:p>
          </table:table-cell>
          <table:table-cell office:value-type="float" office:value="363" calcext:value-type="float">
            <text:p>363</text:p>
          </table:table-cell>
          <table:table-cell office:value-type="float" office:value="0.0000294426919032123" calcext:value-type="float">
            <text:p>2.94426919032123E-05</text:p>
          </table:table-cell>
          <table:table-cell table:formula="of:=[.F364]-[.C364]" office:value-type="float" office:value="0.0000226077812827354" calcext:value-type="float">
            <text:p>2.26077812827354E-0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364" calcext:value-type="float">
            <text:p>364</text:p>
          </table:table-cell>
          <table:table-cell office:value-type="float" office:value="0.000026813880126183" calcext:value-type="float">
            <text:p>2.6813880126183E-05</text:p>
          </table:table-cell>
          <table:table-cell office:value-type="string" calcext:value-type="string">
            <text:p>ILE</text:p>
          </table:table-cell>
          <table:table-cell office:value-type="float" office:value="364" calcext:value-type="float">
            <text:p>364</text:p>
          </table:table-cell>
          <table:table-cell office:value-type="float" office:value="0.0000236593059937067" calcext:value-type="float">
            <text:p>2.36593059937067E-05</text:p>
          </table:table-cell>
          <table:table-cell table:formula="of:=[.F365]-[.C365]" office:value-type="float" office:value="-0.00000315457413247635" calcext:value-type="float">
            <text:p>-3.15457413247635E-0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65" calcext:value-type="float">
            <text:p>365</text:p>
          </table:table-cell>
          <table:table-cell office:value-type="float" office:value="0.00000420609884422454" calcext:value-type="float">
            <text:p>4.20609884422454E-06</text:p>
          </table:table-cell>
          <table:table-cell office:value-type="string" calcext:value-type="string">
            <text:p>ARG</text:p>
          </table:table-cell>
          <table:table-cell office:value-type="float" office:value="365" calcext:value-type="float">
            <text:p>365</text:p>
          </table:table-cell>
          <table:table-cell office:value-type="float" office:value="0.00000998948475274513" calcext:value-type="float">
            <text:p>9.98948475274513E-06</text:p>
          </table:table-cell>
          <table:table-cell table:formula="of:=[.F366]-[.C366]" office:value-type="float" office:value="0.00000578338590852059" calcext:value-type="float">
            <text:p>5.78338590852059E-0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366" calcext:value-type="float">
            <text:p>366</text:p>
          </table:table-cell>
          <table:table-cell office:value-type="float" office:value="0.00000210304942165814" calcext:value-type="float">
            <text:p>2.10304942165814E-06</text:p>
          </table:table-cell>
          <table:table-cell office:value-type="string" calcext:value-type="string">
            <text:p>LYS</text:p>
          </table:table-cell>
          <table:table-cell office:value-type="float" office:value="366" calcext:value-type="float">
            <text:p>366</text:p>
          </table:table-cell>
          <table:table-cell office:value-type="float" office:value="-0.000013144058885491" calcext:value-type="float">
            <text:p>-1.3144058885491E-05</text:p>
          </table:table-cell>
          <table:table-cell table:formula="of:=[.F367]-[.C367]" office:value-type="float" office:value="-0.0000152471083071491" calcext:value-type="float">
            <text:p>-1.52471083071491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67" calcext:value-type="float">
            <text:p>367</text:p>
          </table:table-cell>
          <table:table-cell office:value-type="float" office:value="-0.0000189274447949399" calcext:value-type="float">
            <text:p>-1.89274447949399E-05</text:p>
          </table:table-cell>
          <table:table-cell office:value-type="string" calcext:value-type="string">
            <text:p>SER</text:p>
          </table:table-cell>
          <table:table-cell office:value-type="float" office:value="367" calcext:value-type="float">
            <text:p>367</text:p>
          </table:table-cell>
          <table:table-cell office:value-type="float" office:value="0.00000473186119876217" calcext:value-type="float">
            <text:p>4.73186119876217E-06</text:p>
          </table:table-cell>
          <table:table-cell table:formula="of:=[.F368]-[.C368]" office:value-type="float" office:value="0.000023659305993702" calcext:value-type="float">
            <text:p>2.3659305993702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368" calcext:value-type="float">
            <text:p>368</text:p>
          </table:table-cell>
          <table:table-cell office:value-type="float" office:value="-0.0000373291272342573" calcext:value-type="float">
            <text:p>-3.73291272342573E-05</text:p>
          </table:table-cell>
          <table:table-cell office:value-type="string" calcext:value-type="string">
            <text:p>ASN</text:p>
          </table:table-cell>
          <table:table-cell office:value-type="float" office:value="368" calcext:value-type="float">
            <text:p>368</text:p>
          </table:table-cell>
          <table:table-cell office:value-type="float" office:value="0.00000946372239733101" calcext:value-type="float">
            <text:p>9.46372239733101E-06</text:p>
          </table:table-cell>
          <table:table-cell table:formula="of:=[.F369]-[.C369]" office:value-type="float" office:value="0.0000467928496315883" calcext:value-type="float">
            <text:p>4.67928496315883E-05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369" calcext:value-type="float">
            <text:p>369</text:p>
          </table:table-cell>
          <table:table-cell office:value-type="float" office:value="-0.00000420609884333636" calcext:value-type="float">
            <text:p>-4.20609884333636E-06</text:p>
          </table:table-cell>
          <table:table-cell office:value-type="string" calcext:value-type="string">
            <text:p>HIE</text:p>
          </table:table-cell>
          <table:table-cell office:value-type="float" office:value="369" calcext:value-type="float">
            <text:p>369</text:p>
          </table:table-cell>
          <table:table-cell office:value-type="float" office:value="0.00000368033648786433" calcext:value-type="float">
            <text:p>3.68033648786433E-06</text:p>
          </table:table-cell>
          <table:table-cell table:formula="of:=[.F370]-[.C370]" office:value-type="float" office:value="0.0000078864353312007" calcext:value-type="float">
            <text:p>7.8864353312007E-06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370" calcext:value-type="float">
            <text:p>370</text:p>
          </table:table-cell>
          <table:table-cell office:value-type="float" office:value="-0.0000257623554153258" calcext:value-type="float">
            <text:p>-2.57623554153258E-05</text:p>
          </table:table-cell>
          <table:table-cell office:value-type="string" calcext:value-type="string">
            <text:p>ASN</text:p>
          </table:table-cell>
          <table:table-cell office:value-type="float" office:value="370" calcext:value-type="float">
            <text:p>370</text:p>
          </table:table-cell>
          <table:table-cell office:value-type="float" office:value="-0.0000194532071502592" calcext:value-type="float">
            <text:p>-1.94532071502592E-05</text:p>
          </table:table-cell>
          <table:table-cell table:formula="of:=[.F371]-[.C371]" office:value-type="float" office:value="0.00000630914826506665" calcext:value-type="float">
            <text:p>6.30914826506665E-06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371" calcext:value-type="float">
            <text:p>371</text:p>
          </table:table-cell>
          <table:table-cell office:value-type="float" office:value="-0.00000210304942167379" calcext:value-type="float">
            <text:p>-2.10304942167379E-06</text:p>
          </table:table-cell>
          <table:table-cell office:value-type="string" calcext:value-type="string">
            <text:p>PHE</text:p>
          </table:table-cell>
          <table:table-cell office:value-type="float" office:value="371" calcext:value-type="float">
            <text:p>371</text:p>
          </table:table-cell>
          <table:table-cell office:value-type="float" office:value="0.0000220820189274554" calcext:value-type="float">
            <text:p>2.20820189274554E-05</text:p>
          </table:table-cell>
          <table:table-cell table:formula="of:=[.F372]-[.C372]" office:value-type="float" office:value="0.0000241850683491292" calcext:value-type="float">
            <text:p>2.41850683491292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72" calcext:value-type="float">
            <text:p>372</text:p>
          </table:table-cell>
          <table:table-cell office:value-type="float" office:value="0.00000788643533121984" calcext:value-type="float">
            <text:p>7.88643533121984E-06</text:p>
          </table:table-cell>
          <table:table-cell office:value-type="string" calcext:value-type="string">
            <text:p>LEU</text:p>
          </table:table-cell>
          <table:table-cell office:value-type="float" office:value="372" calcext:value-type="float">
            <text:p>372</text:p>
          </table:table-cell>
          <table:table-cell office:value-type="float" office:value="-0.0000126182965299689" calcext:value-type="float">
            <text:p>-1.26182965299689E-05</text:p>
          </table:table-cell>
          <table:table-cell table:formula="of:=[.F373]-[.C373]" office:value-type="float" office:value="-0.0000205047318611888" calcext:value-type="float">
            <text:p>-2.05047318611888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73" calcext:value-type="float">
            <text:p>373</text:p>
          </table:table-cell>
          <table:table-cell office:value-type="float" office:value="-0.0000136698212407229" calcext:value-type="float">
            <text:p>-1.36698212407229E-05</text:p>
          </table:table-cell>
          <table:table-cell office:value-type="string" calcext:value-type="string">
            <text:p>VAL</text:p>
          </table:table-cell>
          <table:table-cell office:value-type="float" office:value="373" calcext:value-type="float">
            <text:p>373</text:p>
          </table:table-cell>
          <table:table-cell office:value-type="float" office:value="-0.000014195583596174" calcext:value-type="float">
            <text:p>-1.4195583596174E-05</text:p>
          </table:table-cell>
          <table:table-cell table:formula="of:=[.F374]-[.C374]" office:value-type="float" office:value="-0.00000052576235545102" calcext:value-type="float">
            <text:p>-5.25762355451017E-07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374" calcext:value-type="float">
            <text:p>374</text:p>
          </table:table-cell>
          <table:table-cell office:value-type="float" office:value="-0.0000131440588852822" calcext:value-type="float">
            <text:p>-1.31440588852822E-05</text:p>
          </table:table-cell>
          <table:table-cell office:value-type="string" calcext:value-type="string">
            <text:p>GLN</text:p>
          </table:table-cell>
          <table:table-cell office:value-type="float" office:value="374" calcext:value-type="float">
            <text:p>374</text:p>
          </table:table-cell>
          <table:table-cell office:value-type="float" office:value="-0.0000115667718191369" calcext:value-type="float">
            <text:p>-1.15667718191369E-05</text:p>
          </table:table-cell>
          <table:table-cell table:formula="of:=[.F375]-[.C375]" office:value-type="float" office:value="0.00000157728706614525" calcext:value-type="float">
            <text:p>1.57728706614525E-06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375" calcext:value-type="float">
            <text:p>375</text:p>
          </table:table-cell>
          <table:table-cell office:value-type="float" office:value="-0.0000210304942166092" calcext:value-type="float">
            <text:p>-2.10304942166092E-05</text:p>
          </table:table-cell>
          <table:table-cell office:value-type="string" calcext:value-type="string">
            <text:p>ALA</text:p>
          </table:table-cell>
          <table:table-cell office:value-type="float" office:value="375" calcext:value-type="float">
            <text:p>375</text:p>
          </table:table-cell>
          <table:table-cell office:value-type="float" office:value="-0.00000998948475291908" calcext:value-type="float">
            <text:p>-9.98948475291908E-06</text:p>
          </table:table-cell>
          <table:table-cell table:formula="of:=[.F376]-[.C376]" office:value-type="float" office:value="0.0000110410094636901" calcext:value-type="float">
            <text:p>1.10410094636901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376" calcext:value-type="float">
            <text:p>376</text:p>
          </table:table-cell>
          <table:table-cell office:value-type="float" office:value="0.00000893796004207938" calcext:value-type="float">
            <text:p>8.93796004207938E-06</text:p>
          </table:table-cell>
          <table:table-cell office:value-type="string" calcext:value-type="string">
            <text:p>GLY</text:p>
          </table:table-cell>
          <table:table-cell office:value-type="float" office:value="376" calcext:value-type="float">
            <text:p>376</text:p>
          </table:table-cell>
          <table:table-cell office:value-type="float" office:value="-0.0000194532071503484" calcext:value-type="float">
            <text:p>-1.94532071503484E-05</text:p>
          </table:table-cell>
          <table:table-cell table:formula="of:=[.F377]-[.C377]" office:value-type="float" office:value="-0.0000283911671924278" calcext:value-type="float">
            <text:p>-2.83911671924278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377" calcext:value-type="float">
            <text:p>377</text:p>
          </table:table-cell>
          <table:table-cell office:value-type="float" office:value="-0.000035751840167929" calcext:value-type="float">
            <text:p>-3.5751840167929E-05</text:p>
          </table:table-cell>
          <table:table-cell office:value-type="string" calcext:value-type="string">
            <text:p>ASN</text:p>
          </table:table-cell>
          <table:table-cell office:value-type="float" office:value="377" calcext:value-type="float">
            <text:p>377</text:p>
          </table:table-cell>
          <table:table-cell office:value-type="float" office:value="0.00000473186119851794" calcext:value-type="float">
            <text:p>4.73186119851794E-06</text:p>
          </table:table-cell>
          <table:table-cell table:formula="of:=[.F378]-[.C378]" office:value-type="float" office:value="0.000040483701366447" calcext:value-type="float">
            <text:p>4.0483701366447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78" calcext:value-type="float">
            <text:p>378</text:p>
          </table:table-cell>
          <table:table-cell office:value-type="float" office:value="-0.0000273396424816742" calcext:value-type="float">
            <text:p>-2.73396424816742E-05</text:p>
          </table:table-cell>
          <table:table-cell office:value-type="string" calcext:value-type="string">
            <text:p>VAL</text:p>
          </table:table-cell>
          <table:table-cell office:value-type="float" office:value="378" calcext:value-type="float">
            <text:p>378</text:p>
          </table:table-cell>
          <table:table-cell office:value-type="float" office:value="-0.0000189274447949831" calcext:value-type="float">
            <text:p>-1.89274447949831E-05</text:p>
          </table:table-cell>
          <table:table-cell table:formula="of:=[.F379]-[.C379]" office:value-type="float" office:value="0.00000841219768669117" calcext:value-type="float">
            <text:p>8.41219768669117E-06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379" calcext:value-type="float">
            <text:p>379</text:p>
          </table:table-cell>
          <table:table-cell office:value-type="float" office:value="-0.00000262881177679419" calcext:value-type="float">
            <text:p>-2.62881177679419E-06</text:p>
          </table:table-cell>
          <table:table-cell office:value-type="string" calcext:value-type="string">
            <text:p>GLN</text:p>
          </table:table-cell>
          <table:table-cell office:value-type="float" office:value="379" calcext:value-type="float">
            <text:p>379</text:p>
          </table:table-cell>
          <table:table-cell office:value-type="float" office:value="-0.0000120925341744203" calcext:value-type="float">
            <text:p>-1.20925341744203E-05</text:p>
          </table:table-cell>
          <table:table-cell table:formula="of:=[.F380]-[.C380]" office:value-type="float" office:value="-0.00000946372239762613" calcext:value-type="float">
            <text:p>-9.46372239762613E-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80" calcext:value-type="float">
            <text:p>380</text:p>
          </table:table-cell>
          <table:table-cell office:value-type="float" office:value="-0.0000278654048370159" calcext:value-type="float">
            <text:p>-2.78654048370159E-05</text:p>
          </table:table-cell>
          <table:table-cell office:value-type="string" calcext:value-type="string">
            <text:p>LEU</text:p>
          </table:table-cell>
          <table:table-cell office:value-type="float" office:value="380" calcext:value-type="float">
            <text:p>380</text:p>
          </table:table-cell>
          <table:table-cell office:value-type="float" office:value="-0.0000410094637224354" calcext:value-type="float">
            <text:p>-4.10094637224354E-05</text:p>
          </table:table-cell>
          <table:table-cell table:formula="of:=[.F381]-[.C381]" office:value-type="float" office:value="-0.0000131440588854195" calcext:value-type="float">
            <text:p>-1.31440588854195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81" calcext:value-type="float">
            <text:p>381</text:p>
          </table:table-cell>
          <table:table-cell office:value-type="float" office:value="0.0000189274447940269" calcext:value-type="float">
            <text:p>1.89274447940269E-05</text:p>
          </table:table-cell>
          <table:table-cell office:value-type="string" calcext:value-type="string">
            <text:p>ARG</text:p>
          </table:table-cell>
          <table:table-cell office:value-type="float" office:value="381" calcext:value-type="float">
            <text:p>381</text:p>
          </table:table-cell>
          <table:table-cell office:value-type="float" office:value="-0.0000036803364874618" calcext:value-type="float">
            <text:p>-3.6803364874618E-06</text:p>
          </table:table-cell>
          <table:table-cell table:formula="of:=[.F382]-[.C382]" office:value-type="float" office:value="-0.0000226077812814887" calcext:value-type="float">
            <text:p>-2.26077812814887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82" calcext:value-type="float">
            <text:p>382</text:p>
          </table:table-cell>
          <table:table-cell office:value-type="float" office:value="0.0000189274447949483" calcext:value-type="float">
            <text:p>1.89274447949483E-05</text:p>
          </table:table-cell>
          <table:table-cell office:value-type="string" calcext:value-type="string">
            <text:p>VAL</text:p>
          </table:table-cell>
          <table:table-cell office:value-type="float" office:value="382" calcext:value-type="float">
            <text:p>382</text:p>
          </table:table-cell>
          <table:table-cell office:value-type="float" office:value="-0.00000788643533124926" calcext:value-type="float">
            <text:p>-7.88643533124926E-06</text:p>
          </table:table-cell>
          <table:table-cell table:formula="of:=[.F383]-[.C383]" office:value-type="float" office:value="-0.0000268138801261975" calcext:value-type="float">
            <text:p>-2.68138801261975E-0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383" calcext:value-type="float">
            <text:p>383</text:p>
          </table:table-cell>
          <table:table-cell office:value-type="float" office:value="-0.00000473186119872049" calcext:value-type="float">
            <text:p>-4.73186119872049E-06</text:p>
          </table:table-cell>
          <table:table-cell office:value-type="string" calcext:value-type="string">
            <text:p>ILE</text:p>
          </table:table-cell>
          <table:table-cell office:value-type="float" office:value="383" calcext:value-type="float">
            <text:p>383</text:p>
          </table:table-cell>
          <table:table-cell office:value-type="float" office:value="-0.00000420609884332784" calcext:value-type="float">
            <text:p>-4.20609884332784E-06</text:p>
          </table:table-cell>
          <table:table-cell table:formula="of:=[.F384]-[.C384]" office:value-type="float" office:value="0.00000052576235539265" calcext:value-type="float">
            <text:p>5.25762355392646E-0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384" calcext:value-type="float">
            <text:p>384</text:p>
          </table:table-cell>
          <table:table-cell office:value-type="float" office:value="-0.0000147213459516277" calcext:value-type="float">
            <text:p>-1.47213459516277E-05</text:p>
          </table:table-cell>
          <table:table-cell office:value-type="string" calcext:value-type="string">
            <text:p>GLY</text:p>
          </table:table-cell>
          <table:table-cell office:value-type="float" office:value="384" calcext:value-type="float">
            <text:p>384</text:p>
          </table:table-cell>
          <table:table-cell office:value-type="float" office:value="0.00000946372239745008" calcext:value-type="float">
            <text:p>9.46372239745008E-06</text:p>
          </table:table-cell>
          <table:table-cell table:formula="of:=[.F385]-[.C385]" office:value-type="float" office:value="0.0000241850683490777" calcext:value-type="float">
            <text:p>2.41850683490777E-05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385" calcext:value-type="float">
            <text:p>385</text:p>
          </table:table-cell>
          <table:table-cell office:value-type="float" office:value="-0.0000168243953733109" calcext:value-type="float">
            <text:p>-1.68243953733109E-05</text:p>
          </table:table-cell>
          <table:table-cell office:value-type="string" calcext:value-type="string">
            <text:p>HIE</text:p>
          </table:table-cell>
          <table:table-cell office:value-type="float" office:value="385" calcext:value-type="float">
            <text:p>385</text:p>
          </table:table-cell>
          <table:table-cell office:value-type="float" office:value="-0.00000525762355419427" calcext:value-type="float">
            <text:p>-5.25762355419427E-06</text:p>
          </table:table-cell>
          <table:table-cell table:formula="of:=[.F386]-[.C386]" office:value-type="float" office:value="0.0000115667718191166" calcext:value-type="float">
            <text:p>1.15667718191166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86" calcext:value-type="float">
            <text:p>386</text:p>
          </table:table-cell>
          <table:table-cell office:value-type="float" office:value="0.00000683491062039165" calcext:value-type="float">
            <text:p>6.83491062039165E-06</text:p>
          </table:table-cell>
          <table:table-cell office:value-type="string" calcext:value-type="string">
            <text:p>SER</text:p>
          </table:table-cell>
          <table:table-cell office:value-type="float" office:value="386" calcext:value-type="float">
            <text:p>386</text:p>
          </table:table-cell>
          <table:table-cell office:value-type="float" office:value="0.00000368033648790449" calcext:value-type="float">
            <text:p>3.68033648790449E-06</text:p>
          </table:table-cell>
          <table:table-cell table:formula="of:=[.F387]-[.C387]" office:value-type="float" office:value="-0.00000315457413248716" calcext:value-type="float">
            <text:p>-3.15457413248716E-06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387" calcext:value-type="float">
            <text:p>387</text:p>
          </table:table-cell>
          <table:table-cell office:value-type="float" office:value="-0.00000315457413251406" calcext:value-type="float">
            <text:p>-3.15457413251406E-06</text:p>
          </table:table-cell>
          <table:table-cell office:value-type="string" calcext:value-type="string">
            <text:p>MET</text:p>
          </table:table-cell>
          <table:table-cell office:value-type="float" office:value="387" calcext:value-type="float">
            <text:p>387</text:p>
          </table:table-cell>
          <table:table-cell office:value-type="float" office:value="-0.0000278654048370193" calcext:value-type="float">
            <text:p>-2.78654048370193E-05</text:p>
          </table:table-cell>
          <table:table-cell table:formula="of:=[.F388]-[.C388]" office:value-type="float" office:value="-0.0000247108307045052" calcext:value-type="float">
            <text:p>-2.47108307045052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388" calcext:value-type="float">
            <text:p>388</text:p>
          </table:table-cell>
          <table:table-cell office:value-type="float" office:value="-0.00000368033648799975" calcext:value-type="float">
            <text:p>-3.68033648799975E-06</text:p>
          </table:table-cell>
          <table:table-cell office:value-type="string" calcext:value-type="string">
            <text:p>GLN</text:p>
          </table:table-cell>
          <table:table-cell office:value-type="float" office:value="388" calcext:value-type="float">
            <text:p>388</text:p>
          </table:table-cell>
          <table:table-cell office:value-type="float" office:value="-0.0000173501577286699" calcext:value-type="float">
            <text:p>-1.73501577286699E-05</text:p>
          </table:table-cell>
          <table:table-cell table:formula="of:=[.F389]-[.C389]" office:value-type="float" office:value="-0.0000136698212406702" calcext:value-type="float">
            <text:p>-1.36698212406702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389" calcext:value-type="float">
            <text:p>389</text:p>
          </table:table-cell>
          <table:table-cell office:value-type="float" office:value="-0.0000152471083070807" calcext:value-type="float">
            <text:p>-1.52471083070807E-05</text:p>
          </table:table-cell>
          <table:table-cell office:value-type="string" calcext:value-type="string">
            <text:p>ASN</text:p>
          </table:table-cell>
          <table:table-cell office:value-type="float" office:value="389" calcext:value-type="float">
            <text:p>389</text:p>
          </table:table-cell>
          <table:table-cell office:value-type="float" office:value="-0.00000736067297595842" calcext:value-type="float">
            <text:p>-7.36067297595842E-06</text:p>
          </table:table-cell>
          <table:table-cell table:formula="of:=[.F390]-[.C390]" office:value-type="float" office:value="0.00000788643533112225" calcext:value-type="float">
            <text:p>7.88643533112225E-06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90" calcext:value-type="float">
            <text:p>390</text:p>
          </table:table-cell>
          <table:table-cell office:value-type="float" office:value="-0.0000194532071503654" calcext:value-type="float">
            <text:p>-1.94532071503654E-05</text:p>
          </table:table-cell>
          <table:table-cell office:value-type="string" calcext:value-type="string">
            <text:p>CYS</text:p>
          </table:table-cell>
          <table:table-cell office:value-type="float" office:value="390" calcext:value-type="float">
            <text:p>390</text:p>
          </table:table-cell>
          <table:table-cell office:value-type="float" office:value="-0.0000147213459516159" calcext:value-type="float">
            <text:p>-1.47213459516159E-05</text:p>
          </table:table-cell>
          <table:table-cell table:formula="of:=[.F391]-[.C391]" office:value-type="float" office:value="0.0000047318611987495" calcext:value-type="float">
            <text:p>4.7318611987495E-0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91" calcext:value-type="float">
            <text:p>391</text:p>
          </table:table-cell>
          <table:table-cell office:value-type="float" office:value="0.00000105152471080491" calcext:value-type="float">
            <text:p>1.05152471080491E-06</text:p>
          </table:table-cell>
          <table:table-cell office:value-type="string" calcext:value-type="string">
            <text:p>VAL</text:p>
          </table:table-cell>
          <table:table-cell office:value-type="float" office:value="391" calcext:value-type="float">
            <text:p>391</text:p>
          </table:table-cell>
          <table:table-cell office:value-type="float" office:value="0.0000105152471083234" calcext:value-type="float">
            <text:p>1.05152471083234E-05</text:p>
          </table:table-cell>
          <table:table-cell table:formula="of:=[.F392]-[.C392]" office:value-type="float" office:value="0.00000946372239751849" calcext:value-type="float">
            <text:p>9.46372239751849E-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92" calcext:value-type="float">
            <text:p>392</text:p>
          </table:table-cell>
          <table:table-cell office:value-type="float" office:value="-0.00000736067297576696" calcext:value-type="float">
            <text:p>-7.36067297576696E-06</text:p>
          </table:table-cell>
          <table:table-cell office:value-type="string" calcext:value-type="string">
            <text:p>LEU</text:p>
          </table:table-cell>
          <table:table-cell office:value-type="float" office:value="392" calcext:value-type="float">
            <text:p>392</text:p>
          </table:table-cell>
          <table:table-cell office:value-type="float" office:value="-0.00000525762355417501" calcext:value-type="float">
            <text:p>-5.25762355417501E-06</text:p>
          </table:table-cell>
          <table:table-cell table:formula="of:=[.F393]-[.C393]" office:value-type="float" office:value="0.00000210304942159195" calcext:value-type="float">
            <text:p>2.10304942159195E-0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393" calcext:value-type="float">
            <text:p>393</text:p>
          </table:table-cell>
          <table:table-cell office:value-type="float" office:value="-0.0000220820189274288" calcext:value-type="float">
            <text:p>-2.20820189274288E-05</text:p>
          </table:table-cell>
          <table:table-cell office:value-type="string" calcext:value-type="string">
            <text:p>LYS</text:p>
          </table:table-cell>
          <table:table-cell office:value-type="float" office:value="393" calcext:value-type="float">
            <text:p>393</text:p>
          </table:table-cell>
          <table:table-cell office:value-type="float" office:value="-0.0000110410094638524" calcext:value-type="float">
            <text:p>-1.10410094638524E-05</text:p>
          </table:table-cell>
          <table:table-cell table:formula="of:=[.F394]-[.C394]" office:value-type="float" office:value="0.0000110410094635764" calcext:value-type="float">
            <text:p>1.10410094635764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394" calcext:value-type="float">
            <text:p>394</text:p>
          </table:table-cell>
          <table:table-cell office:value-type="float" office:value="-0.00000262881177714932" calcext:value-type="float">
            <text:p>-2.62881177714932E-06</text:p>
          </table:table-cell>
          <table:table-cell office:value-type="string" calcext:value-type="string">
            <text:p>LEU</text:p>
          </table:table-cell>
          <table:table-cell office:value-type="float" office:value="394" calcext:value-type="float">
            <text:p>394</text:p>
          </table:table-cell>
          <table:table-cell office:value-type="float" office:value="0.00000473186119869982" calcext:value-type="float">
            <text:p>4.73186119869982E-06</text:p>
          </table:table-cell>
          <table:table-cell table:formula="of:=[.F395]-[.C395]" office:value-type="float" office:value="0.00000736067297584914" calcext:value-type="float">
            <text:p>7.36067297584914E-0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395" calcext:value-type="float">
            <text:p>395</text:p>
          </table:table-cell>
          <table:table-cell office:value-type="float" office:value="-0.0000205047318612168" calcext:value-type="float">
            <text:p>-2.05047318612168E-05</text:p>
          </table:table-cell>
          <table:table-cell office:value-type="string" calcext:value-type="string">
            <text:p>ARG</text:p>
          </table:table-cell>
          <table:table-cell office:value-type="float" office:value="395" calcext:value-type="float">
            <text:p>395</text:p>
          </table:table-cell>
          <table:table-cell office:value-type="float" office:value="-0.0000478443743430703" calcext:value-type="float">
            <text:p>-4.78443743430703E-05</text:p>
          </table:table-cell>
          <table:table-cell table:formula="of:=[.F396]-[.C396]" office:value-type="float" office:value="-0.0000273396424818535" calcext:value-type="float">
            <text:p>-2.73396424818535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96" calcext:value-type="float">
            <text:p>396</text:p>
          </table:table-cell>
          <table:table-cell office:value-type="float" office:value="-0.0000126182965299054" calcext:value-type="float">
            <text:p>-1.26182965299054E-05</text:p>
          </table:table-cell>
          <table:table-cell office:value-type="string" calcext:value-type="string">
            <text:p>VAL</text:p>
          </table:table-cell>
          <table:table-cell office:value-type="float" office:value="396" calcext:value-type="float">
            <text:p>396</text:p>
          </table:table-cell>
          <table:table-cell office:value-type="float" office:value="-0.0000184016824395832" calcext:value-type="float">
            <text:p>-1.84016824395832E-05</text:p>
          </table:table-cell>
          <table:table-cell table:formula="of:=[.F397]-[.C397]" office:value-type="float" office:value="-0.00000578338590967775" calcext:value-type="float">
            <text:p>-5.78338590967775E-06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97" calcext:value-type="float">
            <text:p>397</text:p>
          </table:table-cell>
          <table:table-cell office:value-type="float" office:value="0.0000310199789695119" calcext:value-type="float">
            <text:p>3.10199789695119E-05</text:p>
          </table:table-cell>
          <table:table-cell office:value-type="string" calcext:value-type="string">
            <text:p>ASP</text:p>
          </table:table-cell>
          <table:table-cell office:value-type="float" office:value="397" calcext:value-type="float">
            <text:p>397</text:p>
          </table:table-cell>
          <table:table-cell office:value-type="float" office:value="0.0000441640378549174" calcext:value-type="float">
            <text:p>4.41640378549174E-05</text:p>
          </table:table-cell>
          <table:table-cell table:formula="of:=[.F398]-[.C398]" office:value-type="float" office:value="0.0000131440588854055" calcext:value-type="float">
            <text:p>1.31440588854055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98" calcext:value-type="float">
            <text:p>398</text:p>
          </table:table-cell>
          <table:table-cell office:value-type="float" office:value="0.0000152471083070807" calcext:value-type="float">
            <text:p>1.52471083070807E-05</text:p>
          </table:table-cell>
          <table:table-cell office:value-type="string" calcext:value-type="string">
            <text:p>THR</text:p>
          </table:table-cell>
          <table:table-cell office:value-type="float" office:value="398" calcext:value-type="float">
            <text:p>398</text:p>
          </table:table-cell>
          <table:table-cell office:value-type="float" office:value="-0.00000736067297581786" calcext:value-type="float">
            <text:p>-7.36067297581786E-06</text:p>
          </table:table-cell>
          <table:table-cell table:formula="of:=[.F399]-[.C399]" office:value-type="float" office:value="-0.0000226077812828985" calcext:value-type="float">
            <text:p>-2.26077812828985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399" calcext:value-type="float">
            <text:p>399</text:p>
          </table:table-cell>
          <table:table-cell office:value-type="float" office:value="-0.0000210304942165898" calcext:value-type="float">
            <text:p>-2.10304942165898E-05</text:p>
          </table:table-cell>
          <table:table-cell office:value-type="string" calcext:value-type="string">
            <text:p>ALA</text:p>
          </table:table-cell>
          <table:table-cell office:value-type="float" office:value="399" calcext:value-type="float">
            <text:p>399</text:p>
          </table:table-cell>
          <table:table-cell office:value-type="float" office:value="-0.0000310199789694832" calcext:value-type="float">
            <text:p>-3.10199789694832E-05</text:p>
          </table:table-cell>
          <table:table-cell table:formula="of:=[.F400]-[.C400]" office:value-type="float" office:value="-0.00000998948475289339" calcext:value-type="float">
            <text:p>-9.98948475289339E-06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400" calcext:value-type="float">
            <text:p>400</text:p>
          </table:table-cell>
          <table:table-cell office:value-type="float" office:value="-0.00000210304942179847" calcext:value-type="float">
            <text:p>-2.10304942179847E-06</text:p>
          </table:table-cell>
          <table:table-cell office:value-type="string" calcext:value-type="string">
            <text:p>ASN</text:p>
          </table:table-cell>
          <table:table-cell office:value-type="float" office:value="400" calcext:value-type="float">
            <text:p>400</text:p>
          </table:table-cell>
          <table:table-cell office:value-type="float" office:value="1.00865688041655E-016" calcext:value-type="float">
            <text:p>1.00865688041655E-16</text:p>
          </table:table-cell>
          <table:table-cell table:formula="of:=[.F401]-[.C401]" office:value-type="float" office:value="0.00000210304942189933" calcext:value-type="float">
            <text:p>2.10304942189933E-06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401" calcext:value-type="float">
            <text:p>401</text:p>
          </table:table-cell>
          <table:table-cell office:value-type="float" office:value="-0.0000294426919032117" calcext:value-type="float">
            <text:p>-2.94426919032117E-05</text:p>
          </table:table-cell>
          <table:table-cell office:value-type="string" calcext:value-type="string">
            <text:p>PRO</text:p>
          </table:table-cell>
          <table:table-cell office:value-type="float" office:value="401" calcext:value-type="float">
            <text:p>401</text:p>
          </table:table-cell>
          <table:table-cell office:value-type="float" office:value="-0.0000226077812829345" calcext:value-type="float">
            <text:p>-2.26077812829345E-05</text:p>
          </table:table-cell>
          <table:table-cell table:formula="of:=[.F402]-[.C402]" office:value-type="float" office:value="0.00000683491062027718" calcext:value-type="float">
            <text:p>6.83491062027718E-0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402" calcext:value-type="float">
            <text:p>402</text:p>
          </table:table-cell>
          <table:table-cell office:value-type="float" office:value="-0.000174553101997864" calcext:value-type="float">
            <text:p>-0.000174553101997864</text:p>
          </table:table-cell>
          <table:table-cell office:value-type="string" calcext:value-type="string">
            <text:p>LYS</text:p>
          </table:table-cell>
          <table:table-cell office:value-type="float" office:value="402" calcext:value-type="float">
            <text:p>402</text:p>
          </table:table-cell>
          <table:table-cell office:value-type="float" office:value="-0.000299684542586659" calcext:value-type="float">
            <text:p>-0.000299684542586659</text:p>
          </table:table-cell>
          <table:table-cell table:formula="of:=[.F403]-[.C403]" office:value-type="float" office:value="-0.000125131440588795" calcext:value-type="float">
            <text:p>-0.00012513144058879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03" calcext:value-type="float">
            <text:p>403</text:p>
          </table:table-cell>
          <table:table-cell office:value-type="float" office:value="-0.0000352260778128913" calcext:value-type="float">
            <text:p>-3.52260778128913E-05</text:p>
          </table:table-cell>
          <table:table-cell office:value-type="string" calcext:value-type="string">
            <text:p>THR</text:p>
          </table:table-cell>
          <table:table-cell office:value-type="float" office:value="403" calcext:value-type="float">
            <text:p>403</text:p>
          </table:table-cell>
          <table:table-cell office:value-type="float" office:value="-0.0000483701366980077" calcext:value-type="float">
            <text:p>-4.83701366980077E-05</text:p>
          </table:table-cell>
          <table:table-cell table:formula="of:=[.F404]-[.C404]" office:value-type="float" office:value="-0.0000131440588851164" calcext:value-type="float">
            <text:p>-1.31440588851164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404" calcext:value-type="float">
            <text:p>404</text:p>
          </table:table-cell>
          <table:table-cell office:value-type="float" office:value="-0.000150368033648783" calcext:value-type="float">
            <text:p>-0.000150368033648783</text:p>
          </table:table-cell>
          <table:table-cell office:value-type="string" calcext:value-type="string">
            <text:p>PRO</text:p>
          </table:table-cell>
          <table:table-cell office:value-type="float" office:value="404" calcext:value-type="float">
            <text:p>404</text:p>
          </table:table-cell>
          <table:table-cell office:value-type="float" office:value="-0.000143533123028345" calcext:value-type="float">
            <text:p>-0.000143533123028345</text:p>
          </table:table-cell>
          <table:table-cell table:formula="of:=[.F405]-[.C405]" office:value-type="float" office:value="0.00000683491062043783" calcext:value-type="float">
            <text:p>6.83491062043783E-0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405" calcext:value-type="float">
            <text:p>405</text:p>
          </table:table-cell>
          <table:table-cell office:value-type="float" office:value="-0.00001524710830708" calcext:value-type="float">
            <text:p>-1.524710830708E-05</text:p>
          </table:table-cell>
          <table:table-cell office:value-type="string" calcext:value-type="string">
            <text:p>LYS</text:p>
          </table:table-cell>
          <table:table-cell office:value-type="float" office:value="405" calcext:value-type="float">
            <text:p>405</text:p>
          </table:table-cell>
          <table:table-cell office:value-type="float" office:value="-0.000182965299684725" calcext:value-type="float">
            <text:p>-0.000182965299684725</text:p>
          </table:table-cell>
          <table:table-cell table:formula="of:=[.F406]-[.C406]" office:value-type="float" office:value="-0.000167718191377645" calcext:value-type="float">
            <text:p>-0.000167718191377645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406" calcext:value-type="float">
            <text:p>406</text:p>
          </table:table-cell>
          <table:table-cell office:value-type="float" office:value="-0.0000557308096739787" calcext:value-type="float">
            <text:p>-5.57308096739787E-05</text:p>
          </table:table-cell>
          <table:table-cell office:value-type="string" calcext:value-type="string">
            <text:p>TYR</text:p>
          </table:table-cell>
          <table:table-cell office:value-type="float" office:value="406" calcext:value-type="float">
            <text:p>406</text:p>
          </table:table-cell>
          <table:table-cell office:value-type="float" office:value="-0.0000515247108307245" calcext:value-type="float">
            <text:p>-5.15247108307245E-05</text:p>
          </table:table-cell>
          <table:table-cell table:formula="of:=[.F407]-[.C407]" office:value-type="float" office:value="0.00000420609884325417" calcext:value-type="float">
            <text:p>4.20609884325417E-0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407" calcext:value-type="float">
            <text:p>407</text:p>
          </table:table-cell>
          <table:table-cell office:value-type="float" office:value="-0.0000467928496320499" calcext:value-type="float">
            <text:p>-4.67928496320499E-05</text:p>
          </table:table-cell>
          <table:table-cell office:value-type="string" calcext:value-type="string">
            <text:p>LYS</text:p>
          </table:table-cell>
          <table:table-cell office:value-type="float" office:value="407" calcext:value-type="float">
            <text:p>407</text:p>
          </table:table-cell>
          <table:table-cell office:value-type="float" office:value="-0.000164037854889705" calcext:value-type="float">
            <text:p>-0.000164037854889705</text:p>
          </table:table-cell>
          <table:table-cell table:formula="of:=[.F408]-[.C408]" office:value-type="float" office:value="-0.000117245005257655" calcext:value-type="float">
            <text:p>-0.00011724500525765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408" calcext:value-type="float">
            <text:p>408</text:p>
          </table:table-cell>
          <table:table-cell office:value-type="float" office:value="-0.0000273396424816282" calcext:value-type="float">
            <text:p>-2.73396424816282E-05</text:p>
          </table:table-cell>
          <table:table-cell office:value-type="string" calcext:value-type="string">
            <text:p>PHE</text:p>
          </table:table-cell>
          <table:table-cell office:value-type="float" office:value="408" calcext:value-type="float">
            <text:p>408</text:p>
          </table:table-cell>
          <table:table-cell office:value-type="float" office:value="-0.0000462670872765879" calcext:value-type="float">
            <text:p>-4.62670872765879E-05</text:p>
          </table:table-cell>
          <table:table-cell table:formula="of:=[.F409]-[.C409]" office:value-type="float" office:value="-0.0000189274447949597" calcext:value-type="float">
            <text:p>-1.89274447949597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09" calcext:value-type="float">
            <text:p>409</text:p>
          </table:table-cell>
          <table:table-cell office:value-type="float" office:value="-0.000047844374342872" calcext:value-type="float">
            <text:p>-4.7844374342872E-05</text:p>
          </table:table-cell>
          <table:table-cell office:value-type="string" calcext:value-type="string">
            <text:p>VAL</text:p>
          </table:table-cell>
          <table:table-cell office:value-type="float" office:value="409" calcext:value-type="float">
            <text:p>409</text:p>
          </table:table-cell>
          <table:table-cell office:value-type="float" office:value="-0.0000268138801261896" calcext:value-type="float">
            <text:p>-2.68138801261896E-05</text:p>
          </table:table-cell>
          <table:table-cell table:formula="of:=[.F410]-[.C410]" office:value-type="float" office:value="0.0000210304942166824" calcext:value-type="float">
            <text:p>2.10304942166824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10" calcext:value-type="float">
            <text:p>410</text:p>
          </table:table-cell>
          <table:table-cell office:value-type="float" office:value="-0.0000210304942169386" calcext:value-type="float">
            <text:p>-2.10304942169386E-05</text:p>
          </table:table-cell>
          <table:table-cell office:value-type="string" calcext:value-type="string">
            <text:p>ARG</text:p>
          </table:table-cell>
          <table:table-cell office:value-type="float" office:value="410" calcext:value-type="float">
            <text:p>410</text:p>
          </table:table-cell>
          <table:table-cell office:value-type="float" office:value="-0.0000672975814931128" calcext:value-type="float">
            <text:p>-6.72975814931128E-05</text:p>
          </table:table-cell>
          <table:table-cell table:formula="of:=[.F411]-[.C411]" office:value-type="float" office:value="-0.0000462670872761742" calcext:value-type="float">
            <text:p>-4.62670872761742E-0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411" calcext:value-type="float">
            <text:p>411</text:p>
          </table:table-cell>
          <table:table-cell office:value-type="float" office:value="-0.0000241850683490664" calcext:value-type="float">
            <text:p>-2.41850683490664E-05</text:p>
          </table:table-cell>
          <table:table-cell office:value-type="string" calcext:value-type="string">
            <text:p>ILE</text:p>
          </table:table-cell>
          <table:table-cell office:value-type="float" office:value="411" calcext:value-type="float">
            <text:p>411</text:p>
          </table:table-cell>
          <table:table-cell office:value-type="float" office:value="-0.0000357518401682369" calcext:value-type="float">
            <text:p>-3.57518401682369E-05</text:p>
          </table:table-cell>
          <table:table-cell table:formula="of:=[.F412]-[.C412]" office:value-type="float" office:value="-0.0000115667718191705" calcext:value-type="float">
            <text:p>-1.15667718191705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412" calcext:value-type="float">
            <text:p>412</text:p>
          </table:table-cell>
          <table:table-cell office:value-type="float" office:value="-0.0000220820189275241" calcext:value-type="float">
            <text:p>-2.20820189275241E-05</text:p>
          </table:table-cell>
          <table:table-cell office:value-type="string" calcext:value-type="string">
            <text:p>GLN</text:p>
          </table:table-cell>
          <table:table-cell office:value-type="float" office:value="412" calcext:value-type="float">
            <text:p>412</text:p>
          </table:table-cell>
          <table:table-cell office:value-type="float" office:value="-0.000016298633017625" calcext:value-type="float">
            <text:p>-1.6298633017625E-05</text:p>
          </table:table-cell>
          <table:table-cell table:formula="of:=[.F413]-[.C413]" office:value-type="float" office:value="0.00000578338590989908" calcext:value-type="float">
            <text:p>5.78338590989908E-06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413" calcext:value-type="float">
            <text:p>413</text:p>
          </table:table-cell>
          <table:table-cell office:value-type="float" office:value="-0.0000110410094636504" calcext:value-type="float">
            <text:p>-1.10410094636504E-05</text:p>
          </table:table-cell>
          <table:table-cell office:value-type="string" calcext:value-type="string">
            <text:p>PRO</text:p>
          </table:table-cell>
          <table:table-cell office:value-type="float" office:value="413" calcext:value-type="float">
            <text:p>413</text:p>
          </table:table-cell>
          <table:table-cell office:value-type="float" office:value="-0.0000120925341744932" calcext:value-type="float">
            <text:p>-1.20925341744932E-05</text:p>
          </table:table-cell>
          <table:table-cell table:formula="of:=[.F414]-[.C414]" office:value-type="float" office:value="-0.00000105152471084273" calcext:value-type="float">
            <text:p>-1.05152471084273E-0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414" calcext:value-type="float">
            <text:p>414</text:p>
          </table:table-cell>
          <table:table-cell office:value-type="float" office:value="-0.0000509989484753043" calcext:value-type="float">
            <text:p>-5.09989484753043E-05</text:p>
          </table:table-cell>
          <table:table-cell office:value-type="string" calcext:value-type="string">
            <text:p>GLY</text:p>
          </table:table-cell>
          <table:table-cell office:value-type="float" office:value="414" calcext:value-type="float">
            <text:p>414</text:p>
          </table:table-cell>
          <table:table-cell office:value-type="float" office:value="-0.00000841219768669043" calcext:value-type="float">
            <text:p>-8.41219768669043E-06</text:p>
          </table:table-cell>
          <table:table-cell table:formula="of:=[.F415]-[.C415]" office:value-type="float" office:value="0.0000425867507886138" calcext:value-type="float">
            <text:p>4.25867507886138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415" calcext:value-type="float">
            <text:p>415</text:p>
          </table:table-cell>
          <table:table-cell office:value-type="float" office:value="0.000130389064143006" calcext:value-type="float">
            <text:p>0.000130389064143006</text:p>
          </table:table-cell>
          <table:table-cell office:value-type="string" calcext:value-type="string">
            <text:p>GLN</text:p>
          </table:table-cell>
          <table:table-cell office:value-type="float" office:value="415" calcext:value-type="float">
            <text:p>415</text:p>
          </table:table-cell>
          <table:table-cell office:value-type="float" office:value="0.0000504731861199094" calcext:value-type="float">
            <text:p>5.04731861199094E-05</text:p>
          </table:table-cell>
          <table:table-cell table:formula="of:=[.F416]-[.C416]" office:value-type="float" office:value="-0.0000799158780230967" calcext:value-type="float">
            <text:p>-7.99158780230967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16" calcext:value-type="float">
            <text:p>416</text:p>
          </table:table-cell>
          <table:table-cell office:value-type="float" office:value="0.000713985278654013" calcext:value-type="float">
            <text:p>0.000713985278654013</text:p>
          </table:table-cell>
          <table:table-cell office:value-type="string" calcext:value-type="string">
            <text:p>THR</text:p>
          </table:table-cell>
          <table:table-cell office:value-type="float" office:value="416" calcext:value-type="float">
            <text:p>416</text:p>
          </table:table-cell>
          <table:table-cell office:value-type="float" office:value="0.000394321766561522" calcext:value-type="float">
            <text:p>0.000394321766561522</text:p>
          </table:table-cell>
          <table:table-cell table:formula="of:=[.F417]-[.C417]" office:value-type="float" office:value="-0.000319663512092491" calcext:value-type="float">
            <text:p>-0.00031966351209249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417" calcext:value-type="float">
            <text:p>417</text:p>
          </table:table-cell>
          <table:table-cell office:value-type="float" office:value="0.000194532071503695" calcext:value-type="float">
            <text:p>0.000194532071503695</text:p>
          </table:table-cell>
          <table:table-cell office:value-type="string" calcext:value-type="string">
            <text:p>PHE</text:p>
          </table:table-cell>
          <table:table-cell office:value-type="float" office:value="417" calcext:value-type="float">
            <text:p>417</text:p>
          </table:table-cell>
          <table:table-cell office:value-type="float" office:value="0.0000720294426918778" calcext:value-type="float">
            <text:p>7.20294426918778E-05</text:p>
          </table:table-cell>
          <table:table-cell table:formula="of:=[.F418]-[.C418]" office:value-type="float" office:value="-0.000122502628811817" calcext:value-type="float">
            <text:p>-0.000122502628811817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418" calcext:value-type="float">
            <text:p>418</text:p>
          </table:table-cell>
          <table:table-cell office:value-type="float" office:value="-0.000043112513144006" calcext:value-type="float">
            <text:p>-4.3112513144006E-05</text:p>
          </table:table-cell>
          <table:table-cell office:value-type="string" calcext:value-type="string">
            <text:p>SER</text:p>
          </table:table-cell>
          <table:table-cell office:value-type="float" office:value="418" calcext:value-type="float">
            <text:p>418</text:p>
          </table:table-cell>
          <table:table-cell office:value-type="float" office:value="0.0000220820189274398" calcext:value-type="float">
            <text:p>2.20820189274398E-05</text:p>
          </table:table-cell>
          <table:table-cell table:formula="of:=[.F419]-[.C419]" office:value-type="float" office:value="0.0000651945320714458" calcext:value-type="float">
            <text:p>6.51945320714458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19" calcext:value-type="float">
            <text:p>419</text:p>
          </table:table-cell>
          <table:table-cell office:value-type="float" office:value="0.0000462670872765207" calcext:value-type="float">
            <text:p>4.62670872765207E-05</text:p>
          </table:table-cell>
          <table:table-cell office:value-type="string" calcext:value-type="string">
            <text:p>VAL</text:p>
          </table:table-cell>
          <table:table-cell office:value-type="float" office:value="419" calcext:value-type="float">
            <text:p>419</text:p>
          </table:table-cell>
          <table:table-cell office:value-type="float" office:value="0.0000715036803364679" calcext:value-type="float">
            <text:p>7.15036803364679E-05</text:p>
          </table:table-cell>
          <table:table-cell table:formula="of:=[.F420]-[.C420]" office:value-type="float" office:value="0.0000252365930599472" calcext:value-type="float">
            <text:p>2.52365930599472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420" calcext:value-type="float">
            <text:p>420</text:p>
          </table:table-cell>
          <table:table-cell office:value-type="float" office:value="-0.0000162986330179411" calcext:value-type="float">
            <text:p>-1.62986330179411E-05</text:p>
          </table:table-cell>
          <table:table-cell office:value-type="string" calcext:value-type="string">
            <text:p>LEU</text:p>
          </table:table-cell>
          <table:table-cell office:value-type="float" office:value="420" calcext:value-type="float">
            <text:p>420</text:p>
          </table:table-cell>
          <table:table-cell office:value-type="float" office:value="-0.0000226077812827715" calcext:value-type="float">
            <text:p>-2.26077812827715E-05</text:p>
          </table:table-cell>
          <table:table-cell table:formula="of:=[.F421]-[.C421]" office:value-type="float" office:value="-0.00000630914826483037" calcext:value-type="float">
            <text:p>-6.30914826483037E-06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421" calcext:value-type="float">
            <text:p>421</text:p>
          </table:table-cell>
          <table:table-cell office:value-type="float" office:value="-0.0000583596214511012" calcext:value-type="float">
            <text:p>-5.83596214511012E-05</text:p>
          </table:table-cell>
          <table:table-cell office:value-type="string" calcext:value-type="string">
            <text:p>ALA</text:p>
          </table:table-cell>
          <table:table-cell office:value-type="float" office:value="421" calcext:value-type="float">
            <text:p>421</text:p>
          </table:table-cell>
          <table:table-cell office:value-type="float" office:value="-0.00000946372239746362" calcext:value-type="float">
            <text:p>-9.46372239746362E-06</text:p>
          </table:table-cell>
          <table:table-cell table:formula="of:=[.F422]-[.C422]" office:value-type="float" office:value="0.0000488958990536375" calcext:value-type="float">
            <text:p>4.88958990536375E-0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422" calcext:value-type="float">
            <text:p>422</text:p>
          </table:table-cell>
          <table:table-cell office:value-type="float" office:value="-0.0000573080967402637" calcext:value-type="float">
            <text:p>-5.73080967402637E-05</text:p>
          </table:table-cell>
          <table:table-cell office:value-type="string" calcext:value-type="string">
            <text:p>CYS</text:p>
          </table:table-cell>
          <table:table-cell office:value-type="float" office:value="422" calcext:value-type="float">
            <text:p>422</text:p>
          </table:table-cell>
          <table:table-cell office:value-type="float" office:value="-0.000023659305993701" calcext:value-type="float">
            <text:p>-2.3659305993701E-05</text:p>
          </table:table-cell>
          <table:table-cell table:formula="of:=[.F423]-[.C423]" office:value-type="float" office:value="0.0000336487907465627" calcext:value-type="float">
            <text:p>3.36487907465627E-05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423" calcext:value-type="float">
            <text:p>423</text:p>
          </table:table-cell>
          <table:table-cell office:value-type="float" office:value="-0.0000725552050473606" calcext:value-type="float">
            <text:p>-7.25552050473606E-05</text:p>
          </table:table-cell>
          <table:table-cell office:value-type="string" calcext:value-type="string">
            <text:p>TYR</text:p>
          </table:table-cell>
          <table:table-cell office:value-type="float" office:value="423" calcext:value-type="float">
            <text:p>423</text:p>
          </table:table-cell>
          <table:table-cell office:value-type="float" office:value="-0.0000199789695057882" calcext:value-type="float">
            <text:p>-1.99789695057882E-05</text:p>
          </table:table-cell>
          <table:table-cell table:formula="of:=[.F424]-[.C424]" office:value-type="float" office:value="0.0000525762355415724" calcext:value-type="float">
            <text:p>5.25762355415724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424" calcext:value-type="float">
            <text:p>424</text:p>
          </table:table-cell>
          <table:table-cell office:value-type="float" office:value="-0.0000294426919035199" calcext:value-type="float">
            <text:p>-2.94426919035199E-05</text:p>
          </table:table-cell>
          <table:table-cell office:value-type="string" calcext:value-type="string">
            <text:p>ASN</text:p>
          </table:table-cell>
          <table:table-cell office:value-type="float" office:value="424" calcext:value-type="float">
            <text:p>424</text:p>
          </table:table-cell>
          <table:table-cell office:value-type="float" office:value="-0.000019978969505565" calcext:value-type="float">
            <text:p>-1.9978969505565E-05</text:p>
          </table:table-cell>
          <table:table-cell table:formula="of:=[.F425]-[.C425]" office:value-type="float" office:value="0.00000946372239795488" calcext:value-type="float">
            <text:p>9.46372239795488E-0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425" calcext:value-type="float">
            <text:p>425</text:p>
          </table:table-cell>
          <table:table-cell office:value-type="float" office:value="0.00000052576235541781" calcext:value-type="float">
            <text:p>5.25762355417804E-07</text:p>
          </table:table-cell>
          <table:table-cell office:value-type="string" calcext:value-type="string">
            <text:p>GLY</text:p>
          </table:table-cell>
          <table:table-cell office:value-type="float" office:value="425" calcext:value-type="float">
            <text:p>425</text:p>
          </table:table-cell>
          <table:table-cell office:value-type="float" office:value="0.0000210304942166123" calcext:value-type="float">
            <text:p>2.10304942166123E-05</text:p>
          </table:table-cell>
          <table:table-cell table:formula="of:=[.F426]-[.C426]" office:value-type="float" office:value="0.0000205047318611945" calcext:value-type="float">
            <text:p>2.05047318611945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426" calcext:value-type="float">
            <text:p>426</text:p>
          </table:table-cell>
          <table:table-cell office:value-type="float" office:value="0.000069400630914811" calcext:value-type="float">
            <text:p>6.9400630914811E-05</text:p>
          </table:table-cell>
          <table:table-cell office:value-type="string" calcext:value-type="string">
            <text:p>SER</text:p>
          </table:table-cell>
          <table:table-cell office:value-type="float" office:value="426" calcext:value-type="float">
            <text:p>426</text:p>
          </table:table-cell>
          <table:table-cell office:value-type="float" office:value="0.00000630914826495271" calcext:value-type="float">
            <text:p>6.30914826495271E-06</text:p>
          </table:table-cell>
          <table:table-cell table:formula="of:=[.F427]-[.C427]" office:value-type="float" office:value="-0.0000630914826498583" calcext:value-type="float">
            <text:p>-6.30914826498583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427" calcext:value-type="float">
            <text:p>427</text:p>
          </table:table-cell>
          <table:table-cell office:value-type="float" office:value="-0.0000110410094636836" calcext:value-type="float">
            <text:p>-1.10410094636836E-05</text:p>
          </table:table-cell>
          <table:table-cell office:value-type="string" calcext:value-type="string">
            <text:p>PRO</text:p>
          </table:table-cell>
          <table:table-cell office:value-type="float" office:value="427" calcext:value-type="float">
            <text:p>427</text:p>
          </table:table-cell>
          <table:table-cell office:value-type="float" office:value="-0.0000494216614090068" calcext:value-type="float">
            <text:p>-4.94216614090068E-05</text:p>
          </table:table-cell>
          <table:table-cell table:formula="of:=[.F428]-[.C428]" office:value-type="float" office:value="-0.0000383806519453233" calcext:value-type="float">
            <text:p>-3.83806519453233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428" calcext:value-type="float">
            <text:p>428</text:p>
          </table:table-cell>
          <table:table-cell office:value-type="float" office:value="0.0000415352260778202" calcext:value-type="float">
            <text:p>4.15352260778202E-05</text:p>
          </table:table-cell>
          <table:table-cell office:value-type="string" calcext:value-type="string">
            <text:p>SER</text:p>
          </table:table-cell>
          <table:table-cell office:value-type="float" office:value="428" calcext:value-type="float">
            <text:p>428</text:p>
          </table:table-cell>
          <table:table-cell office:value-type="float" office:value="0.000060988433228167" calcext:value-type="float">
            <text:p>6.0988433228167E-05</text:p>
          </table:table-cell>
          <table:table-cell table:formula="of:=[.F429]-[.C429]" office:value-type="float" office:value="0.0000194532071503468" calcext:value-type="float">
            <text:p>1.94532071503468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429" calcext:value-type="float">
            <text:p>429</text:p>
          </table:table-cell>
          <table:table-cell office:value-type="float" office:value="0.000332281808622495" calcext:value-type="float">
            <text:p>0.000332281808622495</text:p>
          </table:table-cell>
          <table:table-cell office:value-type="string" calcext:value-type="string">
            <text:p>GLY</text:p>
          </table:table-cell>
          <table:table-cell office:value-type="float" office:value="429" calcext:value-type="float">
            <text:p>429</text:p>
          </table:table-cell>
          <table:table-cell office:value-type="float" office:value="0.000270241850683486" calcext:value-type="float">
            <text:p>0.000270241850683486</text:p>
          </table:table-cell>
          <table:table-cell table:formula="of:=[.F430]-[.C430]" office:value-type="float" office:value="-0.0000620399579390083" calcext:value-type="float">
            <text:p>-6.20399579390083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30" calcext:value-type="float">
            <text:p>430</text:p>
          </table:table-cell>
          <table:table-cell office:value-type="float" office:value="0.00066929547844368" calcext:value-type="float">
            <text:p>0.00066929547844368</text:p>
          </table:table-cell>
          <table:table-cell office:value-type="string" calcext:value-type="string">
            <text:p>VAL</text:p>
          </table:table-cell>
          <table:table-cell office:value-type="float" office:value="430" calcext:value-type="float">
            <text:p>430</text:p>
          </table:table-cell>
          <table:table-cell office:value-type="float" office:value="0.000525236593059861" calcext:value-type="float">
            <text:p>0.000525236593059861</text:p>
          </table:table-cell>
          <table:table-cell table:formula="of:=[.F431]-[.C431]" office:value-type="float" office:value="-0.00014405888538382" calcext:value-type="float">
            <text:p>-0.0001440588853838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431" calcext:value-type="float">
            <text:p>431</text:p>
          </table:table-cell>
          <table:table-cell office:value-type="float" office:value="-0.0000578338590957393" calcext:value-type="float">
            <text:p>-5.78338590957393E-05</text:p>
          </table:table-cell>
          <table:table-cell office:value-type="string" calcext:value-type="string">
            <text:p>TYR</text:p>
          </table:table-cell>
          <table:table-cell office:value-type="float" office:value="431" calcext:value-type="float">
            <text:p>431</text:p>
          </table:table-cell>
          <table:table-cell office:value-type="float" office:value="-0.000161409043112483" calcext:value-type="float">
            <text:p>-0.000161409043112483</text:p>
          </table:table-cell>
          <table:table-cell table:formula="of:=[.F432]-[.C432]" office:value-type="float" office:value="-0.000103575184016743" calcext:value-type="float">
            <text:p>-0.000103575184016743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432" calcext:value-type="float">
            <text:p>432</text:p>
          </table:table-cell>
          <table:table-cell office:value-type="float" office:value="0.000939011566771932" calcext:value-type="float">
            <text:p>0.000939011566771932</text:p>
          </table:table-cell>
          <table:table-cell office:value-type="string" calcext:value-type="string">
            <text:p>GLN</text:p>
          </table:table-cell>
          <table:table-cell office:value-type="float" office:value="432" calcext:value-type="float">
            <text:p>432</text:p>
          </table:table-cell>
          <table:table-cell office:value-type="float" office:value="0.000621451104100869" calcext:value-type="float">
            <text:p>0.000621451104100869</text:p>
          </table:table-cell>
          <table:table-cell table:formula="of:=[.F433]-[.C433]" office:value-type="float" office:value="-0.000317560462671063" calcext:value-type="float">
            <text:p>-0.000317560462671063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433" calcext:value-type="float">
            <text:p>433</text:p>
          </table:table-cell>
          <table:table-cell office:value-type="float" office:value="-0.000151419558359637" calcext:value-type="float">
            <text:p>-0.000151419558359637</text:p>
          </table:table-cell>
          <table:table-cell office:value-type="string" calcext:value-type="string">
            <text:p>CYS</text:p>
          </table:table-cell>
          <table:table-cell office:value-type="float" office:value="433" calcext:value-type="float">
            <text:p>433</text:p>
          </table:table-cell>
          <table:table-cell office:value-type="float" office:value="-0.000105678233438513" calcext:value-type="float">
            <text:p>-0.000105678233438513</text:p>
          </table:table-cell>
          <table:table-cell table:formula="of:=[.F434]-[.C434]" office:value-type="float" office:value="0.000045741324921124" calcext:value-type="float">
            <text:p>4.5741324921124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434" calcext:value-type="float">
            <text:p>434</text:p>
          </table:table-cell>
          <table:table-cell office:value-type="float" office:value="-0.0000641430073606837" calcext:value-type="float">
            <text:p>-6.41430073606837E-05</text:p>
          </table:table-cell>
          <table:table-cell office:value-type="string" calcext:value-type="string">
            <text:p>ALA</text:p>
          </table:table-cell>
          <table:table-cell office:value-type="float" office:value="434" calcext:value-type="float">
            <text:p>434</text:p>
          </table:table-cell>
          <table:table-cell office:value-type="float" office:value="-0.0000609884332281975" calcext:value-type="float">
            <text:p>-6.09884332281975E-05</text:p>
          </table:table-cell>
          <table:table-cell table:formula="of:=[.F435]-[.C435]" office:value-type="float" office:value="0.00000315457413248611" calcext:value-type="float">
            <text:p>3.15457413248611E-06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35" calcext:value-type="float">
            <text:p>435</text:p>
          </table:table-cell>
          <table:table-cell office:value-type="float" office:value="-0.0000509989484752861" calcext:value-type="float">
            <text:p>-5.09989484752861E-05</text:p>
          </table:table-cell>
          <table:table-cell office:value-type="string" calcext:value-type="string">
            <text:p>MET</text:p>
          </table:table-cell>
          <table:table-cell office:value-type="float" office:value="435" calcext:value-type="float">
            <text:p>435</text:p>
          </table:table-cell>
          <table:table-cell office:value-type="float" office:value="-0.0000389064143007347" calcext:value-type="float">
            <text:p>-3.89064143007347E-05</text:p>
          </table:table-cell>
          <table:table-cell table:formula="of:=[.F436]-[.C436]" office:value-type="float" office:value="0.0000120925341745514" calcext:value-type="float">
            <text:p>1.20925341745514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36" calcext:value-type="float">
            <text:p>436</text:p>
          </table:table-cell>
          <table:table-cell office:value-type="float" office:value="0.0000499474237643084" calcext:value-type="float">
            <text:p>4.99474237643084E-05</text:p>
          </table:table-cell>
          <table:table-cell office:value-type="string" calcext:value-type="string">
            <text:p>ARG</text:p>
          </table:table-cell>
          <table:table-cell office:value-type="float" office:value="436" calcext:value-type="float">
            <text:p>436</text:p>
          </table:table-cell>
          <table:table-cell office:value-type="float" office:value="-0.0000562565720294872" calcext:value-type="float">
            <text:p>-5.62565720294872E-05</text:p>
          </table:table-cell>
          <table:table-cell table:formula="of:=[.F437]-[.C437]" office:value-type="float" office:value="-0.000106203995793796" calcext:value-type="float">
            <text:p>-0.000106203995793796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437" calcext:value-type="float">
            <text:p>437</text:p>
          </table:table-cell>
          <table:table-cell office:value-type="float" office:value="-0.0000425867507886465" calcext:value-type="float">
            <text:p>-4.25867507886465E-05</text:p>
          </table:table-cell>
          <table:table-cell office:value-type="string" calcext:value-type="string">
            <text:p>PRO</text:p>
          </table:table-cell>
          <table:table-cell office:value-type="float" office:value="437" calcext:value-type="float">
            <text:p>437</text:p>
          </table:table-cell>
          <table:table-cell office:value-type="float" office:value="-0.0000320715036803453" calcext:value-type="float">
            <text:p>-3.20715036803453E-05</text:p>
          </table:table-cell>
          <table:table-cell table:formula="of:=[.F438]-[.C438]" office:value-type="float" office:value="0.0000105152471083012" calcext:value-type="float">
            <text:p>1.05152471083012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438" calcext:value-type="float">
            <text:p>438</text:p>
          </table:table-cell>
          <table:table-cell office:value-type="float" office:value="-0.0000110410094636855" calcext:value-type="float">
            <text:p>-1.10410094636855E-05</text:p>
          </table:table-cell>
          <table:table-cell office:value-type="string" calcext:value-type="string">
            <text:p>ASN</text:p>
          </table:table-cell>
          <table:table-cell office:value-type="float" office:value="438" calcext:value-type="float">
            <text:p>438</text:p>
          </table:table-cell>
          <table:table-cell office:value-type="float" office:value="0.0000162986330179164" calcext:value-type="float">
            <text:p>1.62986330179164E-05</text:p>
          </table:table-cell>
          <table:table-cell table:formula="of:=[.F439]-[.C439]" office:value-type="float" office:value="0.0000273396424816018" calcext:value-type="float">
            <text:p>2.73396424816018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439" calcext:value-type="float">
            <text:p>439</text:p>
          </table:table-cell>
          <table:table-cell office:value-type="float" office:value="-0.0000189274447949172" calcext:value-type="float">
            <text:p>-1.89274447949172E-05</text:p>
          </table:table-cell>
          <table:table-cell office:value-type="string" calcext:value-type="string">
            <text:p>PHE</text:p>
          </table:table-cell>
          <table:table-cell office:value-type="float" office:value="439" calcext:value-type="float">
            <text:p>439</text:p>
          </table:table-cell>
          <table:table-cell office:value-type="float" office:value="-0.0000205047318612135" calcext:value-type="float">
            <text:p>-2.05047318612135E-05</text:p>
          </table:table-cell>
          <table:table-cell table:formula="of:=[.F440]-[.C440]" office:value-type="float" office:value="-0.00000157728706629632" calcext:value-type="float">
            <text:p>-1.57728706629632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40" calcext:value-type="float">
            <text:p>440</text:p>
          </table:table-cell>
          <table:table-cell office:value-type="float" office:value="0.00000052576235530953" calcext:value-type="float">
            <text:p>5.25762355309525E-07</text:p>
          </table:table-cell>
          <table:table-cell office:value-type="string" calcext:value-type="string">
            <text:p>THR</text:p>
          </table:table-cell>
          <table:table-cell office:value-type="float" office:value="440" calcext:value-type="float">
            <text:p>440</text:p>
          </table:table-cell>
          <table:table-cell office:value-type="float" office:value="-0.00000262881177701086" calcext:value-type="float">
            <text:p>-2.62881177701086E-06</text:p>
          </table:table-cell>
          <table:table-cell table:formula="of:=[.F441]-[.C441]" office:value-type="float" office:value="-0.00000315457413232039" calcext:value-type="float">
            <text:p>-3.15457413232039E-06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441" calcext:value-type="float">
            <text:p>441</text:p>
          </table:table-cell>
          <table:table-cell office:value-type="float" office:value="0.00000315457413251768" calcext:value-type="float">
            <text:p>3.15457413251768E-06</text:p>
          </table:table-cell>
          <table:table-cell office:value-type="string" calcext:value-type="string">
            <text:p>ILE</text:p>
          </table:table-cell>
          <table:table-cell office:value-type="float" office:value="441" calcext:value-type="float">
            <text:p>441</text:p>
          </table:table-cell>
          <table:table-cell office:value-type="float" office:value="-0.00000420609884331162" calcext:value-type="float">
            <text:p>-4.20609884331162E-06</text:p>
          </table:table-cell>
          <table:table-cell table:formula="of:=[.F442]-[.C442]" office:value-type="float" office:value="-0.0000073606729758293" calcext:value-type="float">
            <text:p>-7.3606729758293E-0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442" calcext:value-type="float">
            <text:p>442</text:p>
          </table:table-cell>
          <table:table-cell office:value-type="float" office:value="-0.0000820189274449754" calcext:value-type="float">
            <text:p>-8.20189274449754E-05</text:p>
          </table:table-cell>
          <table:table-cell office:value-type="string" calcext:value-type="string">
            <text:p>LYS</text:p>
          </table:table-cell>
          <table:table-cell office:value-type="float" office:value="442" calcext:value-type="float">
            <text:p>442</text:p>
          </table:table-cell>
          <table:table-cell office:value-type="float" office:value="-0.000103049421661287" calcext:value-type="float">
            <text:p>-0.000103049421661287</text:p>
          </table:table-cell>
          <table:table-cell table:formula="of:=[.F443]-[.C443]" office:value-type="float" office:value="-0.0000210304942163121" calcext:value-type="float">
            <text:p>-2.10304942163121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443" calcext:value-type="float">
            <text:p>443</text:p>
          </table:table-cell>
          <table:table-cell office:value-type="float" office:value="0.0000483701366982291" calcext:value-type="float">
            <text:p>4.83701366982291E-05</text:p>
          </table:table-cell>
          <table:table-cell office:value-type="string" calcext:value-type="string">
            <text:p>GLY</text:p>
          </table:table-cell>
          <table:table-cell office:value-type="float" office:value="443" calcext:value-type="float">
            <text:p>443</text:p>
          </table:table-cell>
          <table:table-cell office:value-type="float" office:value="-0.00000262881177707157" calcext:value-type="float">
            <text:p>-2.62881177707157E-06</text:p>
          </table:table-cell>
          <table:table-cell table:formula="of:=[.F444]-[.C444]" office:value-type="float" office:value="-0.0000509989484753007" calcext:value-type="float">
            <text:p>-5.09989484753007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444" calcext:value-type="float">
            <text:p>444</text:p>
          </table:table-cell>
          <table:table-cell office:value-type="float" office:value="-0.0000389064143007416" calcext:value-type="float">
            <text:p>-3.89064143007416E-05</text:p>
          </table:table-cell>
          <table:table-cell office:value-type="string" calcext:value-type="string">
            <text:p>SER</text:p>
          </table:table-cell>
          <table:table-cell office:value-type="float" office:value="444" calcext:value-type="float">
            <text:p>444</text:p>
          </table:table-cell>
          <table:table-cell office:value-type="float" office:value="-0.0000241850683491079" calcext:value-type="float">
            <text:p>-2.41850683491079E-05</text:p>
          </table:table-cell>
          <table:table-cell table:formula="of:=[.F445]-[.C445]" office:value-type="float" office:value="0.0000147213459516337" calcext:value-type="float">
            <text:p>1.47213459516337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445" calcext:value-type="float">
            <text:p>445</text:p>
          </table:table-cell>
          <table:table-cell office:value-type="float" office:value="-0.0000594111461619199" calcext:value-type="float">
            <text:p>-5.94111461619199E-05</text:p>
          </table:table-cell>
          <table:table-cell office:value-type="string" calcext:value-type="string">
            <text:p>PHE</text:p>
          </table:table-cell>
          <table:table-cell office:value-type="float" office:value="445" calcext:value-type="float">
            <text:p>445</text:p>
          </table:table-cell>
          <table:table-cell office:value-type="float" office:value="-0.0000599369085173581" calcext:value-type="float">
            <text:p>-5.99369085173581E-05</text:p>
          </table:table-cell>
          <table:table-cell table:formula="of:=[.F446]-[.C446]" office:value-type="float" office:value="-0.00000052576235543824" calcext:value-type="float">
            <text:p>-5.25762355438237E-07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446" calcext:value-type="float">
            <text:p>446</text:p>
          </table:table-cell>
          <table:table-cell office:value-type="float" office:value="-0.0000283911671924004" calcext:value-type="float">
            <text:p>-2.83911671924004E-05</text:p>
          </table:table-cell>
          <table:table-cell office:value-type="string" calcext:value-type="string">
            <text:p>LEU</text:p>
          </table:table-cell>
          <table:table-cell office:value-type="float" office:value="446" calcext:value-type="float">
            <text:p>446</text:p>
          </table:table-cell>
          <table:table-cell office:value-type="float" office:value="-0.00000262881177715095" calcext:value-type="float">
            <text:p>-2.62881177715095E-06</text:p>
          </table:table-cell>
          <table:table-cell table:formula="of:=[.F447]-[.C447]" office:value-type="float" office:value="0.0000257623554152495" calcext:value-type="float">
            <text:p>2.57623554152495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447" calcext:value-type="float">
            <text:p>447</text:p>
          </table:table-cell>
          <table:table-cell office:value-type="float" office:value="0.00000998948475298422" calcext:value-type="float">
            <text:p>9.98948475298422E-06</text:p>
          </table:table-cell>
          <table:table-cell office:value-type="string" calcext:value-type="string">
            <text:p>ASN</text:p>
          </table:table-cell>
          <table:table-cell office:value-type="float" office:value="447" calcext:value-type="float">
            <text:p>447</text:p>
          </table:table-cell>
          <table:table-cell office:value-type="float" office:value="-0.0000220820189274905" calcext:value-type="float">
            <text:p>-2.20820189274905E-05</text:p>
          </table:table-cell>
          <table:table-cell table:formula="of:=[.F448]-[.C448]" office:value-type="float" office:value="-0.0000320715036804747" calcext:value-type="float">
            <text:p>-3.20715036804747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448" calcext:value-type="float">
            <text:p>448</text:p>
          </table:table-cell>
          <table:table-cell office:value-type="float" office:value="-0.00000893796004204985" calcext:value-type="float">
            <text:p>-8.93796004204985E-06</text:p>
          </table:table-cell>
          <table:table-cell office:value-type="string" calcext:value-type="string">
            <text:p>GLY</text:p>
          </table:table-cell>
          <table:table-cell office:value-type="float" office:value="448" calcext:value-type="float">
            <text:p>448</text:p>
          </table:table-cell>
          <table:table-cell office:value-type="float" office:value="-0.0000236593059936802" calcext:value-type="float">
            <text:p>-2.36593059936802E-05</text:p>
          </table:table-cell>
          <table:table-cell table:formula="of:=[.F449]-[.C449]" office:value-type="float" office:value="-0.0000147213459516303" calcext:value-type="float">
            <text:p>-1.47213459516303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449" calcext:value-type="float">
            <text:p>449</text:p>
          </table:table-cell>
          <table:table-cell office:value-type="float" office:value="0.0000162986330178355" calcext:value-type="float">
            <text:p>1.62986330178355E-05</text:p>
          </table:table-cell>
          <table:table-cell office:value-type="string" calcext:value-type="string">
            <text:p>SER</text:p>
          </table:table-cell>
          <table:table-cell office:value-type="float" office:value="449" calcext:value-type="float">
            <text:p>449</text:p>
          </table:table-cell>
          <table:table-cell office:value-type="float" office:value="-0.0000136698212407475" calcext:value-type="float">
            <text:p>-1.36698212407475E-05</text:p>
          </table:table-cell>
          <table:table-cell table:formula="of:=[.F450]-[.C450]" office:value-type="float" office:value="-0.0000299684542585829" calcext:value-type="float">
            <text:p>-2.99684542585829E-0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450" calcext:value-type="float">
            <text:p>450</text:p>
          </table:table-cell>
          <table:table-cell office:value-type="float" office:value="-0.00000368033648792206" calcext:value-type="float">
            <text:p>-3.68033648792206E-06</text:p>
          </table:table-cell>
          <table:table-cell office:value-type="string" calcext:value-type="string">
            <text:p>CYS</text:p>
          </table:table-cell>
          <table:table-cell office:value-type="float" office:value="450" calcext:value-type="float">
            <text:p>450</text:p>
          </table:table-cell>
          <table:table-cell office:value-type="float" office:value="-0.00000788643533120472" calcext:value-type="float">
            <text:p>-7.88643533120472E-06</text:p>
          </table:table-cell>
          <table:table-cell table:formula="of:=[.F451]-[.C451]" office:value-type="float" office:value="-0.00000420609884328266" calcext:value-type="float">
            <text:p>-4.20609884328266E-0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451" calcext:value-type="float">
            <text:p>451</text:p>
          </table:table-cell>
          <table:table-cell office:value-type="float" office:value="-0.00000630914826497519" calcext:value-type="float">
            <text:p>-6.30914826497519E-06</text:p>
          </table:table-cell>
          <table:table-cell office:value-type="string" calcext:value-type="string">
            <text:p>GLY</text:p>
          </table:table-cell>
          <table:table-cell office:value-type="float" office:value="451" calcext:value-type="float">
            <text:p>451</text:p>
          </table:table-cell>
          <table:table-cell office:value-type="float" office:value="0.00000368033648791173" calcext:value-type="float">
            <text:p>3.68033648791173E-06</text:p>
          </table:table-cell>
          <table:table-cell table:formula="of:=[.F452]-[.C452]" office:value-type="float" office:value="0.00000998948475288691" calcext:value-type="float">
            <text:p>9.98948475288691E-0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452" calcext:value-type="float">
            <text:p>452</text:p>
          </table:table-cell>
          <table:table-cell office:value-type="float" office:value="0.0000115667718191223" calcext:value-type="float">
            <text:p>1.15667718191223E-05</text:p>
          </table:table-cell>
          <table:table-cell office:value-type="string" calcext:value-type="string">
            <text:p>SER</text:p>
          </table:table-cell>
          <table:table-cell office:value-type="float" office:value="452" calcext:value-type="float">
            <text:p>452</text:p>
          </table:table-cell>
          <table:table-cell office:value-type="float" office:value="-0.00000473186119876993" calcext:value-type="float">
            <text:p>-4.73186119876993E-06</text:p>
          </table:table-cell>
          <table:table-cell table:formula="of:=[.F453]-[.C453]" office:value-type="float" office:value="-0.0000162986330178923" calcext:value-type="float">
            <text:p>-1.62986330178923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53" calcext:value-type="float">
            <text:p>453</text:p>
          </table:table-cell>
          <table:table-cell office:value-type="float" office:value="0.0000694006309147838" calcext:value-type="float">
            <text:p>6.94006309147838E-05</text:p>
          </table:table-cell>
          <table:table-cell office:value-type="string" calcext:value-type="string">
            <text:p>VAL</text:p>
          </table:table-cell>
          <table:table-cell office:value-type="float" office:value="453" calcext:value-type="float">
            <text:p>453</text:p>
          </table:table-cell>
          <table:table-cell office:value-type="float" office:value="0.0000573080967402253" calcext:value-type="float">
            <text:p>5.73080967402253E-05</text:p>
          </table:table-cell>
          <table:table-cell table:formula="of:=[.F454]-[.C454]" office:value-type="float" office:value="-0.0000120925341745585" calcext:value-type="float">
            <text:p>-1.20925341745585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454" calcext:value-type="float">
            <text:p>454</text:p>
          </table:table-cell>
          <table:table-cell office:value-type="float" office:value="0.000141955835962134" calcext:value-type="float">
            <text:p>0.000141955835962134</text:p>
          </table:table-cell>
          <table:table-cell office:value-type="string" calcext:value-type="string">
            <text:p>GLY</text:p>
          </table:table-cell>
          <table:table-cell office:value-type="float" office:value="454" calcext:value-type="float">
            <text:p>454</text:p>
          </table:table-cell>
          <table:table-cell office:value-type="float" office:value="0.0000830704521556308" calcext:value-type="float">
            <text:p>8.30704521556308E-05</text:p>
          </table:table-cell>
          <table:table-cell table:formula="of:=[.F455]-[.C455]" office:value-type="float" office:value="-0.0000588853838065037" calcext:value-type="float">
            <text:p>-5.88853838065037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455" calcext:value-type="float">
            <text:p>455</text:p>
          </table:table-cell>
          <table:table-cell office:value-type="float" office:value="-0.00030073606729759" calcext:value-type="float">
            <text:p>-0.00030073606729759</text:p>
          </table:table-cell>
          <table:table-cell office:value-type="string" calcext:value-type="string">
            <text:p>PHE</text:p>
          </table:table-cell>
          <table:table-cell office:value-type="float" office:value="455" calcext:value-type="float">
            <text:p>455</text:p>
          </table:table-cell>
          <table:table-cell office:value-type="float" office:value="-0.000213459516298634" calcext:value-type="float">
            <text:p>-0.000213459516298634</text:p>
          </table:table-cell>
          <table:table-cell table:formula="of:=[.F456]-[.C456]" office:value-type="float" office:value="0.0000872765509989563" calcext:value-type="float">
            <text:p>8.72765509989563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456" calcext:value-type="float">
            <text:p>456</text:p>
          </table:table-cell>
          <table:table-cell office:value-type="float" office:value="0.000620399579390418" calcext:value-type="float">
            <text:p>0.000620399579390418</text:p>
          </table:table-cell>
          <table:table-cell office:value-type="string" calcext:value-type="string">
            <text:p>ASN</text:p>
          </table:table-cell>
          <table:table-cell office:value-type="float" office:value="456" calcext:value-type="float">
            <text:p>456</text:p>
          </table:table-cell>
          <table:table-cell office:value-type="float" office:value="0.000283385909568805" calcext:value-type="float">
            <text:p>0.000283385909568805</text:p>
          </table:table-cell>
          <table:table-cell table:formula="of:=[.F457]-[.C457]" office:value-type="float" office:value="-0.000337013669821613" calcext:value-type="float">
            <text:p>-0.000337013669821613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457" calcext:value-type="float">
            <text:p>457</text:p>
          </table:table-cell>
          <table:table-cell office:value-type="float" office:value="0.000366456361724472" calcext:value-type="float">
            <text:p>0.000366456361724472</text:p>
          </table:table-cell>
          <table:table-cell office:value-type="string" calcext:value-type="string">
            <text:p>ILE</text:p>
          </table:table-cell>
          <table:table-cell office:value-type="float" office:value="457" calcext:value-type="float">
            <text:p>457</text:p>
          </table:table-cell>
          <table:table-cell office:value-type="float" office:value="0.000159831756046271" calcext:value-type="float">
            <text:p>0.000159831756046271</text:p>
          </table:table-cell>
          <table:table-cell table:formula="of:=[.F458]-[.C458]" office:value-type="float" office:value="-0.000206624605678201" calcext:value-type="float">
            <text:p>-0.000206624605678201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458" calcext:value-type="float">
            <text:p>458</text:p>
          </table:table-cell>
          <table:table-cell office:value-type="float" office:value="0.000664037854889791" calcext:value-type="float">
            <text:p>0.000664037854889791</text:p>
          </table:table-cell>
          <table:table-cell office:value-type="string" calcext:value-type="string">
            <text:p>ASP</text:p>
          </table:table-cell>
          <table:table-cell office:value-type="float" office:value="458" calcext:value-type="float">
            <text:p>458</text:p>
          </table:table-cell>
          <table:table-cell office:value-type="float" office:value="0.000292849631966072" calcext:value-type="float">
            <text:p>0.000292849631966072</text:p>
          </table:table-cell>
          <table:table-cell table:formula="of:=[.F459]-[.C459]" office:value-type="float" office:value="-0.000371188222923718" calcext:value-type="float">
            <text:p>-0.000371188222923718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459" calcext:value-type="float">
            <text:p>459</text:p>
          </table:table-cell>
          <table:table-cell office:value-type="float" office:value="0.00256940063091472" calcext:value-type="float">
            <text:p>0.00256940063091472</text:p>
          </table:table-cell>
          <table:table-cell office:value-type="string" calcext:value-type="string">
            <text:p>TYR</text:p>
          </table:table-cell>
          <table:table-cell office:value-type="float" office:value="459" calcext:value-type="float">
            <text:p>459</text:p>
          </table:table-cell>
          <table:table-cell office:value-type="float" office:value="0.00144900105152468" calcext:value-type="float">
            <text:p>0.00144900105152468</text:p>
          </table:table-cell>
          <table:table-cell table:formula="of:=[.F460]-[.C460]" office:value-type="float" office:value="-0.00112039957939004" calcext:value-type="float">
            <text:p>-0.00112039957939004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460" calcext:value-type="float">
            <text:p>460</text:p>
          </table:table-cell>
          <table:table-cell office:value-type="float" office:value="0.00075236593059945" calcext:value-type="float">
            <text:p>0.00075236593059945</text:p>
          </table:table-cell>
          <table:table-cell office:value-type="string" calcext:value-type="string">
            <text:p>ASP</text:p>
          </table:table-cell>
          <table:table-cell office:value-type="float" office:value="460" calcext:value-type="float">
            <text:p>460</text:p>
          </table:table-cell>
          <table:table-cell office:value-type="float" office:value="0.000652471083070426" calcext:value-type="float">
            <text:p>0.000652471083070426</text:p>
          </table:table-cell>
          <table:table-cell table:formula="of:=[.F461]-[.C461]" office:value-type="float" office:value="-0.0000998948475290241" calcext:value-type="float">
            <text:p>-9.98948475290241E-0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461" calcext:value-type="float">
            <text:p>461</text:p>
          </table:table-cell>
          <table:table-cell office:value-type="float" office:value="0.0000862250262881472" calcext:value-type="float">
            <text:p>8.62250262881472E-05</text:p>
          </table:table-cell>
          <table:table-cell office:value-type="string" calcext:value-type="string">
            <text:p>CYS</text:p>
          </table:table-cell>
          <table:table-cell office:value-type="float" office:value="461" calcext:value-type="float">
            <text:p>461</text:p>
          </table:table-cell>
          <table:table-cell office:value-type="float" office:value="0.0000247108307044958" calcext:value-type="float">
            <text:p>2.47108307044958E-05</text:p>
          </table:table-cell>
          <table:table-cell table:formula="of:=[.F462]-[.C462]" office:value-type="float" office:value="-0.0000615141955836514" calcext:value-type="float">
            <text:p>-6.15141955836514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62" calcext:value-type="float">
            <text:p>462</text:p>
          </table:table-cell>
          <table:table-cell office:value-type="float" office:value="0.000037329127234523" calcext:value-type="float">
            <text:p>3.7329127234523E-05</text:p>
          </table:table-cell>
          <table:table-cell office:value-type="string" calcext:value-type="string">
            <text:p>VAL</text:p>
          </table:table-cell>
          <table:table-cell office:value-type="float" office:value="462" calcext:value-type="float">
            <text:p>462</text:p>
          </table:table-cell>
          <table:table-cell office:value-type="float" office:value="0.0000152471083069821" calcext:value-type="float">
            <text:p>1.52471083069821E-05</text:p>
          </table:table-cell>
          <table:table-cell table:formula="of:=[.F463]-[.C463]" office:value-type="float" office:value="-0.0000220820189275409" calcext:value-type="float">
            <text:p>-2.20820189275409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463" calcext:value-type="float">
            <text:p>463</text:p>
          </table:table-cell>
          <table:table-cell office:value-type="float" office:value="-0.0000715036803364866" calcext:value-type="float">
            <text:p>-7.15036803364866E-05</text:p>
          </table:table-cell>
          <table:table-cell office:value-type="string" calcext:value-type="string">
            <text:p>SER</text:p>
          </table:table-cell>
          <table:table-cell office:value-type="float" office:value="463" calcext:value-type="float">
            <text:p>463</text:p>
          </table:table-cell>
          <table:table-cell office:value-type="float" office:value="-0.0000399579390115681" calcext:value-type="float">
            <text:p>-3.99579390115681E-05</text:p>
          </table:table-cell>
          <table:table-cell table:formula="of:=[.F464]-[.C464]" office:value-type="float" office:value="0.0000315457413249185" calcext:value-type="float">
            <text:p>3.15457413249185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464" calcext:value-type="float">
            <text:p>464</text:p>
          </table:table-cell>
          <table:table-cell office:value-type="float" office:value="-0.000088853838065186" calcext:value-type="float">
            <text:p>-8.8853838065186E-05</text:p>
          </table:table-cell>
          <table:table-cell office:value-type="string" calcext:value-type="string">
            <text:p>PHE</text:p>
          </table:table-cell>
          <table:table-cell office:value-type="float" office:value="464" calcext:value-type="float">
            <text:p>464</text:p>
          </table:table-cell>
          <table:table-cell office:value-type="float" office:value="-0.0000783385909568685" calcext:value-type="float">
            <text:p>-7.83385909568685E-05</text:p>
          </table:table-cell>
          <table:table-cell table:formula="of:=[.F465]-[.C465]" office:value-type="float" office:value="0.0000105152471083176" calcext:value-type="float">
            <text:p>1.05152471083176E-0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465" calcext:value-type="float">
            <text:p>465</text:p>
          </table:table-cell>
          <table:table-cell office:value-type="float" office:value="-0.0000730809674027353" calcext:value-type="float">
            <text:p>-7.30809674027353E-05</text:p>
          </table:table-cell>
          <table:table-cell office:value-type="string" calcext:value-type="string">
            <text:p>CYS</text:p>
          </table:table-cell>
          <table:table-cell office:value-type="float" office:value="465" calcext:value-type="float">
            <text:p>465</text:p>
          </table:table-cell>
          <table:table-cell office:value-type="float" office:value="-0.0000283911671924543" calcext:value-type="float">
            <text:p>-2.83911671924543E-05</text:p>
          </table:table-cell>
          <table:table-cell table:formula="of:=[.F466]-[.C466]" office:value-type="float" office:value="0.0000446898002102809" calcext:value-type="float">
            <text:p>4.46898002102809E-05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466" calcext:value-type="float">
            <text:p>466</text:p>
          </table:table-cell>
          <table:table-cell office:value-type="float" office:value="-0.0000389064143007923" calcext:value-type="float">
            <text:p>-3.89064143007923E-05</text:p>
          </table:table-cell>
          <table:table-cell office:value-type="string" calcext:value-type="string">
            <text:p>TYR</text:p>
          </table:table-cell>
          <table:table-cell office:value-type="float" office:value="466" calcext:value-type="float">
            <text:p>466</text:p>
          </table:table-cell>
          <table:table-cell office:value-type="float" office:value="-0.0000210304942167089" calcext:value-type="float">
            <text:p>-2.10304942167089E-05</text:p>
          </table:table-cell>
          <table:table-cell table:formula="of:=[.F467]-[.C467]" office:value-type="float" office:value="0.0000178759200840834" calcext:value-type="float">
            <text:p>1.78759200840834E-0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67" calcext:value-type="float">
            <text:p>467</text:p>
          </table:table-cell>
          <table:table-cell office:value-type="float" office:value="-0.0000273396424816056" calcext:value-type="float">
            <text:p>-2.73396424816056E-05</text:p>
          </table:table-cell>
          <table:table-cell office:value-type="string" calcext:value-type="string">
            <text:p>MET</text:p>
          </table:table-cell>
          <table:table-cell office:value-type="float" office:value="467" calcext:value-type="float">
            <text:p>467</text:p>
          </table:table-cell>
          <table:table-cell office:value-type="float" office:value="-0.00000630914826498931" calcext:value-type="float">
            <text:p>-6.30914826498931E-06</text:p>
          </table:table-cell>
          <table:table-cell table:formula="of:=[.F468]-[.C468]" office:value-type="float" office:value="0.0000210304942166163" calcext:value-type="float">
            <text:p>2.10304942166163E-05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468" calcext:value-type="float">
            <text:p>468</text:p>
          </table:table-cell>
          <table:table-cell office:value-type="float" office:value="-0.0000252365930599297" calcext:value-type="float">
            <text:p>-2.52365930599297E-05</text:p>
          </table:table-cell>
          <table:table-cell office:value-type="string" calcext:value-type="string">
            <text:p>HID</text:p>
          </table:table-cell>
          <table:table-cell office:value-type="float" office:value="468" calcext:value-type="float">
            <text:p>468</text:p>
          </table:table-cell>
          <table:table-cell office:value-type="float" office:value="-0.000021030494216625" calcext:value-type="float">
            <text:p>-2.1030494216625E-05</text:p>
          </table:table-cell>
          <table:table-cell table:formula="of:=[.F469]-[.C469]" office:value-type="float" office:value="0.00000420609884330467" calcext:value-type="float">
            <text:p>4.20609884330467E-06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469" calcext:value-type="float">
            <text:p>469</text:p>
          </table:table-cell>
          <table:table-cell office:value-type="float" office:value="-0.0000094637223974732" calcext:value-type="float">
            <text:p>-9.4637223974732E-06</text:p>
          </table:table-cell>
          <table:table-cell office:value-type="string" calcext:value-type="string">
            <text:p>HIE</text:p>
          </table:table-cell>
          <table:table-cell office:value-type="float" office:value="469" calcext:value-type="float">
            <text:p>469</text:p>
          </table:table-cell>
          <table:table-cell office:value-type="float" office:value="-0.0000252365930599709" calcext:value-type="float">
            <text:p>-2.52365930599709E-05</text:p>
          </table:table-cell>
          <table:table-cell table:formula="of:=[.F470]-[.C470]" office:value-type="float" office:value="-0.0000157728706624977" calcext:value-type="float">
            <text:p>-1.57728706624977E-0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70" calcext:value-type="float">
            <text:p>470</text:p>
          </table:table-cell>
          <table:table-cell office:value-type="float" office:value="-0.0000215562565720409" calcext:value-type="float">
            <text:p>-2.15562565720409E-05</text:p>
          </table:table-cell>
          <table:table-cell office:value-type="string" calcext:value-type="string">
            <text:p>MET</text:p>
          </table:table-cell>
          <table:table-cell office:value-type="float" office:value="470" calcext:value-type="float">
            <text:p>470</text:p>
          </table:table-cell>
          <table:table-cell office:value-type="float" office:value="-0.00000368033648792866" calcext:value-type="float">
            <text:p>-3.68033648792866E-06</text:p>
          </table:table-cell>
          <table:table-cell table:formula="of:=[.F471]-[.C471]" office:value-type="float" office:value="0.0000178759200841122" calcext:value-type="float">
            <text:p>1.78759200841122E-0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471" calcext:value-type="float">
            <text:p>471</text:p>
          </table:table-cell>
          <table:table-cell office:value-type="float" office:value="0.0000099894847528983" calcext:value-type="float">
            <text:p>9.9894847528983E-06</text:p>
          </table:table-cell>
          <table:table-cell office:value-type="string" calcext:value-type="string">
            <text:p>GLU</text:p>
          </table:table-cell>
          <table:table-cell office:value-type="float" office:value="471" calcext:value-type="float">
            <text:p>471</text:p>
          </table:table-cell>
          <table:table-cell office:value-type="float" office:value="0.0000294426919034302" calcext:value-type="float">
            <text:p>2.94426919034302E-05</text:p>
          </table:table-cell>
          <table:table-cell table:formula="of:=[.F472]-[.C472]" office:value-type="float" office:value="0.0000194532071505319" calcext:value-type="float">
            <text:p>1.94532071505319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472" calcext:value-type="float">
            <text:p>472</text:p>
          </table:table-cell>
          <table:table-cell office:value-type="float" office:value="-0.0000126182965300587" calcext:value-type="float">
            <text:p>-1.26182965300587E-05</text:p>
          </table:table-cell>
          <table:table-cell office:value-type="string" calcext:value-type="string">
            <text:p>LEU</text:p>
          </table:table-cell>
          <table:table-cell office:value-type="float" office:value="472" calcext:value-type="float">
            <text:p>472</text:p>
          </table:table-cell>
          <table:table-cell office:value-type="float" office:value="-0.0000115667718191803" calcext:value-type="float">
            <text:p>-1.15667718191803E-05</text:p>
          </table:table-cell>
          <table:table-cell table:formula="of:=[.F473]-[.C473]" office:value-type="float" office:value="0.00000105152471087845" calcext:value-type="float">
            <text:p>1.05152471087845E-06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473" calcext:value-type="float">
            <text:p>473</text:p>
          </table:table-cell>
          <table:table-cell office:value-type="float" office:value="-0.0000136698212408532" calcext:value-type="float">
            <text:p>-1.36698212408532E-05</text:p>
          </table:table-cell>
          <table:table-cell office:value-type="string" calcext:value-type="string">
            <text:p>PRO</text:p>
          </table:table-cell>
          <table:table-cell office:value-type="float" office:value="473" calcext:value-type="float">
            <text:p>473</text:p>
          </table:table-cell>
          <table:table-cell office:value-type="float" office:value="-0.000026288117770661" calcext:value-type="float">
            <text:p>-2.6288117770661E-05</text:p>
          </table:table-cell>
          <table:table-cell table:formula="of:=[.F474]-[.C474]" office:value-type="float" office:value="-0.0000126182965298078" calcext:value-type="float">
            <text:p>-1.26182965298078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74" calcext:value-type="float">
            <text:p>474</text:p>
          </table:table-cell>
          <table:table-cell office:value-type="float" office:value="-0.0000299684542587696" calcext:value-type="float">
            <text:p>-2.99684542587696E-05</text:p>
          </table:table-cell>
          <table:table-cell office:value-type="string" calcext:value-type="string">
            <text:p>THR</text:p>
          </table:table-cell>
          <table:table-cell office:value-type="float" office:value="474" calcext:value-type="float">
            <text:p>474</text:p>
          </table:table-cell>
          <table:table-cell office:value-type="float" office:value="0.0000026288117771192" calcext:value-type="float">
            <text:p>2.6288117771192E-06</text:p>
          </table:table-cell>
          <table:table-cell table:formula="of:=[.F475]-[.C475]" office:value-type="float" office:value="0.0000325972660358888" calcext:value-type="float">
            <text:p>3.25972660358888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475" calcext:value-type="float">
            <text:p>475</text:p>
          </table:table-cell>
          <table:table-cell office:value-type="float" office:value="0.00000525762355414775" calcext:value-type="float">
            <text:p>5.25762355414775E-06</text:p>
          </table:table-cell>
          <table:table-cell office:value-type="string" calcext:value-type="string">
            <text:p>GLY</text:p>
          </table:table-cell>
          <table:table-cell office:value-type="float" office:value="475" calcext:value-type="float">
            <text:p>475</text:p>
          </table:table-cell>
          <table:table-cell office:value-type="float" office:value="-0.00000683491062041109" calcext:value-type="float">
            <text:p>-6.83491062041109E-06</text:p>
          </table:table-cell>
          <table:table-cell table:formula="of:=[.F476]-[.C476]" office:value-type="float" office:value="-0.0000120925341745588" calcext:value-type="float">
            <text:p>-1.20925341745588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76" calcext:value-type="float">
            <text:p>476</text:p>
          </table:table-cell>
          <table:table-cell office:value-type="float" office:value="-0.0000120925341745669" calcext:value-type="float">
            <text:p>-1.20925341745669E-05</text:p>
          </table:table-cell>
          <table:table-cell office:value-type="string" calcext:value-type="string">
            <text:p>VAL</text:p>
          </table:table-cell>
          <table:table-cell office:value-type="float" office:value="476" calcext:value-type="float">
            <text:p>476</text:p>
          </table:table-cell>
          <table:table-cell office:value-type="float" office:value="-0.0000199789695057978" calcext:value-type="float">
            <text:p>-1.99789695057978E-05</text:p>
          </table:table-cell>
          <table:table-cell table:formula="of:=[.F477]-[.C477]" office:value-type="float" office:value="-0.00000788643533123082" calcext:value-type="float">
            <text:p>-7.88643533123082E-06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477" calcext:value-type="float">
            <text:p>477</text:p>
          </table:table-cell>
          <table:table-cell office:value-type="float" office:value="-0.0000152471083070386" calcext:value-type="float">
            <text:p>-1.52471083070386E-05</text:p>
          </table:table-cell>
          <table:table-cell office:value-type="string" calcext:value-type="string">
            <text:p>HIE</text:p>
          </table:table-cell>
          <table:table-cell office:value-type="float" office:value="477" calcext:value-type="float">
            <text:p>477</text:p>
          </table:table-cell>
          <table:table-cell office:value-type="float" office:value="-0.0000352260778128074" calcext:value-type="float">
            <text:p>-3.52260778128074E-05</text:p>
          </table:table-cell>
          <table:table-cell table:formula="of:=[.F478]-[.C478]" office:value-type="float" office:value="-0.0000199789695057688" calcext:value-type="float">
            <text:p>-1.99789695057688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478" calcext:value-type="float">
            <text:p>478</text:p>
          </table:table-cell>
          <table:table-cell office:value-type="float" office:value="-0.0000231335436382784" calcext:value-type="float">
            <text:p>-2.31335436382784E-05</text:p>
          </table:table-cell>
          <table:table-cell office:value-type="string" calcext:value-type="string">
            <text:p>ALA</text:p>
          </table:table-cell>
          <table:table-cell office:value-type="float" office:value="478" calcext:value-type="float">
            <text:p>478</text:p>
          </table:table-cell>
          <table:table-cell office:value-type="float" office:value="0.00000368033648791345" calcext:value-type="float">
            <text:p>3.68033648791345E-06</text:p>
          </table:table-cell>
          <table:table-cell table:formula="of:=[.F479]-[.C479]" office:value-type="float" office:value="0.0000268138801261918" calcext:value-type="float">
            <text:p>2.68138801261918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479" calcext:value-type="float">
            <text:p>479</text:p>
          </table:table-cell>
          <table:table-cell office:value-type="float" office:value="-0.00000052576235539959" calcext:value-type="float">
            <text:p>-5.25762355399593E-07</text:p>
          </table:table-cell>
          <table:table-cell office:value-type="string" calcext:value-type="string">
            <text:p>GLY</text:p>
          </table:table-cell>
          <table:table-cell office:value-type="float" office:value="479" calcext:value-type="float">
            <text:p>479</text:p>
          </table:table-cell>
          <table:table-cell office:value-type="float" office:value="0.00000841219768665434" calcext:value-type="float">
            <text:p>8.41219768665434E-06</text:p>
          </table:table-cell>
          <table:table-cell table:formula="of:=[.F480]-[.C480]" office:value-type="float" office:value="0.00000893796004205393" calcext:value-type="float">
            <text:p>8.93796004205393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80" calcext:value-type="float">
            <text:p>480</text:p>
          </table:table-cell>
          <table:table-cell office:value-type="float" office:value="-0.0000015772870661658" calcext:value-type="float">
            <text:p>-1.5772870661658E-06</text:p>
          </table:table-cell>
          <table:table-cell office:value-type="string" calcext:value-type="string">
            <text:p>THR</text:p>
          </table:table-cell>
          <table:table-cell office:value-type="float" office:value="480" calcext:value-type="float">
            <text:p>480</text:p>
          </table:table-cell>
          <table:table-cell office:value-type="float" office:value="0.00000525762355409271" calcext:value-type="float">
            <text:p>5.25762355409271E-06</text:p>
          </table:table-cell>
          <table:table-cell table:formula="of:=[.F481]-[.C481]" office:value-type="float" office:value="0.0000068349106202585" calcext:value-type="float">
            <text:p>6.8349106202585E-06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481" calcext:value-type="float">
            <text:p>481</text:p>
          </table:table-cell>
          <table:table-cell office:value-type="float" office:value="0.00000683491062053682" calcext:value-type="float">
            <text:p>6.83491062053682E-06</text:p>
          </table:table-cell>
          <table:table-cell office:value-type="string" calcext:value-type="string">
            <text:p>ASP</text:p>
          </table:table-cell>
          <table:table-cell office:value-type="float" office:value="481" calcext:value-type="float">
            <text:p>481</text:p>
          </table:table-cell>
          <table:table-cell office:value-type="float" office:value="-0.00000052576235536183" calcext:value-type="float">
            <text:p>-5.25762355361826E-07</text:p>
          </table:table-cell>
          <table:table-cell table:formula="of:=[.F482]-[.C482]" office:value-type="float" office:value="-0.00000736067297589864" calcext:value-type="float">
            <text:p>-7.36067297589864E-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482" calcext:value-type="float">
            <text:p>482</text:p>
          </table:table-cell>
          <table:table-cell office:value-type="float" office:value="-0.0000368033648791327" calcext:value-type="float">
            <text:p>-3.68033648791327E-05</text:p>
          </table:table-cell>
          <table:table-cell office:value-type="string" calcext:value-type="string">
            <text:p>LEU</text:p>
          </table:table-cell>
          <table:table-cell office:value-type="float" office:value="482" calcext:value-type="float">
            <text:p>482</text:p>
          </table:table-cell>
          <table:table-cell office:value-type="float" office:value="-0.000022607781282888" calcext:value-type="float">
            <text:p>-2.2607781282888E-05</text:p>
          </table:table-cell>
          <table:table-cell table:formula="of:=[.F483]-[.C483]" office:value-type="float" office:value="0.0000141955835962447" calcext:value-type="float">
            <text:p>1.41955835962447E-0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483" calcext:value-type="float">
            <text:p>483</text:p>
          </table:table-cell>
          <table:table-cell office:value-type="float" office:value="-0.0000110410094636556" calcext:value-type="float">
            <text:p>-1.10410094636556E-05</text:p>
          </table:table-cell>
          <table:table-cell office:value-type="string" calcext:value-type="string">
            <text:p>GLU</text:p>
          </table:table-cell>
          <table:table-cell office:value-type="float" office:value="483" calcext:value-type="float">
            <text:p>483</text:p>
          </table:table-cell>
          <table:table-cell office:value-type="float" office:value="0.0000236593059934713" calcext:value-type="float">
            <text:p>2.36593059934713E-05</text:p>
          </table:table-cell>
          <table:table-cell table:formula="of:=[.F484]-[.C484]" office:value-type="float" office:value="0.0000347003154571269" calcext:value-type="float">
            <text:p>3.47003154571269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484" calcext:value-type="float">
            <text:p>484</text:p>
          </table:table-cell>
          <table:table-cell office:value-type="float" office:value="-0.0000226077812828423" calcext:value-type="float">
            <text:p>-2.26077812828423E-05</text:p>
          </table:table-cell>
          <table:table-cell office:value-type="string" calcext:value-type="string">
            <text:p>GLY</text:p>
          </table:table-cell>
          <table:table-cell office:value-type="float" office:value="484" calcext:value-type="float">
            <text:p>484</text:p>
          </table:table-cell>
          <table:table-cell office:value-type="float" office:value="-0.0000115667718191419" calcext:value-type="float">
            <text:p>-1.15667718191419E-05</text:p>
          </table:table-cell>
          <table:table-cell table:formula="of:=[.F485]-[.C485]" office:value-type="float" office:value="0.0000110410094637003" calcext:value-type="float">
            <text:p>1.10410094637003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485" calcext:value-type="float">
            <text:p>485</text:p>
          </table:table-cell>
          <table:table-cell office:value-type="float" office:value="0.00000683491062072361" calcext:value-type="float">
            <text:p>6.83491062072361E-06</text:p>
          </table:table-cell>
          <table:table-cell office:value-type="string" calcext:value-type="string">
            <text:p>ASN</text:p>
          </table:table-cell>
          <table:table-cell office:value-type="float" office:value="485" calcext:value-type="float">
            <text:p>485</text:p>
          </table:table-cell>
          <table:table-cell office:value-type="float" office:value="-0.0000057833859095666" calcext:value-type="float">
            <text:p>-5.7833859095666E-06</text:p>
          </table:table-cell>
          <table:table-cell table:formula="of:=[.F486]-[.C486]" office:value-type="float" office:value="-0.0000126182965302902" calcext:value-type="float">
            <text:p>-1.26182965302902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486" calcext:value-type="float">
            <text:p>486</text:p>
          </table:table-cell>
          <table:table-cell office:value-type="float" office:value="0.0000110410094636867" calcext:value-type="float">
            <text:p>1.10410094636867E-05</text:p>
          </table:table-cell>
          <table:table-cell office:value-type="string" calcext:value-type="string">
            <text:p>PHE</text:p>
          </table:table-cell>
          <table:table-cell office:value-type="float" office:value="486" calcext:value-type="float">
            <text:p>486</text:p>
          </table:table-cell>
          <table:table-cell office:value-type="float" office:value="-0.0000110410094636779" calcext:value-type="float">
            <text:p>-1.10410094636779E-05</text:p>
          </table:table-cell>
          <table:table-cell table:formula="of:=[.F487]-[.C487]" office:value-type="float" office:value="-0.0000220820189273646" calcext:value-type="float">
            <text:p>-2.20820189273646E-05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487" calcext:value-type="float">
            <text:p>487</text:p>
          </table:table-cell>
          <table:table-cell office:value-type="float" office:value="-0.0000262881177708406" calcext:value-type="float">
            <text:p>-2.62881177708406E-05</text:p>
          </table:table-cell>
          <table:table-cell office:value-type="string" calcext:value-type="string">
            <text:p>TYR</text:p>
          </table:table-cell>
          <table:table-cell office:value-type="float" office:value="487" calcext:value-type="float">
            <text:p>487</text:p>
          </table:table-cell>
          <table:table-cell office:value-type="float" office:value="-0.0000126182965299292" calcext:value-type="float">
            <text:p>-1.26182965299292E-05</text:p>
          </table:table-cell>
          <table:table-cell table:formula="of:=[.F488]-[.C488]" office:value-type="float" office:value="0.0000136698212409114" calcext:value-type="float">
            <text:p>1.36698212409114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488" calcext:value-type="float">
            <text:p>488</text:p>
          </table:table-cell>
          <table:table-cell office:value-type="float" office:value="-0.0000226077812828397" calcext:value-type="float">
            <text:p>-2.26077812828397E-05</text:p>
          </table:table-cell>
          <table:table-cell office:value-type="string" calcext:value-type="string">
            <text:p>GLY</text:p>
          </table:table-cell>
          <table:table-cell office:value-type="float" office:value="488" calcext:value-type="float">
            <text:p>488</text:p>
          </table:table-cell>
          <table:table-cell office:value-type="float" office:value="0.0000110410094637107" calcext:value-type="float">
            <text:p>1.10410094637107E-05</text:p>
          </table:table-cell>
          <table:table-cell table:formula="of:=[.F489]-[.C489]" office:value-type="float" office:value="0.0000336487907465503" calcext:value-type="float">
            <text:p>3.36487907465503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489" calcext:value-type="float">
            <text:p>489</text:p>
          </table:table-cell>
          <table:table-cell office:value-type="float" office:value="0.00000105152471086561" calcext:value-type="float">
            <text:p>1.05152471086561E-06</text:p>
          </table:table-cell>
          <table:table-cell office:value-type="string" calcext:value-type="string">
            <text:p>PRO</text:p>
          </table:table-cell>
          <table:table-cell office:value-type="float" office:value="489" calcext:value-type="float">
            <text:p>489</text:p>
          </table:table-cell>
          <table:table-cell office:value-type="float" office:value="-0.0000136698212407449" calcext:value-type="float">
            <text:p>-1.36698212407449E-05</text:p>
          </table:table-cell>
          <table:table-cell table:formula="of:=[.F490]-[.C490]" office:value-type="float" office:value="-0.0000147213459516105" calcext:value-type="float">
            <text:p>-1.47213459516105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490" calcext:value-type="float">
            <text:p>490</text:p>
          </table:table-cell>
          <table:table-cell office:value-type="float" office:value="0.0000152471083071059" calcext:value-type="float">
            <text:p>1.52471083071059E-05</text:p>
          </table:table-cell>
          <table:table-cell office:value-type="string" calcext:value-type="string">
            <text:p>PHE</text:p>
          </table:table-cell>
          <table:table-cell office:value-type="float" office:value="490" calcext:value-type="float">
            <text:p>490</text:p>
          </table:table-cell>
          <table:table-cell office:value-type="float" office:value="-0.00000841219768661062" calcext:value-type="float">
            <text:p>-8.41219768661062E-06</text:p>
          </table:table-cell>
          <table:table-cell table:formula="of:=[.F491]-[.C491]" office:value-type="float" office:value="-0.0000236593059937165" calcext:value-type="float">
            <text:p>-2.36593059937165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91" calcext:value-type="float">
            <text:p>491</text:p>
          </table:table-cell>
          <table:table-cell office:value-type="float" office:value="0.00000893796004212515" calcext:value-type="float">
            <text:p>8.93796004212515E-06</text:p>
          </table:table-cell>
          <table:table-cell office:value-type="string" calcext:value-type="string">
            <text:p>VAL</text:p>
          </table:table-cell>
          <table:table-cell office:value-type="float" office:value="491" calcext:value-type="float">
            <text:p>491</text:p>
          </table:table-cell>
          <table:table-cell office:value-type="float" office:value="-0.0000168243953733219" calcext:value-type="float">
            <text:p>-1.68243953733219E-05</text:p>
          </table:table-cell>
          <table:table-cell table:formula="of:=[.F492]-[.C492]" office:value-type="float" office:value="-0.000025762355415447" calcext:value-type="float">
            <text:p>-2.5762355415447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492" calcext:value-type="float">
            <text:p>492</text:p>
          </table:table-cell>
          <table:table-cell office:value-type="float" office:value="-0.00000998948475281611" calcext:value-type="float">
            <text:p>-9.98948475281611E-06</text:p>
          </table:table-cell>
          <table:table-cell office:value-type="string" calcext:value-type="string">
            <text:p>ASP</text:p>
          </table:table-cell>
          <table:table-cell office:value-type="float" office:value="492" calcext:value-type="float">
            <text:p>492</text:p>
          </table:table-cell>
          <table:table-cell office:value-type="float" office:value="0.000019453207150502" calcext:value-type="float">
            <text:p>1.9453207150502E-05</text:p>
          </table:table-cell>
          <table:table-cell table:formula="of:=[.F493]-[.C493]" office:value-type="float" office:value="0.0000294426919033181" calcext:value-type="float">
            <text:p>2.94426919033181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93" calcext:value-type="float">
            <text:p>493</text:p>
          </table:table-cell>
          <table:table-cell office:value-type="float" office:value="-0.0000173501577291929" calcext:value-type="float">
            <text:p>-1.73501577291929E-05</text:p>
          </table:table-cell>
          <table:table-cell office:value-type="string" calcext:value-type="string">
            <text:p>ARG</text:p>
          </table:table-cell>
          <table:table-cell office:value-type="float" office:value="493" calcext:value-type="float">
            <text:p>493</text:p>
          </table:table-cell>
          <table:table-cell office:value-type="float" office:value="0.000014195583596895" calcext:value-type="float">
            <text:p>1.4195583596895E-05</text:p>
          </table:table-cell>
          <table:table-cell table:formula="of:=[.F494]-[.C494]" office:value-type="float" office:value="0.0000315457413260879" calcext:value-type="float">
            <text:p>3.15457413260879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494" calcext:value-type="float">
            <text:p>494</text:p>
          </table:table-cell>
          <table:table-cell office:value-type="float" office:value="-0.0000173501577286363" calcext:value-type="float">
            <text:p>-1.73501577286363E-05</text:p>
          </table:table-cell>
          <table:table-cell office:value-type="string" calcext:value-type="string">
            <text:p>GLN</text:p>
          </table:table-cell>
          <table:table-cell office:value-type="float" office:value="494" calcext:value-type="float">
            <text:p>494</text:p>
          </table:table-cell>
          <table:table-cell office:value-type="float" office:value="-0.0000015772870662237" calcext:value-type="float">
            <text:p>-1.5772870662237E-06</text:p>
          </table:table-cell>
          <table:table-cell table:formula="of:=[.F495]-[.C495]" office:value-type="float" office:value="0.0000157728706624126" calcext:value-type="float">
            <text:p>1.57728706624126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95" calcext:value-type="float">
            <text:p>495</text:p>
          </table:table-cell>
          <table:table-cell office:value-type="float" office:value="0.00000262881177708558" calcext:value-type="float">
            <text:p>2.62881177708558E-06</text:p>
          </table:table-cell>
          <table:table-cell office:value-type="string" calcext:value-type="string">
            <text:p>THR</text:p>
          </table:table-cell>
          <table:table-cell office:value-type="float" office:value="495" calcext:value-type="float">
            <text:p>495</text:p>
          </table:table-cell>
          <table:table-cell office:value-type="float" office:value="-0.00000683491062040233" calcext:value-type="float">
            <text:p>-6.83491062040233E-06</text:p>
          </table:table-cell>
          <table:table-cell table:formula="of:=[.F496]-[.C496]" office:value-type="float" office:value="-0.00000946372239748791" calcext:value-type="float">
            <text:p>-9.46372239748791E-06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496" calcext:value-type="float">
            <text:p>496</text:p>
          </table:table-cell>
          <table:table-cell office:value-type="float" office:value="-0.0000168243953732908" calcext:value-type="float">
            <text:p>-1.68243953732908E-05</text:p>
          </table:table-cell>
          <table:table-cell office:value-type="string" calcext:value-type="string">
            <text:p>ALA</text:p>
          </table:table-cell>
          <table:table-cell office:value-type="float" office:value="496" calcext:value-type="float">
            <text:p>496</text:p>
          </table:table-cell>
          <table:table-cell office:value-type="float" office:value="0.0000147213459516264" calcext:value-type="float">
            <text:p>1.47213459516264E-05</text:p>
          </table:table-cell>
          <table:table-cell table:formula="of:=[.F497]-[.C497]" office:value-type="float" office:value="0.0000315457413249172" calcext:value-type="float">
            <text:p>3.15457413249172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497" calcext:value-type="float">
            <text:p>497</text:p>
          </table:table-cell>
          <table:table-cell office:value-type="float" office:value="-0.0000141955835962225" calcext:value-type="float">
            <text:p>-1.41955835962225E-05</text:p>
          </table:table-cell>
          <table:table-cell office:value-type="string" calcext:value-type="string">
            <text:p>GLN</text:p>
          </table:table-cell>
          <table:table-cell office:value-type="float" office:value="497" calcext:value-type="float">
            <text:p>497</text:p>
          </table:table-cell>
          <table:table-cell office:value-type="float" office:value="-0.0000152471083070732" calcext:value-type="float">
            <text:p>-1.52471083070732E-05</text:p>
          </table:table-cell>
          <table:table-cell table:formula="of:=[.F498]-[.C498]" office:value-type="float" office:value="-0.00000105152471085067" calcext:value-type="float">
            <text:p>-1.05152471085067E-06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498" calcext:value-type="float">
            <text:p>498</text:p>
          </table:table-cell>
          <table:table-cell office:value-type="float" office:value="-0.0000220820189274592" calcext:value-type="float">
            <text:p>-2.20820189274592E-05</text:p>
          </table:table-cell>
          <table:table-cell office:value-type="string" calcext:value-type="string">
            <text:p>ALA</text:p>
          </table:table-cell>
          <table:table-cell office:value-type="float" office:value="498" calcext:value-type="float">
            <text:p>498</text:p>
          </table:table-cell>
          <table:table-cell office:value-type="float" office:value="0.0000126182965299657" calcext:value-type="float">
            <text:p>1.26182965299657E-05</text:p>
          </table:table-cell>
          <table:table-cell table:formula="of:=[.F499]-[.C499]" office:value-type="float" office:value="0.0000347003154574248" calcext:value-type="float">
            <text:p>3.47003154574248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499" calcext:value-type="float">
            <text:p>499</text:p>
          </table:table-cell>
          <table:table-cell office:value-type="float" office:value="-0.00000841219768663374" calcext:value-type="float">
            <text:p>-8.41219768663374E-06</text:p>
          </table:table-cell>
          <table:table-cell office:value-type="string" calcext:value-type="string">
            <text:p>ALA</text:p>
          </table:table-cell>
          <table:table-cell office:value-type="float" office:value="499" calcext:value-type="float">
            <text:p>499</text:p>
          </table:table-cell>
          <table:table-cell office:value-type="float" office:value="0.00000630914826499007" calcext:value-type="float">
            <text:p>6.30914826499007E-06</text:p>
          </table:table-cell>
          <table:table-cell table:formula="of:=[.F500]-[.C500]" office:value-type="float" office:value="0.0000147213459516238" calcext:value-type="float">
            <text:p>1.47213459516238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73186119872504" calcext:value-type="float">
            <text:p>4.73186119872504E-06</text:p>
          </table:table-cell>
          <table:table-cell office:value-type="string" calcext:value-type="string">
            <text:p>GLY</text:p>
          </table:table-cell>
          <table:table-cell office:value-type="float" office:value="500" calcext:value-type="float">
            <text:p>500</text:p>
          </table:table-cell>
          <table:table-cell office:value-type="float" office:value="0.0000126182965299472" calcext:value-type="float">
            <text:p>1.26182965299472E-05</text:p>
          </table:table-cell>
          <table:table-cell table:formula="of:=[.F501]-[.C501]" office:value-type="float" office:value="0.00000788643533122218" calcext:value-type="float">
            <text:p>7.88643533122218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01" calcext:value-type="float">
            <text:p>501</text:p>
          </table:table-cell>
          <table:table-cell office:value-type="float" office:value="0.00000420609884325138" calcext:value-type="float">
            <text:p>4.20609884325138E-06</text:p>
          </table:table-cell>
          <table:table-cell office:value-type="string" calcext:value-type="string">
            <text:p>THR</text:p>
          </table:table-cell>
          <table:table-cell office:value-type="float" office:value="501" calcext:value-type="float">
            <text:p>501</text:p>
          </table:table-cell>
          <table:table-cell office:value-type="float" office:value="0.0000268138801261373" calcext:value-type="float">
            <text:p>2.68138801261373E-05</text:p>
          </table:table-cell>
          <table:table-cell table:formula="of:=[.F502]-[.C502]" office:value-type="float" office:value="0.0000226077812828859" calcext:value-type="float">
            <text:p>2.26077812828859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02" calcext:value-type="float">
            <text:p>502</text:p>
          </table:table-cell>
          <table:table-cell office:value-type="float" office:value="0.0000105152471080621" calcext:value-type="float">
            <text:p>1.05152471080621E-05</text:p>
          </table:table-cell>
          <table:table-cell office:value-type="string" calcext:value-type="string">
            <text:p>ASP</text:p>
          </table:table-cell>
          <table:table-cell office:value-type="float" office:value="502" calcext:value-type="float">
            <text:p>502</text:p>
          </table:table-cell>
          <table:table-cell office:value-type="float" office:value="0.0000157728706623566" calcext:value-type="float">
            <text:p>1.57728706623566E-05</text:p>
          </table:table-cell>
          <table:table-cell table:formula="of:=[.F503]-[.C503]" office:value-type="float" office:value="0.00000525762355429444" calcext:value-type="float">
            <text:p>5.25762355429444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03" calcext:value-type="float">
            <text:p>503</text:p>
          </table:table-cell>
          <table:table-cell office:value-type="float" office:value="-0.0000199789695057798" calcext:value-type="float">
            <text:p>-1.99789695057798E-05</text:p>
          </table:table-cell>
          <table:table-cell office:value-type="string" calcext:value-type="string">
            <text:p>THR</text:p>
          </table:table-cell>
          <table:table-cell office:value-type="float" office:value="503" calcext:value-type="float">
            <text:p>503</text:p>
          </table:table-cell>
          <table:table-cell office:value-type="float" office:value="-0.0000220820189273933" calcext:value-type="float">
            <text:p>-2.20820189273933E-05</text:p>
          </table:table-cell>
          <table:table-cell table:formula="of:=[.F504]-[.C504]" office:value-type="float" office:value="-0.00000210304942161355" calcext:value-type="float">
            <text:p>-2.10304942161355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04" calcext:value-type="float">
            <text:p>504</text:p>
          </table:table-cell>
          <table:table-cell office:value-type="float" office:value="0.0000410094637224579" calcext:value-type="float">
            <text:p>4.10094637224579E-05</text:p>
          </table:table-cell>
          <table:table-cell office:value-type="string" calcext:value-type="string">
            <text:p>THR</text:p>
          </table:table-cell>
          <table:table-cell office:value-type="float" office:value="504" calcext:value-type="float">
            <text:p>504</text:p>
          </table:table-cell>
          <table:table-cell office:value-type="float" office:value="0.00000893796004209993" calcext:value-type="float">
            <text:p>8.93796004209993E-06</text:p>
          </table:table-cell>
          <table:table-cell table:formula="of:=[.F505]-[.C505]" office:value-type="float" office:value="-0.0000320715036803579" calcext:value-type="float">
            <text:p>-3.20715036803579E-0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505" calcext:value-type="float">
            <text:p>505</text:p>
          </table:table-cell>
          <table:table-cell office:value-type="float" office:value="-0.0000573080967402783" calcext:value-type="float">
            <text:p>-5.73080967402783E-05</text:p>
          </table:table-cell>
          <table:table-cell office:value-type="string" calcext:value-type="string">
            <text:p>ILE</text:p>
          </table:table-cell>
          <table:table-cell office:value-type="float" office:value="505" calcext:value-type="float">
            <text:p>505</text:p>
          </table:table-cell>
          <table:table-cell office:value-type="float" office:value="-0.0000189274447949546" calcext:value-type="float">
            <text:p>-1.89274447949546E-05</text:p>
          </table:table-cell>
          <table:table-cell table:formula="of:=[.F506]-[.C506]" office:value-type="float" office:value="0.0000383806519453238" calcext:value-type="float">
            <text:p>3.83806519453238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06" calcext:value-type="float">
            <text:p>506</text:p>
          </table:table-cell>
          <table:table-cell office:value-type="float" office:value="0.0000136698212407412" calcext:value-type="float">
            <text:p>1.36698212407412E-05</text:p>
          </table:table-cell>
          <table:table-cell office:value-type="string" calcext:value-type="string">
            <text:p>THR</text:p>
          </table:table-cell>
          <table:table-cell office:value-type="float" office:value="506" calcext:value-type="float">
            <text:p>506</text:p>
          </table:table-cell>
          <table:table-cell office:value-type="float" office:value="0.0000126182965299951" calcext:value-type="float">
            <text:p>1.26182965299951E-05</text:p>
          </table:table-cell>
          <table:table-cell table:formula="of:=[.F507]-[.C507]" office:value-type="float" office:value="-0.00000105152471074607" calcext:value-type="float">
            <text:p>-1.05152471074607E-0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507" calcext:value-type="float">
            <text:p>507</text:p>
          </table:table-cell>
          <table:table-cell office:value-type="float" office:value="0.0000126182965300327" calcext:value-type="float">
            <text:p>1.26182965300327E-05</text:p>
          </table:table-cell>
          <table:table-cell office:value-type="string" calcext:value-type="string">
            <text:p>VAL</text:p>
          </table:table-cell>
          <table:table-cell office:value-type="float" office:value="507" calcext:value-type="float">
            <text:p>507</text:p>
          </table:table-cell>
          <table:table-cell office:value-type="float" office:value="-0.00000420609884334582" calcext:value-type="float">
            <text:p>-4.20609884334582E-06</text:p>
          </table:table-cell>
          <table:table-cell table:formula="of:=[.F508]-[.C508]" office:value-type="float" office:value="-0.0000168243953733785" calcext:value-type="float">
            <text:p>-1.68243953733785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508" calcext:value-type="float">
            <text:p>508</text:p>
          </table:table-cell>
          <table:table-cell office:value-type="float" office:value="0.000125131440588794" calcext:value-type="float">
            <text:p>0.000125131440588794</text:p>
          </table:table-cell>
          <table:table-cell office:value-type="string" calcext:value-type="string">
            <text:p>ASN</text:p>
          </table:table-cell>
          <table:table-cell office:value-type="float" office:value="508" calcext:value-type="float">
            <text:p>508</text:p>
          </table:table-cell>
          <table:table-cell office:value-type="float" office:value="0.0000504731861198085" calcext:value-type="float">
            <text:p>5.04731861198085E-05</text:p>
          </table:table-cell>
          <table:table-cell table:formula="of:=[.F509]-[.C509]" office:value-type="float" office:value="-0.0000746582544689853" calcext:value-type="float">
            <text:p>-7.46582544689853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509" calcext:value-type="float">
            <text:p>509</text:p>
          </table:table-cell>
          <table:table-cell office:value-type="float" office:value="-0.000135120925341745" calcext:value-type="float">
            <text:p>-0.000135120925341745</text:p>
          </table:table-cell>
          <table:table-cell office:value-type="string" calcext:value-type="string">
            <text:p>VAL</text:p>
          </table:table-cell>
          <table:table-cell office:value-type="float" office:value="509" calcext:value-type="float">
            <text:p>509</text:p>
          </table:table-cell>
          <table:table-cell office:value-type="float" office:value="-0.0000536277602523703" calcext:value-type="float">
            <text:p>-5.36277602523703E-05</text:p>
          </table:table-cell>
          <table:table-cell table:formula="of:=[.F510]-[.C510]" office:value-type="float" office:value="0.0000814931650893747" calcext:value-type="float">
            <text:p>8.14931650893747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10" calcext:value-type="float">
            <text:p>510</text:p>
          </table:table-cell>
          <table:table-cell office:value-type="float" office:value="-0.000252891692954684" calcext:value-type="float">
            <text:p>-0.000252891692954684</text:p>
          </table:table-cell>
          <table:table-cell office:value-type="string" calcext:value-type="string">
            <text:p>LEU</text:p>
          </table:table-cell>
          <table:table-cell office:value-type="float" office:value="510" calcext:value-type="float">
            <text:p>510</text:p>
          </table:table-cell>
          <table:table-cell office:value-type="float" office:value="-0.000149316508937999" calcext:value-type="float">
            <text:p>-0.000149316508937999</text:p>
          </table:table-cell>
          <table:table-cell table:formula="of:=[.F511]-[.C511]" office:value-type="float" office:value="0.000103575184016684" calcext:value-type="float">
            <text:p>0.000103575184016684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511" calcext:value-type="float">
            <text:p>511</text:p>
          </table:table-cell>
          <table:table-cell office:value-type="float" office:value="0.000250262881177695" calcext:value-type="float">
            <text:p>0.000250262881177695</text:p>
          </table:table-cell>
          <table:table-cell office:value-type="string" calcext:value-type="string">
            <text:p>ALA</text:p>
          </table:table-cell>
          <table:table-cell office:value-type="float" office:value="511" calcext:value-type="float">
            <text:p>511</text:p>
          </table:table-cell>
          <table:table-cell office:value-type="float" office:value="0.000167192429022056" calcext:value-type="float">
            <text:p>0.000167192429022056</text:p>
          </table:table-cell>
          <table:table-cell table:formula="of:=[.F512]-[.C512]" office:value-type="float" office:value="-0.0000830704521556383" calcext:value-type="float">
            <text:p>-8.30704521556383E-05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512" calcext:value-type="float">
            <text:p>512</text:p>
          </table:table-cell>
          <table:table-cell office:value-type="float" office:value="-0.000305993690851668" calcext:value-type="float">
            <text:p>-0.000305993690851668</text:p>
          </table:table-cell>
          <table:table-cell office:value-type="string" calcext:value-type="string">
            <text:p>TRP</text:p>
          </table:table-cell>
          <table:table-cell office:value-type="float" office:value="512" calcext:value-type="float">
            <text:p>512</text:p>
          </table:table-cell>
          <table:table-cell office:value-type="float" office:value="-0.000445846477392245" calcext:value-type="float">
            <text:p>-0.000445846477392245</text:p>
          </table:table-cell>
          <table:table-cell table:formula="of:=[.F513]-[.C513]" office:value-type="float" office:value="-0.000139852786540577" calcext:value-type="float">
            <text:p>-0.000139852786540577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13" calcext:value-type="float">
            <text:p>513</text:p>
          </table:table-cell>
          <table:table-cell office:value-type="float" office:value="-0.000574132492113565" calcext:value-type="float">
            <text:p>-0.000574132492113565</text:p>
          </table:table-cell>
          <table:table-cell office:value-type="string" calcext:value-type="string">
            <text:p>LEU</text:p>
          </table:table-cell>
          <table:table-cell office:value-type="float" office:value="513" calcext:value-type="float">
            <text:p>513</text:p>
          </table:table-cell>
          <table:table-cell office:value-type="float" office:value="-0.000396950578338495" calcext:value-type="float">
            <text:p>-0.000396950578338495</text:p>
          </table:table-cell>
          <table:table-cell table:formula="of:=[.F514]-[.C514]" office:value-type="float" office:value="0.00017718191377507" calcext:value-type="float">
            <text:p>0.00017718191377507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514" calcext:value-type="float">
            <text:p>514</text:p>
          </table:table-cell>
          <table:table-cell office:value-type="float" office:value="-0.000304942166140969" calcext:value-type="float">
            <text:p>-0.000304942166140969</text:p>
          </table:table-cell>
          <table:table-cell office:value-type="string" calcext:value-type="string">
            <text:p>TYR</text:p>
          </table:table-cell>
          <table:table-cell office:value-type="float" office:value="514" calcext:value-type="float">
            <text:p>514</text:p>
          </table:table-cell>
          <table:table-cell office:value-type="float" office:value="-0.000195057833859141" calcext:value-type="float">
            <text:p>-0.000195057833859141</text:p>
          </table:table-cell>
          <table:table-cell table:formula="of:=[.F515]-[.C515]" office:value-type="float" office:value="0.000109884332281827" calcext:value-type="float">
            <text:p>0.000109884332281827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515" calcext:value-type="float">
            <text:p>515</text:p>
          </table:table-cell>
          <table:table-cell office:value-type="float" office:value="0.000844374342797031" calcext:value-type="float">
            <text:p>0.000844374342797031</text:p>
          </table:table-cell>
          <table:table-cell office:value-type="string" calcext:value-type="string">
            <text:p>ALA</text:p>
          </table:table-cell>
          <table:table-cell office:value-type="float" office:value="515" calcext:value-type="float">
            <text:p>515</text:p>
          </table:table-cell>
          <table:table-cell office:value-type="float" office:value="0.000229232386961128" calcext:value-type="float">
            <text:p>0.000229232386961128</text:p>
          </table:table-cell>
          <table:table-cell table:formula="of:=[.F516]-[.C516]" office:value-type="float" office:value="-0.000615141955835903" calcext:value-type="float">
            <text:p>-0.000615141955835903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516" calcext:value-type="float">
            <text:p>516</text:p>
          </table:table-cell>
          <table:table-cell office:value-type="float" office:value="-0.00136645636172449" calcext:value-type="float">
            <text:p>-0.00136645636172449</text:p>
          </table:table-cell>
          <table:table-cell office:value-type="string" calcext:value-type="string">
            <text:p>ALA</text:p>
          </table:table-cell>
          <table:table-cell office:value-type="float" office:value="516" calcext:value-type="float">
            <text:p>516</text:p>
          </table:table-cell>
          <table:table-cell office:value-type="float" office:value="-0.000453207150368024" calcext:value-type="float">
            <text:p>-0.000453207150368024</text:p>
          </table:table-cell>
          <table:table-cell table:formula="of:=[.F517]-[.C517]" office:value-type="float" office:value="0.000913249211356465" calcext:value-type="float">
            <text:p>0.00091324921135646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517" calcext:value-type="float">
            <text:p>517</text:p>
          </table:table-cell>
          <table:table-cell office:value-type="float" office:value="0.00185015772870661" calcext:value-type="float">
            <text:p>0.00185015772870661</text:p>
          </table:table-cell>
          <table:table-cell office:value-type="string" calcext:value-type="string">
            <text:p>VAL</text:p>
          </table:table-cell>
          <table:table-cell office:value-type="float" office:value="517" calcext:value-type="float">
            <text:p>517</text:p>
          </table:table-cell>
          <table:table-cell office:value-type="float" office:value="0.00245583596214513" calcext:value-type="float">
            <text:p>0.00245583596214513</text:p>
          </table:table-cell>
          <table:table-cell table:formula="of:=[.F518]-[.C518]" office:value-type="float" office:value="0.000605678233438521" calcext:value-type="float">
            <text:p>0.000605678233438521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518" calcext:value-type="float">
            <text:p>518</text:p>
          </table:table-cell>
          <table:table-cell office:value-type="float" office:value="0.00781282860147216" calcext:value-type="float">
            <text:p>0.00781282860147216</text:p>
          </table:table-cell>
          <table:table-cell office:value-type="string" calcext:value-type="string">
            <text:p>ILE</text:p>
          </table:table-cell>
          <table:table-cell office:value-type="float" office:value="518" calcext:value-type="float">
            <text:p>518</text:p>
          </table:table-cell>
          <table:table-cell office:value-type="float" office:value="0.00714254090431134" calcext:value-type="float">
            <text:p>0.00714254090431134</text:p>
          </table:table-cell>
          <table:table-cell table:formula="of:=[.F519]-[.C519]" office:value-type="float" office:value="-0.000670287697160813" calcext:value-type="float">
            <text:p>-0.000670287697160813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519" calcext:value-type="float">
            <text:p>519</text:p>
          </table:table-cell>
          <table:table-cell office:value-type="float" office:value="0.027282571608833" calcext:value-type="float">
            <text:p>0.027282571608833</text:p>
          </table:table-cell>
          <table:table-cell office:value-type="string" calcext:value-type="string">
            <text:p>ASN</text:p>
          </table:table-cell>
          <table:table-cell office:value-type="float" office:value="519" calcext:value-type="float">
            <text:p>519</text:p>
          </table:table-cell>
          <table:table-cell office:value-type="float" office:value="0.0187679537329126" calcext:value-type="float">
            <text:p>0.0187679537329126</text:p>
          </table:table-cell>
          <table:table-cell table:formula="of:=[.F520]-[.C520]" office:value-type="float" office:value="-0.00851461787592044" calcext:value-type="float">
            <text:p>-0.00851461787592044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20" calcext:value-type="float">
            <text:p>520</text:p>
          </table:table-cell>
          <table:table-cell office:value-type="float" office:value="0.00460147213459516" calcext:value-type="float">
            <text:p>0.00460147213459516</text:p>
          </table:table-cell>
          <table:table-cell office:value-type="string" calcext:value-type="string">
            <text:p>GLY</text:p>
          </table:table-cell>
          <table:table-cell office:value-type="float" office:value="520" calcext:value-type="float">
            <text:p>520</text:p>
          </table:table-cell>
          <table:table-cell office:value-type="float" office:value="0.00526550998948477" calcext:value-type="float">
            <text:p>0.00526550998948477</text:p>
          </table:table-cell>
          <table:table-cell table:formula="of:=[.F521]-[.C521]" office:value-type="float" office:value="0.000664037854889606" calcext:value-type="float">
            <text:p>0.000664037854889606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1" calcext:value-type="float">
            <text:p>521</text:p>
          </table:table-cell>
          <table:table-cell office:value-type="float" office:value="0.00929442691903292" calcext:value-type="float">
            <text:p>0.00929442691903292</text:p>
          </table:table-cell>
          <table:table-cell office:value-type="string" calcext:value-type="string">
            <text:p>ASP</text:p>
          </table:table-cell>
          <table:table-cell office:value-type="float" office:value="521" calcext:value-type="float">
            <text:p>521</text:p>
          </table:table-cell>
          <table:table-cell office:value-type="float" office:value="0.00872029442691871" calcext:value-type="float">
            <text:p>0.00872029442691871</text:p>
          </table:table-cell>
          <table:table-cell table:formula="of:=[.F522]-[.C522]" office:value-type="float" office:value="-0.000574132492114214" calcext:value-type="float">
            <text:p>-0.00057413249211421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522" calcext:value-type="float">
            <text:p>522</text:p>
          </table:table-cell>
          <table:table-cell office:value-type="float" office:value="0.00994479495268162" calcext:value-type="float">
            <text:p>0.00994479495268162</text:p>
          </table:table-cell>
          <table:table-cell office:value-type="string" calcext:value-type="string">
            <text:p>ARG</text:p>
          </table:table-cell>
          <table:table-cell office:value-type="float" office:value="522" calcext:value-type="float">
            <text:p>522</text:p>
          </table:table-cell>
          <table:table-cell office:value-type="float" office:value="0.00756046267087224" calcext:value-type="float">
            <text:p>0.00756046267087224</text:p>
          </table:table-cell>
          <table:table-cell table:formula="of:=[.F523]-[.C523]" office:value-type="float" office:value="-0.00238433228180938" calcext:value-type="float">
            <text:p>-0.00238433228180938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523" calcext:value-type="float">
            <text:p>523</text:p>
          </table:table-cell>
          <table:table-cell office:value-type="float" office:value="-0.000268138801261871" calcext:value-type="float">
            <text:p>-0.000268138801261871</text:p>
          </table:table-cell>
          <table:table-cell office:value-type="string" calcext:value-type="string">
            <text:p>TRP</text:p>
          </table:table-cell>
          <table:table-cell office:value-type="float" office:value="523" calcext:value-type="float">
            <text:p>523</text:p>
          </table:table-cell>
          <table:table-cell office:value-type="float" office:value="-0.000377497371188227" calcext:value-type="float">
            <text:p>-0.000377497371188227</text:p>
          </table:table-cell>
          <table:table-cell table:formula="of:=[.F524]-[.C524]" office:value-type="float" office:value="-0.000109358569926356" calcext:value-type="float">
            <text:p>-0.000109358569926356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24" calcext:value-type="float">
            <text:p>524</text:p>
          </table:table-cell>
          <table:table-cell office:value-type="float" office:value="-0.000630914826498385" calcext:value-type="float">
            <text:p>-0.000630914826498385</text:p>
          </table:table-cell>
          <table:table-cell office:value-type="string" calcext:value-type="string">
            <text:p>PHE</text:p>
          </table:table-cell>
          <table:table-cell office:value-type="float" office:value="524" calcext:value-type="float">
            <text:p>524</text:p>
          </table:table-cell>
          <table:table-cell office:value-type="float" office:value="-0.000588853838065212" calcext:value-type="float">
            <text:p>-0.000588853838065212</text:p>
          </table:table-cell>
          <table:table-cell table:formula="of:=[.F525]-[.C525]" office:value-type="float" office:value="0.0000420609884331738" calcext:value-type="float">
            <text:p>4.20609884331738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25" calcext:value-type="float">
            <text:p>525</text:p>
          </table:table-cell>
          <table:table-cell office:value-type="float" office:value="-0.0000399579390115745" calcext:value-type="float">
            <text:p>-3.99579390115745E-05</text:p>
          </table:table-cell>
          <table:table-cell office:value-type="string" calcext:value-type="string">
            <text:p>LEU</text:p>
          </table:table-cell>
          <table:table-cell office:value-type="float" office:value="525" calcext:value-type="float">
            <text:p>525</text:p>
          </table:table-cell>
          <table:table-cell office:value-type="float" office:value="-0.00002576235541538" calcext:value-type="float">
            <text:p>-2.576235541538E-05</text:p>
          </table:table-cell>
          <table:table-cell table:formula="of:=[.F526]-[.C526]" office:value-type="float" office:value="0.0000141955835961945" calcext:value-type="float">
            <text:p>1.41955835961945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526" calcext:value-type="float">
            <text:p>526</text:p>
          </table:table-cell>
          <table:table-cell office:value-type="float" office:value="-0.0000667718191375568" calcext:value-type="float">
            <text:p>-6.67718191375568E-05</text:p>
          </table:table-cell>
          <table:table-cell office:value-type="string" calcext:value-type="string">
            <text:p>ASN</text:p>
          </table:table-cell>
          <table:table-cell office:value-type="float" office:value="526" calcext:value-type="float">
            <text:p>526</text:p>
          </table:table-cell>
          <table:table-cell office:value-type="float" office:value="-3.81048154824028E-016" calcext:value-type="float">
            <text:p>-3.81048154824028E-16</text:p>
          </table:table-cell>
          <table:table-cell table:formula="of:=[.F527]-[.C527]" office:value-type="float" office:value="0.0000667718191371757" calcext:value-type="float">
            <text:p>6.67718191371757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527" calcext:value-type="float">
            <text:p>527</text:p>
          </table:table-cell>
          <table:table-cell office:value-type="float" office:value="-0.0000557308096740992" calcext:value-type="float">
            <text:p>-5.57308096740992E-05</text:p>
          </table:table-cell>
          <table:table-cell office:value-type="string" calcext:value-type="string">
            <text:p>ARG</text:p>
          </table:table-cell>
          <table:table-cell office:value-type="float" office:value="527" calcext:value-type="float">
            <text:p>527</text:p>
          </table:table-cell>
          <table:table-cell office:value-type="float" office:value="0.0000420609884328462" calcext:value-type="float">
            <text:p>4.20609884328462E-05</text:p>
          </table:table-cell>
          <table:table-cell table:formula="of:=[.F528]-[.C528]" office:value-type="float" office:value="0.0000977917981069454" calcext:value-type="float">
            <text:p>9.77917981069454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28" calcext:value-type="float">
            <text:p>528</text:p>
          </table:table-cell>
          <table:table-cell office:value-type="float" office:value="-0.0000431125131440621" calcext:value-type="float">
            <text:p>-4.31125131440621E-05</text:p>
          </table:table-cell>
          <table:table-cell office:value-type="string" calcext:value-type="string">
            <text:p>PHE</text:p>
          </table:table-cell>
          <table:table-cell office:value-type="float" office:value="528" calcext:value-type="float">
            <text:p>528</text:p>
          </table:table-cell>
          <table:table-cell office:value-type="float" office:value="-0.0000399579390115878" calcext:value-type="float">
            <text:p>-3.99579390115878E-05</text:p>
          </table:table-cell>
          <table:table-cell table:formula="of:=[.F529]-[.C529]" office:value-type="float" office:value="0.00000315457413247425" calcext:value-type="float">
            <text:p>3.15457413247425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29" calcext:value-type="float">
            <text:p>529</text:p>
          </table:table-cell>
          <table:table-cell office:value-type="float" office:value="-0.000019978969505735" calcext:value-type="float">
            <text:p>-1.9978969505735E-05</text:p>
          </table:table-cell>
          <table:table-cell office:value-type="string" calcext:value-type="string">
            <text:p>THR</text:p>
          </table:table-cell>
          <table:table-cell office:value-type="float" office:value="529" calcext:value-type="float">
            <text:p>529</text:p>
          </table:table-cell>
          <table:table-cell office:value-type="float" office:value="-0.0000241850683492254" calcext:value-type="float">
            <text:p>-2.41850683492254E-05</text:p>
          </table:table-cell>
          <table:table-cell table:formula="of:=[.F530]-[.C530]" office:value-type="float" office:value="-0.00000420609884349046" calcext:value-type="float">
            <text:p>-4.20609884349046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30" calcext:value-type="float">
            <text:p>530</text:p>
          </table:table-cell>
          <table:table-cell office:value-type="float" office:value="-0.0000236593059937777" calcext:value-type="float">
            <text:p>-2.36593059937777E-05</text:p>
          </table:table-cell>
          <table:table-cell office:value-type="string" calcext:value-type="string">
            <text:p>THR</text:p>
          </table:table-cell>
          <table:table-cell office:value-type="float" office:value="530" calcext:value-type="float">
            <text:p>530</text:p>
          </table:table-cell>
          <table:table-cell office:value-type="float" office:value="-0.0000247108307045714" calcext:value-type="float">
            <text:p>-2.47108307045714E-05</text:p>
          </table:table-cell>
          <table:table-cell table:formula="of:=[.F531]-[.C531]" office:value-type="float" office:value="-0.0000010515247107937" calcext:value-type="float">
            <text:p>-1.0515247107937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31" calcext:value-type="float">
            <text:p>531</text:p>
          </table:table-cell>
          <table:table-cell office:value-type="float" office:value="-0.00000157728706621716" calcext:value-type="float">
            <text:p>-1.57728706621716E-06</text:p>
          </table:table-cell>
          <table:table-cell office:value-type="string" calcext:value-type="string">
            <text:p>THR</text:p>
          </table:table-cell>
          <table:table-cell office:value-type="float" office:value="531" calcext:value-type="float">
            <text:p>531</text:p>
          </table:table-cell>
          <table:table-cell office:value-type="float" office:value="0.00000262881177707577" calcext:value-type="float">
            <text:p>2.62881177707577E-06</text:p>
          </table:table-cell>
          <table:table-cell table:formula="of:=[.F532]-[.C532]" office:value-type="float" office:value="0.00000420609884329294" calcext:value-type="float">
            <text:p>4.20609884329294E-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32" calcext:value-type="float">
            <text:p>532</text:p>
          </table:table-cell>
          <table:table-cell office:value-type="float" office:value="-0.0000394321766561076" calcext:value-type="float">
            <text:p>-3.94321766561076E-05</text:p>
          </table:table-cell>
          <table:table-cell office:value-type="string" calcext:value-type="string">
            <text:p>LEU</text:p>
          </table:table-cell>
          <table:table-cell office:value-type="float" office:value="532" calcext:value-type="float">
            <text:p>532</text:p>
          </table:table-cell>
          <table:table-cell office:value-type="float" office:value="-0.00000946372239746643" calcext:value-type="float">
            <text:p>-9.46372239746643E-06</text:p>
          </table:table-cell>
          <table:table-cell table:formula="of:=[.F533]-[.C533]" office:value-type="float" office:value="0.0000299684542586412" calcext:value-type="float">
            <text:p>2.99684542586412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533" calcext:value-type="float">
            <text:p>533</text:p>
          </table:table-cell>
          <table:table-cell office:value-type="float" office:value="-0.0000199789695056322" calcext:value-type="float">
            <text:p>-1.99789695056322E-05</text:p>
          </table:table-cell>
          <table:table-cell office:value-type="string" calcext:value-type="string">
            <text:p>ASN</text:p>
          </table:table-cell>
          <table:table-cell office:value-type="float" office:value="533" calcext:value-type="float">
            <text:p>533</text:p>
          </table:table-cell>
          <table:table-cell office:value-type="float" office:value="0.0000184016824395505" calcext:value-type="float">
            <text:p>1.84016824395505E-05</text:p>
          </table:table-cell>
          <table:table-cell table:formula="of:=[.F534]-[.C534]" office:value-type="float" office:value="0.0000383806519451827" calcext:value-type="float">
            <text:p>3.83806519451827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34" calcext:value-type="float">
            <text:p>534</text:p>
          </table:table-cell>
          <table:table-cell office:value-type="float" office:value="-0.00000210304942206371" calcext:value-type="float">
            <text:p>-2.10304942206371E-06</text:p>
          </table:table-cell>
          <table:table-cell office:value-type="string" calcext:value-type="string">
            <text:p>ASP</text:p>
          </table:table-cell>
          <table:table-cell office:value-type="float" office:value="534" calcext:value-type="float">
            <text:p>534</text:p>
          </table:table-cell>
          <table:table-cell office:value-type="float" office:value="0.0000336487907467283" calcext:value-type="float">
            <text:p>3.36487907467283E-05</text:p>
          </table:table-cell>
          <table:table-cell table:formula="of:=[.F535]-[.C535]" office:value-type="float" office:value="0.000035751840168792" calcext:value-type="float">
            <text:p>3.5751840168792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35" calcext:value-type="float">
            <text:p>535</text:p>
          </table:table-cell>
          <table:table-cell office:value-type="float" office:value="-0.0000672975814931814" calcext:value-type="float">
            <text:p>-6.72975814931814E-05</text:p>
          </table:table-cell>
          <table:table-cell office:value-type="string" calcext:value-type="string">
            <text:p>PHE</text:p>
          </table:table-cell>
          <table:table-cell office:value-type="float" office:value="535" calcext:value-type="float">
            <text:p>535</text:p>
          </table:table-cell>
          <table:table-cell office:value-type="float" office:value="-0.0000304942166140519" calcext:value-type="float">
            <text:p>-3.04942166140519E-05</text:p>
          </table:table-cell>
          <table:table-cell table:formula="of:=[.F536]-[.C536]" office:value-type="float" office:value="0.0000368033648791295" calcext:value-type="float">
            <text:p>3.68033648791295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536" calcext:value-type="float">
            <text:p>536</text:p>
          </table:table-cell>
          <table:table-cell office:value-type="float" office:value="-0.0000147213459514125" calcext:value-type="float">
            <text:p>-1.47213459514125E-05</text:p>
          </table:table-cell>
          <table:table-cell office:value-type="string" calcext:value-type="string">
            <text:p>ASN</text:p>
          </table:table-cell>
          <table:table-cell office:value-type="float" office:value="536" calcext:value-type="float">
            <text:p>536</text:p>
          </table:table-cell>
          <table:table-cell office:value-type="float" office:value="-0.0000368033648789403" calcext:value-type="float">
            <text:p>-3.68033648789403E-05</text:p>
          </table:table-cell>
          <table:table-cell table:formula="of:=[.F537]-[.C537]" office:value-type="float" office:value="-0.0000220820189275278" calcext:value-type="float">
            <text:p>-2.20820189275278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37" calcext:value-type="float">
            <text:p>537</text:p>
          </table:table-cell>
          <table:table-cell office:value-type="float" office:value="-0.0000162986330177218" calcext:value-type="float">
            <text:p>-1.62986330177218E-05</text:p>
          </table:table-cell>
          <table:table-cell office:value-type="string" calcext:value-type="string">
            <text:p>LEU</text:p>
          </table:table-cell>
          <table:table-cell office:value-type="float" office:value="537" calcext:value-type="float">
            <text:p>537</text:p>
          </table:table-cell>
          <table:table-cell office:value-type="float" office:value="-0.0000073606729757798" calcext:value-type="float">
            <text:p>-7.3606729757798E-06</text:p>
          </table:table-cell>
          <table:table-cell table:formula="of:=[.F538]-[.C538]" office:value-type="float" office:value="0.00000893796004194203" calcext:value-type="float">
            <text:p>8.93796004194203E-0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538" calcext:value-type="float">
            <text:p>538</text:p>
          </table:table-cell>
          <table:table-cell office:value-type="float" office:value="-0.0000047318611988224" calcext:value-type="float">
            <text:p>-4.7318611988224E-06</text:p>
          </table:table-cell>
          <table:table-cell office:value-type="string" calcext:value-type="string">
            <text:p>VAL</text:p>
          </table:table-cell>
          <table:table-cell office:value-type="float" office:value="538" calcext:value-type="float">
            <text:p>538</text:p>
          </table:table-cell>
          <table:table-cell office:value-type="float" office:value="-0.0000110410094638059" calcext:value-type="float">
            <text:p>-1.10410094638059E-05</text:p>
          </table:table-cell>
          <table:table-cell table:formula="of:=[.F539]-[.C539]" office:value-type="float" office:value="-0.00000630914826498353" calcext:value-type="float">
            <text:p>-6.30914826498353E-06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539" calcext:value-type="float">
            <text:p>539</text:p>
          </table:table-cell>
          <table:table-cell office:value-type="float" office:value="0.0000110410094637218" calcext:value-type="float">
            <text:p>1.10410094637218E-05</text:p>
          </table:table-cell>
          <table:table-cell office:value-type="string" calcext:value-type="string">
            <text:p>ALA</text:p>
          </table:table-cell>
          <table:table-cell office:value-type="float" office:value="539" calcext:value-type="float">
            <text:p>539</text:p>
          </table:table-cell>
          <table:table-cell office:value-type="float" office:value="0.0000141955835961888" calcext:value-type="float">
            <text:p>1.41955835961888E-05</text:p>
          </table:table-cell>
          <table:table-cell table:formula="of:=[.F540]-[.C540]" office:value-type="float" office:value="0.00000315457413246699" calcext:value-type="float">
            <text:p>3.15457413246699E-06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540" calcext:value-type="float">
            <text:p>540</text:p>
          </table:table-cell>
          <table:table-cell office:value-type="float" office:value="-0.0000152471083069812" calcext:value-type="float">
            <text:p>-1.52471083069812E-05</text:p>
          </table:table-cell>
          <table:table-cell office:value-type="string" calcext:value-type="string">
            <text:p>MET</text:p>
          </table:table-cell>
          <table:table-cell office:value-type="float" office:value="540" calcext:value-type="float">
            <text:p>540</text:p>
          </table:table-cell>
          <table:table-cell office:value-type="float" office:value="-0.00000788643533123572" calcext:value-type="float">
            <text:p>-7.88643533123572E-06</text:p>
          </table:table-cell>
          <table:table-cell table:formula="of:=[.F541]-[.C541]" office:value-type="float" office:value="0.00000736067297574548" calcext:value-type="float">
            <text:p>7.36067297574548E-0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41" calcext:value-type="float">
            <text:p>541</text:p>
          </table:table-cell>
          <table:table-cell office:value-type="float" office:value="-0.0000299684542587404" calcext:value-type="float">
            <text:p>-2.99684542587404E-05</text:p>
          </table:table-cell>
          <table:table-cell office:value-type="string" calcext:value-type="string">
            <text:p>LYS</text:p>
          </table:table-cell>
          <table:table-cell office:value-type="float" office:value="541" calcext:value-type="float">
            <text:p>541</text:p>
          </table:table-cell>
          <table:table-cell office:value-type="float" office:value="-0.0000273396424815646" calcext:value-type="float">
            <text:p>-2.73396424815646E-05</text:p>
          </table:table-cell>
          <table:table-cell table:formula="of:=[.F542]-[.C542]" office:value-type="float" office:value="0.00000262881177717582" calcext:value-type="float">
            <text:p>2.62881177717582E-06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542" calcext:value-type="float">
            <text:p>542</text:p>
          </table:table-cell>
          <table:table-cell office:value-type="float" office:value="-0.0000299684542587164" calcext:value-type="float">
            <text:p>-2.99684542587164E-05</text:p>
          </table:table-cell>
          <table:table-cell office:value-type="string" calcext:value-type="string">
            <text:p>TYR</text:p>
          </table:table-cell>
          <table:table-cell office:value-type="float" office:value="542" calcext:value-type="float">
            <text:p>542</text:p>
          </table:table-cell>
          <table:table-cell office:value-type="float" office:value="-0.0000289169295478176" calcext:value-type="float">
            <text:p>-2.89169295478176E-05</text:p>
          </table:table-cell>
          <table:table-cell table:formula="of:=[.F543]-[.C543]" office:value-type="float" office:value="0.00000105152471089877" calcext:value-type="float">
            <text:p>1.05152471089877E-06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543" calcext:value-type="float">
            <text:p>543</text:p>
          </table:table-cell>
          <table:table-cell office:value-type="float" office:value="-0.0000257623554153669" calcext:value-type="float">
            <text:p>-2.57623554153669E-05</text:p>
          </table:table-cell>
          <table:table-cell office:value-type="string" calcext:value-type="string">
            <text:p>ASN</text:p>
          </table:table-cell>
          <table:table-cell office:value-type="float" office:value="543" calcext:value-type="float">
            <text:p>543</text:p>
          </table:table-cell>
          <table:table-cell office:value-type="float" office:value="-0.0000283911671923554" calcext:value-type="float">
            <text:p>-2.83911671923554E-05</text:p>
          </table:table-cell>
          <table:table-cell table:formula="of:=[.F544]-[.C544]" office:value-type="float" office:value="-0.00000262881177698845" calcext:value-type="float">
            <text:p>-2.62881177698845E-06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544" calcext:value-type="float">
            <text:p>544</text:p>
          </table:table-cell>
          <table:table-cell office:value-type="float" office:value="-0.000076761303890633" calcext:value-type="float">
            <text:p>-7.6761303890633E-05</text:p>
          </table:table-cell>
          <table:table-cell office:value-type="string" calcext:value-type="string">
            <text:p>TYR</text:p>
          </table:table-cell>
          <table:table-cell office:value-type="float" office:value="544" calcext:value-type="float">
            <text:p>544</text:p>
          </table:table-cell>
          <table:table-cell office:value-type="float" office:value="-0.0000741324921135572" calcext:value-type="float">
            <text:p>-7.41324921135572E-05</text:p>
          </table:table-cell>
          <table:table-cell table:formula="of:=[.F545]-[.C545]" office:value-type="float" office:value="0.00000262881177707577" calcext:value-type="float">
            <text:p>2.62881177707577E-06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545" calcext:value-type="float">
            <text:p>545</text:p>
          </table:table-cell>
          <table:table-cell office:value-type="float" office:value="-0.0000368033648789851" calcext:value-type="float">
            <text:p>-3.68033648789851E-05</text:p>
          </table:table-cell>
          <table:table-cell office:value-type="string" calcext:value-type="string">
            <text:p>GLU</text:p>
          </table:table-cell>
          <table:table-cell office:value-type="float" office:value="545" calcext:value-type="float">
            <text:p>545</text:p>
          </table:table-cell>
          <table:table-cell office:value-type="float" office:value="0.0000194532071505767" calcext:value-type="float">
            <text:p>1.94532071505767E-05</text:p>
          </table:table-cell>
          <table:table-cell table:formula="of:=[.F546]-[.C546]" office:value-type="float" office:value="0.0000562565720295619" calcext:value-type="float">
            <text:p>5.62565720295619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546" calcext:value-type="float">
            <text:p>546</text:p>
          </table:table-cell>
          <table:table-cell office:value-type="float" office:value="-0.0000347003154574958" calcext:value-type="float">
            <text:p>-3.47003154574958E-05</text:p>
          </table:table-cell>
          <table:table-cell office:value-type="string" calcext:value-type="string">
            <text:p>PRO</text:p>
          </table:table-cell>
          <table:table-cell office:value-type="float" office:value="546" calcext:value-type="float">
            <text:p>546</text:p>
          </table:table-cell>
          <table:table-cell office:value-type="float" office:value="-0.0000236593059937254" calcext:value-type="float">
            <text:p>-2.36593059937254E-05</text:p>
          </table:table-cell>
          <table:table-cell table:formula="of:=[.F547]-[.C547]" office:value-type="float" office:value="0.0000110410094637704" calcext:value-type="float">
            <text:p>1.10410094637704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47" calcext:value-type="float">
            <text:p>547</text:p>
          </table:table-cell>
          <table:table-cell office:value-type="float" office:value="-0.0000168243953733205" calcext:value-type="float">
            <text:p>-1.68243953733205E-05</text:p>
          </table:table-cell>
          <table:table-cell office:value-type="string" calcext:value-type="string">
            <text:p>LEU</text:p>
          </table:table-cell>
          <table:table-cell office:value-type="float" office:value="547" calcext:value-type="float">
            <text:p>547</text:p>
          </table:table-cell>
          <table:table-cell office:value-type="float" office:value="-0.0000315457413248847" calcext:value-type="float">
            <text:p>-3.15457413248847E-05</text:p>
          </table:table-cell>
          <table:table-cell table:formula="of:=[.F548]-[.C548]" office:value-type="float" office:value="-0.0000147213459515643" calcext:value-type="float">
            <text:p>-1.47213459515643E-0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48" calcext:value-type="float">
            <text:p>548</text:p>
          </table:table-cell>
          <table:table-cell office:value-type="float" office:value="-0.0000415352260777665" calcext:value-type="float">
            <text:p>-4.15352260777665E-05</text:p>
          </table:table-cell>
          <table:table-cell office:value-type="string" calcext:value-type="string">
            <text:p>THR</text:p>
          </table:table-cell>
          <table:table-cell office:value-type="float" office:value="548" calcext:value-type="float">
            <text:p>548</text:p>
          </table:table-cell>
          <table:table-cell office:value-type="float" office:value="-0.0000141955835961908" calcext:value-type="float">
            <text:p>-1.41955835961908E-05</text:p>
          </table:table-cell>
          <table:table-cell table:formula="of:=[.F549]-[.C549]" office:value-type="float" office:value="0.0000273396424815757" calcext:value-type="float">
            <text:p>2.73396424815757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549" calcext:value-type="float">
            <text:p>549</text:p>
          </table:table-cell>
          <table:table-cell office:value-type="float" office:value="-0.0000289169295477097" calcext:value-type="float">
            <text:p>-2.89169295477097E-05</text:p>
          </table:table-cell>
          <table:table-cell office:value-type="string" calcext:value-type="string">
            <text:p>GLN</text:p>
          </table:table-cell>
          <table:table-cell office:value-type="float" office:value="549" calcext:value-type="float">
            <text:p>549</text:p>
          </table:table-cell>
          <table:table-cell office:value-type="float" office:value="0.00000157728706616393" calcext:value-type="float">
            <text:p>1.57728706616393E-06</text:p>
          </table:table-cell>
          <table:table-cell table:formula="of:=[.F550]-[.C550]" office:value-type="float" office:value="0.0000304942166138737" calcext:value-type="float">
            <text:p>3.04942166138737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50" calcext:value-type="float">
            <text:p>550</text:p>
          </table:table-cell>
          <table:table-cell office:value-type="float" office:value="-0.00000578338590955166" calcext:value-type="float">
            <text:p>-5.78338590955166E-06</text:p>
          </table:table-cell>
          <table:table-cell office:value-type="string" calcext:value-type="string">
            <text:p>ASP</text:p>
          </table:table-cell>
          <table:table-cell office:value-type="float" office:value="550" calcext:value-type="float">
            <text:p>550</text:p>
          </table:table-cell>
          <table:table-cell office:value-type="float" office:value="0.00000578338590963758" calcext:value-type="float">
            <text:p>5.78338590963758E-06</text:p>
          </table:table-cell>
          <table:table-cell table:formula="of:=[.F551]-[.C551]" office:value-type="float" office:value="0.0000115667718191892" calcext:value-type="float">
            <text:p>1.15667718191892E-05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551" calcext:value-type="float">
            <text:p>551</text:p>
          </table:table-cell>
          <table:table-cell office:value-type="float" office:value="-0.0000368033648791094" calcext:value-type="float">
            <text:p>-3.68033648791094E-05</text:p>
          </table:table-cell>
          <table:table-cell office:value-type="string" calcext:value-type="string">
            <text:p>HIE</text:p>
          </table:table-cell>
          <table:table-cell office:value-type="float" office:value="551" calcext:value-type="float">
            <text:p>551</text:p>
          </table:table-cell>
          <table:table-cell office:value-type="float" office:value="-0.0000562565720294628" calcext:value-type="float">
            <text:p>-5.62565720294628E-05</text:p>
          </table:table-cell>
          <table:table-cell table:formula="of:=[.F552]-[.C552]" office:value-type="float" office:value="-0.0000194532071503533" calcext:value-type="float">
            <text:p>-1.94532071503533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552" calcext:value-type="float">
            <text:p>552</text:p>
          </table:table-cell>
          <table:table-cell office:value-type="float" office:value="-0.0000594111461619668" calcext:value-type="float">
            <text:p>-5.94111461619668E-05</text:p>
          </table:table-cell>
          <table:table-cell office:value-type="string" calcext:value-type="string">
            <text:p>VAL</text:p>
          </table:table-cell>
          <table:table-cell office:value-type="float" office:value="552" calcext:value-type="float">
            <text:p>552</text:p>
          </table:table-cell>
          <table:table-cell office:value-type="float" office:value="-0.0000467928496319493" calcext:value-type="float">
            <text:p>-4.67928496319493E-05</text:p>
          </table:table-cell>
          <table:table-cell table:formula="of:=[.F553]-[.C553]" office:value-type="float" office:value="0.0000126182965300175" calcext:value-type="float">
            <text:p>1.26182965300175E-0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53" calcext:value-type="float">
            <text:p>553</text:p>
          </table:table-cell>
          <table:table-cell office:value-type="float" office:value="-0.00010147213459487" calcext:value-type="float">
            <text:p>-0.00010147213459487</text:p>
          </table:table-cell>
          <table:table-cell office:value-type="string" calcext:value-type="string">
            <text:p>ASP</text:p>
          </table:table-cell>
          <table:table-cell office:value-type="float" office:value="553" calcext:value-type="float">
            <text:p>553</text:p>
          </table:table-cell>
          <table:table-cell office:value-type="float" office:value="-0.0000278654048369076" calcext:value-type="float">
            <text:p>-2.78654048369076E-05</text:p>
          </table:table-cell>
          <table:table-cell table:formula="of:=[.F554]-[.C554]" office:value-type="float" office:value="0.0000736067297579628" calcext:value-type="float">
            <text:p>7.36067297579628E-05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554" calcext:value-type="float">
            <text:p>554</text:p>
          </table:table-cell>
          <table:table-cell office:value-type="float" office:value="0.0000399579390115505" calcext:value-type="float">
            <text:p>3.99579390115505E-05</text:p>
          </table:table-cell>
          <table:table-cell office:value-type="string" calcext:value-type="string">
            <text:p>ILE</text:p>
          </table:table-cell>
          <table:table-cell office:value-type="float" office:value="554" calcext:value-type="float">
            <text:p>554</text:p>
          </table:table-cell>
          <table:table-cell office:value-type="float" office:value="0.0000336487907465876" calcext:value-type="float">
            <text:p>3.36487907465876E-05</text:p>
          </table:table-cell>
          <table:table-cell table:formula="of:=[.F555]-[.C555]" office:value-type="float" office:value="-0.00000630914826496287" calcext:value-type="float">
            <text:p>-6.30914826496287E-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55" calcext:value-type="float">
            <text:p>555</text:p>
          </table:table-cell>
          <table:table-cell office:value-type="float" office:value="-0.000286540483701349" calcext:value-type="float">
            <text:p>-0.000286540483701349</text:p>
          </table:table-cell>
          <table:table-cell office:value-type="string" calcext:value-type="string">
            <text:p>LEU</text:p>
          </table:table-cell>
          <table:table-cell office:value-type="float" office:value="555" calcext:value-type="float">
            <text:p>555</text:p>
          </table:table-cell>
          <table:table-cell office:value-type="float" office:value="-0.000218717139852769" calcext:value-type="float">
            <text:p>-0.000218717139852769</text:p>
          </table:table-cell>
          <table:table-cell table:formula="of:=[.F556]-[.C556]" office:value-type="float" office:value="0.0000678233438485802" calcext:value-type="float">
            <text:p>6.78233438485802E-0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56" calcext:value-type="float">
            <text:p>556</text:p>
          </table:table-cell>
          <table:table-cell office:value-type="float" office:value="-0.0000704521556256972" calcext:value-type="float">
            <text:p>-7.04521556256972E-05</text:p>
          </table:table-cell>
          <table:table-cell office:value-type="string" calcext:value-type="string">
            <text:p>GLY</text:p>
          </table:table-cell>
          <table:table-cell office:value-type="float" office:value="556" calcext:value-type="float">
            <text:p>556</text:p>
          </table:table-cell>
          <table:table-cell office:value-type="float" office:value="-0.0000347003154574441" calcext:value-type="float">
            <text:p>-3.47003154574441E-05</text:p>
          </table:table-cell>
          <table:table-cell table:formula="of:=[.F557]-[.C557]" office:value-type="float" office:value="0.0000357518401682531" calcext:value-type="float">
            <text:p>3.57518401682531E-0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557" calcext:value-type="float">
            <text:p>557</text:p>
          </table:table-cell>
          <table:table-cell office:value-type="float" office:value="0.000335436382755102" calcext:value-type="float">
            <text:p>0.000335436382755102</text:p>
          </table:table-cell>
          <table:table-cell office:value-type="string" calcext:value-type="string">
            <text:p>PRO</text:p>
          </table:table-cell>
          <table:table-cell office:value-type="float" office:value="557" calcext:value-type="float">
            <text:p>557</text:p>
          </table:table-cell>
          <table:table-cell office:value-type="float" office:value="0.000292849631966419" calcext:value-type="float">
            <text:p>0.000292849631966419</text:p>
          </table:table-cell>
          <table:table-cell table:formula="of:=[.F558]-[.C558]" office:value-type="float" office:value="-0.0000425867507886834" calcext:value-type="float">
            <text:p>-4.25867507886834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58" calcext:value-type="float">
            <text:p>558</text:p>
          </table:table-cell>
          <table:table-cell office:value-type="float" office:value="-0.000399579390115739" calcext:value-type="float">
            <text:p>-0.000399579390115739</text:p>
          </table:table-cell>
          <table:table-cell office:value-type="string" calcext:value-type="string">
            <text:p>LEU</text:p>
          </table:table-cell>
          <table:table-cell office:value-type="float" office:value="558" calcext:value-type="float">
            <text:p>558</text:p>
          </table:table-cell>
          <table:table-cell office:value-type="float" office:value="-0.000353312302839211" calcext:value-type="float">
            <text:p>-0.000353312302839211</text:p>
          </table:table-cell>
          <table:table-cell table:formula="of:=[.F559]-[.C559]" office:value-type="float" office:value="0.0000462670872765276" calcext:value-type="float">
            <text:p>4.62670872765276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9" calcext:value-type="float">
            <text:p>559</text:p>
          </table:table-cell>
          <table:table-cell office:value-type="float" office:value="-0.0000920084121977021" calcext:value-type="float">
            <text:p>-9.20084121977021E-05</text:p>
          </table:table-cell>
          <table:table-cell office:value-type="string" calcext:value-type="string">
            <text:p>SER</text:p>
          </table:table-cell>
          <table:table-cell office:value-type="float" office:value="559" calcext:value-type="float">
            <text:p>559</text:p>
          </table:table-cell>
          <table:table-cell office:value-type="float" office:value="0.00000157728706623724" calcext:value-type="float">
            <text:p>1.57728706623724E-06</text:p>
          </table:table-cell>
          <table:table-cell table:formula="of:=[.F560]-[.C560]" office:value-type="float" office:value="0.0000935856992639394" calcext:value-type="float">
            <text:p>9.35856992639394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560" calcext:value-type="float">
            <text:p>560</text:p>
          </table:table-cell>
          <table:table-cell office:value-type="float" office:value="0.000806519453207138" calcext:value-type="float">
            <text:p>0.000806519453207138</text:p>
          </table:table-cell>
          <table:table-cell office:value-type="string" calcext:value-type="string">
            <text:p>ALA</text:p>
          </table:table-cell>
          <table:table-cell office:value-type="float" office:value="560" calcext:value-type="float">
            <text:p>560</text:p>
          </table:table-cell>
          <table:table-cell office:value-type="float" office:value="0.000818086225026284" calcext:value-type="float">
            <text:p>0.000818086225026284</text:p>
          </table:table-cell>
          <table:table-cell table:formula="of:=[.F561]-[.C561]" office:value-type="float" office:value="0.0000115667718191458" calcext:value-type="float">
            <text:p>1.15667718191458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561" calcext:value-type="float">
            <text:p>561</text:p>
          </table:table-cell>
          <table:table-cell office:value-type="float" office:value="0.00833228180862236" calcext:value-type="float">
            <text:p>0.00833228180862236</text:p>
          </table:table-cell>
          <table:table-cell office:value-type="string" calcext:value-type="string">
            <text:p>GLN</text:p>
          </table:table-cell>
          <table:table-cell office:value-type="float" office:value="561" calcext:value-type="float">
            <text:p>561</text:p>
          </table:table-cell>
          <table:table-cell office:value-type="float" office:value="0.00706572029442704" calcext:value-type="float">
            <text:p>0.00706572029442704</text:p>
          </table:table-cell>
          <table:table-cell table:formula="of:=[.F562]-[.C562]" office:value-type="float" office:value="-0.00126656151419532" calcext:value-type="float">
            <text:p>-0.0012665615141953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2" calcext:value-type="float">
            <text:p>562</text:p>
          </table:table-cell>
          <table:table-cell office:value-type="float" office:value="0.0016182965299684" calcext:value-type="float">
            <text:p>0.0016182965299684</text:p>
          </table:table-cell>
          <table:table-cell office:value-type="string" calcext:value-type="string">
            <text:p>THR</text:p>
          </table:table-cell>
          <table:table-cell office:value-type="float" office:value="562" calcext:value-type="float">
            <text:p>562</text:p>
          </table:table-cell>
          <table:table-cell office:value-type="float" office:value="0.001378548895899" calcext:value-type="float">
            <text:p>0.001378548895899</text:p>
          </table:table-cell>
          <table:table-cell table:formula="of:=[.F563]-[.C563]" office:value-type="float" office:value="-0.000239747634069398" calcext:value-type="float">
            <text:p>-0.000239747634069398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63" calcext:value-type="float">
            <text:p>563</text:p>
          </table:table-cell>
          <table:table-cell office:value-type="float" office:value="0.0000935856992639266" calcext:value-type="float">
            <text:p>9.35856992639266E-05</text:p>
          </table:table-cell>
          <table:table-cell office:value-type="string" calcext:value-type="string">
            <text:p>GLY</text:p>
          </table:table-cell>
          <table:table-cell office:value-type="float" office:value="563" calcext:value-type="float">
            <text:p>563</text:p>
          </table:table-cell>
          <table:table-cell office:value-type="float" office:value="0.00025236593059938" calcext:value-type="float">
            <text:p>0.00025236593059938</text:p>
          </table:table-cell>
          <table:table-cell table:formula="of:=[.F564]-[.C564]" office:value-type="float" office:value="0.000158780231335453" calcext:value-type="float">
            <text:p>0.000158780231335453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564" calcext:value-type="float">
            <text:p>564</text:p>
          </table:table-cell>
          <table:table-cell office:value-type="float" office:value="-0.000242376445846497" calcext:value-type="float">
            <text:p>-0.000242376445846497</text:p>
          </table:table-cell>
          <table:table-cell office:value-type="string" calcext:value-type="string">
            <text:p>ILE</text:p>
          </table:table-cell>
          <table:table-cell office:value-type="float" office:value="564" calcext:value-type="float">
            <text:p>564</text:p>
          </table:table-cell>
          <table:table-cell office:value-type="float" office:value="-0.000219768664563603" calcext:value-type="float">
            <text:p>-0.000219768664563603</text:p>
          </table:table-cell>
          <table:table-cell table:formula="of:=[.F565]-[.C565]" office:value-type="float" office:value="0.0000226077812828935" calcext:value-type="float">
            <text:p>2.26077812828935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565" calcext:value-type="float">
            <text:p>565</text:p>
          </table:table-cell>
          <table:table-cell office:value-type="float" office:value="-0.0000925341745531124" calcext:value-type="float">
            <text:p>-9.25341745531124E-05</text:p>
          </table:table-cell>
          <table:table-cell office:value-type="string" calcext:value-type="string">
            <text:p>ALA</text:p>
          </table:table-cell>
          <table:table-cell office:value-type="float" office:value="565" calcext:value-type="float">
            <text:p>565</text:p>
          </table:table-cell>
          <table:table-cell office:value-type="float" office:value="-0.0000457413249211542" calcext:value-type="float">
            <text:p>-4.57413249211542E-05</text:p>
          </table:table-cell>
          <table:table-cell table:formula="of:=[.F566]-[.C566]" office:value-type="float" office:value="0.0000467928496319582" calcext:value-type="float">
            <text:p>4.67928496319582E-0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566" calcext:value-type="float">
            <text:p>566</text:p>
          </table:table-cell>
          <table:table-cell office:value-type="float" office:value="-0.0000951629863301834" calcext:value-type="float">
            <text:p>-9.51629863301834E-05</text:p>
          </table:table-cell>
          <table:table-cell office:value-type="string" calcext:value-type="string">
            <text:p>VAL</text:p>
          </table:table-cell>
          <table:table-cell office:value-type="float" office:value="566" calcext:value-type="float">
            <text:p>566</text:p>
          </table:table-cell>
          <table:table-cell office:value-type="float" office:value="-0.000102523659305941" calcext:value-type="float">
            <text:p>-0.000102523659305941</text:p>
          </table:table-cell>
          <table:table-cell table:formula="of:=[.F567]-[.C567]" office:value-type="float" office:value="-0.00000736067297575773" calcext:value-type="float">
            <text:p>-7.36067297575773E-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67" calcext:value-type="float">
            <text:p>567</text:p>
          </table:table-cell>
          <table:table-cell office:value-type="float" office:value="-0.0000457413249211948" calcext:value-type="float">
            <text:p>-4.57413249211948E-05</text:p>
          </table:table-cell>
          <table:table-cell office:value-type="string" calcext:value-type="string">
            <text:p>LEU</text:p>
          </table:table-cell>
          <table:table-cell office:value-type="float" office:value="567" calcext:value-type="float">
            <text:p>567</text:p>
          </table:table-cell>
          <table:table-cell office:value-type="float" office:value="-0.0000404837013670475" calcext:value-type="float">
            <text:p>-4.04837013670475E-05</text:p>
          </table:table-cell>
          <table:table-cell table:formula="of:=[.F568]-[.C568]" office:value-type="float" office:value="0.00000525762355414734" calcext:value-type="float">
            <text:p>5.25762355414734E-06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68" calcext:value-type="float">
            <text:p>568</text:p>
          </table:table-cell>
          <table:table-cell office:value-type="float" office:value="-0.0000410094637224364" calcext:value-type="float">
            <text:p>-4.10094637224364E-05</text:p>
          </table:table-cell>
          <table:table-cell office:value-type="string" calcext:value-type="string">
            <text:p>ASP</text:p>
          </table:table-cell>
          <table:table-cell office:value-type="float" office:value="568" calcext:value-type="float">
            <text:p>568</text:p>
          </table:table-cell>
          <table:table-cell office:value-type="float" office:value="0.000147213459516232" calcext:value-type="float">
            <text:p>0.000147213459516232</text:p>
          </table:table-cell>
          <table:table-cell table:formula="of:=[.F569]-[.C569]" office:value-type="float" office:value="0.000188222923238668" calcext:value-type="float">
            <text:p>0.000188222923238668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569" calcext:value-type="float">
            <text:p>569</text:p>
          </table:table-cell>
          <table:table-cell office:value-type="float" office:value="0.0000473186119873945" calcext:value-type="float">
            <text:p>4.73186119873945E-05</text:p>
          </table:table-cell>
          <table:table-cell office:value-type="string" calcext:value-type="string">
            <text:p>MET</text:p>
          </table:table-cell>
          <table:table-cell office:value-type="float" office:value="569" calcext:value-type="float">
            <text:p>569</text:p>
          </table:table-cell>
          <table:table-cell office:value-type="float" office:value="0.0000431125131440752" calcext:value-type="float">
            <text:p>4.31125131440752E-05</text:p>
          </table:table-cell>
          <table:table-cell table:formula="of:=[.F570]-[.C570]" office:value-type="float" office:value="-0.00000420609884331926" calcext:value-type="float">
            <text:p>-4.20609884331926E-06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570" calcext:value-type="float">
            <text:p>570</text:p>
          </table:table-cell>
          <table:table-cell office:value-type="float" office:value="-0.0000546792849631999" calcext:value-type="float">
            <text:p>-0.0000546792849631999</text:p>
          </table:table-cell>
          <table:table-cell office:value-type="string" calcext:value-type="string">
            <text:p>CYS</text:p>
          </table:table-cell>
          <table:table-cell office:value-type="float" office:value="570" calcext:value-type="float">
            <text:p>570</text:p>
          </table:table-cell>
          <table:table-cell office:value-type="float" office:value="-0.0000662460567823405" calcext:value-type="float">
            <text:p>-6.62460567823405E-05</text:p>
          </table:table-cell>
          <table:table-cell table:formula="of:=[.F571]-[.C571]" office:value-type="float" office:value="-0.0000115667718191406" calcext:value-type="float">
            <text:p>-1.15667718191406E-0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571" calcext:value-type="float">
            <text:p>571</text:p>
          </table:table-cell>
          <table:table-cell office:value-type="float" office:value="0.00000998948475289748" calcext:value-type="float">
            <text:p>9.98948475289748E-06</text:p>
          </table:table-cell>
          <table:table-cell office:value-type="string" calcext:value-type="string">
            <text:p>ALA</text:p>
          </table:table-cell>
          <table:table-cell office:value-type="float" office:value="571" calcext:value-type="float">
            <text:p>571</text:p>
          </table:table-cell>
          <table:table-cell office:value-type="float" office:value="-0.00000473186119872428" calcext:value-type="float">
            <text:p>-4.73186119872428E-06</text:p>
          </table:table-cell>
          <table:table-cell table:formula="of:=[.F572]-[.C572]" office:value-type="float" office:value="-0.0000147213459516218" calcext:value-type="float">
            <text:p>-1.47213459516218E-0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72" calcext:value-type="float">
            <text:p>572</text:p>
          </table:table-cell>
          <table:table-cell office:value-type="float" office:value="0.0000715036803364842" calcext:value-type="float">
            <text:p>7.15036803364842E-05</text:p>
          </table:table-cell>
          <table:table-cell office:value-type="string" calcext:value-type="string">
            <text:p>SER</text:p>
          </table:table-cell>
          <table:table-cell office:value-type="float" office:value="572" calcext:value-type="float">
            <text:p>572</text:p>
          </table:table-cell>
          <table:table-cell office:value-type="float" office:value="0.0000431125131440541" calcext:value-type="float">
            <text:p>4.31125131440541E-05</text:p>
          </table:table-cell>
          <table:table-cell table:formula="of:=[.F573]-[.C573]" office:value-type="float" office:value="-0.0000283911671924301" calcext:value-type="float">
            <text:p>-2.83911671924301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73" calcext:value-type="float">
            <text:p>573</text:p>
          </table:table-cell>
          <table:table-cell office:value-type="float" office:value="-0.000048895899053651" calcext:value-type="float">
            <text:p>-4.8895899053651E-05</text:p>
          </table:table-cell>
          <table:table-cell office:value-type="string" calcext:value-type="string">
            <text:p>LEU</text:p>
          </table:table-cell>
          <table:table-cell office:value-type="float" office:value="573" calcext:value-type="float">
            <text:p>573</text:p>
          </table:table-cell>
          <table:table-cell office:value-type="float" office:value="-0.000055730809674019" calcext:value-type="float">
            <text:p>-5.5730809674019E-05</text:p>
          </table:table-cell>
          <table:table-cell table:formula="of:=[.F574]-[.C574]" office:value-type="float" office:value="-0.00000683491062036795" calcext:value-type="float">
            <text:p>-6.83491062036795E-0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4" calcext:value-type="float">
            <text:p>574</text:p>
          </table:table-cell>
          <table:table-cell office:value-type="float" office:value="-0.0000609884332280845" calcext:value-type="float">
            <text:p>-6.09884332280845E-05</text:p>
          </table:table-cell>
          <table:table-cell office:value-type="string" calcext:value-type="string">
            <text:p>LYS</text:p>
          </table:table-cell>
          <table:table-cell office:value-type="float" office:value="574" calcext:value-type="float">
            <text:p>574</text:p>
          </table:table-cell>
          <table:table-cell office:value-type="float" office:value="-0.0000557308096741132" calcext:value-type="float">
            <text:p>-5.57308096741132E-05</text:p>
          </table:table-cell>
          <table:table-cell table:formula="of:=[.F575]-[.C575]" office:value-type="float" office:value="0.0000052576235539713" calcext:value-type="float">
            <text:p>5.2576235539713E-06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575" calcext:value-type="float">
            <text:p>575</text:p>
          </table:table-cell>
          <table:table-cell office:value-type="float" office:value="-0.000039432176656138" calcext:value-type="float">
            <text:p>-3.9432176656138E-05</text:p>
          </table:table-cell>
          <table:table-cell office:value-type="string" calcext:value-type="string">
            <text:p>GLU</text:p>
          </table:table-cell>
          <table:table-cell office:value-type="float" office:value="575" calcext:value-type="float">
            <text:p>575</text:p>
          </table:table-cell>
          <table:table-cell office:value-type="float" office:value="-0.00000893796004183469" calcext:value-type="float">
            <text:p>-8.93796004183469E-06</text:p>
          </table:table-cell>
          <table:table-cell table:formula="of:=[.F576]-[.C576]" office:value-type="float" office:value="0.0000304942166143033" calcext:value-type="float">
            <text:p>3.04942166143033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76" calcext:value-type="float">
            <text:p>576</text:p>
          </table:table-cell>
          <table:table-cell office:value-type="float" office:value="-0.0000967402733963961" calcext:value-type="float">
            <text:p>-9.67402733963961E-05</text:p>
          </table:table-cell>
          <table:table-cell office:value-type="string" calcext:value-type="string">
            <text:p>LEU</text:p>
          </table:table-cell>
          <table:table-cell office:value-type="float" office:value="576" calcext:value-type="float">
            <text:p>576</text:p>
          </table:table-cell>
          <table:table-cell office:value-type="float" office:value="-0.0000394321766562156" calcext:value-type="float">
            <text:p>-3.94321766562156E-05</text:p>
          </table:table-cell>
          <table:table-cell table:formula="of:=[.F577]-[.C577]" office:value-type="float" office:value="0.0000573080967401805" calcext:value-type="float">
            <text:p>5.73080967401805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77" calcext:value-type="float">
            <text:p>577</text:p>
          </table:table-cell>
          <table:table-cell office:value-type="float" office:value="-0.0000878023133542722" calcext:value-type="float">
            <text:p>-8.78023133542722E-05</text:p>
          </table:table-cell>
          <table:table-cell office:value-type="string" calcext:value-type="string">
            <text:p>LEU</text:p>
          </table:table-cell>
          <table:table-cell office:value-type="float" office:value="577" calcext:value-type="float">
            <text:p>577</text:p>
          </table:table-cell>
          <table:table-cell office:value-type="float" office:value="-0.0000562565720293113" calcext:value-type="float">
            <text:p>-5.62565720293113E-05</text:p>
          </table:table-cell>
          <table:table-cell table:formula="of:=[.F578]-[.C578]" office:value-type="float" office:value="0.0000315457413249608" calcext:value-type="float">
            <text:p>3.15457413249608E-0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578" calcext:value-type="float">
            <text:p>578</text:p>
          </table:table-cell>
          <table:table-cell office:value-type="float" office:value="-0.0000404837013667869" calcext:value-type="float">
            <text:p>-4.04837013667869E-05</text:p>
          </table:table-cell>
          <table:table-cell office:value-type="string" calcext:value-type="string">
            <text:p>GLN</text:p>
          </table:table-cell>
          <table:table-cell office:value-type="float" office:value="578" calcext:value-type="float">
            <text:p>578</text:p>
          </table:table-cell>
          <table:table-cell office:value-type="float" office:value="-0.0000257623554152661" calcext:value-type="float">
            <text:p>-2.57623554152661E-05</text:p>
          </table:table-cell>
          <table:table-cell table:formula="of:=[.F579]-[.C579]" office:value-type="float" office:value="0.0000147213459515208" calcext:value-type="float">
            <text:p>1.47213459515208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579" calcext:value-type="float">
            <text:p>579</text:p>
          </table:table-cell>
          <table:table-cell office:value-type="float" office:value="-0.0000352260778128511" calcext:value-type="float">
            <text:p>-3.52260778128511E-05</text:p>
          </table:table-cell>
          <table:table-cell office:value-type="string" calcext:value-type="string">
            <text:p>ASN</text:p>
          </table:table-cell>
          <table:table-cell office:value-type="float" office:value="579" calcext:value-type="float">
            <text:p>579</text:p>
          </table:table-cell>
          <table:table-cell office:value-type="float" office:value="-0.0000373291272348401" calcext:value-type="float">
            <text:p>-3.73291272348401E-05</text:p>
          </table:table-cell>
          <table:table-cell table:formula="of:=[.F580]-[.C580]" office:value-type="float" office:value="-0.00000210304942198899" calcext:value-type="float">
            <text:p>-2.10304942198899E-0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80" calcext:value-type="float">
            <text:p>580</text:p>
          </table:table-cell>
          <table:table-cell office:value-type="float" office:value="-0.0000210304942166212" calcext:value-type="float">
            <text:p>-2.10304942166212E-05</text:p>
          </table:table-cell>
          <table:table-cell office:value-type="string" calcext:value-type="string">
            <text:p>GLY</text:p>
          </table:table-cell>
          <table:table-cell office:value-type="float" office:value="580" calcext:value-type="float">
            <text:p>580</text:p>
          </table:table-cell>
          <table:table-cell office:value-type="float" office:value="0.00000788643533124471" calcext:value-type="float">
            <text:p>7.88643533124471E-06</text:p>
          </table:table-cell>
          <table:table-cell table:formula="of:=[.F581]-[.C581]" office:value-type="float" office:value="0.0000289169295478659" calcext:value-type="float">
            <text:p>2.89169295478659E-0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581" calcext:value-type="float">
            <text:p>581</text:p>
          </table:table-cell>
          <table:table-cell office:value-type="float" office:value="-0.0000872765509989586" calcext:value-type="float">
            <text:p>-8.72765509989586E-05</text:p>
          </table:table-cell>
          <table:table-cell office:value-type="string" calcext:value-type="string">
            <text:p>MET</text:p>
          </table:table-cell>
          <table:table-cell office:value-type="float" office:value="581" calcext:value-type="float">
            <text:p>581</text:p>
          </table:table-cell>
          <table:table-cell office:value-type="float" office:value="-0.0000599369085173453" calcext:value-type="float">
            <text:p>-5.99369085173453E-05</text:p>
          </table:table-cell>
          <table:table-cell table:formula="of:=[.F582]-[.C582]" office:value-type="float" office:value="0.0000273396424816133" calcext:value-type="float">
            <text:p>2.73396424816133E-0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582" calcext:value-type="float">
            <text:p>582</text:p>
          </table:table-cell>
          <table:table-cell office:value-type="float" office:value="0.0000467928496320553" calcext:value-type="float">
            <text:p>4.67928496320553E-05</text:p>
          </table:table-cell>
          <table:table-cell office:value-type="string" calcext:value-type="string">
            <text:p>ASN</text:p>
          </table:table-cell>
          <table:table-cell office:value-type="float" office:value="582" calcext:value-type="float">
            <text:p>582</text:p>
          </table:table-cell>
          <table:table-cell office:value-type="float" office:value="0.0000399579390114998" calcext:value-type="float">
            <text:p>3.99579390114998E-05</text:p>
          </table:table-cell>
          <table:table-cell table:formula="of:=[.F583]-[.C583]" office:value-type="float" office:value="-0.00000683491062055549" calcext:value-type="float">
            <text:p>-6.83491062055549E-0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83" calcext:value-type="float">
            <text:p>583</text:p>
          </table:table-cell>
          <table:table-cell office:value-type="float" office:value="0.0003370136698212" calcext:value-type="float">
            <text:p>0.0003370136698212</text:p>
          </table:table-cell>
          <table:table-cell office:value-type="string" calcext:value-type="string">
            <text:p>GLY</text:p>
          </table:table-cell>
          <table:table-cell office:value-type="float" office:value="583" calcext:value-type="float">
            <text:p>583</text:p>
          </table:table-cell>
          <table:table-cell office:value-type="float" office:value="0.000323869610935853" calcext:value-type="float">
            <text:p>0.000323869610935853</text:p>
          </table:table-cell>
          <table:table-cell table:formula="of:=[.F584]-[.C584]" office:value-type="float" office:value="-0.0000131440588853466" calcext:value-type="float">
            <text:p>-1.31440588853466E-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584" calcext:value-type="float">
            <text:p>584</text:p>
          </table:table-cell>
          <table:table-cell office:value-type="float" office:value="0.00223133543638317" calcext:value-type="float">
            <text:p>0.00223133543638317</text:p>
          </table:table-cell>
          <table:table-cell office:value-type="string" calcext:value-type="string">
            <text:p>ARG</text:p>
          </table:table-cell>
          <table:table-cell office:value-type="float" office:value="584" calcext:value-type="float">
            <text:p>584</text:p>
          </table:table-cell>
          <table:table-cell office:value-type="float" office:value="0.00257991587802285" calcext:value-type="float">
            <text:p>0.00257991587802285</text:p>
          </table:table-cell>
          <table:table-cell table:formula="of:=[.F585]-[.C585]" office:value-type="float" office:value="0.000348580441639682" calcext:value-type="float">
            <text:p>0.00034858044163968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85" calcext:value-type="float">
            <text:p>585</text:p>
          </table:table-cell>
          <table:table-cell office:value-type="float" office:value="0.00440904311251299" calcext:value-type="float">
            <text:p>0.00440904311251299</text:p>
          </table:table-cell>
          <table:table-cell office:value-type="string" calcext:value-type="string">
            <text:p>THR</text:p>
          </table:table-cell>
          <table:table-cell office:value-type="float" office:value="585" calcext:value-type="float">
            <text:p>585</text:p>
          </table:table-cell>
          <table:table-cell office:value-type="float" office:value="0.00344164037854893" calcext:value-type="float">
            <text:p>0.00344164037854893</text:p>
          </table:table-cell>
          <table:table-cell table:formula="of:=[.F586]-[.C586]" office:value-type="float" office:value="-0.000967402733964058" calcext:value-type="float">
            <text:p>-0.000967402733964058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586" calcext:value-type="float">
            <text:p>586</text:p>
          </table:table-cell>
          <table:table-cell office:value-type="float" office:value="0.00215667718191372" calcext:value-type="float">
            <text:p>0.00215667718191372</text:p>
          </table:table-cell>
          <table:table-cell office:value-type="string" calcext:value-type="string">
            <text:p>ILE</text:p>
          </table:table-cell>
          <table:table-cell office:value-type="float" office:value="586" calcext:value-type="float">
            <text:p>586</text:p>
          </table:table-cell>
          <table:table-cell office:value-type="float" office:value="0.00177444794952685" calcext:value-type="float">
            <text:p>0.00177444794952685</text:p>
          </table:table-cell>
          <table:table-cell table:formula="of:=[.F587]-[.C587]" office:value-type="float" office:value="-0.000382229232386871" calcext:value-type="float">
            <text:p>-0.00038222923238687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87" calcext:value-type="float">
            <text:p>587</text:p>
          </table:table-cell>
          <table:table-cell office:value-type="float" office:value="0.0042960042060988" calcext:value-type="float">
            <text:p>0.0042960042060988</text:p>
          </table:table-cell>
          <table:table-cell office:value-type="string" calcext:value-type="string">
            <text:p>LEU</text:p>
          </table:table-cell>
          <table:table-cell office:value-type="float" office:value="587" calcext:value-type="float">
            <text:p>587</text:p>
          </table:table-cell>
          <table:table-cell office:value-type="float" office:value="0.00275236593059943" calcext:value-type="float">
            <text:p>0.00275236593059943</text:p>
          </table:table-cell>
          <table:table-cell table:formula="of:=[.F588]-[.C588]" office:value-type="float" office:value="-0.00154363827549938" calcext:value-type="float">
            <text:p>-0.00154363827549938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88" calcext:value-type="float">
            <text:p>588</text:p>
          </table:table-cell>
          <table:table-cell office:value-type="float" office:value="0.0017245005257624" calcext:value-type="float">
            <text:p>0.0017245005257624</text:p>
          </table:table-cell>
          <table:table-cell office:value-type="string" calcext:value-type="string">
            <text:p>GLY</text:p>
          </table:table-cell>
          <table:table-cell office:value-type="float" office:value="588" calcext:value-type="float">
            <text:p>588</text:p>
          </table:table-cell>
          <table:table-cell office:value-type="float" office:value="0.000964773922187156" calcext:value-type="float">
            <text:p>0.000964773922187156</text:p>
          </table:table-cell>
          <table:table-cell table:formula="of:=[.F589]-[.C589]" office:value-type="float" office:value="-0.000759726603575241" calcext:value-type="float">
            <text:p>-0.00075972660357524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89" calcext:value-type="float">
            <text:p>589</text:p>
          </table:table-cell>
          <table:table-cell office:value-type="float" office:value="0.000696109358569886" calcext:value-type="float">
            <text:p>0.000696109358569886</text:p>
          </table:table-cell>
          <table:table-cell office:value-type="string" calcext:value-type="string">
            <text:p>SER</text:p>
          </table:table-cell>
          <table:table-cell office:value-type="float" office:value="589" calcext:value-type="float">
            <text:p>589</text:p>
          </table:table-cell>
          <table:table-cell office:value-type="float" office:value="-0.000018401682439485" calcext:value-type="float">
            <text:p>-1.8401682439485E-05</text:p>
          </table:table-cell>
          <table:table-cell table:formula="of:=[.F590]-[.C590]" office:value-type="float" office:value="-0.000714511041009371" calcext:value-type="float">
            <text:p>-0.000714511041009371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590" calcext:value-type="float">
            <text:p>590</text:p>
          </table:table-cell>
          <table:table-cell office:value-type="float" office:value="-0.000366982124079922" calcext:value-type="float">
            <text:p>-0.000366982124079922</text:p>
          </table:table-cell>
          <table:table-cell office:value-type="string" calcext:value-type="string">
            <text:p>ALA</text:p>
          </table:table-cell>
          <table:table-cell office:value-type="float" office:value="590" calcext:value-type="float">
            <text:p>590</text:p>
          </table:table-cell>
          <table:table-cell office:value-type="float" office:value="-0.00027865404837016" calcext:value-type="float">
            <text:p>-0.00027865404837016</text:p>
          </table:table-cell>
          <table:table-cell table:formula="of:=[.F591]-[.C591]" office:value-type="float" office:value="0.0000883280757097624" calcext:value-type="float">
            <text:p>8.83280757097624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91" calcext:value-type="float">
            <text:p>591</text:p>
          </table:table-cell>
          <table:table-cell office:value-type="float" office:value="0.000117245005257603" calcext:value-type="float">
            <text:p>0.000117245005257603</text:p>
          </table:table-cell>
          <table:table-cell office:value-type="string" calcext:value-type="string">
            <text:p>LEU</text:p>
          </table:table-cell>
          <table:table-cell office:value-type="float" office:value="591" calcext:value-type="float">
            <text:p>591</text:p>
          </table:table-cell>
          <table:table-cell office:value-type="float" office:value="0.0000404837013670074" calcext:value-type="float">
            <text:p>4.04837013670074E-05</text:p>
          </table:table-cell>
          <table:table-cell table:formula="of:=[.F592]-[.C592]" office:value-type="float" office:value="-0.0000767613038905954" calcext:value-type="float">
            <text:p>-7.67613038905954E-0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592" calcext:value-type="float">
            <text:p>592</text:p>
          </table:table-cell>
          <table:table-cell office:value-type="float" office:value="-0.000110935856992617" calcext:value-type="float">
            <text:p>-0.000110935856992617</text:p>
          </table:table-cell>
          <table:table-cell office:value-type="string" calcext:value-type="string">
            <text:p>LEU</text:p>
          </table:table-cell>
          <table:table-cell office:value-type="float" office:value="592" calcext:value-type="float">
            <text:p>592</text:p>
          </table:table-cell>
          <table:table-cell office:value-type="float" office:value="-0.0000856992639326388" calcext:value-type="float">
            <text:p>-8.56992639326388E-05</text:p>
          </table:table-cell>
          <table:table-cell table:formula="of:=[.F593]-[.C593]" office:value-type="float" office:value="0.0000252365930599778" calcext:value-type="float">
            <text:p>2.52365930599778E-0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593" calcext:value-type="float">
            <text:p>593</text:p>
          </table:table-cell>
          <table:table-cell office:value-type="float" office:value="0.000218191377497539" calcext:value-type="float">
            <text:p>0.000218191377497539</text:p>
          </table:table-cell>
          <table:table-cell office:value-type="string" calcext:value-type="string">
            <text:p>GLU</text:p>
          </table:table-cell>
          <table:table-cell office:value-type="float" office:value="593" calcext:value-type="float">
            <text:p>593</text:p>
          </table:table-cell>
          <table:table-cell office:value-type="float" office:value="0.00047423764458445" calcext:value-type="float">
            <text:p>0.00047423764458445</text:p>
          </table:table-cell>
          <table:table-cell table:formula="of:=[.F594]-[.C594]" office:value-type="float" office:value="0.000256046267086911" calcext:value-type="float">
            <text:p>0.000256046267086911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94" calcext:value-type="float">
            <text:p>594</text:p>
          </table:table-cell>
          <table:table-cell office:value-type="float" office:value="-0.0000499474237645961" calcext:value-type="float">
            <text:p>-4.99474237645961E-05</text:p>
          </table:table-cell>
          <table:table-cell office:value-type="string" calcext:value-type="string">
            <text:p>ASP</text:p>
          </table:table-cell>
          <table:table-cell office:value-type="float" office:value="594" calcext:value-type="float">
            <text:p>594</text:p>
          </table:table-cell>
          <table:table-cell office:value-type="float" office:value="0.0000767613038906792" calcext:value-type="float">
            <text:p>7.67613038906792E-05</text:p>
          </table:table-cell>
          <table:table-cell table:formula="of:=[.F595]-[.C595]" office:value-type="float" office:value="0.000126708727655275" calcext:value-type="float">
            <text:p>0.00012670872765527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595" calcext:value-type="float">
            <text:p>595</text:p>
          </table:table-cell>
          <table:table-cell office:value-type="float" office:value="0.0000651945320716058" calcext:value-type="float">
            <text:p>6.51945320716058E-05</text:p>
          </table:table-cell>
          <table:table-cell office:value-type="string" calcext:value-type="string">
            <text:p>GLU</text:p>
          </table:table-cell>
          <table:table-cell office:value-type="float" office:value="595" calcext:value-type="float">
            <text:p>595</text:p>
          </table:table-cell>
          <table:table-cell office:value-type="float" office:value="0.000157728706624627" calcext:value-type="float">
            <text:p>0.000157728706624627</text:p>
          </table:table-cell>
          <table:table-cell table:formula="of:=[.F596]-[.C596]" office:value-type="float" office:value="0.0000925341745530208" calcext:value-type="float">
            <text:p>9.25341745530208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96" calcext:value-type="float">
            <text:p>596</text:p>
          </table:table-cell>
          <table:table-cell office:value-type="float" office:value="-0.000933753943217726" calcext:value-type="float">
            <text:p>-0.000933753943217726</text:p>
          </table:table-cell>
          <table:table-cell office:value-type="string" calcext:value-type="string">
            <text:p>PHE</text:p>
          </table:table-cell>
          <table:table-cell office:value-type="float" office:value="596" calcext:value-type="float">
            <text:p>596</text:p>
          </table:table-cell>
          <table:table-cell office:value-type="float" office:value="-0.000934805467928498" calcext:value-type="float">
            <text:p>-0.000934805467928498</text:p>
          </table:table-cell>
          <table:table-cell table:formula="of:=[.F597]-[.C597]" office:value-type="float" office:value="-0.00000105152471077219" calcext:value-type="float">
            <text:p>-1.05152471077219E-0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97" calcext:value-type="float">
            <text:p>597</text:p>
          </table:table-cell>
          <table:table-cell office:value-type="float" office:value="0.000410094637224031" calcext:value-type="float">
            <text:p>0.000410094637224031</text:p>
          </table:table-cell>
          <table:table-cell office:value-type="string" calcext:value-type="string">
            <text:p>THR</text:p>
          </table:table-cell>
          <table:table-cell office:value-type="float" office:value="597" calcext:value-type="float">
            <text:p>597</text:p>
          </table:table-cell>
          <table:table-cell office:value-type="float" office:value="0.000294952681387954" calcext:value-type="float">
            <text:p>0.000294952681387954</text:p>
          </table:table-cell>
          <table:table-cell table:formula="of:=[.F598]-[.C598]" office:value-type="float" office:value="-0.000115141955836077" calcext:value-type="float">
            <text:p>-0.000115141955836077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598" calcext:value-type="float">
            <text:p>598</text:p>
          </table:table-cell>
          <table:table-cell office:value-type="float" office:value="-0.000259726603575153" calcext:value-type="float">
            <text:p>-0.000259726603575153</text:p>
          </table:table-cell>
          <table:table-cell office:value-type="string" calcext:value-type="string">
            <text:p>PRO</text:p>
          </table:table-cell>
          <table:table-cell office:value-type="float" office:value="598" calcext:value-type="float">
            <text:p>598</text:p>
          </table:table-cell>
          <table:table-cell office:value-type="float" office:value="-0.000308096740273441" calcext:value-type="float">
            <text:p>-0.000308096740273441</text:p>
          </table:table-cell>
          <table:table-cell table:formula="of:=[.F599]-[.C599]" office:value-type="float" office:value="-0.0000483701366982884" calcext:value-type="float">
            <text:p>-4.83701366982884E-0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99" calcext:value-type="float">
            <text:p>599</text:p>
          </table:table-cell>
          <table:table-cell office:value-type="float" office:value="0.000287592008412169" calcext:value-type="float">
            <text:p>0.000287592008412169</text:p>
          </table:table-cell>
          <table:table-cell office:value-type="string" calcext:value-type="string">
            <text:p>PHE</text:p>
          </table:table-cell>
          <table:table-cell office:value-type="float" office:value="599" calcext:value-type="float">
            <text:p>599</text:p>
          </table:table-cell>
          <table:table-cell office:value-type="float" office:value="0.0000820189274447773" calcext:value-type="float">
            <text:p>8.20189274447773E-05</text:p>
          </table:table-cell>
          <table:table-cell table:formula="of:=[.F600]-[.C600]" office:value-type="float" office:value="-0.000205573080967392" calcext:value-type="float">
            <text:p>-0.000205573080967392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600" calcext:value-type="float">
            <text:p>600</text:p>
          </table:table-cell>
          <table:table-cell office:value-type="float" office:value="-0.00108254468980003" calcext:value-type="float">
            <text:p>-0.00108254468980003</text:p>
          </table:table-cell>
          <table:table-cell office:value-type="string" calcext:value-type="string">
            <text:p>ASP</text:p>
          </table:table-cell>
          <table:table-cell office:value-type="float" office:value="600" calcext:value-type="float">
            <text:p>600</text:p>
          </table:table-cell>
          <table:table-cell office:value-type="float" office:value="-0.000835962145110445" calcext:value-type="float">
            <text:p>-0.000835962145110445</text:p>
          </table:table-cell>
          <table:table-cell table:formula="of:=[.F601]-[.C601]" office:value-type="float" office:value="0.000246582544689584" calcext:value-type="float">
            <text:p>0.000246582544689584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601" calcext:value-type="float">
            <text:p>601</text:p>
          </table:table-cell>
          <table:table-cell office:value-type="float" office:value="0.000227129337539389" calcext:value-type="float">
            <text:p>0.000227129337539389</text:p>
          </table:table-cell>
          <table:table-cell office:value-type="string" calcext:value-type="string">
            <text:p>VAL</text:p>
          </table:table-cell>
          <table:table-cell office:value-type="float" office:value="601" calcext:value-type="float">
            <text:p>601</text:p>
          </table:table-cell>
          <table:table-cell office:value-type="float" office:value="-0.00057465825446895" calcext:value-type="float">
            <text:p>-0.00057465825446895</text:p>
          </table:table-cell>
          <table:table-cell table:formula="of:=[.F602]-[.C602]" office:value-type="float" office:value="-0.000801787592008339" calcext:value-type="float">
            <text:p>-0.000801787592008339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602" calcext:value-type="float">
            <text:p>602</text:p>
          </table:table-cell>
          <table:table-cell office:value-type="float" office:value="0.000249737118822263" calcext:value-type="float">
            <text:p>0.000249737118822263</text:p>
          </table:table-cell>
          <table:table-cell office:value-type="string" calcext:value-type="string">
            <text:p>VAL</text:p>
          </table:table-cell>
          <table:table-cell office:value-type="float" office:value="602" calcext:value-type="float">
            <text:p>602</text:p>
          </table:table-cell>
          <table:table-cell office:value-type="float" office:value="-0.0003496319663512" calcext:value-type="float">
            <text:p>-0.0003496319663512</text:p>
          </table:table-cell>
          <table:table-cell table:formula="of:=[.F603]-[.C603]" office:value-type="float" office:value="-0.000599369085173463" calcext:value-type="float">
            <text:p>-0.00059936908517346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603" calcext:value-type="float">
            <text:p>603</text:p>
          </table:table-cell>
          <table:table-cell office:value-type="float" office:value="0.0107181913774979" calcext:value-type="float">
            <text:p>0.0107181913774979</text:p>
          </table:table-cell>
          <table:table-cell office:value-type="string" calcext:value-type="string">
            <text:p>ARG</text:p>
          </table:table-cell>
          <table:table-cell office:value-type="float" office:value="603" calcext:value-type="float">
            <text:p>603</text:p>
          </table:table-cell>
          <table:table-cell office:value-type="float" office:value="0.00802733964248146" calcext:value-type="float">
            <text:p>0.00802733964248146</text:p>
          </table:table-cell>
          <table:table-cell table:formula="of:=[.F604]-[.C604]" office:value-type="float" office:value="-0.00269085173501647" calcext:value-type="float">
            <text:p>-0.00269085173501647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604" calcext:value-type="float">
            <text:p>604</text:p>
          </table:table-cell>
          <table:table-cell office:value-type="float" office:value="0.0220096605678233" calcext:value-type="float">
            <text:p>0.0220096605678233</text:p>
          </table:table-cell>
          <table:table-cell office:value-type="string" calcext:value-type="string">
            <text:p>GLN</text:p>
          </table:table-cell>
          <table:table-cell office:value-type="float" office:value="604" calcext:value-type="float">
            <text:p>604</text:p>
          </table:table-cell>
          <table:table-cell office:value-type="float" office:value="0.01595531019979" calcext:value-type="float">
            <text:p>0.01595531019979</text:p>
          </table:table-cell>
          <table:table-cell table:formula="of:=[.F605]-[.C605]" office:value-type="float" office:value="-0.00605435036803327" calcext:value-type="float">
            <text:p>-0.00605435036803327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605" calcext:value-type="float">
            <text:p>605</text:p>
          </table:table-cell>
          <table:table-cell office:value-type="float" office:value="0.0112409051524711" calcext:value-type="float">
            <text:p>0.0112409051524711</text:p>
          </table:table-cell>
          <table:table-cell office:value-type="string" calcext:value-type="string">
            <text:p>CYS</text:p>
          </table:table-cell>
          <table:table-cell office:value-type="float" office:value="605" calcext:value-type="float">
            <text:p>605</text:p>
          </table:table-cell>
          <table:table-cell office:value-type="float" office:value="0.0095247108307045" calcext:value-type="float">
            <text:p>0.0095247108307045</text:p>
          </table:table-cell>
          <table:table-cell table:formula="of:=[.F606]-[.C606]" office:value-type="float" office:value="-0.00171619432176658" calcext:value-type="float">
            <text:p>-0.001716194321766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606" calcext:value-type="float">
            <text:p>606</text:p>
          </table:table-cell>
          <table:table-cell office:value-type="float" office:value="0.0141905825446898" calcext:value-type="float">
            <text:p>0.0141905825446898</text:p>
          </table:table-cell>
          <table:table-cell office:value-type="string" calcext:value-type="string">
            <text:p>SER</text:p>
          </table:table-cell>
          <table:table-cell office:value-type="float" office:value="606" calcext:value-type="float">
            <text:p>606</text:p>
          </table:table-cell>
          <table:table-cell office:value-type="float" office:value="0.011692429022082" calcext:value-type="float">
            <text:p>0.011692429022082</text:p>
          </table:table-cell>
          <table:table-cell table:formula="of:=[.F607]-[.C607]" office:value-type="float" office:value="-0.00249815352260785" calcext:value-type="float">
            <text:p>-0.00249815352260785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607" calcext:value-type="float">
            <text:p>607</text:p>
          </table:table-cell>
          <table:table-cell office:value-type="float" office:value="0.0110217993690852" calcext:value-type="float">
            <text:p>0.0110217993690852</text:p>
          </table:table-cell>
          <table:table-cell office:value-type="string" calcext:value-type="string">
            <text:p>GLY</text:p>
          </table:table-cell>
          <table:table-cell office:value-type="float" office:value="607" calcext:value-type="float">
            <text:p>607</text:p>
          </table:table-cell>
          <table:table-cell office:value-type="float" office:value="0.00835436382754992" calcext:value-type="float">
            <text:p>0.00835436382754992</text:p>
          </table:table-cell>
          <table:table-cell table:formula="of:=[.F608]-[.C608]" office:value-type="float" office:value="-0.00266743554153523" calcext:value-type="float">
            <text:p>-0.00266743554153523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608" calcext:value-type="float">
            <text:p>608</text:p>
          </table:table-cell>
          <table:table-cell office:value-type="float" office:value="0.00372501745531016" calcext:value-type="float">
            <text:p>0.00372501745531016</text:p>
          </table:table-cell>
          <table:table-cell office:value-type="string" calcext:value-type="string">
            <text:p>VAL</text:p>
          </table:table-cell>
          <table:table-cell office:value-type="float" office:value="608" calcext:value-type="float">
            <text:p>608</text:p>
          </table:table-cell>
          <table:table-cell office:value-type="float" office:value="0.00345761177707679" calcext:value-type="float">
            <text:p>0.00345761177707679</text:p>
          </table:table-cell>
          <table:table-cell table:formula="of:=[.F609]-[.C609]" office:value-type="float" office:value="-0.000267405678233367" calcext:value-type="float">
            <text:p>-0.00026740567823336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09" calcext:value-type="float">
            <text:p>609</text:p>
          </table:table-cell>
          <table:table-cell office:value-type="float" office:value="0.00857518401682444" calcext:value-type="float">
            <text:p>0.00857518401682444</text:p>
          </table:table-cell>
          <table:table-cell office:value-type="string" calcext:value-type="string">
            <text:p>THR</text:p>
          </table:table-cell>
          <table:table-cell office:value-type="float" office:value="609" calcext:value-type="float">
            <text:p>609</text:p>
          </table:table-cell>
          <table:table-cell office:value-type="float" office:value="0.00734634574132486" calcext:value-type="float">
            <text:p>0.00734634574132486</text:p>
          </table:table-cell>
          <table:table-cell table:formula="of:=[.F610]-[.C610]" office:value-type="float" office:value="-0.00122883827549959" calcext:value-type="float">
            <text:p>-0.00122883827549959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610" calcext:value-type="float">
            <text:p>610</text:p>
          </table:table-cell>
          <table:table-cell office:value-type="float" office:value="0.00276813880126218" calcext:value-type="float">
            <text:p>0.00276813880126218</text:p>
          </table:table-cell>
          <table:table-cell office:value-type="string" calcext:value-type="string">
            <text:p>PHE</text:p>
          </table:table-cell>
          <table:table-cell office:value-type="float" office:value="610" calcext:value-type="float">
            <text:p>610</text:p>
          </table:table-cell>
          <table:table-cell office:value-type="float" office:value="0.00360931777076719" calcext:value-type="float">
            <text:p>0.00360931777076719</text:p>
          </table:table-cell>
          <table:table-cell table:formula="of:=[.F611]-[.C611]" office:value-type="float" office:value="0.000841178969505013" calcext:value-type="float">
            <text:p>0.000841178969505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7:37:15.941144134</meta:creation-date>
    <dc:date>2024-04-01T17:41:21.490277221</dc:date>
    <meta:editing-duration>PT4M6S</meta:editing-duration>
    <meta:editing-cycles>1</meta:editing-cycles>
    <meta:generator>LibreOffice/7.3.7.2$Linux_X86_64 LibreOffice_project/30$Build-2</meta:generator>
    <meta:document-statistic meta:table-count="1" meta:cell-count="4276" meta:object-count="0"/>
  </office:meta>
</office:document-meta>
</file>